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ergyVals" table:style-name="ta1">
        <table:shapes>
          <draw:frame draw:z-index="0" draw:style-name="gr1" draw:text-style-name="P1" svg:width="453.51pt" svg:height="255.09pt" svg:x="307.36pt" svg:y="9380.69pt">
            <loext:p draw:notify-on-update-of-ranges="EnergyVals.A1:EnergyVals.A751 EnergyVals.B1:EnergyVals.B751 EnergyVals.C1:EnergyVals.C751 EnergyVals.D1:EnergyVals.D7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028555052" calcext:value-type="float">
            <text:p>11.7028555052</text:p>
          </table:table-cell>
          <table:table-cell office:value-type="float" office:value="-3.06648038278E-017" calcext:value-type="float">
            <text:p>-3.06648038278E-17</text:p>
          </table:table-cell>
          <table:table-cell office:value-type="float" office:value="11.7028555052" calcext:value-type="float">
            <text:p>11.702855505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1.7028555235" calcext:value-type="float">
            <text:p>11.7028555235</text:p>
          </table:table-cell>
          <table:table-cell office:value-type="float" office:value="-2.44096226773E-017" calcext:value-type="float">
            <text:p>-2.44096226773E-17</text:p>
          </table:table-cell>
          <table:table-cell office:value-type="float" office:value="11.7028555235" calcext:value-type="float">
            <text:p>11.702855523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.7028555416" calcext:value-type="float">
            <text:p>11.7028555416</text:p>
          </table:table-cell>
          <table:table-cell office:value-type="float" office:value="-3.29455267519E-017" calcext:value-type="float">
            <text:p>-3.29455267519E-17</text:p>
          </table:table-cell>
          <table:table-cell office:value-type="float" office:value="11.7028555416" calcext:value-type="float">
            <text:p>11.7028555416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1.7028555599" calcext:value-type="float">
            <text:p>11.7028555599</text:p>
          </table:table-cell>
          <table:table-cell office:value-type="float" office:value="-2.61228817076E-017" calcext:value-type="float">
            <text:p>-2.61228817076E-17</text:p>
          </table:table-cell>
          <table:table-cell office:value-type="float" office:value="11.7028555599" calcext:value-type="float">
            <text:p>11.7028555599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.7028555793" calcext:value-type="float">
            <text:p>11.7028555793</text:p>
          </table:table-cell>
          <table:table-cell office:value-type="float" office:value="-3.9721551699E-017" calcext:value-type="float">
            <text:p>-3.9721551699E-17</text:p>
          </table:table-cell>
          <table:table-cell office:value-type="float" office:value="11.7028555793" calcext:value-type="float">
            <text:p>11.702855579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1.7028555998" calcext:value-type="float">
            <text:p>11.7028555998</text:p>
          </table:table-cell>
          <table:table-cell office:value-type="float" office:value="-2.54515632834E-017" calcext:value-type="float">
            <text:p>-2.54515632834E-17</text:p>
          </table:table-cell>
          <table:table-cell office:value-type="float" office:value="11.7028555998" calcext:value-type="float">
            <text:p>11.7028555998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.7028556204" calcext:value-type="float">
            <text:p>11.7028556204</text:p>
          </table:table-cell>
          <table:table-cell office:value-type="float" office:value="-8.53269396219E-018" calcext:value-type="float">
            <text:p>-8.53269396219E-18</text:p>
          </table:table-cell>
          <table:table-cell office:value-type="float" office:value="11.7028556204" calcext:value-type="float">
            <text:p>11.7028556204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1.7028556424" calcext:value-type="float">
            <text:p>11.7028556424</text:p>
          </table:table-cell>
          <table:table-cell office:value-type="float" office:value="-3.50172080493E-017" calcext:value-type="float">
            <text:p>-3.50172080493E-17</text:p>
          </table:table-cell>
          <table:table-cell office:value-type="float" office:value="11.7028556424" calcext:value-type="float">
            <text:p>11.702855642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.7028556644" calcext:value-type="float">
            <text:p>11.7028556644</text:p>
          </table:table-cell>
          <table:table-cell office:value-type="float" office:value="-2.54658322752E-017" calcext:value-type="float">
            <text:p>-2.54658322752E-17</text:p>
          </table:table-cell>
          <table:table-cell office:value-type="float" office:value="11.7028556644" calcext:value-type="float">
            <text:p>11.7028556644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1.7028556865" calcext:value-type="float">
            <text:p>11.7028556865</text:p>
          </table:table-cell>
          <table:table-cell office:value-type="float" office:value="-1.88204379422E-017" calcext:value-type="float">
            <text:p>-1.88204379422E-17</text:p>
          </table:table-cell>
          <table:table-cell office:value-type="float" office:value="11.7028556865" calcext:value-type="float">
            <text:p>11.702855686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7028557088" calcext:value-type="float">
            <text:p>11.7028557088</text:p>
          </table:table-cell>
          <table:table-cell office:value-type="float" office:value="-2.85604117354E-017" calcext:value-type="float">
            <text:p>-2.85604117354E-17</text:p>
          </table:table-cell>
          <table:table-cell office:value-type="float" office:value="11.7028557088" calcext:value-type="float">
            <text:p>11.7028557088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1.7028557323" calcext:value-type="float">
            <text:p>11.7028557323</text:p>
          </table:table-cell>
          <table:table-cell office:value-type="float" office:value="-1.06072639782E-017" calcext:value-type="float">
            <text:p>-1.06072639782E-17</text:p>
          </table:table-cell>
          <table:table-cell office:value-type="float" office:value="11.7028557323" calcext:value-type="float">
            <text:p>11.7028557323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.7028557554" calcext:value-type="float">
            <text:p>11.7028557554</text:p>
          </table:table-cell>
          <table:table-cell office:value-type="float" office:value="-3.21522111707E-017" calcext:value-type="float">
            <text:p>-3.21522111707E-17</text:p>
          </table:table-cell>
          <table:table-cell office:value-type="float" office:value="11.7028557554" calcext:value-type="float">
            <text:p>11.7028557554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1.7028557782" calcext:value-type="float">
            <text:p>11.7028557782</text:p>
          </table:table-cell>
          <table:table-cell office:value-type="float" office:value="-2.51853035989E-017" calcext:value-type="float">
            <text:p>-2.51853035989E-17</text:p>
          </table:table-cell>
          <table:table-cell office:value-type="float" office:value="11.7028557782" calcext:value-type="float">
            <text:p>11.702855778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.7028558011" calcext:value-type="float">
            <text:p>11.7028558011</text:p>
          </table:table-cell>
          <table:table-cell office:value-type="float" office:value="-2.7372132965E-017" calcext:value-type="float">
            <text:p>-2.7372132965E-17</text:p>
          </table:table-cell>
          <table:table-cell office:value-type="float" office:value="11.7028558011" calcext:value-type="float">
            <text:p>11.702855801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1.7028558252" calcext:value-type="float">
            <text:p>11.7028558252</text:p>
          </table:table-cell>
          <table:table-cell office:value-type="float" office:value="-1.31213496232E-017" calcext:value-type="float">
            <text:p>-1.31213496232E-17</text:p>
          </table:table-cell>
          <table:table-cell office:value-type="float" office:value="11.7028558252" calcext:value-type="float">
            <text:p>11.7028558252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1.7028558492" calcext:value-type="float">
            <text:p>11.7028558492</text:p>
          </table:table-cell>
          <table:table-cell office:value-type="float" office:value="-1.24293056496E-017" calcext:value-type="float">
            <text:p>-1.24293056496E-17</text:p>
          </table:table-cell>
          <table:table-cell office:value-type="float" office:value="11.7028558492" calcext:value-type="float">
            <text:p>11.7028558492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1.7028558732" calcext:value-type="float">
            <text:p>11.7028558732</text:p>
          </table:table-cell>
          <table:table-cell office:value-type="float" office:value="-1.70469087542E-017" calcext:value-type="float">
            <text:p>-1.70469087542E-17</text:p>
          </table:table-cell>
          <table:table-cell office:value-type="float" office:value="11.7028558732" calcext:value-type="float">
            <text:p>11.7028558732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.7028558977" calcext:value-type="float">
            <text:p>11.7028558977</text:p>
          </table:table-cell>
          <table:table-cell office:value-type="float" office:value="-1.61944842399E-017" calcext:value-type="float">
            <text:p>-1.61944842399E-17</text:p>
          </table:table-cell>
          <table:table-cell office:value-type="float" office:value="11.7028558977" calcext:value-type="float">
            <text:p>11.7028558977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1.7028559226" calcext:value-type="float">
            <text:p>11.7028559226</text:p>
          </table:table-cell>
          <table:table-cell office:value-type="float" office:value="-3.46107016033E-017" calcext:value-type="float">
            <text:p>-3.46107016033E-17</text:p>
          </table:table-cell>
          <table:table-cell office:value-type="float" office:value="11.7028559226" calcext:value-type="float">
            <text:p>11.702855922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.7028559473" calcext:value-type="float">
            <text:p>11.7028559473</text:p>
          </table:table-cell>
          <table:table-cell office:value-type="float" office:value="-2.75974701303E-017" calcext:value-type="float">
            <text:p>-2.75974701303E-17</text:p>
          </table:table-cell>
          <table:table-cell office:value-type="float" office:value="11.7028559473" calcext:value-type="float">
            <text:p>11.7028559473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1.7028559721" calcext:value-type="float">
            <text:p>11.7028559721</text:p>
          </table:table-cell>
          <table:table-cell office:value-type="float" office:value="-3.24807725278E-017" calcext:value-type="float">
            <text:p>-3.24807725278E-17</text:p>
          </table:table-cell>
          <table:table-cell office:value-type="float" office:value="11.7028559721" calcext:value-type="float">
            <text:p>11.7028559721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1.7028559979" calcext:value-type="float">
            <text:p>11.7028559979</text:p>
          </table:table-cell>
          <table:table-cell office:value-type="float" office:value="-3.37275141498E-017" calcext:value-type="float">
            <text:p>-3.37275141498E-17</text:p>
          </table:table-cell>
          <table:table-cell office:value-type="float" office:value="11.7028559979" calcext:value-type="float">
            <text:p>11.7028559979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1.7028560227" calcext:value-type="float">
            <text:p>11.7028560227</text:p>
          </table:table-cell>
          <table:table-cell office:value-type="float" office:value="-3.902011555E-017" calcext:value-type="float">
            <text:p>-3.902011555E-17</text:p>
          </table:table-cell>
          <table:table-cell office:value-type="float" office:value="11.7028560227" calcext:value-type="float">
            <text:p>11.7028560227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.702856048" calcext:value-type="float">
            <text:p>11.702856048</text:p>
          </table:table-cell>
          <table:table-cell office:value-type="float" office:value="-1.04530834503E-017" calcext:value-type="float">
            <text:p>-1.04530834503E-17</text:p>
          </table:table-cell>
          <table:table-cell office:value-type="float" office:value="11.702856048" calcext:value-type="float">
            <text:p>11.70285604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.7028560737" calcext:value-type="float">
            <text:p>11.7028560737</text:p>
          </table:table-cell>
          <table:table-cell office:value-type="float" office:value="-1.85587920208E-017" calcext:value-type="float">
            <text:p>-1.85587920208E-17</text:p>
          </table:table-cell>
          <table:table-cell office:value-type="float" office:value="11.7028560737" calcext:value-type="float">
            <text:p>11.7028560737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2.6812497152" calcext:value-type="float">
            <text:p>22.6812497152</text:p>
          </table:table-cell>
          <table:table-cell office:value-type="float" office:value="0.613006737926" calcext:value-type="float">
            <text:p>0.6130067379</text:p>
          </table:table-cell>
          <table:table-cell office:value-type="float" office:value="22.0682429773" calcext:value-type="float">
            <text:p>22.0682429773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22.6812498007" calcext:value-type="float">
            <text:p>22.6812498007</text:p>
          </table:table-cell>
          <table:table-cell office:value-type="float" office:value="0.613006733911" calcext:value-type="float">
            <text:p>0.6130067339</text:p>
          </table:table-cell>
          <table:table-cell office:value-type="float" office:value="22.0682430668" calcext:value-type="float">
            <text:p>22.0682430668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2.6812498876" calcext:value-type="float">
            <text:p>22.6812498876</text:p>
          </table:table-cell>
          <table:table-cell office:value-type="float" office:value="0.613006731438" calcext:value-type="float">
            <text:p>0.6130067314</text:p>
          </table:table-cell>
          <table:table-cell office:value-type="float" office:value="22.0682431562" calcext:value-type="float">
            <text:p>22.0682431562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22.6812499761" calcext:value-type="float">
            <text:p>22.6812499761</text:p>
          </table:table-cell>
          <table:table-cell office:value-type="float" office:value="0.613006729681" calcext:value-type="float">
            <text:p>0.6130067297</text:p>
          </table:table-cell>
          <table:table-cell office:value-type="float" office:value="22.0682432464" calcext:value-type="float">
            <text:p>22.068243246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2.6812500691" calcext:value-type="float">
            <text:p>22.6812500691</text:p>
          </table:table-cell>
          <table:table-cell office:value-type="float" office:value="0.613006728848" calcext:value-type="float">
            <text:p>0.6130067288</text:p>
          </table:table-cell>
          <table:table-cell office:value-type="float" office:value="22.0682433402" calcext:value-type="float">
            <text:p>22.0682433402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22.6812501612" calcext:value-type="float">
            <text:p>22.6812501612</text:p>
          </table:table-cell>
          <table:table-cell office:value-type="float" office:value="0.613006728383" calcext:value-type="float">
            <text:p>0.6130067284</text:p>
          </table:table-cell>
          <table:table-cell office:value-type="float" office:value="22.0682434328" calcext:value-type="float">
            <text:p>22.0682434328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2.6812502581" calcext:value-type="float">
            <text:p>22.6812502581</text:p>
          </table:table-cell>
          <table:table-cell office:value-type="float" office:value="0.6130067286" calcext:value-type="float">
            <text:p>0.6130067286</text:p>
          </table:table-cell>
          <table:table-cell office:value-type="float" office:value="22.0682435295" calcext:value-type="float">
            <text:p>22.0682435295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22.681250351" calcext:value-type="float">
            <text:p>22.681250351</text:p>
          </table:table-cell>
          <table:table-cell office:value-type="float" office:value="0.613006728828" calcext:value-type="float">
            <text:p>0.6130067288</text:p>
          </table:table-cell>
          <table:table-cell office:value-type="float" office:value="22.0682436222" calcext:value-type="float">
            <text:p>22.0682436222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2.681250447" calcext:value-type="float">
            <text:p>22.681250447</text:p>
          </table:table-cell>
          <table:table-cell office:value-type="float" office:value="0.613006729421" calcext:value-type="float">
            <text:p>0.6130067294</text:p>
          </table:table-cell>
          <table:table-cell office:value-type="float" office:value="22.0682437176" calcext:value-type="float">
            <text:p>22.068243717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2.6812505438" calcext:value-type="float">
            <text:p>22.6812505438</text:p>
          </table:table-cell>
          <table:table-cell office:value-type="float" office:value="0.613006730389" calcext:value-type="float">
            <text:p>0.6130067304</text:p>
          </table:table-cell>
          <table:table-cell office:value-type="float" office:value="22.0682438134" calcext:value-type="float">
            <text:p>22.068243813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2.6812506398" calcext:value-type="float">
            <text:p>22.6812506398</text:p>
          </table:table-cell>
          <table:table-cell office:value-type="float" office:value="0.613006731464" calcext:value-type="float">
            <text:p>0.6130067315</text:p>
          </table:table-cell>
          <table:table-cell office:value-type="float" office:value="22.0682439083" calcext:value-type="float">
            <text:p>22.0682439083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22.6812507376" calcext:value-type="float">
            <text:p>22.6812507376</text:p>
          </table:table-cell>
          <table:table-cell office:value-type="float" office:value="0.613006732727" calcext:value-type="float">
            <text:p>0.6130067327</text:p>
          </table:table-cell>
          <table:table-cell office:value-type="float" office:value="22.0682440049" calcext:value-type="float">
            <text:p>22.0682440049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22.6812508351" calcext:value-type="float">
            <text:p>22.6812508351</text:p>
          </table:table-cell>
          <table:table-cell office:value-type="float" office:value="0.613006734166" calcext:value-type="float">
            <text:p>0.6130067342</text:p>
          </table:table-cell>
          <table:table-cell office:value-type="float" office:value="22.068244101" calcext:value-type="float">
            <text:p>22.068244101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22.6812509327" calcext:value-type="float">
            <text:p>22.6812509327</text:p>
          </table:table-cell>
          <table:table-cell office:value-type="float" office:value="0.613006735786" calcext:value-type="float">
            <text:p>0.6130067358</text:p>
          </table:table-cell>
          <table:table-cell office:value-type="float" office:value="22.0682441969" calcext:value-type="float">
            <text:p>22.068244196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2.6812510294" calcext:value-type="float">
            <text:p>22.6812510294</text:p>
          </table:table-cell>
          <table:table-cell office:value-type="float" office:value="0.613006737545" calcext:value-type="float">
            <text:p>0.6130067375</text:p>
          </table:table-cell>
          <table:table-cell office:value-type="float" office:value="22.0682442919" calcext:value-type="float">
            <text:p>22.0682442919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22.6812511277" calcext:value-type="float">
            <text:p>22.6812511277</text:p>
          </table:table-cell>
          <table:table-cell office:value-type="float" office:value="0.613006739329" calcext:value-type="float">
            <text:p>0.6130067393</text:p>
          </table:table-cell>
          <table:table-cell office:value-type="float" office:value="22.0682443884" calcext:value-type="float">
            <text:p>22.068244388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22.6812512249" calcext:value-type="float">
            <text:p>22.6812512249</text:p>
          </table:table-cell>
          <table:table-cell office:value-type="float" office:value="0.613006741253" calcext:value-type="float">
            <text:p>0.6130067413</text:p>
          </table:table-cell>
          <table:table-cell office:value-type="float" office:value="22.0682444836" calcext:value-type="float">
            <text:p>22.0682444836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22.6812513241" calcext:value-type="float">
            <text:p>22.6812513241</text:p>
          </table:table-cell>
          <table:table-cell office:value-type="float" office:value="0.613006743143" calcext:value-type="float">
            <text:p>0.6130067431</text:p>
          </table:table-cell>
          <table:table-cell office:value-type="float" office:value="22.068244581" calcext:value-type="float">
            <text:p>22.068244581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22.6812514228" calcext:value-type="float">
            <text:p>22.6812514228</text:p>
          </table:table-cell>
          <table:table-cell office:value-type="float" office:value="0.613006745269" calcext:value-type="float">
            <text:p>0.6130067453</text:p>
          </table:table-cell>
          <table:table-cell office:value-type="float" office:value="22.0682446776" calcext:value-type="float">
            <text:p>22.068244677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22.6812515216" calcext:value-type="float">
            <text:p>22.6812515216</text:p>
          </table:table-cell>
          <table:table-cell office:value-type="float" office:value="0.613006747444" calcext:value-type="float">
            <text:p>0.6130067474</text:p>
          </table:table-cell>
          <table:table-cell office:value-type="float" office:value="22.0682447741" calcext:value-type="float">
            <text:p>22.0682447741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2.6812516213" calcext:value-type="float">
            <text:p>22.6812516213</text:p>
          </table:table-cell>
          <table:table-cell office:value-type="float" office:value="0.613006749584" calcext:value-type="float">
            <text:p>0.6130067496</text:p>
          </table:table-cell>
          <table:table-cell office:value-type="float" office:value="22.0682448717" calcext:value-type="float">
            <text:p>22.0682448717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22.6812517209" calcext:value-type="float">
            <text:p>22.6812517209</text:p>
          </table:table-cell>
          <table:table-cell office:value-type="float" office:value="0.613006751789" calcext:value-type="float">
            <text:p>0.6130067518</text:p>
          </table:table-cell>
          <table:table-cell office:value-type="float" office:value="22.0682449691" calcext:value-type="float">
            <text:p>22.0682449691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2.6812518227" calcext:value-type="float">
            <text:p>22.6812518227</text:p>
          </table:table-cell>
          <table:table-cell office:value-type="float" office:value="0.613006754034" calcext:value-type="float">
            <text:p>0.613006754</text:p>
          </table:table-cell>
          <table:table-cell office:value-type="float" office:value="22.0682450687" calcext:value-type="float">
            <text:p>22.0682450687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2.6812519231" calcext:value-type="float">
            <text:p>22.6812519231</text:p>
          </table:table-cell>
          <table:table-cell office:value-type="float" office:value="0.613006756306" calcext:value-type="float">
            <text:p>0.6130067563</text:p>
          </table:table-cell>
          <table:table-cell office:value-type="float" office:value="22.0682451668" calcext:value-type="float">
            <text:p>22.068245166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3.0785401286" calcext:value-type="float">
            <text:p>13.0785401286</text:p>
          </table:table-cell>
          <table:table-cell office:value-type="float" office:value="0.687841380386" calcext:value-type="float">
            <text:p>0.6878413804</text:p>
          </table:table-cell>
          <table:table-cell office:value-type="float" office:value="12.3906987482" calcext:value-type="float">
            <text:p>12.3906987482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3.0785401506" calcext:value-type="float">
            <text:p>13.0785401506</text:p>
          </table:table-cell>
          <table:table-cell office:value-type="float" office:value="0.687841374636" calcext:value-type="float">
            <text:p>0.6878413746</text:p>
          </table:table-cell>
          <table:table-cell office:value-type="float" office:value="12.390698776" calcext:value-type="float">
            <text:p>12.390698776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3.0785401767" calcext:value-type="float">
            <text:p>13.0785401767</text:p>
          </table:table-cell>
          <table:table-cell office:value-type="float" office:value="0.68784137175" calcext:value-type="float">
            <text:p>0.6878413718</text:p>
          </table:table-cell>
          <table:table-cell office:value-type="float" office:value="12.3906988049" calcext:value-type="float">
            <text:p>12.3906988049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13.0785402028" calcext:value-type="float">
            <text:p>13.0785402028</text:p>
          </table:table-cell>
          <table:table-cell office:value-type="float" office:value="0.687841369587" calcext:value-type="float">
            <text:p>0.6878413696</text:p>
          </table:table-cell>
          <table:table-cell office:value-type="float" office:value="12.3906988333" calcext:value-type="float">
            <text:p>12.3906988333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3.0785402321" calcext:value-type="float">
            <text:p>13.0785402321</text:p>
          </table:table-cell>
          <table:table-cell office:value-type="float" office:value="0.687841368427" calcext:value-type="float">
            <text:p>0.6878413684</text:p>
          </table:table-cell>
          <table:table-cell office:value-type="float" office:value="12.3906988637" calcext:value-type="float">
            <text:p>12.3906988637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3.0785402593" calcext:value-type="float">
            <text:p>13.0785402593</text:p>
          </table:table-cell>
          <table:table-cell office:value-type="float" office:value="0.687841367227" calcext:value-type="float">
            <text:p>0.6878413672</text:p>
          </table:table-cell>
          <table:table-cell office:value-type="float" office:value="12.390698892" calcext:value-type="float">
            <text:p>12.390698892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3.0785402904" calcext:value-type="float">
            <text:p>13.0785402904</text:p>
          </table:table-cell>
          <table:table-cell office:value-type="float" office:value="0.687841366507" calcext:value-type="float">
            <text:p>0.6878413665</text:p>
          </table:table-cell>
          <table:table-cell office:value-type="float" office:value="12.3906989238" calcext:value-type="float">
            <text:p>12.3906989238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3.0785403188" calcext:value-type="float">
            <text:p>13.0785403188</text:p>
          </table:table-cell>
          <table:table-cell office:value-type="float" office:value="0.687841365869" calcext:value-type="float">
            <text:p>0.6878413659</text:p>
          </table:table-cell>
          <table:table-cell office:value-type="float" office:value="12.3906989529" calcext:value-type="float">
            <text:p>12.3906989529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3.0785403483" calcext:value-type="float">
            <text:p>13.0785403483</text:p>
          </table:table-cell>
          <table:table-cell office:value-type="float" office:value="0.687841365207" calcext:value-type="float">
            <text:p>0.6878413652</text:p>
          </table:table-cell>
          <table:table-cell office:value-type="float" office:value="12.3906989831" calcext:value-type="float">
            <text:p>12.3906989831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3.0785403796" calcext:value-type="float">
            <text:p>13.0785403796</text:p>
          </table:table-cell>
          <table:table-cell office:value-type="float" office:value="0.687841364884" calcext:value-type="float">
            <text:p>0.6878413649</text:p>
          </table:table-cell>
          <table:table-cell office:value-type="float" office:value="12.3906990147" calcext:value-type="float">
            <text:p>12.390699014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3.0785404064" calcext:value-type="float">
            <text:p>13.0785404064</text:p>
          </table:table-cell>
          <table:table-cell office:value-type="float" office:value="0.687841364411" calcext:value-type="float">
            <text:p>0.6878413644</text:p>
          </table:table-cell>
          <table:table-cell office:value-type="float" office:value="12.390699042" calcext:value-type="float">
            <text:p>12.390699042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3.078540437" calcext:value-type="float">
            <text:p>13.078540437</text:p>
          </table:table-cell>
          <table:table-cell office:value-type="float" office:value="0.68784136428" calcext:value-type="float">
            <text:p>0.6878413643</text:p>
          </table:table-cell>
          <table:table-cell office:value-type="float" office:value="12.3906990727" calcext:value-type="float">
            <text:p>12.3906990727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3.0785404691" calcext:value-type="float">
            <text:p>13.0785404691</text:p>
          </table:table-cell>
          <table:table-cell office:value-type="float" office:value="0.687841364338" calcext:value-type="float">
            <text:p>0.6878413643</text:p>
          </table:table-cell>
          <table:table-cell office:value-type="float" office:value="12.3906991047" calcext:value-type="float">
            <text:p>12.3906991047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3.0785404967" calcext:value-type="float">
            <text:p>13.0785404967</text:p>
          </table:table-cell>
          <table:table-cell office:value-type="float" office:value="0.68784136418" calcext:value-type="float">
            <text:p>0.6878413642</text:p>
          </table:table-cell>
          <table:table-cell office:value-type="float" office:value="12.3906991325" calcext:value-type="float">
            <text:p>12.3906991325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3.0785405283" calcext:value-type="float">
            <text:p>13.0785405283</text:p>
          </table:table-cell>
          <table:table-cell office:value-type="float" office:value="0.687841364226" calcext:value-type="float">
            <text:p>0.6878413642</text:p>
          </table:table-cell>
          <table:table-cell office:value-type="float" office:value="12.390699164" calcext:value-type="float">
            <text:p>12.39069916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3.0785405582" calcext:value-type="float">
            <text:p>13.0785405582</text:p>
          </table:table-cell>
          <table:table-cell office:value-type="float" office:value="0.687841364266" calcext:value-type="float">
            <text:p>0.6878413643</text:p>
          </table:table-cell>
          <table:table-cell office:value-type="float" office:value="12.3906991939" calcext:value-type="float">
            <text:p>12.3906991939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3.0785405883" calcext:value-type="float">
            <text:p>13.0785405883</text:p>
          </table:table-cell>
          <table:table-cell office:value-type="float" office:value="0.68784136442" calcext:value-type="float">
            <text:p>0.6878413644</text:p>
          </table:table-cell>
          <table:table-cell office:value-type="float" office:value="12.3906992238" calcext:value-type="float">
            <text:p>12.3906992238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13.0785406192" calcext:value-type="float">
            <text:p>13.0785406192</text:p>
          </table:table-cell>
          <table:table-cell office:value-type="float" office:value="0.687841364497" calcext:value-type="float">
            <text:p>0.6878413645</text:p>
          </table:table-cell>
          <table:table-cell office:value-type="float" office:value="12.3906992547" calcext:value-type="float">
            <text:p>12.3906992547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3.0785406502" calcext:value-type="float">
            <text:p>13.0785406502</text:p>
          </table:table-cell>
          <table:table-cell office:value-type="float" office:value="0.687841364771" calcext:value-type="float">
            <text:p>0.6878413648</text:p>
          </table:table-cell>
          <table:table-cell office:value-type="float" office:value="12.3906992854" calcext:value-type="float">
            <text:p>12.3906992854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3.0785406812" calcext:value-type="float">
            <text:p>13.0785406812</text:p>
          </table:table-cell>
          <table:table-cell office:value-type="float" office:value="0.687841365052" calcext:value-type="float">
            <text:p>0.6878413651</text:p>
          </table:table-cell>
          <table:table-cell office:value-type="float" office:value="12.3906993162" calcext:value-type="float">
            <text:p>12.390699316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3.0785407122" calcext:value-type="float">
            <text:p>13.0785407122</text:p>
          </table:table-cell>
          <table:table-cell office:value-type="float" office:value="0.687841365344" calcext:value-type="float">
            <text:p>0.6878413653</text:p>
          </table:table-cell>
          <table:table-cell office:value-type="float" office:value="12.3906993468" calcext:value-type="float">
            <text:p>12.3906993468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3.0785407434" calcext:value-type="float">
            <text:p>13.0785407434</text:p>
          </table:table-cell>
          <table:table-cell office:value-type="float" office:value="0.6878413657" calcext:value-type="float">
            <text:p>0.6878413657</text:p>
          </table:table-cell>
          <table:table-cell office:value-type="float" office:value="12.3906993777" calcext:value-type="float">
            <text:p>12.3906993777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3.0785407748" calcext:value-type="float">
            <text:p>13.0785407748</text:p>
          </table:table-cell>
          <table:table-cell office:value-type="float" office:value="0.687841366017" calcext:value-type="float">
            <text:p>0.687841366</text:p>
          </table:table-cell>
          <table:table-cell office:value-type="float" office:value="12.3906994088" calcext:value-type="float">
            <text:p>12.3906994088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13.078540805" calcext:value-type="float">
            <text:p>13.078540805</text:p>
          </table:table-cell>
          <table:table-cell office:value-type="float" office:value="0.687841366438" calcext:value-type="float">
            <text:p>0.6878413664</text:p>
          </table:table-cell>
          <table:table-cell office:value-type="float" office:value="12.3906994385" calcext:value-type="float">
            <text:p>12.3906994385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3.0785408363" calcext:value-type="float">
            <text:p>13.0785408363</text:p>
          </table:table-cell>
          <table:table-cell office:value-type="float" office:value="0.68784136692" calcext:value-type="float">
            <text:p>0.6878413669</text:p>
          </table:table-cell>
          <table:table-cell office:value-type="float" office:value="12.3906994694" calcext:value-type="float">
            <text:p>12.390699469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3.0785408667" calcext:value-type="float">
            <text:p>13.0785408667</text:p>
          </table:table-cell>
          <table:table-cell office:value-type="float" office:value="0.687841367383" calcext:value-type="float">
            <text:p>0.6878413674</text:p>
          </table:table-cell>
          <table:table-cell office:value-type="float" office:value="12.3906994993" calcext:value-type="float">
            <text:p>12.3906994993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4.141927128" calcext:value-type="float">
            <text:p>24.141927128</text:p>
          </table:table-cell>
          <table:table-cell office:value-type="float" office:value="1.34334351383" calcext:value-type="float">
            <text:p>1.3433435138</text:p>
          </table:table-cell>
          <table:table-cell office:value-type="float" office:value="22.7985836141" calcext:value-type="float">
            <text:p>22.7985836141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24.1419272475" calcext:value-type="float">
            <text:p>24.1419272475</text:p>
          </table:table-cell>
          <table:table-cell office:value-type="float" office:value="1.34334350554" calcext:value-type="float">
            <text:p>1.3433435055</text:p>
          </table:table-cell>
          <table:table-cell office:value-type="float" office:value="22.7985837419" calcext:value-type="float">
            <text:p>22.7985837419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24.1419273625" calcext:value-type="float">
            <text:p>24.1419273625</text:p>
          </table:table-cell>
          <table:table-cell office:value-type="float" office:value="1.34334350035" calcext:value-type="float">
            <text:p>1.3433435004</text:p>
          </table:table-cell>
          <table:table-cell office:value-type="float" office:value="22.7985838621" calcext:value-type="float">
            <text:p>22.7985838621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24.1419274751" calcext:value-type="float">
            <text:p>24.1419274751</text:p>
          </table:table-cell>
          <table:table-cell office:value-type="float" office:value="1.34334349699" calcext:value-type="float">
            <text:p>1.343343497</text:p>
          </table:table-cell>
          <table:table-cell office:value-type="float" office:value="22.7985839781" calcext:value-type="float">
            <text:p>22.798583978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4.1419275815" calcext:value-type="float">
            <text:p>24.1419275815</text:p>
          </table:table-cell>
          <table:table-cell office:value-type="float" office:value="1.34334349507" calcext:value-type="float">
            <text:p>1.3433434951</text:p>
          </table:table-cell>
          <table:table-cell office:value-type="float" office:value="22.7985840864" calcext:value-type="float">
            <text:p>22.7985840864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24.1419276875" calcext:value-type="float">
            <text:p>24.1419276875</text:p>
          </table:table-cell>
          <table:table-cell office:value-type="float" office:value="1.34334349326" calcext:value-type="float">
            <text:p>1.3433434933</text:p>
          </table:table-cell>
          <table:table-cell office:value-type="float" office:value="22.7985841942" calcext:value-type="float">
            <text:p>22.7985841942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4.1419277937" calcext:value-type="float">
            <text:p>24.1419277937</text:p>
          </table:table-cell>
          <table:table-cell office:value-type="float" office:value="1.34334349283" calcext:value-type="float">
            <text:p>1.3433434928</text:p>
          </table:table-cell>
          <table:table-cell office:value-type="float" office:value="22.7985843009" calcext:value-type="float">
            <text:p>22.7985843009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24.1419278998" calcext:value-type="float">
            <text:p>24.1419278998</text:p>
          </table:table-cell>
          <table:table-cell office:value-type="float" office:value="1.34334349209" calcext:value-type="float">
            <text:p>1.3433434921</text:p>
          </table:table-cell>
          <table:table-cell office:value-type="float" office:value="22.7985844077" calcext:value-type="float">
            <text:p>22.7985844077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4.1419280044" calcext:value-type="float">
            <text:p>24.1419280044</text:p>
          </table:table-cell>
          <table:table-cell office:value-type="float" office:value="1.34334349308" calcext:value-type="float">
            <text:p>1.3433434931</text:p>
          </table:table-cell>
          <table:table-cell office:value-type="float" office:value="22.7985845113" calcext:value-type="float">
            <text:p>22.7985845113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4.1419281046" calcext:value-type="float">
            <text:p>24.1419281046</text:p>
          </table:table-cell>
          <table:table-cell office:value-type="float" office:value="1.34334349373" calcext:value-type="float">
            <text:p>1.3433434937</text:p>
          </table:table-cell>
          <table:table-cell office:value-type="float" office:value="22.7985846109" calcext:value-type="float">
            <text:p>22.7985846109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24.1419282074" calcext:value-type="float">
            <text:p>24.1419282074</text:p>
          </table:table-cell>
          <table:table-cell office:value-type="float" office:value="1.34334349498" calcext:value-type="float">
            <text:p>1.343343495</text:p>
          </table:table-cell>
          <table:table-cell office:value-type="float" office:value="22.7985847124" calcext:value-type="float">
            <text:p>22.7985847124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24.1419283076" calcext:value-type="float">
            <text:p>24.1419283076</text:p>
          </table:table-cell>
          <table:table-cell office:value-type="float" office:value="1.34334349642" calcext:value-type="float">
            <text:p>1.3433434964</text:p>
          </table:table-cell>
          <table:table-cell office:value-type="float" office:value="22.7985848112" calcext:value-type="float">
            <text:p>22.7985848112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24.1419284059" calcext:value-type="float">
            <text:p>24.1419284059</text:p>
          </table:table-cell>
          <table:table-cell office:value-type="float" office:value="1.34334349774" calcext:value-type="float">
            <text:p>1.3433434977</text:p>
          </table:table-cell>
          <table:table-cell office:value-type="float" office:value="22.7985849081" calcext:value-type="float">
            <text:p>22.7985849081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24.1419285066" calcext:value-type="float">
            <text:p>24.1419285066</text:p>
          </table:table-cell>
          <table:table-cell office:value-type="float" office:value="1.3433435" calcext:value-type="float">
            <text:p>1.3433435</text:p>
          </table:table-cell>
          <table:table-cell office:value-type="float" office:value="22.7985850066" calcext:value-type="float">
            <text:p>22.798585006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4.1419286054" calcext:value-type="float">
            <text:p>24.1419286054</text:p>
          </table:table-cell>
          <table:table-cell office:value-type="float" office:value="1.34334350217" calcext:value-type="float">
            <text:p>1.3433435022</text:p>
          </table:table-cell>
          <table:table-cell office:value-type="float" office:value="22.7985851033" calcext:value-type="float">
            <text:p>22.7985851033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24.1419287072" calcext:value-type="float">
            <text:p>24.1419287072</text:p>
          </table:table-cell>
          <table:table-cell office:value-type="float" office:value="1.34334350478" calcext:value-type="float">
            <text:p>1.3433435048</text:p>
          </table:table-cell>
          <table:table-cell office:value-type="float" office:value="22.7985852024" calcext:value-type="float">
            <text:p>22.7985852024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24.1419288055" calcext:value-type="float">
            <text:p>24.1419288055</text:p>
          </table:table-cell>
          <table:table-cell office:value-type="float" office:value="1.3433435072" calcext:value-type="float">
            <text:p>1.3433435072</text:p>
          </table:table-cell>
          <table:table-cell office:value-type="float" office:value="22.7985852983" calcext:value-type="float">
            <text:p>22.7985852983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24.1419289028" calcext:value-type="float">
            <text:p>24.1419289028</text:p>
          </table:table-cell>
          <table:table-cell office:value-type="float" office:value="1.34334351013" calcext:value-type="float">
            <text:p>1.3433435101</text:p>
          </table:table-cell>
          <table:table-cell office:value-type="float" office:value="22.7985853926" calcext:value-type="float">
            <text:p>22.7985853926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24.1419290017" calcext:value-type="float">
            <text:p>24.1419290017</text:p>
          </table:table-cell>
          <table:table-cell office:value-type="float" office:value="1.34334351312" calcext:value-type="float">
            <text:p>1.3433435131</text:p>
          </table:table-cell>
          <table:table-cell office:value-type="float" office:value="22.7985854886" calcext:value-type="float">
            <text:p>22.798585488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24.1419291038" calcext:value-type="float">
            <text:p>24.1419291038</text:p>
          </table:table-cell>
          <table:table-cell office:value-type="float" office:value="1.34334351629" calcext:value-type="float">
            <text:p>1.3433435163</text:p>
          </table:table-cell>
          <table:table-cell office:value-type="float" office:value="22.7985855876" calcext:value-type="float">
            <text:p>22.7985855876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4.1419291993" calcext:value-type="float">
            <text:p>24.1419291993</text:p>
          </table:table-cell>
          <table:table-cell office:value-type="float" office:value="1.34334351959" calcext:value-type="float">
            <text:p>1.3433435196</text:p>
          </table:table-cell>
          <table:table-cell office:value-type="float" office:value="22.7985856797" calcext:value-type="float">
            <text:p>22.7985856797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24.1419292967" calcext:value-type="float">
            <text:p>24.1419292967</text:p>
          </table:table-cell>
          <table:table-cell office:value-type="float" office:value="1.34334352304" calcext:value-type="float">
            <text:p>1.343343523</text:p>
          </table:table-cell>
          <table:table-cell office:value-type="float" office:value="22.7985857737" calcext:value-type="float">
            <text:p>22.7985857737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24.1419293968" calcext:value-type="float">
            <text:p>24.1419293968</text:p>
          </table:table-cell>
          <table:table-cell office:value-type="float" office:value="1.3433435266" calcext:value-type="float">
            <text:p>1.3433435266</text:p>
          </table:table-cell>
          <table:table-cell office:value-type="float" office:value="22.7985858702" calcext:value-type="float">
            <text:p>22.7985858702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24.141929494" calcext:value-type="float">
            <text:p>24.141929494</text:p>
          </table:table-cell>
          <table:table-cell office:value-type="float" office:value="1.34334353036" calcext:value-type="float">
            <text:p>1.3433435304</text:p>
          </table:table-cell>
          <table:table-cell office:value-type="float" office:value="22.7985859636" calcext:value-type="float">
            <text:p>22.79858596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2806522222" calcext:value-type="float">
            <text:p>13.2806522222</text:p>
          </table:table-cell>
          <table:table-cell office:value-type="float" office:value="0.788896331805" calcext:value-type="float">
            <text:p>0.7888963318</text:p>
          </table:table-cell>
          <table:table-cell office:value-type="float" office:value="12.4917558904" calcext:value-type="float">
            <text:p>12.4917558904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3.2806519485" calcext:value-type="float">
            <text:p>13.2806519485</text:p>
          </table:table-cell>
          <table:table-cell office:value-type="float" office:value="0.78889630478" calcext:value-type="float">
            <text:p>0.7888963048</text:p>
          </table:table-cell>
          <table:table-cell office:value-type="float" office:value="12.4917556437" calcext:value-type="float">
            <text:p>12.4917556437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13.280651947" calcext:value-type="float">
            <text:p>13.280651947</text:p>
          </table:table-cell>
          <table:table-cell office:value-type="float" office:value="0.788896293503" calcext:value-type="float">
            <text:p>0.7888962935</text:p>
          </table:table-cell>
          <table:table-cell office:value-type="float" office:value="12.4917556535" calcext:value-type="float">
            <text:p>12.4917556535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13.280651961" calcext:value-type="float">
            <text:p>13.280651961</text:p>
          </table:table-cell>
          <table:table-cell office:value-type="float" office:value="0.788896285568" calcext:value-type="float">
            <text:p>0.7888962856</text:p>
          </table:table-cell>
          <table:table-cell office:value-type="float" office:value="12.4917556754" calcext:value-type="float">
            <text:p>12.4917556754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13.2806519707" calcext:value-type="float">
            <text:p>13.2806519707</text:p>
          </table:table-cell>
          <table:table-cell office:value-type="float" office:value="0.788896279651" calcext:value-type="float">
            <text:p>0.7888962797</text:p>
          </table:table-cell>
          <table:table-cell office:value-type="float" office:value="12.4917556911" calcext:value-type="float">
            <text:p>12.4917556911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3.2806519845" calcext:value-type="float">
            <text:p>13.2806519845</text:p>
          </table:table-cell>
          <table:table-cell office:value-type="float" office:value="0.788896274794" calcext:value-type="float">
            <text:p>0.7888962748</text:p>
          </table:table-cell>
          <table:table-cell office:value-type="float" office:value="12.4917557097" calcext:value-type="float">
            <text:p>12.4917557097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13.2806520013" calcext:value-type="float">
            <text:p>13.2806520013</text:p>
          </table:table-cell>
          <table:table-cell office:value-type="float" office:value="0.788896270775" calcext:value-type="float">
            <text:p>0.7888962708</text:p>
          </table:table-cell>
          <table:table-cell office:value-type="float" office:value="12.4917557305" calcext:value-type="float">
            <text:p>12.4917557305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3.2806520214" calcext:value-type="float">
            <text:p>13.2806520214</text:p>
          </table:table-cell>
          <table:table-cell office:value-type="float" office:value="0.78889626719" calcext:value-type="float">
            <text:p>0.7888962672</text:p>
          </table:table-cell>
          <table:table-cell office:value-type="float" office:value="12.4917557542" calcext:value-type="float">
            <text:p>12.4917557542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3.2806520457" calcext:value-type="float">
            <text:p>13.2806520457</text:p>
          </table:table-cell>
          <table:table-cell office:value-type="float" office:value="0.78889626403" calcext:value-type="float">
            <text:p>0.788896264</text:p>
          </table:table-cell>
          <table:table-cell office:value-type="float" office:value="12.4917557817" calcext:value-type="float">
            <text:p>12.4917557817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3.280652074" calcext:value-type="float">
            <text:p>13.280652074</text:p>
          </table:table-cell>
          <table:table-cell office:value-type="float" office:value="0.788896261129" calcext:value-type="float">
            <text:p>0.7888962611</text:p>
          </table:table-cell>
          <table:table-cell office:value-type="float" office:value="12.4917558129" calcext:value-type="float">
            <text:p>12.491755812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3.2806521046" calcext:value-type="float">
            <text:p>13.2806521046</text:p>
          </table:table-cell>
          <table:table-cell office:value-type="float" office:value="0.788896258669" calcext:value-type="float">
            <text:p>0.7888962587</text:p>
          </table:table-cell>
          <table:table-cell office:value-type="float" office:value="12.4917558459" calcext:value-type="float">
            <text:p>12.4917558459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3.2806521401" calcext:value-type="float">
            <text:p>13.2806521401</text:p>
          </table:table-cell>
          <table:table-cell office:value-type="float" office:value="0.788896256511" calcext:value-type="float">
            <text:p>0.7888962565</text:p>
          </table:table-cell>
          <table:table-cell office:value-type="float" office:value="12.4917558836" calcext:value-type="float">
            <text:p>12.4917558836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3.2806521782" calcext:value-type="float">
            <text:p>13.2806521782</text:p>
          </table:table-cell>
          <table:table-cell office:value-type="float" office:value="0.78889625458" calcext:value-type="float">
            <text:p>0.7888962546</text:p>
          </table:table-cell>
          <table:table-cell office:value-type="float" office:value="12.4917559236" calcext:value-type="float">
            <text:p>12.4917559236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3.2806522139" calcext:value-type="float">
            <text:p>13.2806522139</text:p>
          </table:table-cell>
          <table:table-cell office:value-type="float" office:value="0.788896252379" calcext:value-type="float">
            <text:p>0.7888962524</text:p>
          </table:table-cell>
          <table:table-cell office:value-type="float" office:value="12.4917559616" calcext:value-type="float">
            <text:p>12.4917559616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13.2806522528" calcext:value-type="float">
            <text:p>13.2806522528</text:p>
          </table:table-cell>
          <table:table-cell office:value-type="float" office:value="0.7888962507" calcext:value-type="float">
            <text:p>0.7888962507</text:p>
          </table:table-cell>
          <table:table-cell office:value-type="float" office:value="12.4917560021" calcext:value-type="float">
            <text:p>12.4917560021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3.2806522943" calcext:value-type="float">
            <text:p>13.2806522943</text:p>
          </table:table-cell>
          <table:table-cell office:value-type="float" office:value="0.78889624905" calcext:value-type="float">
            <text:p>0.7888962491</text:p>
          </table:table-cell>
          <table:table-cell office:value-type="float" office:value="12.4917560453" calcext:value-type="float">
            <text:p>12.4917560453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13.2806523377" calcext:value-type="float">
            <text:p>13.2806523377</text:p>
          </table:table-cell>
          <table:table-cell office:value-type="float" office:value="0.788896247637" calcext:value-type="float">
            <text:p>0.7888962476</text:p>
          </table:table-cell>
          <table:table-cell office:value-type="float" office:value="12.4917560901" calcext:value-type="float">
            <text:p>12.491756090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3.280652385" calcext:value-type="float">
            <text:p>13.280652385</text:p>
          </table:table-cell>
          <table:table-cell office:value-type="float" office:value="0.788896246652" calcext:value-type="float">
            <text:p>0.7888962467</text:p>
          </table:table-cell>
          <table:table-cell office:value-type="float" office:value="12.4917561383" calcext:value-type="float">
            <text:p>12.4917561383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13.2806524309" calcext:value-type="float">
            <text:p>13.2806524309</text:p>
          </table:table-cell>
          <table:table-cell office:value-type="float" office:value="0.788896245495" calcext:value-type="float">
            <text:p>0.7888962455</text:p>
          </table:table-cell>
          <table:table-cell office:value-type="float" office:value="12.4917561854" calcext:value-type="float">
            <text:p>12.4917561854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13.2806524781" calcext:value-type="float">
            <text:p>13.2806524781</text:p>
          </table:table-cell>
          <table:table-cell office:value-type="float" office:value="0.788896244534" calcext:value-type="float">
            <text:p>0.7888962445</text:p>
          </table:table-cell>
          <table:table-cell office:value-type="float" office:value="12.4917562336" calcext:value-type="float">
            <text:p>12.491756233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3.2806525275" calcext:value-type="float">
            <text:p>13.2806525275</text:p>
          </table:table-cell>
          <table:table-cell office:value-type="float" office:value="0.78889624394" calcext:value-type="float">
            <text:p>0.7888962439</text:p>
          </table:table-cell>
          <table:table-cell office:value-type="float" office:value="12.4917562836" calcext:value-type="float">
            <text:p>12.4917562836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13.2806525755" calcext:value-type="float">
            <text:p>13.2806525755</text:p>
          </table:table-cell>
          <table:table-cell office:value-type="float" office:value="0.788896242665" calcext:value-type="float">
            <text:p>0.7888962427</text:p>
          </table:table-cell>
          <table:table-cell office:value-type="float" office:value="12.4917563328" calcext:value-type="float">
            <text:p>12.4917563328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13.2806526264" calcext:value-type="float">
            <text:p>13.2806526264</text:p>
          </table:table-cell>
          <table:table-cell office:value-type="float" office:value="0.788896242083" calcext:value-type="float">
            <text:p>0.7888962421</text:p>
          </table:table-cell>
          <table:table-cell office:value-type="float" office:value="12.4917563843" calcext:value-type="float">
            <text:p>12.4917563843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13.2806526762" calcext:value-type="float">
            <text:p>13.2806526762</text:p>
          </table:table-cell>
          <table:table-cell office:value-type="float" office:value="0.78889624151" calcext:value-type="float">
            <text:p>0.7888962415</text:p>
          </table:table-cell>
          <table:table-cell office:value-type="float" office:value="12.4917564347" calcext:value-type="float">
            <text:p>12.4917564347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13.2806527264" calcext:value-type="float">
            <text:p>13.2806527264</text:p>
          </table:table-cell>
          <table:table-cell office:value-type="float" office:value="0.788896240598" calcext:value-type="float">
            <text:p>0.7888962406</text:p>
          </table:table-cell>
          <table:table-cell office:value-type="float" office:value="12.4917564858" calcext:value-type="float">
            <text:p>12.4917564858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3.2806527786" calcext:value-type="float">
            <text:p>13.2806527786</text:p>
          </table:table-cell>
          <table:table-cell office:value-type="float" office:value="0.788896240027" calcext:value-type="float">
            <text:p>0.78889624</text:p>
          </table:table-cell>
          <table:table-cell office:value-type="float" office:value="12.4917565386" calcext:value-type="float">
            <text:p>12.4917565386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25.9091652406" calcext:value-type="float">
            <text:p>25.9091652406</text:p>
          </table:table-cell>
          <table:table-cell office:value-type="float" office:value="2.22696122494" calcext:value-type="float">
            <text:p>2.2269612249</text:p>
          </table:table-cell>
          <table:table-cell office:value-type="float" office:value="23.6822040156" calcext:value-type="float">
            <text:p>23.6822040156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25.9091647218" calcext:value-type="float">
            <text:p>25.9091647218</text:p>
          </table:table-cell>
          <table:table-cell office:value-type="float" office:value="2.22696119779" calcext:value-type="float">
            <text:p>2.2269611978</text:p>
          </table:table-cell>
          <table:table-cell office:value-type="float" office:value="23.682203524" calcext:value-type="float">
            <text:p>23.682203524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25.9091643605" calcext:value-type="float">
            <text:p>25.9091643605</text:p>
          </table:table-cell>
          <table:table-cell office:value-type="float" office:value="2.22696117788" calcext:value-type="float">
            <text:p>2.2269611779</text:p>
          </table:table-cell>
          <table:table-cell office:value-type="float" office:value="23.6822031827" calcext:value-type="float">
            <text:p>23.6822031827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25.9091641073" calcext:value-type="float">
            <text:p>25.9091641073</text:p>
          </table:table-cell>
          <table:table-cell office:value-type="float" office:value="2.22696116183" calcext:value-type="float">
            <text:p>2.2269611618</text:p>
          </table:table-cell>
          <table:table-cell office:value-type="float" office:value="23.6822029455" calcext:value-type="float">
            <text:p>23.682202945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5.9091639233" calcext:value-type="float">
            <text:p>25.9091639233</text:p>
          </table:table-cell>
          <table:table-cell office:value-type="float" office:value="2.2269611481" calcext:value-type="float">
            <text:p>2.2269611481</text:p>
          </table:table-cell>
          <table:table-cell office:value-type="float" office:value="23.6822027752" calcext:value-type="float">
            <text:p>23.6822027752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25.9091637842" calcext:value-type="float">
            <text:p>25.9091637842</text:p>
          </table:table-cell>
          <table:table-cell office:value-type="float" office:value="2.22696113575" calcext:value-type="float">
            <text:p>2.2269611358</text:p>
          </table:table-cell>
          <table:table-cell office:value-type="float" office:value="23.6822026484" calcext:value-type="float">
            <text:p>23.6822026484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25.9091636888" calcext:value-type="float">
            <text:p>25.9091636888</text:p>
          </table:table-cell>
          <table:table-cell office:value-type="float" office:value="2.22696112453" calcext:value-type="float">
            <text:p>2.2269611245</text:p>
          </table:table-cell>
          <table:table-cell office:value-type="float" office:value="23.6822025642" calcext:value-type="float">
            <text:p>23.6822025642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25.909163617" calcext:value-type="float">
            <text:p>25.909163617</text:p>
          </table:table-cell>
          <table:table-cell office:value-type="float" office:value="2.22696111394" calcext:value-type="float">
            <text:p>2.2269611139</text:p>
          </table:table-cell>
          <table:table-cell office:value-type="float" office:value="23.6822025031" calcext:value-type="float">
            <text:p>23.6822025031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25.9091635642" calcext:value-type="float">
            <text:p>25.9091635642</text:p>
          </table:table-cell>
          <table:table-cell office:value-type="float" office:value="2.22696110474" calcext:value-type="float">
            <text:p>2.2269611047</text:p>
          </table:table-cell>
          <table:table-cell office:value-type="float" office:value="23.6822024594" calcext:value-type="float">
            <text:p>23.6822024594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25.9091635258" calcext:value-type="float">
            <text:p>25.9091635258</text:p>
          </table:table-cell>
          <table:table-cell office:value-type="float" office:value="2.22696109581" calcext:value-type="float">
            <text:p>2.2269610958</text:p>
          </table:table-cell>
          <table:table-cell office:value-type="float" office:value="23.68220243" calcext:value-type="float">
            <text:p>23.68220243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25.9091635082" calcext:value-type="float">
            <text:p>25.9091635082</text:p>
          </table:table-cell>
          <table:table-cell office:value-type="float" office:value="2.22696108756" calcext:value-type="float">
            <text:p>2.2269610876</text:p>
          </table:table-cell>
          <table:table-cell office:value-type="float" office:value="23.6822024207" calcext:value-type="float">
            <text:p>23.6822024207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25.9091635018" calcext:value-type="float">
            <text:p>25.9091635018</text:p>
          </table:table-cell>
          <table:table-cell office:value-type="float" office:value="2.22696108006" calcext:value-type="float">
            <text:p>2.2269610801</text:p>
          </table:table-cell>
          <table:table-cell office:value-type="float" office:value="23.6822024218" calcext:value-type="float">
            <text:p>23.6822024218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25.9091635021" calcext:value-type="float">
            <text:p>25.9091635021</text:p>
          </table:table-cell>
          <table:table-cell office:value-type="float" office:value="2.2269610723" calcext:value-type="float">
            <text:p>2.2269610723</text:p>
          </table:table-cell>
          <table:table-cell office:value-type="float" office:value="23.6822024298" calcext:value-type="float">
            <text:p>23.6822024298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25.9091635161" calcext:value-type="float">
            <text:p>25.9091635161</text:p>
          </table:table-cell>
          <table:table-cell office:value-type="float" office:value="2.22696106552" calcext:value-type="float">
            <text:p>2.2269610655</text:p>
          </table:table-cell>
          <table:table-cell office:value-type="float" office:value="23.6822024506" calcext:value-type="float">
            <text:p>23.6822024506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5.9091635317" calcext:value-type="float">
            <text:p>25.9091635317</text:p>
          </table:table-cell>
          <table:table-cell office:value-type="float" office:value="2.22696105817" calcext:value-type="float">
            <text:p>2.2269610582</text:p>
          </table:table-cell>
          <table:table-cell office:value-type="float" office:value="23.6822024735" calcext:value-type="float">
            <text:p>23.6822024735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25.9091635616" calcext:value-type="float">
            <text:p>25.9091635616</text:p>
          </table:table-cell>
          <table:table-cell office:value-type="float" office:value="2.22696105206" calcext:value-type="float">
            <text:p>2.2269610521</text:p>
          </table:table-cell>
          <table:table-cell office:value-type="float" office:value="23.6822025096" calcext:value-type="float">
            <text:p>23.6822025096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25.9091635893" calcext:value-type="float">
            <text:p>25.9091635893</text:p>
          </table:table-cell>
          <table:table-cell office:value-type="float" office:value="2.22696104561" calcext:value-type="float">
            <text:p>2.2269610456</text:p>
          </table:table-cell>
          <table:table-cell office:value-type="float" office:value="23.6822025437" calcext:value-type="float">
            <text:p>23.6822025437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25.9091636249" calcext:value-type="float">
            <text:p>25.9091636249</text:p>
          </table:table-cell>
          <table:table-cell office:value-type="float" office:value="2.2269610399" calcext:value-type="float">
            <text:p>2.2269610399</text:p>
          </table:table-cell>
          <table:table-cell office:value-type="float" office:value="23.682202585" calcext:value-type="float">
            <text:p>23.682202585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25.9091636612" calcext:value-type="float">
            <text:p>25.9091636612</text:p>
          </table:table-cell>
          <table:table-cell office:value-type="float" office:value="2.22696103396" calcext:value-type="float">
            <text:p>2.226961034</text:p>
          </table:table-cell>
          <table:table-cell office:value-type="float" office:value="23.6822026272" calcext:value-type="float">
            <text:p>23.6822026272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25.9091637026" calcext:value-type="float">
            <text:p>25.9091637026</text:p>
          </table:table-cell>
          <table:table-cell office:value-type="float" office:value="2.22696102827" calcext:value-type="float">
            <text:p>2.2269610283</text:p>
          </table:table-cell>
          <table:table-cell office:value-type="float" office:value="23.6822026744" calcext:value-type="float">
            <text:p>23.6822026744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25.90916375" calcext:value-type="float">
            <text:p>25.90916375</text:p>
          </table:table-cell>
          <table:table-cell office:value-type="float" office:value="2.2269610232" calcext:value-type="float">
            <text:p>2.2269610232</text:p>
          </table:table-cell>
          <table:table-cell office:value-type="float" office:value="23.6822027268" calcext:value-type="float">
            <text:p>23.6822027268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25.9091638002" calcext:value-type="float">
            <text:p>25.9091638002</text:p>
          </table:table-cell>
          <table:table-cell office:value-type="float" office:value="2.22696101782" calcext:value-type="float">
            <text:p>2.2269610178</text:p>
          </table:table-cell>
          <table:table-cell office:value-type="float" office:value="23.6822027823" calcext:value-type="float">
            <text:p>23.6822027823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25.9091638528" calcext:value-type="float">
            <text:p>25.9091638528</text:p>
          </table:table-cell>
          <table:table-cell office:value-type="float" office:value="2.22696101282" calcext:value-type="float">
            <text:p>2.2269610128</text:p>
          </table:table-cell>
          <table:table-cell office:value-type="float" office:value="23.68220284" calcext:value-type="float">
            <text:p>23.68220284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25.9091639099" calcext:value-type="float">
            <text:p>25.9091639099</text:p>
          </table:table-cell>
          <table:table-cell office:value-type="float" office:value="2.22696100802" calcext:value-type="float">
            <text:p>2.226961008</text:p>
          </table:table-cell>
          <table:table-cell office:value-type="float" office:value="23.6822029019" calcext:value-type="float">
            <text:p>23.682202901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4.4280899699" calcext:value-type="float">
            <text:p>14.4280899699</text:p>
          </table:table-cell>
          <table:table-cell office:value-type="float" office:value="1.36261535957" calcext:value-type="float">
            <text:p>1.3626153596</text:p>
          </table:table-cell>
          <table:table-cell office:value-type="float" office:value="13.0654746104" calcext:value-type="float">
            <text:p>13.0654746104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14.42808969" calcext:value-type="float">
            <text:p>14.42808969</text:p>
          </table:table-cell>
          <table:table-cell office:value-type="float" office:value="1.36261533164" calcext:value-type="float">
            <text:p>1.3626153316</text:p>
          </table:table-cell>
          <table:table-cell office:value-type="float" office:value="13.0654743584" calcext:value-type="float">
            <text:p>13.0654743584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14.4280895742" calcext:value-type="float">
            <text:p>14.4280895742</text:p>
          </table:table-cell>
          <table:table-cell office:value-type="float" office:value="1.36261531977" calcext:value-type="float">
            <text:p>1.3626153198</text:p>
          </table:table-cell>
          <table:table-cell office:value-type="float" office:value="13.0654742544" calcext:value-type="float">
            <text:p>13.0654742544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14.4280894767" calcext:value-type="float">
            <text:p>14.4280894767</text:p>
          </table:table-cell>
          <table:table-cell office:value-type="float" office:value="1.36261531212" calcext:value-type="float">
            <text:p>1.3626153121</text:p>
          </table:table-cell>
          <table:table-cell office:value-type="float" office:value="13.0654741646" calcext:value-type="float">
            <text:p>13.0654741646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14.4280893884" calcext:value-type="float">
            <text:p>14.4280893884</text:p>
          </table:table-cell>
          <table:table-cell office:value-type="float" office:value="1.36261530552" calcext:value-type="float">
            <text:p>1.3626153055</text:p>
          </table:table-cell>
          <table:table-cell office:value-type="float" office:value="13.0654740829" calcext:value-type="float">
            <text:p>13.0654740829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4.428089309" calcext:value-type="float">
            <text:p>14.428089309</text:p>
          </table:table-cell>
          <table:table-cell office:value-type="float" office:value="1.36261529982" calcext:value-type="float">
            <text:p>1.3626152998</text:p>
          </table:table-cell>
          <table:table-cell office:value-type="float" office:value="13.0654740092" calcext:value-type="float">
            <text:p>13.0654740092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14.4280892367" calcext:value-type="float">
            <text:p>14.4280892367</text:p>
          </table:table-cell>
          <table:table-cell office:value-type="float" office:value="1.3626152949" calcext:value-type="float">
            <text:p>1.3626152949</text:p>
          </table:table-cell>
          <table:table-cell office:value-type="float" office:value="13.0654739418" calcext:value-type="float">
            <text:p>13.0654739418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14.4280891766" calcext:value-type="float">
            <text:p>14.4280891766</text:p>
          </table:table-cell>
          <table:table-cell office:value-type="float" office:value="1.36261529018" calcext:value-type="float">
            <text:p>1.3626152902</text:p>
          </table:table-cell>
          <table:table-cell office:value-type="float" office:value="13.0654738864" calcext:value-type="float">
            <text:p>13.0654738864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14.4280891266" calcext:value-type="float">
            <text:p>14.4280891266</text:p>
          </table:table-cell>
          <table:table-cell office:value-type="float" office:value="1.36261528595" calcext:value-type="float">
            <text:p>1.362615286</text:p>
          </table:table-cell>
          <table:table-cell office:value-type="float" office:value="13.0654738406" calcext:value-type="float">
            <text:p>13.0654738406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14.4280890828" calcext:value-type="float">
            <text:p>14.4280890828</text:p>
          </table:table-cell>
          <table:table-cell office:value-type="float" office:value="1.36261528203" calcext:value-type="float">
            <text:p>1.362615282</text:p>
          </table:table-cell>
          <table:table-cell office:value-type="float" office:value="13.0654738008" calcext:value-type="float">
            <text:p>13.0654738008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4.4280890448" calcext:value-type="float">
            <text:p>14.4280890448</text:p>
          </table:table-cell>
          <table:table-cell office:value-type="float" office:value="1.3626152782" calcext:value-type="float">
            <text:p>1.3626152782</text:p>
          </table:table-cell>
          <table:table-cell office:value-type="float" office:value="13.0654737666" calcext:value-type="float">
            <text:p>13.0654737666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14.428089013" calcext:value-type="float">
            <text:p>14.428089013</text:p>
          </table:table-cell>
          <table:table-cell office:value-type="float" office:value="1.36261527484" calcext:value-type="float">
            <text:p>1.3626152748</text:p>
          </table:table-cell>
          <table:table-cell office:value-type="float" office:value="13.0654737382" calcext:value-type="float">
            <text:p>13.0654737382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14.4280889872" calcext:value-type="float">
            <text:p>14.4280889872</text:p>
          </table:table-cell>
          <table:table-cell office:value-type="float" office:value="1.36261527141" calcext:value-type="float">
            <text:p>1.3626152714</text:p>
          </table:table-cell>
          <table:table-cell office:value-type="float" office:value="13.0654737157" calcext:value-type="float">
            <text:p>13.0654737157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14.4280889661" calcext:value-type="float">
            <text:p>14.4280889661</text:p>
          </table:table-cell>
          <table:table-cell office:value-type="float" office:value="1.36261526851" calcext:value-type="float">
            <text:p>1.3626152685</text:p>
          </table:table-cell>
          <table:table-cell office:value-type="float" office:value="13.0654736976" calcext:value-type="float">
            <text:p>13.0654736976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14.4280889496" calcext:value-type="float">
            <text:p>14.4280889496</text:p>
          </table:table-cell>
          <table:table-cell office:value-type="float" office:value="1.36261526545" calcext:value-type="float">
            <text:p>1.3626152655</text:p>
          </table:table-cell>
          <table:table-cell office:value-type="float" office:value="13.0654736842" calcext:value-type="float">
            <text:p>13.0654736842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4.428088936" calcext:value-type="float">
            <text:p>14.428088936</text:p>
          </table:table-cell>
          <table:table-cell office:value-type="float" office:value="1.36261526262" calcext:value-type="float">
            <text:p>1.3626152626</text:p>
          </table:table-cell>
          <table:table-cell office:value-type="float" office:value="13.0654736734" calcext:value-type="float">
            <text:p>13.0654736734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14.4280889261" calcext:value-type="float">
            <text:p>14.4280889261</text:p>
          </table:table-cell>
          <table:table-cell office:value-type="float" office:value="1.36261525978" calcext:value-type="float">
            <text:p>1.3626152598</text:p>
          </table:table-cell>
          <table:table-cell office:value-type="float" office:value="13.0654736663" calcext:value-type="float">
            <text:p>13.0654736663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14.4280889189" calcext:value-type="float">
            <text:p>14.4280889189</text:p>
          </table:table-cell>
          <table:table-cell office:value-type="float" office:value="1.36261525728" calcext:value-type="float">
            <text:p>1.3626152573</text:p>
          </table:table-cell>
          <table:table-cell office:value-type="float" office:value="13.0654736617" calcext:value-type="float">
            <text:p>13.0654736617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14.4280889141" calcext:value-type="float">
            <text:p>14.4280889141</text:p>
          </table:table-cell>
          <table:table-cell office:value-type="float" office:value="1.3626152546" calcext:value-type="float">
            <text:p>1.3626152546</text:p>
          </table:table-cell>
          <table:table-cell office:value-type="float" office:value="13.0654736595" calcext:value-type="float">
            <text:p>13.0654736595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14.4280889124" calcext:value-type="float">
            <text:p>14.4280889124</text:p>
          </table:table-cell>
          <table:table-cell office:value-type="float" office:value="1.36261525227" calcext:value-type="float">
            <text:p>1.3626152523</text:p>
          </table:table-cell>
          <table:table-cell office:value-type="float" office:value="13.0654736601" calcext:value-type="float">
            <text:p>13.0654736601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4.4280889139" calcext:value-type="float">
            <text:p>14.4280889139</text:p>
          </table:table-cell>
          <table:table-cell office:value-type="float" office:value="1.36261524997" calcext:value-type="float">
            <text:p>1.36261525</text:p>
          </table:table-cell>
          <table:table-cell office:value-type="float" office:value="13.0654736639" calcext:value-type="float">
            <text:p>13.0654736639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14.4280889144" calcext:value-type="float">
            <text:p>14.4280889144</text:p>
          </table:table-cell>
          <table:table-cell office:value-type="float" office:value="1.36261524748" calcext:value-type="float">
            <text:p>1.3626152475</text:p>
          </table:table-cell>
          <table:table-cell office:value-type="float" office:value="13.0654736669" calcext:value-type="float">
            <text:p>13.0654736669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14.4280889216" calcext:value-type="float">
            <text:p>14.4280889216</text:p>
          </table:table-cell>
          <table:table-cell office:value-type="float" office:value="1.36261524523" calcext:value-type="float">
            <text:p>1.3626152452</text:p>
          </table:table-cell>
          <table:table-cell office:value-type="float" office:value="13.0654736764" calcext:value-type="float">
            <text:p>13.0654736764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14.4280889296" calcext:value-type="float">
            <text:p>14.4280889296</text:p>
          </table:table-cell>
          <table:table-cell office:value-type="float" office:value="1.36261524293" calcext:value-type="float">
            <text:p>1.3626152429</text:p>
          </table:table-cell>
          <table:table-cell office:value-type="float" office:value="13.0654736866" calcext:value-type="float">
            <text:p>13.0654736866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14.4280889414" calcext:value-type="float">
            <text:p>14.4280889414</text:p>
          </table:table-cell>
          <table:table-cell office:value-type="float" office:value="1.36261524064" calcext:value-type="float">
            <text:p>1.3626152406</text:p>
          </table:table-cell>
          <table:table-cell office:value-type="float" office:value="13.0654737007" calcext:value-type="float">
            <text:p>13.0654737007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4.4280889535" calcext:value-type="float">
            <text:p>14.4280889535</text:p>
          </table:table-cell>
          <table:table-cell office:value-type="float" office:value="1.36261523895" calcext:value-type="float">
            <text:p>1.362615239</text:p>
          </table:table-cell>
          <table:table-cell office:value-type="float" office:value="13.0654737145" calcext:value-type="float">
            <text:p>13.0654737145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25.3391207407" calcext:value-type="float">
            <text:p>25.3391207407</text:p>
          </table:table-cell>
          <table:table-cell office:value-type="float" office:value="1.94194014294" calcext:value-type="float">
            <text:p>1.9419401429</text:p>
          </table:table-cell>
          <table:table-cell office:value-type="float" office:value="23.3971805978" calcext:value-type="float">
            <text:p>23.3971805978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25.3391206927" calcext:value-type="float">
            <text:p>25.3391206927</text:p>
          </table:table-cell>
          <table:table-cell office:value-type="float" office:value="1.94194012437" calcext:value-type="float">
            <text:p>1.9419401244</text:p>
          </table:table-cell>
          <table:table-cell office:value-type="float" office:value="23.3971805683" calcext:value-type="float">
            <text:p>23.3971805683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25.3391206325" calcext:value-type="float">
            <text:p>25.3391206325</text:p>
          </table:table-cell>
          <table:table-cell office:value-type="float" office:value="1.94194011316" calcext:value-type="float">
            <text:p>1.9419401132</text:p>
          </table:table-cell>
          <table:table-cell office:value-type="float" office:value="23.3971805193" calcext:value-type="float">
            <text:p>23.3971805193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25.3391205641" calcext:value-type="float">
            <text:p>25.3391205641</text:p>
          </table:table-cell>
          <table:table-cell office:value-type="float" office:value="1.94194010371" calcext:value-type="float">
            <text:p>1.9419401037</text:p>
          </table:table-cell>
          <table:table-cell office:value-type="float" office:value="23.3971804603" calcext:value-type="float">
            <text:p>23.397180460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5.3391205058" calcext:value-type="float">
            <text:p>25.3391205058</text:p>
          </table:table-cell>
          <table:table-cell office:value-type="float" office:value="1.94194009548" calcext:value-type="float">
            <text:p>1.9419400955</text:p>
          </table:table-cell>
          <table:table-cell office:value-type="float" office:value="23.3971804103" calcext:value-type="float">
            <text:p>23.3971804103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25.3391204532" calcext:value-type="float">
            <text:p>25.3391204532</text:p>
          </table:table-cell>
          <table:table-cell office:value-type="float" office:value="1.94194008895" calcext:value-type="float">
            <text:p>1.941940089</text:p>
          </table:table-cell>
          <table:table-cell office:value-type="float" office:value="23.3971803642" calcext:value-type="float">
            <text:p>23.3971803642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25.3391204123" calcext:value-type="float">
            <text:p>25.3391204123</text:p>
          </table:table-cell>
          <table:table-cell office:value-type="float" office:value="1.94194008151" calcext:value-type="float">
            <text:p>1.9419400815</text:p>
          </table:table-cell>
          <table:table-cell office:value-type="float" office:value="23.3971803308" calcext:value-type="float">
            <text:p>23.3971803308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25.3391203789" calcext:value-type="float">
            <text:p>25.3391203789</text:p>
          </table:table-cell>
          <table:table-cell office:value-type="float" office:value="1.94194007556" calcext:value-type="float">
            <text:p>1.9419400756</text:p>
          </table:table-cell>
          <table:table-cell office:value-type="float" office:value="23.3971803033" calcext:value-type="float">
            <text:p>23.3971803033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25.3391203531" calcext:value-type="float">
            <text:p>25.3391203531</text:p>
          </table:table-cell>
          <table:table-cell office:value-type="float" office:value="1.94194006955" calcext:value-type="float">
            <text:p>1.9419400696</text:p>
          </table:table-cell>
          <table:table-cell office:value-type="float" office:value="23.3971802835" calcext:value-type="float">
            <text:p>23.3971802835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25.3391203319" calcext:value-type="float">
            <text:p>25.3391203319</text:p>
          </table:table-cell>
          <table:table-cell office:value-type="float" office:value="1.94194006406" calcext:value-type="float">
            <text:p>1.9419400641</text:p>
          </table:table-cell>
          <table:table-cell office:value-type="float" office:value="23.3971802678" calcext:value-type="float">
            <text:p>23.3971802678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25.3391203179" calcext:value-type="float">
            <text:p>25.3391203179</text:p>
          </table:table-cell>
          <table:table-cell office:value-type="float" office:value="1.94194005875" calcext:value-type="float">
            <text:p>1.9419400588</text:p>
          </table:table-cell>
          <table:table-cell office:value-type="float" office:value="23.3971802591" calcext:value-type="float">
            <text:p>23.3971802591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25.339120309" calcext:value-type="float">
            <text:p>25.339120309</text:p>
          </table:table-cell>
          <table:table-cell office:value-type="float" office:value="1.94194005375" calcext:value-type="float">
            <text:p>1.9419400538</text:p>
          </table:table-cell>
          <table:table-cell office:value-type="float" office:value="23.3971802553" calcext:value-type="float">
            <text:p>23.3971802553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25.339120307" calcext:value-type="float">
            <text:p>25.339120307</text:p>
          </table:table-cell>
          <table:table-cell office:value-type="float" office:value="1.94194004967" calcext:value-type="float">
            <text:p>1.9419400497</text:p>
          </table:table-cell>
          <table:table-cell office:value-type="float" office:value="23.3971802573" calcext:value-type="float">
            <text:p>23.3971802573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25.3391203061" calcext:value-type="float">
            <text:p>25.3391203061</text:p>
          </table:table-cell>
          <table:table-cell office:value-type="float" office:value="1.94194004427" calcext:value-type="float">
            <text:p>1.9419400443</text:p>
          </table:table-cell>
          <table:table-cell office:value-type="float" office:value="23.3971802619" calcext:value-type="float">
            <text:p>23.397180261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5.3391203085" calcext:value-type="float">
            <text:p>25.3391203085</text:p>
          </table:table-cell>
          <table:table-cell office:value-type="float" office:value="1.94194004073" calcext:value-type="float">
            <text:p>1.9419400407</text:p>
          </table:table-cell>
          <table:table-cell office:value-type="float" office:value="23.3971802677" calcext:value-type="float">
            <text:p>23.3971802677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25.3391203146" calcext:value-type="float">
            <text:p>25.3391203146</text:p>
          </table:table-cell>
          <table:table-cell office:value-type="float" office:value="1.94194003685" calcext:value-type="float">
            <text:p>1.9419400369</text:p>
          </table:table-cell>
          <table:table-cell office:value-type="float" office:value="23.3971802777" calcext:value-type="float">
            <text:p>23.3971802777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25.3391203227" calcext:value-type="float">
            <text:p>25.3391203227</text:p>
          </table:table-cell>
          <table:table-cell office:value-type="float" office:value="1.94194003328" calcext:value-type="float">
            <text:p>1.9419400333</text:p>
          </table:table-cell>
          <table:table-cell office:value-type="float" office:value="23.3971802894" calcext:value-type="float">
            <text:p>23.3971802894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25.3391203356" calcext:value-type="float">
            <text:p>25.3391203356</text:p>
          </table:table-cell>
          <table:table-cell office:value-type="float" office:value="1.94194002969" calcext:value-type="float">
            <text:p>1.9419400297</text:p>
          </table:table-cell>
          <table:table-cell office:value-type="float" office:value="23.3971803059" calcext:value-type="float">
            <text:p>23.3971803059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25.339120348" calcext:value-type="float">
            <text:p>25.339120348</text:p>
          </table:table-cell>
          <table:table-cell office:value-type="float" office:value="1.94194002662" calcext:value-type="float">
            <text:p>1.9419400266</text:p>
          </table:table-cell>
          <table:table-cell office:value-type="float" office:value="23.3971803214" calcext:value-type="float">
            <text:p>23.3971803214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25.3391203655" calcext:value-type="float">
            <text:p>25.3391203655</text:p>
          </table:table-cell>
          <table:table-cell office:value-type="float" office:value="1.94194002381" calcext:value-type="float">
            <text:p>1.9419400238</text:p>
          </table:table-cell>
          <table:table-cell office:value-type="float" office:value="23.3971803417" calcext:value-type="float">
            <text:p>23.3971803417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25.3391203882" calcext:value-type="float">
            <text:p>25.3391203882</text:p>
          </table:table-cell>
          <table:table-cell office:value-type="float" office:value="1.94194002129" calcext:value-type="float">
            <text:p>1.9419400213</text:p>
          </table:table-cell>
          <table:table-cell office:value-type="float" office:value="23.3971803669" calcext:value-type="float">
            <text:p>23.3971803669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25.3391204074" calcext:value-type="float">
            <text:p>25.3391204074</text:p>
          </table:table-cell>
          <table:table-cell office:value-type="float" office:value="1.9419400188" calcext:value-type="float">
            <text:p>1.9419400188</text:p>
          </table:table-cell>
          <table:table-cell office:value-type="float" office:value="23.3971803886" calcext:value-type="float">
            <text:p>23.3971803886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25.339120431" calcext:value-type="float">
            <text:p>25.339120431</text:p>
          </table:table-cell>
          <table:table-cell office:value-type="float" office:value="1.94194001619" calcext:value-type="float">
            <text:p>1.9419400162</text:p>
          </table:table-cell>
          <table:table-cell office:value-type="float" office:value="23.3971804148" calcext:value-type="float">
            <text:p>23.3971804148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25.3391204575" calcext:value-type="float">
            <text:p>25.3391204575</text:p>
          </table:table-cell>
          <table:table-cell office:value-type="float" office:value="1.9419400141" calcext:value-type="float">
            <text:p>1.9419400141</text:p>
          </table:table-cell>
          <table:table-cell office:value-type="float" office:value="23.3971804434" calcext:value-type="float">
            <text:p>23.39718044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.589637101" calcext:value-type="float">
            <text:p>14.589637101</text:p>
          </table:table-cell>
          <table:table-cell office:value-type="float" office:value="1.44338933287" calcext:value-type="float">
            <text:p>1.4433893329</text:p>
          </table:table-cell>
          <table:table-cell office:value-type="float" office:value="13.1462477681" calcext:value-type="float">
            <text:p>13.1462477681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14.5896366978" calcext:value-type="float">
            <text:p>14.5896366978</text:p>
          </table:table-cell>
          <table:table-cell office:value-type="float" office:value="1.44338929699" calcext:value-type="float">
            <text:p>1.443389297</text:p>
          </table:table-cell>
          <table:table-cell office:value-type="float" office:value="13.1462474008" calcext:value-type="float">
            <text:p>13.1462474008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14.589636547" calcext:value-type="float">
            <text:p>14.589636547</text:p>
          </table:table-cell>
          <table:table-cell office:value-type="float" office:value="1.44338928512" calcext:value-type="float">
            <text:p>1.4433892851</text:p>
          </table:table-cell>
          <table:table-cell office:value-type="float" office:value="13.1462472619" calcext:value-type="float">
            <text:p>13.1462472619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14.5896364396" calcext:value-type="float">
            <text:p>14.5896364396</text:p>
          </table:table-cell>
          <table:table-cell office:value-type="float" office:value="1.44338927622" calcext:value-type="float">
            <text:p>1.4433892762</text:p>
          </table:table-cell>
          <table:table-cell office:value-type="float" office:value="13.1462471634" calcext:value-type="float">
            <text:p>13.1462471634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14.5896363484" calcext:value-type="float">
            <text:p>14.5896363484</text:p>
          </table:table-cell>
          <table:table-cell office:value-type="float" office:value="1.44338926928" calcext:value-type="float">
            <text:p>1.4433892693</text:p>
          </table:table-cell>
          <table:table-cell office:value-type="float" office:value="13.1462470791" calcext:value-type="float">
            <text:p>13.1462470791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14.589636268" calcext:value-type="float">
            <text:p>14.589636268</text:p>
          </table:table-cell>
          <table:table-cell office:value-type="float" office:value="1.44338926433" calcext:value-type="float">
            <text:p>1.4433892643</text:p>
          </table:table-cell>
          <table:table-cell office:value-type="float" office:value="13.1462470037" calcext:value-type="float">
            <text:p>13.1462470037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14.5896361947" calcext:value-type="float">
            <text:p>14.5896361947</text:p>
          </table:table-cell>
          <table:table-cell office:value-type="float" office:value="1.4433892598" calcext:value-type="float">
            <text:p>1.4433892598</text:p>
          </table:table-cell>
          <table:table-cell office:value-type="float" office:value="13.1462469349" calcext:value-type="float">
            <text:p>13.1462469349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14.5896361259" calcext:value-type="float">
            <text:p>14.5896361259</text:p>
          </table:table-cell>
          <table:table-cell office:value-type="float" office:value="1.44338925649" calcext:value-type="float">
            <text:p>1.4433892565</text:p>
          </table:table-cell>
          <table:table-cell office:value-type="float" office:value="13.1462468694" calcext:value-type="float">
            <text:p>13.1462468694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14.5896360656" calcext:value-type="float">
            <text:p>14.5896360656</text:p>
          </table:table-cell>
          <table:table-cell office:value-type="float" office:value="1.44338925356" calcext:value-type="float">
            <text:p>1.4433892536</text:p>
          </table:table-cell>
          <table:table-cell office:value-type="float" office:value="13.1462468121" calcext:value-type="float">
            <text:p>13.1462468121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14.5896360112" calcext:value-type="float">
            <text:p>14.5896360112</text:p>
          </table:table-cell>
          <table:table-cell office:value-type="float" office:value="1.44338925132" calcext:value-type="float">
            <text:p>1.4433892513</text:p>
          </table:table-cell>
          <table:table-cell office:value-type="float" office:value="13.1462467598" calcext:value-type="float">
            <text:p>13.1462467598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4.5896359633" calcext:value-type="float">
            <text:p>14.5896359633</text:p>
          </table:table-cell>
          <table:table-cell office:value-type="float" office:value="1.44338924902" calcext:value-type="float">
            <text:p>1.443389249</text:p>
          </table:table-cell>
          <table:table-cell office:value-type="float" office:value="13.1462467143" calcext:value-type="float">
            <text:p>13.1462467143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14.5896359223" calcext:value-type="float">
            <text:p>14.5896359223</text:p>
          </table:table-cell>
          <table:table-cell office:value-type="float" office:value="1.44338924809" calcext:value-type="float">
            <text:p>1.4433892481</text:p>
          </table:table-cell>
          <table:table-cell office:value-type="float" office:value="13.1462466742" calcext:value-type="float">
            <text:p>13.1462466742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14.5896358805" calcext:value-type="float">
            <text:p>14.5896358805</text:p>
          </table:table-cell>
          <table:table-cell office:value-type="float" office:value="1.44338924609" calcext:value-type="float">
            <text:p>1.4433892461</text:p>
          </table:table-cell>
          <table:table-cell office:value-type="float" office:value="13.1462466344" calcext:value-type="float">
            <text:p>13.1462466344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4.5896358462" calcext:value-type="float">
            <text:p>14.5896358462</text:p>
          </table:table-cell>
          <table:table-cell office:value-type="float" office:value="1.44338924542" calcext:value-type="float">
            <text:p>1.4433892454</text:p>
          </table:table-cell>
          <table:table-cell office:value-type="float" office:value="13.1462466008" calcext:value-type="float">
            <text:p>13.1462466008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14.5896358178" calcext:value-type="float">
            <text:p>14.5896358178</text:p>
          </table:table-cell>
          <table:table-cell office:value-type="float" office:value="1.44338924492" calcext:value-type="float">
            <text:p>1.4433892449</text:p>
          </table:table-cell>
          <table:table-cell office:value-type="float" office:value="13.1462465728" calcext:value-type="float">
            <text:p>13.1462465728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14.5896357913" calcext:value-type="float">
            <text:p>14.5896357913</text:p>
          </table:table-cell>
          <table:table-cell office:value-type="float" office:value="1.44338924482" calcext:value-type="float">
            <text:p>1.4433892448</text:p>
          </table:table-cell>
          <table:table-cell office:value-type="float" office:value="13.1462465465" calcext:value-type="float">
            <text:p>13.1462465465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14.5896357659" calcext:value-type="float">
            <text:p>14.5896357659</text:p>
          </table:table-cell>
          <table:table-cell office:value-type="float" office:value="1.44338924428" calcext:value-type="float">
            <text:p>1.4433892443</text:p>
          </table:table-cell>
          <table:table-cell office:value-type="float" office:value="13.1462465216" calcext:value-type="float">
            <text:p>13.1462465216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14.5896357466" calcext:value-type="float">
            <text:p>14.5896357466</text:p>
          </table:table-cell>
          <table:table-cell office:value-type="float" office:value="1.44338924403" calcext:value-type="float">
            <text:p>1.443389244</text:p>
          </table:table-cell>
          <table:table-cell office:value-type="float" office:value="13.1462465026" calcext:value-type="float">
            <text:p>13.1462465026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14.5896357291" calcext:value-type="float">
            <text:p>14.5896357291</text:p>
          </table:table-cell>
          <table:table-cell office:value-type="float" office:value="1.44338924405" calcext:value-type="float">
            <text:p>1.4433892441</text:p>
          </table:table-cell>
          <table:table-cell office:value-type="float" office:value="13.1462464851" calcext:value-type="float">
            <text:p>13.1462464851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14.5896357118" calcext:value-type="float">
            <text:p>14.5896357118</text:p>
          </table:table-cell>
          <table:table-cell office:value-type="float" office:value="1.44338924416" calcext:value-type="float">
            <text:p>1.4433892442</text:p>
          </table:table-cell>
          <table:table-cell office:value-type="float" office:value="13.1462464676" calcext:value-type="float">
            <text:p>13.146246467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4.5896356981" calcext:value-type="float">
            <text:p>14.5896356981</text:p>
          </table:table-cell>
          <table:table-cell office:value-type="float" office:value="1.44338924428" calcext:value-type="float">
            <text:p>1.4433892443</text:p>
          </table:table-cell>
          <table:table-cell office:value-type="float" office:value="13.1462464538" calcext:value-type="float">
            <text:p>13.1462464538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14.5896356871" calcext:value-type="float">
            <text:p>14.5896356871</text:p>
          </table:table-cell>
          <table:table-cell office:value-type="float" office:value="1.44338924465" calcext:value-type="float">
            <text:p>1.4433892447</text:p>
          </table:table-cell>
          <table:table-cell office:value-type="float" office:value="13.1462464424" calcext:value-type="float">
            <text:p>13.1462464424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4.5896356769" calcext:value-type="float">
            <text:p>14.5896356769</text:p>
          </table:table-cell>
          <table:table-cell office:value-type="float" office:value="1.44338924477" calcext:value-type="float">
            <text:p>1.4433892448</text:p>
          </table:table-cell>
          <table:table-cell office:value-type="float" office:value="13.1462464322" calcext:value-type="float">
            <text:p>13.1462464322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14.5896356692" calcext:value-type="float">
            <text:p>14.5896356692</text:p>
          </table:table-cell>
          <table:table-cell office:value-type="float" office:value="1.44338924512" calcext:value-type="float">
            <text:p>1.4433892451</text:p>
          </table:table-cell>
          <table:table-cell office:value-type="float" office:value="13.1462464241" calcext:value-type="float">
            <text:p>13.1462464241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4.5896356628" calcext:value-type="float">
            <text:p>14.5896356628</text:p>
          </table:table-cell>
          <table:table-cell office:value-type="float" office:value="1.44338924529" calcext:value-type="float">
            <text:p>1.4433892453</text:p>
          </table:table-cell>
          <table:table-cell office:value-type="float" office:value="13.1462464175" calcext:value-type="float">
            <text:p>13.1462464175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14.5896356562" calcext:value-type="float">
            <text:p>14.5896356562</text:p>
          </table:table-cell>
          <table:table-cell office:value-type="float" office:value="1.44338924567" calcext:value-type="float">
            <text:p>1.4433892457</text:p>
          </table:table-cell>
          <table:table-cell office:value-type="float" office:value="13.1462464105" calcext:value-type="float">
            <text:p>13.1462464105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26.6754283712" calcext:value-type="float">
            <text:p>26.6754283712</text:p>
          </table:table-cell>
          <table:table-cell office:value-type="float" office:value="2.61009524931" calcext:value-type="float">
            <text:p>2.6100952493</text:p>
          </table:table-cell>
          <table:table-cell office:value-type="float" office:value="24.0653331219" calcext:value-type="float">
            <text:p>24.0653331219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26.675428276" calcext:value-type="float">
            <text:p>26.675428276</text:p>
          </table:table-cell>
          <table:table-cell office:value-type="float" office:value="2.61009522143" calcext:value-type="float">
            <text:p>2.6100952214</text:p>
          </table:table-cell>
          <table:table-cell office:value-type="float" office:value="24.0653330545" calcext:value-type="float">
            <text:p>24.0653330545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6.6754282538" calcext:value-type="float">
            <text:p>26.6754282538</text:p>
          </table:table-cell>
          <table:table-cell office:value-type="float" office:value="2.61009520498" calcext:value-type="float">
            <text:p>2.610095205</text:p>
          </table:table-cell>
          <table:table-cell office:value-type="float" office:value="24.0653330489" calcext:value-type="float">
            <text:p>24.0653330489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26.6754282432" calcext:value-type="float">
            <text:p>26.6754282432</text:p>
          </table:table-cell>
          <table:table-cell office:value-type="float" office:value="2.61009519398" calcext:value-type="float">
            <text:p>2.610095194</text:p>
          </table:table-cell>
          <table:table-cell office:value-type="float" office:value="24.0653330493" calcext:value-type="float">
            <text:p>24.0653330493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6.6754282413" calcext:value-type="float">
            <text:p>26.6754282413</text:p>
          </table:table-cell>
          <table:table-cell office:value-type="float" office:value="2.61009518736" calcext:value-type="float">
            <text:p>2.6100951874</text:p>
          </table:table-cell>
          <table:table-cell office:value-type="float" office:value="24.0653330539" calcext:value-type="float">
            <text:p>24.0653330539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26.6754282394" calcext:value-type="float">
            <text:p>26.6754282394</text:p>
          </table:table-cell>
          <table:table-cell office:value-type="float" office:value="2.61009518311" calcext:value-type="float">
            <text:p>2.6100951831</text:p>
          </table:table-cell>
          <table:table-cell office:value-type="float" office:value="24.0653330563" calcext:value-type="float">
            <text:p>24.0653330563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26.6754282453" calcext:value-type="float">
            <text:p>26.6754282453</text:p>
          </table:table-cell>
          <table:table-cell office:value-type="float" office:value="2.61009518098" calcext:value-type="float">
            <text:p>2.610095181</text:p>
          </table:table-cell>
          <table:table-cell office:value-type="float" office:value="24.0653330643" calcext:value-type="float">
            <text:p>24.0653330643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26.6754282501" calcext:value-type="float">
            <text:p>26.6754282501</text:p>
          </table:table-cell>
          <table:table-cell office:value-type="float" office:value="2.61009518072" calcext:value-type="float">
            <text:p>2.6100951807</text:p>
          </table:table-cell>
          <table:table-cell office:value-type="float" office:value="24.0653330694" calcext:value-type="float">
            <text:p>24.0653330694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6.6754282628" calcext:value-type="float">
            <text:p>26.6754282628</text:p>
          </table:table-cell>
          <table:table-cell office:value-type="float" office:value="2.61009518143" calcext:value-type="float">
            <text:p>2.6100951814</text:p>
          </table:table-cell>
          <table:table-cell office:value-type="float" office:value="24.0653330814" calcext:value-type="float">
            <text:p>24.0653330814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6.6754282745" calcext:value-type="float">
            <text:p>26.6754282745</text:p>
          </table:table-cell>
          <table:table-cell office:value-type="float" office:value="2.61009518286" calcext:value-type="float">
            <text:p>2.6100951829</text:p>
          </table:table-cell>
          <table:table-cell office:value-type="float" office:value="24.0653330916" calcext:value-type="float">
            <text:p>24.0653330916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6.6754282928" calcext:value-type="float">
            <text:p>26.6754282928</text:p>
          </table:table-cell>
          <table:table-cell office:value-type="float" office:value="2.61009518603" calcext:value-type="float">
            <text:p>2.610095186</text:p>
          </table:table-cell>
          <table:table-cell office:value-type="float" office:value="24.0653331068" calcext:value-type="float">
            <text:p>24.0653331068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26.6754283142" calcext:value-type="float">
            <text:p>26.6754283142</text:p>
          </table:table-cell>
          <table:table-cell office:value-type="float" office:value="2.61009518994" calcext:value-type="float">
            <text:p>2.6100951899</text:p>
          </table:table-cell>
          <table:table-cell office:value-type="float" office:value="24.0653331242" calcext:value-type="float">
            <text:p>24.0653331242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26.6754283363" calcext:value-type="float">
            <text:p>26.6754283363</text:p>
          </table:table-cell>
          <table:table-cell office:value-type="float" office:value="2.61009519407" calcext:value-type="float">
            <text:p>2.6100951941</text:p>
          </table:table-cell>
          <table:table-cell office:value-type="float" office:value="24.0653331422" calcext:value-type="float">
            <text:p>24.0653331422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26.6754283628" calcext:value-type="float">
            <text:p>26.6754283628</text:p>
          </table:table-cell>
          <table:table-cell office:value-type="float" office:value="2.61009519995" calcext:value-type="float">
            <text:p>2.6100952</text:p>
          </table:table-cell>
          <table:table-cell office:value-type="float" office:value="24.0653331628" calcext:value-type="float">
            <text:p>24.0653331628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6.6754283918" calcext:value-type="float">
            <text:p>26.6754283918</text:p>
          </table:table-cell>
          <table:table-cell office:value-type="float" office:value="2.61009520602" calcext:value-type="float">
            <text:p>2.610095206</text:p>
          </table:table-cell>
          <table:table-cell office:value-type="float" office:value="24.0653331858" calcext:value-type="float">
            <text:p>24.0653331858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26.6754284197" calcext:value-type="float">
            <text:p>26.6754284197</text:p>
          </table:table-cell>
          <table:table-cell office:value-type="float" office:value="2.61009521249" calcext:value-type="float">
            <text:p>2.6100952125</text:p>
          </table:table-cell>
          <table:table-cell office:value-type="float" office:value="24.0653332072" calcext:value-type="float">
            <text:p>24.0653332072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26.6754284503" calcext:value-type="float">
            <text:p>26.6754284503</text:p>
          </table:table-cell>
          <table:table-cell office:value-type="float" office:value="2.61009521964" calcext:value-type="float">
            <text:p>2.6100952196</text:p>
          </table:table-cell>
          <table:table-cell office:value-type="float" office:value="24.0653332307" calcext:value-type="float">
            <text:p>24.0653332307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26.6754284883" calcext:value-type="float">
            <text:p>26.6754284883</text:p>
          </table:table-cell>
          <table:table-cell office:value-type="float" office:value="2.61009522661" calcext:value-type="float">
            <text:p>2.6100952266</text:p>
          </table:table-cell>
          <table:table-cell office:value-type="float" office:value="24.0653332617" calcext:value-type="float">
            <text:p>24.0653332617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26.6754285242" calcext:value-type="float">
            <text:p>26.6754285242</text:p>
          </table:table-cell>
          <table:table-cell office:value-type="float" office:value="2.61009523405" calcext:value-type="float">
            <text:p>2.6100952341</text:p>
          </table:table-cell>
          <table:table-cell office:value-type="float" office:value="24.0653332901" calcext:value-type="float">
            <text:p>24.0653332901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26.6754285606" calcext:value-type="float">
            <text:p>26.6754285606</text:p>
          </table:table-cell>
          <table:table-cell office:value-type="float" office:value="2.61009524306" calcext:value-type="float">
            <text:p>2.6100952431</text:p>
          </table:table-cell>
          <table:table-cell office:value-type="float" office:value="24.0653333176" calcext:value-type="float">
            <text:p>24.0653333176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26.6754286007" calcext:value-type="float">
            <text:p>26.6754286007</text:p>
          </table:table-cell>
          <table:table-cell office:value-type="float" office:value="2.61009525172" calcext:value-type="float">
            <text:p>2.6100952517</text:p>
          </table:table-cell>
          <table:table-cell office:value-type="float" office:value="24.065333349" calcext:value-type="float">
            <text:p>24.065333349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26.6754286404" calcext:value-type="float">
            <text:p>26.6754286404</text:p>
          </table:table-cell>
          <table:table-cell office:value-type="float" office:value="2.61009526106" calcext:value-type="float">
            <text:p>2.6100952611</text:p>
          </table:table-cell>
          <table:table-cell office:value-type="float" office:value="24.0653333793" calcext:value-type="float">
            <text:p>24.0653333793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26.6754286764" calcext:value-type="float">
            <text:p>26.6754286764</text:p>
          </table:table-cell>
          <table:table-cell office:value-type="float" office:value="2.61009527036" calcext:value-type="float">
            <text:p>2.6100952704</text:p>
          </table:table-cell>
          <table:table-cell office:value-type="float" office:value="24.065333406" calcext:value-type="float">
            <text:p>24.065333406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26.675428724" calcext:value-type="float">
            <text:p>26.675428724</text:p>
          </table:table-cell>
          <table:table-cell office:value-type="float" office:value="2.61009528038" calcext:value-type="float">
            <text:p>2.6100952804</text:p>
          </table:table-cell>
          <table:table-cell office:value-type="float" office:value="24.0653334436" calcext:value-type="float">
            <text:p>24.065333443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5.0120261221" calcext:value-type="float">
            <text:p>15.0120261221</text:p>
          </table:table-cell>
          <table:table-cell office:value-type="float" office:value="1.65458446596" calcext:value-type="float">
            <text:p>1.654584466</text:p>
          </table:table-cell>
          <table:table-cell office:value-type="float" office:value="13.3574416561" calcext:value-type="float">
            <text:p>13.3574416561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15.0120257888" calcext:value-type="float">
            <text:p>15.0120257888</text:p>
          </table:table-cell>
          <table:table-cell office:value-type="float" office:value="1.65458439857" calcext:value-type="float">
            <text:p>1.6545843986</text:p>
          </table:table-cell>
          <table:table-cell office:value-type="float" office:value="13.3574413902" calcext:value-type="float">
            <text:p>13.3574413902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15.0120256563" calcext:value-type="float">
            <text:p>15.0120256563</text:p>
          </table:table-cell>
          <table:table-cell office:value-type="float" office:value="1.65458437314" calcext:value-type="float">
            <text:p>1.6545843731</text:p>
          </table:table-cell>
          <table:table-cell office:value-type="float" office:value="13.3574412832" calcext:value-type="float">
            <text:p>13.3574412832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15.0120255679" calcext:value-type="float">
            <text:p>15.0120255679</text:p>
          </table:table-cell>
          <table:table-cell office:value-type="float" office:value="1.65458435552" calcext:value-type="float">
            <text:p>1.6545843555</text:p>
          </table:table-cell>
          <table:table-cell office:value-type="float" office:value="13.3574412124" calcext:value-type="float">
            <text:p>13.3574412124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15.0120255025" calcext:value-type="float">
            <text:p>15.0120255025</text:p>
          </table:table-cell>
          <table:table-cell office:value-type="float" office:value="1.65458434209" calcext:value-type="float">
            <text:p>1.6545843421</text:p>
          </table:table-cell>
          <table:table-cell office:value-type="float" office:value="13.3574411604" calcext:value-type="float">
            <text:p>13.3574411604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15.0120254457" calcext:value-type="float">
            <text:p>15.0120254457</text:p>
          </table:table-cell>
          <table:table-cell office:value-type="float" office:value="1.6545843316" calcext:value-type="float">
            <text:p>1.6545843316</text:p>
          </table:table-cell>
          <table:table-cell office:value-type="float" office:value="13.3574411141" calcext:value-type="float">
            <text:p>13.3574411141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15.012025399" calcext:value-type="float">
            <text:p>15.012025399</text:p>
          </table:table-cell>
          <table:table-cell office:value-type="float" office:value="1.65458432214" calcext:value-type="float">
            <text:p>1.6545843221</text:p>
          </table:table-cell>
          <table:table-cell office:value-type="float" office:value="13.3574410768" calcext:value-type="float">
            <text:p>13.3574410768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15.0120253588" calcext:value-type="float">
            <text:p>15.0120253588</text:p>
          </table:table-cell>
          <table:table-cell office:value-type="float" office:value="1.65458431466" calcext:value-type="float">
            <text:p>1.6545843147</text:p>
          </table:table-cell>
          <table:table-cell office:value-type="float" office:value="13.3574410442" calcext:value-type="float">
            <text:p>13.3574410442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15.0120253256" calcext:value-type="float">
            <text:p>15.0120253256</text:p>
          </table:table-cell>
          <table:table-cell office:value-type="float" office:value="1.65458430791" calcext:value-type="float">
            <text:p>1.6545843079</text:p>
          </table:table-cell>
          <table:table-cell office:value-type="float" office:value="13.3574410176" calcext:value-type="float">
            <text:p>13.3574410176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15.0120252961" calcext:value-type="float">
            <text:p>15.0120252961</text:p>
          </table:table-cell>
          <table:table-cell office:value-type="float" office:value="1.65458430171" calcext:value-type="float">
            <text:p>1.6545843017</text:p>
          </table:table-cell>
          <table:table-cell office:value-type="float" office:value="13.3574409944" calcext:value-type="float">
            <text:p>13.3574409944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5.0120252703" calcext:value-type="float">
            <text:p>15.0120252703</text:p>
          </table:table-cell>
          <table:table-cell office:value-type="float" office:value="1.65458429648" calcext:value-type="float">
            <text:p>1.6545842965</text:p>
          </table:table-cell>
          <table:table-cell office:value-type="float" office:value="13.3574409738" calcext:value-type="float">
            <text:p>13.3574409738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15.0120252468" calcext:value-type="float">
            <text:p>15.0120252468</text:p>
          </table:table-cell>
          <table:table-cell office:value-type="float" office:value="1.65458429143" calcext:value-type="float">
            <text:p>1.6545842914</text:p>
          </table:table-cell>
          <table:table-cell office:value-type="float" office:value="13.3574409553" calcext:value-type="float">
            <text:p>13.3574409553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15.0120252266" calcext:value-type="float">
            <text:p>15.0120252266</text:p>
          </table:table-cell>
          <table:table-cell office:value-type="float" office:value="1.6545842881" calcext:value-type="float">
            <text:p>1.6545842881</text:p>
          </table:table-cell>
          <table:table-cell office:value-type="float" office:value="13.3574409385" calcext:value-type="float">
            <text:p>13.3574409385</text:p>
          </table:table-cell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15.0120252117" calcext:value-type="float">
            <text:p>15.0120252117</text:p>
          </table:table-cell>
          <table:table-cell office:value-type="float" office:value="1.65458428466" calcext:value-type="float">
            <text:p>1.6545842847</text:p>
          </table:table-cell>
          <table:table-cell office:value-type="float" office:value="13.357440927" calcext:value-type="float">
            <text:p>13.357440927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15.0120251944" calcext:value-type="float">
            <text:p>15.0120251944</text:p>
          </table:table-cell>
          <table:table-cell office:value-type="float" office:value="1.65458428204" calcext:value-type="float">
            <text:p>1.654584282</text:p>
          </table:table-cell>
          <table:table-cell office:value-type="float" office:value="13.3574409124" calcext:value-type="float">
            <text:p>13.3574409124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15.0120251826" calcext:value-type="float">
            <text:p>15.0120251826</text:p>
          </table:table-cell>
          <table:table-cell office:value-type="float" office:value="1.65458427998" calcext:value-type="float">
            <text:p>1.65458428</text:p>
          </table:table-cell>
          <table:table-cell office:value-type="float" office:value="13.3574409026" calcext:value-type="float">
            <text:p>13.3574409026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15.0120251714" calcext:value-type="float">
            <text:p>15.0120251714</text:p>
          </table:table-cell>
          <table:table-cell office:value-type="float" office:value="1.65458427758" calcext:value-type="float">
            <text:p>1.6545842776</text:p>
          </table:table-cell>
          <table:table-cell office:value-type="float" office:value="13.3574408938" calcext:value-type="float">
            <text:p>13.3574408938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15.0120251596" calcext:value-type="float">
            <text:p>15.0120251596</text:p>
          </table:table-cell>
          <table:table-cell office:value-type="float" office:value="1.65458427569" calcext:value-type="float">
            <text:p>1.6545842757</text:p>
          </table:table-cell>
          <table:table-cell office:value-type="float" office:value="13.357440884" calcext:value-type="float">
            <text:p>13.357440884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15.01202515" calcext:value-type="float">
            <text:p>15.01202515</text:p>
          </table:table-cell>
          <table:table-cell office:value-type="float" office:value="1.65458427472" calcext:value-type="float">
            <text:p>1.6545842747</text:p>
          </table:table-cell>
          <table:table-cell office:value-type="float" office:value="13.3574408753" calcext:value-type="float">
            <text:p>13.3574408753</text:p>
          </table:table-cell>
        </table:table-row>
        <table:table-row table:style-name="ro1">
          <table:table-cell office:value-type="float" office:value="2.69" calcext:value-type="float">
            <text:p>2.69</text:p>
          </table:table-cell>
          <table:table-cell office:value-type="float" office:value="15.012025143" calcext:value-type="float">
            <text:p>15.012025143</text:p>
          </table:table-cell>
          <table:table-cell office:value-type="float" office:value="1.65458427331" calcext:value-type="float">
            <text:p>1.6545842733</text:p>
          </table:table-cell>
          <table:table-cell office:value-type="float" office:value="13.3574408697" calcext:value-type="float">
            <text:p>13.357440869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5.0120251372" calcext:value-type="float">
            <text:p>15.0120251372</text:p>
          </table:table-cell>
          <table:table-cell office:value-type="float" office:value="1.65458427283" calcext:value-type="float">
            <text:p>1.6545842728</text:p>
          </table:table-cell>
          <table:table-cell office:value-type="float" office:value="13.3574408644" calcext:value-type="float">
            <text:p>13.3574408644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15.0120251319" calcext:value-type="float">
            <text:p>15.0120251319</text:p>
          </table:table-cell>
          <table:table-cell office:value-type="float" office:value="1.65458427208" calcext:value-type="float">
            <text:p>1.6545842721</text:p>
          </table:table-cell>
          <table:table-cell office:value-type="float" office:value="13.3574408598" calcext:value-type="float">
            <text:p>13.3574408598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15.0120251284" calcext:value-type="float">
            <text:p>15.0120251284</text:p>
          </table:table-cell>
          <table:table-cell office:value-type="float" office:value="1.65458427143" calcext:value-type="float">
            <text:p>1.6545842714</text:p>
          </table:table-cell>
          <table:table-cell office:value-type="float" office:value="13.357440857" calcext:value-type="float">
            <text:p>13.357440857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15.0120251271" calcext:value-type="float">
            <text:p>15.0120251271</text:p>
          </table:table-cell>
          <table:table-cell office:value-type="float" office:value="1.65458427146" calcext:value-type="float">
            <text:p>1.6545842715</text:p>
          </table:table-cell>
          <table:table-cell office:value-type="float" office:value="13.3574408556" calcext:value-type="float">
            <text:p>13.3574408556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15.0120251277" calcext:value-type="float">
            <text:p>15.0120251277</text:p>
          </table:table-cell>
          <table:table-cell office:value-type="float" office:value="1.65458427157" calcext:value-type="float">
            <text:p>1.6545842716</text:p>
          </table:table-cell>
          <table:table-cell office:value-type="float" office:value="13.3574408561" calcext:value-type="float">
            <text:p>13.3574408561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15.0120251281" calcext:value-type="float">
            <text:p>15.0120251281</text:p>
          </table:table-cell>
          <table:table-cell office:value-type="float" office:value="1.65458427156" calcext:value-type="float">
            <text:p>1.6545842716</text:p>
          </table:table-cell>
          <table:table-cell office:value-type="float" office:value="13.3574408565" calcext:value-type="float">
            <text:p>13.3574408565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26.9792140911" calcext:value-type="float">
            <text:p>26.9792140911</text:p>
          </table:table-cell>
          <table:table-cell office:value-type="float" office:value="2.76198867893" calcext:value-type="float">
            <text:p>2.7619886789</text:p>
          </table:table-cell>
          <table:table-cell office:value-type="float" office:value="24.2172254122" calcext:value-type="float">
            <text:p>24.2172254122</text:p>
          </table:table-cell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26.9792138974" calcext:value-type="float">
            <text:p>26.9792138974</text:p>
          </table:table-cell>
          <table:table-cell office:value-type="float" office:value="2.76198865294" calcext:value-type="float">
            <text:p>2.7619886529</text:p>
          </table:table-cell>
          <table:table-cell office:value-type="float" office:value="24.2172252444" calcext:value-type="float">
            <text:p>24.2172252444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26.9792137963" calcext:value-type="float">
            <text:p>26.9792137963</text:p>
          </table:table-cell>
          <table:table-cell office:value-type="float" office:value="2.76198863818" calcext:value-type="float">
            <text:p>2.7619886382</text:p>
          </table:table-cell>
          <table:table-cell office:value-type="float" office:value="24.2172251581" calcext:value-type="float">
            <text:p>24.2172251581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26.9792137401" calcext:value-type="float">
            <text:p>26.9792137401</text:p>
          </table:table-cell>
          <table:table-cell office:value-type="float" office:value="2.7619886279" calcext:value-type="float">
            <text:p>2.7619886279</text:p>
          </table:table-cell>
          <table:table-cell office:value-type="float" office:value="24.2172251122" calcext:value-type="float">
            <text:p>24.2172251122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6.9792137167" calcext:value-type="float">
            <text:p>26.9792137167</text:p>
          </table:table-cell>
          <table:table-cell office:value-type="float" office:value="2.76198862103" calcext:value-type="float">
            <text:p>2.761988621</text:p>
          </table:table-cell>
          <table:table-cell office:value-type="float" office:value="24.2172250957" calcext:value-type="float">
            <text:p>24.2172250957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26.9792137083" calcext:value-type="float">
            <text:p>26.9792137083</text:p>
          </table:table-cell>
          <table:table-cell office:value-type="float" office:value="2.76198861596" calcext:value-type="float">
            <text:p>2.761988616</text:p>
          </table:table-cell>
          <table:table-cell office:value-type="float" office:value="24.2172250923" calcext:value-type="float">
            <text:p>24.2172250923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26.9792137122" calcext:value-type="float">
            <text:p>26.9792137122</text:p>
          </table:table-cell>
          <table:table-cell office:value-type="float" office:value="2.7619886131" calcext:value-type="float">
            <text:p>2.7619886131</text:p>
          </table:table-cell>
          <table:table-cell office:value-type="float" office:value="24.2172250991" calcext:value-type="float">
            <text:p>24.2172250991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26.9792137236" calcext:value-type="float">
            <text:p>26.9792137236</text:p>
          </table:table-cell>
          <table:table-cell office:value-type="float" office:value="2.76198861102" calcext:value-type="float">
            <text:p>2.761988611</text:p>
          </table:table-cell>
          <table:table-cell office:value-type="float" office:value="24.2172251126" calcext:value-type="float">
            <text:p>24.2172251126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26.9792137419" calcext:value-type="float">
            <text:p>26.9792137419</text:p>
          </table:table-cell>
          <table:table-cell office:value-type="float" office:value="2.76198861042" calcext:value-type="float">
            <text:p>2.7619886104</text:p>
          </table:table-cell>
          <table:table-cell office:value-type="float" office:value="24.2172251315" calcext:value-type="float">
            <text:p>24.2172251315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26.9792137651" calcext:value-type="float">
            <text:p>26.9792137651</text:p>
          </table:table-cell>
          <table:table-cell office:value-type="float" office:value="2.76198861081" calcext:value-type="float">
            <text:p>2.7619886108</text:p>
          </table:table-cell>
          <table:table-cell office:value-type="float" office:value="24.2172251543" calcext:value-type="float">
            <text:p>24.2172251543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26.9792137888" calcext:value-type="float">
            <text:p>26.9792137888</text:p>
          </table:table-cell>
          <table:table-cell office:value-type="float" office:value="2.7619886118" calcext:value-type="float">
            <text:p>2.7619886118</text:p>
          </table:table-cell>
          <table:table-cell office:value-type="float" office:value="24.217225177" calcext:value-type="float">
            <text:p>24.217225177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26.9792138177" calcext:value-type="float">
            <text:p>26.9792138177</text:p>
          </table:table-cell>
          <table:table-cell office:value-type="float" office:value="2.76198861403" calcext:value-type="float">
            <text:p>2.761988614</text:p>
          </table:table-cell>
          <table:table-cell office:value-type="float" office:value="24.2172252037" calcext:value-type="float">
            <text:p>24.2172252037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26.9792138572" calcext:value-type="float">
            <text:p>26.9792138572</text:p>
          </table:table-cell>
          <table:table-cell office:value-type="float" office:value="2.76198861688" calcext:value-type="float">
            <text:p>2.7619886169</text:p>
          </table:table-cell>
          <table:table-cell office:value-type="float" office:value="24.2172252403" calcext:value-type="float">
            <text:p>24.2172252403</text:p>
          </table:table-cell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26.9792138948" calcext:value-type="float">
            <text:p>26.9792138948</text:p>
          </table:table-cell>
          <table:table-cell office:value-type="float" office:value="2.76198862076" calcext:value-type="float">
            <text:p>2.7619886208</text:p>
          </table:table-cell>
          <table:table-cell office:value-type="float" office:value="24.217225274" calcext:value-type="float">
            <text:p>24.217225274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6.9792139417" calcext:value-type="float">
            <text:p>26.9792139417</text:p>
          </table:table-cell>
          <table:table-cell office:value-type="float" office:value="2.76198862492" calcext:value-type="float">
            <text:p>2.7619886249</text:p>
          </table:table-cell>
          <table:table-cell office:value-type="float" office:value="24.2172253168" calcext:value-type="float">
            <text:p>24.2172253168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26.9792139899" calcext:value-type="float">
            <text:p>26.9792139899</text:p>
          </table:table-cell>
          <table:table-cell office:value-type="float" office:value="2.76198863007" calcext:value-type="float">
            <text:p>2.7619886301</text:p>
          </table:table-cell>
          <table:table-cell office:value-type="float" office:value="24.2172253598" calcext:value-type="float">
            <text:p>24.2172253598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26.9792140413" calcext:value-type="float">
            <text:p>26.9792140413</text:p>
          </table:table-cell>
          <table:table-cell office:value-type="float" office:value="2.76198863564" calcext:value-type="float">
            <text:p>2.7619886356</text:p>
          </table:table-cell>
          <table:table-cell office:value-type="float" office:value="24.2172254057" calcext:value-type="float">
            <text:p>24.2172254057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26.9792140979" calcext:value-type="float">
            <text:p>26.9792140979</text:p>
          </table:table-cell>
          <table:table-cell office:value-type="float" office:value="2.76198864161" calcext:value-type="float">
            <text:p>2.7619886416</text:p>
          </table:table-cell>
          <table:table-cell office:value-type="float" office:value="24.2172254563" calcext:value-type="float">
            <text:p>24.2172254563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26.9792141604" calcext:value-type="float">
            <text:p>26.9792141604</text:p>
          </table:table-cell>
          <table:table-cell office:value-type="float" office:value="2.76198864814" calcext:value-type="float">
            <text:p>2.7619886481</text:p>
          </table:table-cell>
          <table:table-cell office:value-type="float" office:value="24.2172255123" calcext:value-type="float">
            <text:p>24.2172255123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26.9792142248" calcext:value-type="float">
            <text:p>26.9792142248</text:p>
          </table:table-cell>
          <table:table-cell office:value-type="float" office:value="2.76198865536" calcext:value-type="float">
            <text:p>2.7619886554</text:p>
          </table:table-cell>
          <table:table-cell office:value-type="float" office:value="24.2172255695" calcext:value-type="float">
            <text:p>24.2172255695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26.9792142985" calcext:value-type="float">
            <text:p>26.9792142985</text:p>
          </table:table-cell>
          <table:table-cell office:value-type="float" office:value="2.7619886643" calcext:value-type="float">
            <text:p>2.7619886643</text:p>
          </table:table-cell>
          <table:table-cell office:value-type="float" office:value="24.2172256342" calcext:value-type="float">
            <text:p>24.2172256342</text:p>
          </table:table-cell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26.9792143655" calcext:value-type="float">
            <text:p>26.9792143655</text:p>
          </table:table-cell>
          <table:table-cell office:value-type="float" office:value="2.7619886708" calcext:value-type="float">
            <text:p>2.7619886708</text:p>
          </table:table-cell>
          <table:table-cell office:value-type="float" office:value="24.2172256947" calcext:value-type="float">
            <text:p>24.2172256947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26.9792144406" calcext:value-type="float">
            <text:p>26.9792144406</text:p>
          </table:table-cell>
          <table:table-cell office:value-type="float" office:value="2.76198867926" calcext:value-type="float">
            <text:p>2.7619886793</text:p>
          </table:table-cell>
          <table:table-cell office:value-type="float" office:value="24.2172257614" calcext:value-type="float">
            <text:p>24.2172257614</text:p>
          </table:table-cell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26.9792145211" calcext:value-type="float">
            <text:p>26.9792145211</text:p>
          </table:table-cell>
          <table:table-cell office:value-type="float" office:value="2.76198868737" calcext:value-type="float">
            <text:p>2.7619886874</text:p>
          </table:table-cell>
          <table:table-cell office:value-type="float" office:value="24.2172258337" calcext:value-type="float">
            <text:p>24.21722583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382267077" calcext:value-type="float">
            <text:p>15.382267077</text:p>
          </table:table-cell>
          <table:table-cell office:value-type="float" office:value="1.83970520879" calcext:value-type="float">
            <text:p>1.8397052088</text:p>
          </table:table-cell>
          <table:table-cell office:value-type="float" office:value="13.5425618683" calcext:value-type="float">
            <text:p>13.5425618683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15.3822667861" calcext:value-type="float">
            <text:p>15.3822667861</text:p>
          </table:table-cell>
          <table:table-cell office:value-type="float" office:value="1.83970513949" calcext:value-type="float">
            <text:p>1.8397051395</text:p>
          </table:table-cell>
          <table:table-cell office:value-type="float" office:value="13.5425616466" calcext:value-type="float">
            <text:p>13.5425616466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15.3822666766" calcext:value-type="float">
            <text:p>15.3822666766</text:p>
          </table:table-cell>
          <table:table-cell office:value-type="float" office:value="1.83970511322" calcext:value-type="float">
            <text:p>1.8397051132</text:p>
          </table:table-cell>
          <table:table-cell office:value-type="float" office:value="13.5425615634" calcext:value-type="float">
            <text:p>13.5425615634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15.3822666093" calcext:value-type="float">
            <text:p>15.3822666093</text:p>
          </table:table-cell>
          <table:table-cell office:value-type="float" office:value="1.83970509602" calcext:value-type="float">
            <text:p>1.839705096</text:p>
          </table:table-cell>
          <table:table-cell office:value-type="float" office:value="13.5425615133" calcext:value-type="float">
            <text:p>13.5425615133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15.382266562" calcext:value-type="float">
            <text:p>15.382266562</text:p>
          </table:table-cell>
          <table:table-cell office:value-type="float" office:value="1.83970508334" calcext:value-type="float">
            <text:p>1.8397050833</text:p>
          </table:table-cell>
          <table:table-cell office:value-type="float" office:value="13.5425614787" calcext:value-type="float">
            <text:p>13.5425614787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15.3822665258" calcext:value-type="float">
            <text:p>15.3822665258</text:p>
          </table:table-cell>
          <table:table-cell office:value-type="float" office:value="1.83970507331" calcext:value-type="float">
            <text:p>1.8397050733</text:p>
          </table:table-cell>
          <table:table-cell office:value-type="float" office:value="13.5425614525" calcext:value-type="float">
            <text:p>13.5425614525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15.3822665013" calcext:value-type="float">
            <text:p>15.3822665013</text:p>
          </table:table-cell>
          <table:table-cell office:value-type="float" office:value="1.83970506602" calcext:value-type="float">
            <text:p>1.839705066</text:p>
          </table:table-cell>
          <table:table-cell office:value-type="float" office:value="13.5425614353" calcext:value-type="float">
            <text:p>13.5425614353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15.3822664822" calcext:value-type="float">
            <text:p>15.3822664822</text:p>
          </table:table-cell>
          <table:table-cell office:value-type="float" office:value="1.83970505963" calcext:value-type="float">
            <text:p>1.8397050596</text:p>
          </table:table-cell>
          <table:table-cell office:value-type="float" office:value="13.5425614225" calcext:value-type="float">
            <text:p>13.5425614225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15.3822664721" calcext:value-type="float">
            <text:p>15.3822664721</text:p>
          </table:table-cell>
          <table:table-cell office:value-type="float" office:value="1.83970505499" calcext:value-type="float">
            <text:p>1.839705055</text:p>
          </table:table-cell>
          <table:table-cell office:value-type="float" office:value="13.5425614171" calcext:value-type="float">
            <text:p>13.5425614171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15.3822664657" calcext:value-type="float">
            <text:p>15.3822664657</text:p>
          </table:table-cell>
          <table:table-cell office:value-type="float" office:value="1.83970505176" calcext:value-type="float">
            <text:p>1.8397050518</text:p>
          </table:table-cell>
          <table:table-cell office:value-type="float" office:value="13.5425614139" calcext:value-type="float">
            <text:p>13.5425614139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5.3822664632" calcext:value-type="float">
            <text:p>15.3822664632</text:p>
          </table:table-cell>
          <table:table-cell office:value-type="float" office:value="1.83970504911" calcext:value-type="float">
            <text:p>1.8397050491</text:p>
          </table:table-cell>
          <table:table-cell office:value-type="float" office:value="13.5425614141" calcext:value-type="float">
            <text:p>13.5425614141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15.3822664676" calcext:value-type="float">
            <text:p>15.3822664676</text:p>
          </table:table-cell>
          <table:table-cell office:value-type="float" office:value="1.83970504766" calcext:value-type="float">
            <text:p>1.8397050477</text:p>
          </table:table-cell>
          <table:table-cell office:value-type="float" office:value="13.54256142" calcext:value-type="float">
            <text:p>13.54256142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15.3822664744" calcext:value-type="float">
            <text:p>15.3822664744</text:p>
          </table:table-cell>
          <table:table-cell office:value-type="float" office:value="1.83970504627" calcext:value-type="float">
            <text:p>1.8397050463</text:p>
          </table:table-cell>
          <table:table-cell office:value-type="float" office:value="13.5425614281" calcext:value-type="float">
            <text:p>13.5425614281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15.3822664861" calcext:value-type="float">
            <text:p>15.3822664861</text:p>
          </table:table-cell>
          <table:table-cell office:value-type="float" office:value="1.83970504607" calcext:value-type="float">
            <text:p>1.8397050461</text:p>
          </table:table-cell>
          <table:table-cell office:value-type="float" office:value="13.54256144" calcext:value-type="float">
            <text:p>13.54256144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15.3822664949" calcext:value-type="float">
            <text:p>15.3822664949</text:p>
          </table:table-cell>
          <table:table-cell office:value-type="float" office:value="1.83970504536" calcext:value-type="float">
            <text:p>1.8397050454</text:p>
          </table:table-cell>
          <table:table-cell office:value-type="float" office:value="13.5425614496" calcext:value-type="float">
            <text:p>13.5425614496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15.3822665076" calcext:value-type="float">
            <text:p>15.3822665076</text:p>
          </table:table-cell>
          <table:table-cell office:value-type="float" office:value="1.83970504494" calcext:value-type="float">
            <text:p>1.8397050449</text:p>
          </table:table-cell>
          <table:table-cell office:value-type="float" office:value="13.5425614626" calcext:value-type="float">
            <text:p>13.5425614626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15.382266523" calcext:value-type="float">
            <text:p>15.382266523</text:p>
          </table:table-cell>
          <table:table-cell office:value-type="float" office:value="1.83970504584" calcext:value-type="float">
            <text:p>1.8397050458</text:p>
          </table:table-cell>
          <table:table-cell office:value-type="float" office:value="13.5425614772" calcext:value-type="float">
            <text:p>13.5425614772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15.3822665384" calcext:value-type="float">
            <text:p>15.3822665384</text:p>
          </table:table-cell>
          <table:table-cell office:value-type="float" office:value="1.83970504604" calcext:value-type="float">
            <text:p>1.839705046</text:p>
          </table:table-cell>
          <table:table-cell office:value-type="float" office:value="13.5425614924" calcext:value-type="float">
            <text:p>13.5425614924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15.3822665536" calcext:value-type="float">
            <text:p>15.3822665536</text:p>
          </table:table-cell>
          <table:table-cell office:value-type="float" office:value="1.83970504646" calcext:value-type="float">
            <text:p>1.8397050465</text:p>
          </table:table-cell>
          <table:table-cell office:value-type="float" office:value="13.5425615072" calcext:value-type="float">
            <text:p>13.5425615072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15.3822665682" calcext:value-type="float">
            <text:p>15.3822665682</text:p>
          </table:table-cell>
          <table:table-cell office:value-type="float" office:value="1.83970504747" calcext:value-type="float">
            <text:p>1.8397050475</text:p>
          </table:table-cell>
          <table:table-cell office:value-type="float" office:value="13.5425615207" calcext:value-type="float">
            <text:p>13.5425615207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5.3822665841" calcext:value-type="float">
            <text:p>15.3822665841</text:p>
          </table:table-cell>
          <table:table-cell office:value-type="float" office:value="1.83970504829" calcext:value-type="float">
            <text:p>1.8397050483</text:p>
          </table:table-cell>
          <table:table-cell office:value-type="float" office:value="13.5425615358" calcext:value-type="float">
            <text:p>13.5425615358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15.3822665975" calcext:value-type="float">
            <text:p>15.3822665975</text:p>
          </table:table-cell>
          <table:table-cell office:value-type="float" office:value="1.83970504898" calcext:value-type="float">
            <text:p>1.839705049</text:p>
          </table:table-cell>
          <table:table-cell office:value-type="float" office:value="13.5425615485" calcext:value-type="float">
            <text:p>13.5425615485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15.3822666119" calcext:value-type="float">
            <text:p>15.3822666119</text:p>
          </table:table-cell>
          <table:table-cell office:value-type="float" office:value="1.83970505018" calcext:value-type="float">
            <text:p>1.8397050502</text:p>
          </table:table-cell>
          <table:table-cell office:value-type="float" office:value="13.5425615617" calcext:value-type="float">
            <text:p>13.5425615617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15.3822666228" calcext:value-type="float">
            <text:p>15.3822666228</text:p>
          </table:table-cell>
          <table:table-cell office:value-type="float" office:value="1.83970505092" calcext:value-type="float">
            <text:p>1.8397050509</text:p>
          </table:table-cell>
          <table:table-cell office:value-type="float" office:value="13.5425615719" calcext:value-type="float">
            <text:p>13.5425615719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15.3822666349" calcext:value-type="float">
            <text:p>15.3822666349</text:p>
          </table:table-cell>
          <table:table-cell office:value-type="float" office:value="1.83970505302" calcext:value-type="float">
            <text:p>1.839705053</text:p>
          </table:table-cell>
          <table:table-cell office:value-type="float" office:value="13.5425615818" calcext:value-type="float">
            <text:p>13.5425615818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15.3822666463" calcext:value-type="float">
            <text:p>15.3822666463</text:p>
          </table:table-cell>
          <table:table-cell office:value-type="float" office:value="1.8397050541" calcext:value-type="float">
            <text:p>1.8397050541</text:p>
          </table:table-cell>
          <table:table-cell office:value-type="float" office:value="13.5425615922" calcext:value-type="float">
            <text:p>13.5425615922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26.9362226348" calcext:value-type="float">
            <text:p>26.9362226348</text:p>
          </table:table-cell>
          <table:table-cell office:value-type="float" office:value="2.7404931358" calcext:value-type="float">
            <text:p>2.7404931358</text:p>
          </table:table-cell>
          <table:table-cell office:value-type="float" office:value="24.195729499" calcext:value-type="float">
            <text:p>24.195729499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26.9362223305" calcext:value-type="float">
            <text:p>26.9362223305</text:p>
          </table:table-cell>
          <table:table-cell office:value-type="float" office:value="2.74049306453" calcext:value-type="float">
            <text:p>2.7404930645</text:p>
          </table:table-cell>
          <table:table-cell office:value-type="float" office:value="24.195729266" calcext:value-type="float">
            <text:p>24.195729266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26.9362222714" calcext:value-type="float">
            <text:p>26.9362222714</text:p>
          </table:table-cell>
          <table:table-cell office:value-type="float" office:value="2.74049301742" calcext:value-type="float">
            <text:p>2.7404930174</text:p>
          </table:table-cell>
          <table:table-cell office:value-type="float" office:value="24.1957292539" calcext:value-type="float">
            <text:p>24.1957292539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26.9362222897" calcext:value-type="float">
            <text:p>26.9362222897</text:p>
          </table:table-cell>
          <table:table-cell office:value-type="float" office:value="2.74049298217" calcext:value-type="float">
            <text:p>2.7404929822</text:p>
          </table:table-cell>
          <table:table-cell office:value-type="float" office:value="24.1957293075" calcext:value-type="float">
            <text:p>24.1957293075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6.9362223203" calcext:value-type="float">
            <text:p>26.9362223203</text:p>
          </table:table-cell>
          <table:table-cell office:value-type="float" office:value="2.74049295637" calcext:value-type="float">
            <text:p>2.7404929564</text:p>
          </table:table-cell>
          <table:table-cell office:value-type="float" office:value="24.195729364" calcext:value-type="float">
            <text:p>24.195729364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26.9362223452" calcext:value-type="float">
            <text:p>26.9362223452</text:p>
          </table:table-cell>
          <table:table-cell office:value-type="float" office:value="2.74049293725" calcext:value-type="float">
            <text:p>2.7404929373</text:p>
          </table:table-cell>
          <table:table-cell office:value-type="float" office:value="24.195729408" calcext:value-type="float">
            <text:p>24.195729408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26.9362223748" calcext:value-type="float">
            <text:p>26.9362223748</text:p>
          </table:table-cell>
          <table:table-cell office:value-type="float" office:value="2.74049292399" calcext:value-type="float">
            <text:p>2.740492924</text:p>
          </table:table-cell>
          <table:table-cell office:value-type="float" office:value="24.1957294508" calcext:value-type="float">
            <text:p>24.1957294508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26.936222402" calcext:value-type="float">
            <text:p>26.936222402</text:p>
          </table:table-cell>
          <table:table-cell office:value-type="float" office:value="2.74049291539" calcext:value-type="float">
            <text:p>2.7404929154</text:p>
          </table:table-cell>
          <table:table-cell office:value-type="float" office:value="24.1957294866" calcext:value-type="float">
            <text:p>24.1957294866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26.9362224271" calcext:value-type="float">
            <text:p>26.9362224271</text:p>
          </table:table-cell>
          <table:table-cell office:value-type="float" office:value="2.74049291027" calcext:value-type="float">
            <text:p>2.7404929103</text:p>
          </table:table-cell>
          <table:table-cell office:value-type="float" office:value="24.1957295169" calcext:value-type="float">
            <text:p>24.1957295169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26.9362224516" calcext:value-type="float">
            <text:p>26.9362224516</text:p>
          </table:table-cell>
          <table:table-cell office:value-type="float" office:value="2.74049290839" calcext:value-type="float">
            <text:p>2.7404929084</text:p>
          </table:table-cell>
          <table:table-cell office:value-type="float" office:value="24.1957295432" calcext:value-type="float">
            <text:p>24.1957295432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26.9362224735" calcext:value-type="float">
            <text:p>26.9362224735</text:p>
          </table:table-cell>
          <table:table-cell office:value-type="float" office:value="2.74049290836" calcext:value-type="float">
            <text:p>2.7404929084</text:p>
          </table:table-cell>
          <table:table-cell office:value-type="float" office:value="24.1957295651" calcext:value-type="float">
            <text:p>24.1957295651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26.9362224915" calcext:value-type="float">
            <text:p>26.9362224915</text:p>
          </table:table-cell>
          <table:table-cell office:value-type="float" office:value="2.74049291036" calcext:value-type="float">
            <text:p>2.7404929104</text:p>
          </table:table-cell>
          <table:table-cell office:value-type="float" office:value="24.1957295811" calcext:value-type="float">
            <text:p>24.1957295811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26.9362225112" calcext:value-type="float">
            <text:p>26.9362225112</text:p>
          </table:table-cell>
          <table:table-cell office:value-type="float" office:value="2.74049291418" calcext:value-type="float">
            <text:p>2.7404929142</text:p>
          </table:table-cell>
          <table:table-cell office:value-type="float" office:value="24.195729597" calcext:value-type="float">
            <text:p>24.195729597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26.9362225285" calcext:value-type="float">
            <text:p>26.9362225285</text:p>
          </table:table-cell>
          <table:table-cell office:value-type="float" office:value="2.74049291935" calcext:value-type="float">
            <text:p>2.7404929194</text:p>
          </table:table-cell>
          <table:table-cell office:value-type="float" office:value="24.1957296091" calcext:value-type="float">
            <text:p>24.1957296091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26.9362225385" calcext:value-type="float">
            <text:p>26.9362225385</text:p>
          </table:table-cell>
          <table:table-cell office:value-type="float" office:value="2.74049292543" calcext:value-type="float">
            <text:p>2.7404929254</text:p>
          </table:table-cell>
          <table:table-cell office:value-type="float" office:value="24.195729613" calcext:value-type="float">
            <text:p>24.195729613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26.936222551" calcext:value-type="float">
            <text:p>26.936222551</text:p>
          </table:table-cell>
          <table:table-cell office:value-type="float" office:value="2.74049293265" calcext:value-type="float">
            <text:p>2.7404929327</text:p>
          </table:table-cell>
          <table:table-cell office:value-type="float" office:value="24.1957296183" calcext:value-type="float">
            <text:p>24.1957296183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26.9362225586" calcext:value-type="float">
            <text:p>26.9362225586</text:p>
          </table:table-cell>
          <table:table-cell office:value-type="float" office:value="2.74049294058" calcext:value-type="float">
            <text:p>2.7404929406</text:p>
          </table:table-cell>
          <table:table-cell office:value-type="float" office:value="24.195729618" calcext:value-type="float">
            <text:p>24.195729618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26.9362225625" calcext:value-type="float">
            <text:p>26.9362225625</text:p>
          </table:table-cell>
          <table:table-cell office:value-type="float" office:value="2.74049294927" calcext:value-type="float">
            <text:p>2.7404929493</text:p>
          </table:table-cell>
          <table:table-cell office:value-type="float" office:value="24.1957296132" calcext:value-type="float">
            <text:p>24.1957296132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26.9362225628" calcext:value-type="float">
            <text:p>26.9362225628</text:p>
          </table:table-cell>
          <table:table-cell office:value-type="float" office:value="2.74049295871" calcext:value-type="float">
            <text:p>2.7404929587</text:p>
          </table:table-cell>
          <table:table-cell office:value-type="float" office:value="24.1957296041" calcext:value-type="float">
            <text:p>24.1957296041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26.9362225608" calcext:value-type="float">
            <text:p>26.9362225608</text:p>
          </table:table-cell>
          <table:table-cell office:value-type="float" office:value="2.74049296831" calcext:value-type="float">
            <text:p>2.7404929683</text:p>
          </table:table-cell>
          <table:table-cell office:value-type="float" office:value="24.1957295925" calcext:value-type="float">
            <text:p>24.1957295925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26.9362225569" calcext:value-type="float">
            <text:p>26.9362225569</text:p>
          </table:table-cell>
          <table:table-cell office:value-type="float" office:value="2.74049297804" calcext:value-type="float">
            <text:p>2.740492978</text:p>
          </table:table-cell>
          <table:table-cell office:value-type="float" office:value="24.1957295789" calcext:value-type="float">
            <text:p>24.1957295789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26.9362225508" calcext:value-type="float">
            <text:p>26.9362225508</text:p>
          </table:table-cell>
          <table:table-cell office:value-type="float" office:value="2.74049298894" calcext:value-type="float">
            <text:p>2.7404929889</text:p>
          </table:table-cell>
          <table:table-cell office:value-type="float" office:value="24.1957295618" calcext:value-type="float">
            <text:p>24.1957295618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26.9362225432" calcext:value-type="float">
            <text:p>26.9362225432</text:p>
          </table:table-cell>
          <table:table-cell office:value-type="float" office:value="2.74049299969" calcext:value-type="float">
            <text:p>2.7404929997</text:p>
          </table:table-cell>
          <table:table-cell office:value-type="float" office:value="24.1957295435" calcext:value-type="float">
            <text:p>24.1957295435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26.9362225339" calcext:value-type="float">
            <text:p>26.9362225339</text:p>
          </table:table-cell>
          <table:table-cell office:value-type="float" office:value="2.74049301064" calcext:value-type="float">
            <text:p>2.7404930106</text:p>
          </table:table-cell>
          <table:table-cell office:value-type="float" office:value="24.1957295233" calcext:value-type="float">
            <text:p>24.1957295233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4.700892867" calcext:value-type="float">
            <text:p>14.700892867</text:p>
          </table:table-cell>
          <table:table-cell office:value-type="float" office:value="1.49901830294" calcext:value-type="float">
            <text:p>1.4990183029</text:p>
          </table:table-cell>
          <table:table-cell office:value-type="float" office:value="13.201874564" calcext:value-type="float">
            <text:p>13.201874564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14.7008924187" calcext:value-type="float">
            <text:p>14.7008924187</text:p>
          </table:table-cell>
          <table:table-cell office:value-type="float" office:value="1.49901822924" calcext:value-type="float">
            <text:p>1.4990182292</text:p>
          </table:table-cell>
          <table:table-cell office:value-type="float" office:value="13.2018741895" calcext:value-type="float">
            <text:p>13.2018741895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14.7008922347" calcext:value-type="float">
            <text:p>14.7008922347</text:p>
          </table:table-cell>
          <table:table-cell office:value-type="float" office:value="1.49901819993" calcext:value-type="float">
            <text:p>1.4990181999</text:p>
          </table:table-cell>
          <table:table-cell office:value-type="float" office:value="13.2018740348" calcext:value-type="float">
            <text:p>13.2018740348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14.7008921099" calcext:value-type="float">
            <text:p>14.7008921099</text:p>
          </table:table-cell>
          <table:table-cell office:value-type="float" office:value="1.4990181808" calcext:value-type="float">
            <text:p>1.4990181808</text:p>
          </table:table-cell>
          <table:table-cell office:value-type="float" office:value="13.2018739291" calcext:value-type="float">
            <text:p>13.2018739291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14.7008920147" calcext:value-type="float">
            <text:p>14.7008920147</text:p>
          </table:table-cell>
          <table:table-cell office:value-type="float" office:value="1.4990181665" calcext:value-type="float">
            <text:p>1.4990181665</text:p>
          </table:table-cell>
          <table:table-cell office:value-type="float" office:value="13.2018738482" calcext:value-type="float">
            <text:p>13.2018738482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14.7008919372" calcext:value-type="float">
            <text:p>14.7008919372</text:p>
          </table:table-cell>
          <table:table-cell office:value-type="float" office:value="1.49901815537" calcext:value-type="float">
            <text:p>1.4990181554</text:p>
          </table:table-cell>
          <table:table-cell office:value-type="float" office:value="13.2018737818" calcext:value-type="float">
            <text:p>13.2018737818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14.7008918756" calcext:value-type="float">
            <text:p>14.7008918756</text:p>
          </table:table-cell>
          <table:table-cell office:value-type="float" office:value="1.49901814688" calcext:value-type="float">
            <text:p>1.4990181469</text:p>
          </table:table-cell>
          <table:table-cell office:value-type="float" office:value="13.2018737287" calcext:value-type="float">
            <text:p>13.2018737287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14.700891825" calcext:value-type="float">
            <text:p>14.700891825</text:p>
          </table:table-cell>
          <table:table-cell office:value-type="float" office:value="1.49901814001" calcext:value-type="float">
            <text:p>1.49901814</text:p>
          </table:table-cell>
          <table:table-cell office:value-type="float" office:value="13.201873685" calcext:value-type="float">
            <text:p>13.201873685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14.7008917786" calcext:value-type="float">
            <text:p>14.7008917786</text:p>
          </table:table-cell>
          <table:table-cell office:value-type="float" office:value="1.49901813348" calcext:value-type="float">
            <text:p>1.4990181335</text:p>
          </table:table-cell>
          <table:table-cell office:value-type="float" office:value="13.2018736451" calcext:value-type="float">
            <text:p>13.2018736451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14.7008917388" calcext:value-type="float">
            <text:p>14.7008917388</text:p>
          </table:table-cell>
          <table:table-cell office:value-type="float" office:value="1.49901812761" calcext:value-type="float">
            <text:p>1.4990181276</text:p>
          </table:table-cell>
          <table:table-cell office:value-type="float" office:value="13.2018736112" calcext:value-type="float">
            <text:p>13.2018736112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4.7008917052" calcext:value-type="float">
            <text:p>14.7008917052</text:p>
          </table:table-cell>
          <table:table-cell office:value-type="float" office:value="1.49901812282" calcext:value-type="float">
            <text:p>1.4990181228</text:p>
          </table:table-cell>
          <table:table-cell office:value-type="float" office:value="13.2018735824" calcext:value-type="float">
            <text:p>13.2018735824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14.700891677" calcext:value-type="float">
            <text:p>14.700891677</text:p>
          </table:table-cell>
          <table:table-cell office:value-type="float" office:value="1.49901811845" calcext:value-type="float">
            <text:p>1.4990181185</text:p>
          </table:table-cell>
          <table:table-cell office:value-type="float" office:value="13.2018735586" calcext:value-type="float">
            <text:p>13.2018735586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14.7008916524" calcext:value-type="float">
            <text:p>14.7008916524</text:p>
          </table:table-cell>
          <table:table-cell office:value-type="float" office:value="1.49901811436" calcext:value-type="float">
            <text:p>1.4990181144</text:p>
          </table:table-cell>
          <table:table-cell office:value-type="float" office:value="13.201873538" calcext:value-type="float">
            <text:p>13.201873538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14.7008916315" calcext:value-type="float">
            <text:p>14.7008916315</text:p>
          </table:table-cell>
          <table:table-cell office:value-type="float" office:value="1.4990181106" calcext:value-type="float">
            <text:p>1.4990181106</text:p>
          </table:table-cell>
          <table:table-cell office:value-type="float" office:value="13.2018735209" calcext:value-type="float">
            <text:p>13.2018735209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14.7008916155" calcext:value-type="float">
            <text:p>14.7008916155</text:p>
          </table:table-cell>
          <table:table-cell office:value-type="float" office:value="1.49901810747" calcext:value-type="float">
            <text:p>1.4990181075</text:p>
          </table:table-cell>
          <table:table-cell office:value-type="float" office:value="13.201873508" calcext:value-type="float">
            <text:p>13.201873508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14.7008916025" calcext:value-type="float">
            <text:p>14.7008916025</text:p>
          </table:table-cell>
          <table:table-cell office:value-type="float" office:value="1.49901810441" calcext:value-type="float">
            <text:p>1.4990181044</text:p>
          </table:table-cell>
          <table:table-cell office:value-type="float" office:value="13.2018734981" calcext:value-type="float">
            <text:p>13.2018734981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14.7008915931" calcext:value-type="float">
            <text:p>14.7008915931</text:p>
          </table:table-cell>
          <table:table-cell office:value-type="float" office:value="1.49901810136" calcext:value-type="float">
            <text:p>1.4990181014</text:p>
          </table:table-cell>
          <table:table-cell office:value-type="float" office:value="13.2018734917" calcext:value-type="float">
            <text:p>13.2018734917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14.7008915872" calcext:value-type="float">
            <text:p>14.7008915872</text:p>
          </table:table-cell>
          <table:table-cell office:value-type="float" office:value="1.49901809889" calcext:value-type="float">
            <text:p>1.4990180989</text:p>
          </table:table-cell>
          <table:table-cell office:value-type="float" office:value="13.2018734883" calcext:value-type="float">
            <text:p>13.2018734883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14.7008915837" calcext:value-type="float">
            <text:p>14.7008915837</text:p>
          </table:table-cell>
          <table:table-cell office:value-type="float" office:value="1.49901809665" calcext:value-type="float">
            <text:p>1.4990180967</text:p>
          </table:table-cell>
          <table:table-cell office:value-type="float" office:value="13.201873487" calcext:value-type="float">
            <text:p>13.201873487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14.7008915816" calcext:value-type="float">
            <text:p>14.7008915816</text:p>
          </table:table-cell>
          <table:table-cell office:value-type="float" office:value="1.4990180947" calcext:value-type="float">
            <text:p>1.4990180947</text:p>
          </table:table-cell>
          <table:table-cell office:value-type="float" office:value="13.2018734869" calcext:value-type="float">
            <text:p>13.2018734869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4.700891583" calcext:value-type="float">
            <text:p>14.700891583</text:p>
          </table:table-cell>
          <table:table-cell office:value-type="float" office:value="1.49901809292" calcext:value-type="float">
            <text:p>1.4990180929</text:p>
          </table:table-cell>
          <table:table-cell office:value-type="float" office:value="13.2018734901" calcext:value-type="float">
            <text:p>13.2018734901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14.7008915846" calcext:value-type="float">
            <text:p>14.7008915846</text:p>
          </table:table-cell>
          <table:table-cell office:value-type="float" office:value="1.49901809132" calcext:value-type="float">
            <text:p>1.4990180913</text:p>
          </table:table-cell>
          <table:table-cell office:value-type="float" office:value="13.2018734933" calcext:value-type="float">
            <text:p>13.2018734933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14.7008915891" calcext:value-type="float">
            <text:p>14.7008915891</text:p>
          </table:table-cell>
          <table:table-cell office:value-type="float" office:value="1.49901808992" calcext:value-type="float">
            <text:p>1.4990180899</text:p>
          </table:table-cell>
          <table:table-cell office:value-type="float" office:value="13.2018734992" calcext:value-type="float">
            <text:p>13.2018734992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14.7008915925" calcext:value-type="float">
            <text:p>14.7008915925</text:p>
          </table:table-cell>
          <table:table-cell office:value-type="float" office:value="1.49901808862" calcext:value-type="float">
            <text:p>1.4990180886</text:p>
          </table:table-cell>
          <table:table-cell office:value-type="float" office:value="13.2018735038" calcext:value-type="float">
            <text:p>13.2018735038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14.7008915974" calcext:value-type="float">
            <text:p>14.7008915974</text:p>
          </table:table-cell>
          <table:table-cell office:value-type="float" office:value="1.49901808749" calcext:value-type="float">
            <text:p>1.4990180875</text:p>
          </table:table-cell>
          <table:table-cell office:value-type="float" office:value="13.2018735099" calcext:value-type="float">
            <text:p>13.2018735099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14.7008916017" calcext:value-type="float">
            <text:p>14.7008916017</text:p>
          </table:table-cell>
          <table:table-cell office:value-type="float" office:value="1.49901808641" calcext:value-type="float">
            <text:p>1.4990180864</text:p>
          </table:table-cell>
          <table:table-cell office:value-type="float" office:value="13.2018735153" calcext:value-type="float">
            <text:p>13.2018735153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26.0250366817" calcext:value-type="float">
            <text:p>26.0250366817</text:p>
          </table:table-cell>
          <table:table-cell office:value-type="float" office:value="2.28490097773" calcext:value-type="float">
            <text:p>2.2849009777</text:p>
          </table:table-cell>
          <table:table-cell office:value-type="float" office:value="23.740135704" calcext:value-type="float">
            <text:p>23.740135704</text:p>
          </table:table-cell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26.0250364978" calcext:value-type="float">
            <text:p>26.0250364978</text:p>
          </table:table-cell>
          <table:table-cell office:value-type="float" office:value="2.28490091218" calcext:value-type="float">
            <text:p>2.2849009122</text:p>
          </table:table-cell>
          <table:table-cell office:value-type="float" office:value="23.7401355856" calcext:value-type="float">
            <text:p>23.7401355856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26.0250363774" calcext:value-type="float">
            <text:p>26.0250363774</text:p>
          </table:table-cell>
          <table:table-cell office:value-type="float" office:value="2.28490086996" calcext:value-type="float">
            <text:p>2.28490087</text:p>
          </table:table-cell>
          <table:table-cell office:value-type="float" office:value="23.7401355075" calcext:value-type="float">
            <text:p>23.7401355075</text:p>
          </table:table-cell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26.025036275" calcext:value-type="float">
            <text:p>26.025036275</text:p>
          </table:table-cell>
          <table:table-cell office:value-type="float" office:value="2.28490083624" calcext:value-type="float">
            <text:p>2.2849008362</text:p>
          </table:table-cell>
          <table:table-cell office:value-type="float" office:value="23.7401354388" calcext:value-type="float">
            <text:p>23.7401354388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6.0250361835" calcext:value-type="float">
            <text:p>26.0250361835</text:p>
          </table:table-cell>
          <table:table-cell office:value-type="float" office:value="2.28490080637" calcext:value-type="float">
            <text:p>2.2849008064</text:p>
          </table:table-cell>
          <table:table-cell office:value-type="float" office:value="23.7401353771" calcext:value-type="float">
            <text:p>23.7401353771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26.0250361039" calcext:value-type="float">
            <text:p>26.0250361039</text:p>
          </table:table-cell>
          <table:table-cell office:value-type="float" office:value="2.28490078089" calcext:value-type="float">
            <text:p>2.2849007809</text:p>
          </table:table-cell>
          <table:table-cell office:value-type="float" office:value="23.740135323" calcext:value-type="float">
            <text:p>23.740135323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26.0250360256" calcext:value-type="float">
            <text:p>26.0250360256</text:p>
          </table:table-cell>
          <table:table-cell office:value-type="float" office:value="2.28490075727" calcext:value-type="float">
            <text:p>2.2849007573</text:p>
          </table:table-cell>
          <table:table-cell office:value-type="float" office:value="23.7401352684" calcext:value-type="float">
            <text:p>23.7401352684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26.0250359632" calcext:value-type="float">
            <text:p>26.0250359632</text:p>
          </table:table-cell>
          <table:table-cell office:value-type="float" office:value="2.28490073786" calcext:value-type="float">
            <text:p>2.2849007379</text:p>
          </table:table-cell>
          <table:table-cell office:value-type="float" office:value="23.7401352253" calcext:value-type="float">
            <text:p>23.7401352253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26.025035904" calcext:value-type="float">
            <text:p>26.025035904</text:p>
          </table:table-cell>
          <table:table-cell office:value-type="float" office:value="2.2849007196" calcext:value-type="float">
            <text:p>2.2849007196</text:p>
          </table:table-cell>
          <table:table-cell office:value-type="float" office:value="23.7401351844" calcext:value-type="float">
            <text:p>23.7401351844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26.025035852" calcext:value-type="float">
            <text:p>26.025035852</text:p>
          </table:table-cell>
          <table:table-cell office:value-type="float" office:value="2.28490070338" calcext:value-type="float">
            <text:p>2.2849007034</text:p>
          </table:table-cell>
          <table:table-cell office:value-type="float" office:value="23.7401351486" calcext:value-type="float">
            <text:p>23.7401351486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26.0250358009" calcext:value-type="float">
            <text:p>26.0250358009</text:p>
          </table:table-cell>
          <table:table-cell office:value-type="float" office:value="2.28490068859" calcext:value-type="float">
            <text:p>2.2849006886</text:p>
          </table:table-cell>
          <table:table-cell office:value-type="float" office:value="23.7401351123" calcext:value-type="float">
            <text:p>23.7401351123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26.0250357571" calcext:value-type="float">
            <text:p>26.0250357571</text:p>
          </table:table-cell>
          <table:table-cell office:value-type="float" office:value="2.28490067557" calcext:value-type="float">
            <text:p>2.2849006756</text:p>
          </table:table-cell>
          <table:table-cell office:value-type="float" office:value="23.7401350815" calcext:value-type="float">
            <text:p>23.7401350815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26.0250357169" calcext:value-type="float">
            <text:p>26.0250357169</text:p>
          </table:table-cell>
          <table:table-cell office:value-type="float" office:value="2.28490066291" calcext:value-type="float">
            <text:p>2.2849006629</text:p>
          </table:table-cell>
          <table:table-cell office:value-type="float" office:value="23.740135054" calcext:value-type="float">
            <text:p>23.740135054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26.0250356794" calcext:value-type="float">
            <text:p>26.0250356794</text:p>
          </table:table-cell>
          <table:table-cell office:value-type="float" office:value="2.28490065211" calcext:value-type="float">
            <text:p>2.2849006521</text:p>
          </table:table-cell>
          <table:table-cell office:value-type="float" office:value="23.7401350273" calcext:value-type="float">
            <text:p>23.740135027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6.0250356436" calcext:value-type="float">
            <text:p>26.0250356436</text:p>
          </table:table-cell>
          <table:table-cell office:value-type="float" office:value="2.28490064289" calcext:value-type="float">
            <text:p>2.2849006429</text:p>
          </table:table-cell>
          <table:table-cell office:value-type="float" office:value="23.7401350007" calcext:value-type="float">
            <text:p>23.7401350007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26.0250356106" calcext:value-type="float">
            <text:p>26.0250356106</text:p>
          </table:table-cell>
          <table:table-cell office:value-type="float" office:value="2.28490063419" calcext:value-type="float">
            <text:p>2.2849006342</text:p>
          </table:table-cell>
          <table:table-cell office:value-type="float" office:value="23.7401349764" calcext:value-type="float">
            <text:p>23.7401349764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26.025035579" calcext:value-type="float">
            <text:p>26.025035579</text:p>
          </table:table-cell>
          <table:table-cell office:value-type="float" office:value="2.28490062586" calcext:value-type="float">
            <text:p>2.2849006259</text:p>
          </table:table-cell>
          <table:table-cell office:value-type="float" office:value="23.7401349532" calcext:value-type="float">
            <text:p>23.7401349532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26.0250355509" calcext:value-type="float">
            <text:p>26.0250355509</text:p>
          </table:table-cell>
          <table:table-cell office:value-type="float" office:value="2.28490061881" calcext:value-type="float">
            <text:p>2.2849006188</text:p>
          </table:table-cell>
          <table:table-cell office:value-type="float" office:value="23.7401349321" calcext:value-type="float">
            <text:p>23.7401349321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26.0250355267" calcext:value-type="float">
            <text:p>26.0250355267</text:p>
          </table:table-cell>
          <table:table-cell office:value-type="float" office:value="2.28490061219" calcext:value-type="float">
            <text:p>2.2849006122</text:p>
          </table:table-cell>
          <table:table-cell office:value-type="float" office:value="23.7401349145" calcext:value-type="float">
            <text:p>23.7401349145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26.0250355022" calcext:value-type="float">
            <text:p>26.0250355022</text:p>
          </table:table-cell>
          <table:table-cell office:value-type="float" office:value="2.28490060624" calcext:value-type="float">
            <text:p>2.2849006062</text:p>
          </table:table-cell>
          <table:table-cell office:value-type="float" office:value="23.7401348959" calcext:value-type="float">
            <text:p>23.7401348959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26.0250354808" calcext:value-type="float">
            <text:p>26.0250354808</text:p>
          </table:table-cell>
          <table:table-cell office:value-type="float" office:value="2.28490060106" calcext:value-type="float">
            <text:p>2.2849006011</text:p>
          </table:table-cell>
          <table:table-cell office:value-type="float" office:value="23.7401348797" calcext:value-type="float">
            <text:p>23.7401348797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26.02503546" calcext:value-type="float">
            <text:p>26.02503546</text:p>
          </table:table-cell>
          <table:table-cell office:value-type="float" office:value="2.28490059636" calcext:value-type="float">
            <text:p>2.2849005964</text:p>
          </table:table-cell>
          <table:table-cell office:value-type="float" office:value="23.7401348637" calcext:value-type="float">
            <text:p>23.7401348637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26.0250354419" calcext:value-type="float">
            <text:p>26.0250354419</text:p>
          </table:table-cell>
          <table:table-cell office:value-type="float" office:value="2.28490059205" calcext:value-type="float">
            <text:p>2.2849005921</text:p>
          </table:table-cell>
          <table:table-cell office:value-type="float" office:value="23.7401348499" calcext:value-type="float">
            <text:p>23.7401348499</text:p>
          </table:table-cell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26.0250354246" calcext:value-type="float">
            <text:p>26.0250354246</text:p>
          </table:table-cell>
          <table:table-cell office:value-type="float" office:value="2.28490058857" calcext:value-type="float">
            <text:p>2.2849005886</text:p>
          </table:table-cell>
          <table:table-cell office:value-type="float" office:value="23.740134836" calcext:value-type="float">
            <text:p>23.7401348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5043011953" calcext:value-type="float">
            <text:p>14.5043011953</text:p>
          </table:table-cell>
          <table:table-cell office:value-type="float" office:value="1.40072307761" calcext:value-type="float">
            <text:p>1.4007230776</text:p>
          </table:table-cell>
          <table:table-cell office:value-type="float" office:value="13.1035781176" calcext:value-type="float">
            <text:p>13.1035781176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14.5043008183" calcext:value-type="float">
            <text:p>14.5043008183</text:p>
          </table:table-cell>
          <table:table-cell office:value-type="float" office:value="1.40072300641" calcext:value-type="float">
            <text:p>1.4007230064</text:p>
          </table:table-cell>
          <table:table-cell office:value-type="float" office:value="13.1035778119" calcext:value-type="float">
            <text:p>13.1035778119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14.5043006684" calcext:value-type="float">
            <text:p>14.5043006684</text:p>
          </table:table-cell>
          <table:table-cell office:value-type="float" office:value="1.40072297393" calcext:value-type="float">
            <text:p>1.4007229739</text:p>
          </table:table-cell>
          <table:table-cell office:value-type="float" office:value="13.1035776944" calcext:value-type="float">
            <text:p>13.1035776944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14.5043005604" calcext:value-type="float">
            <text:p>14.5043005604</text:p>
          </table:table-cell>
          <table:table-cell office:value-type="float" office:value="1.40072294987" calcext:value-type="float">
            <text:p>1.4007229499</text:p>
          </table:table-cell>
          <table:table-cell office:value-type="float" office:value="13.1035776105" calcext:value-type="float">
            <text:p>13.1035776105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14.5043004717" calcext:value-type="float">
            <text:p>14.5043004717</text:p>
          </table:table-cell>
          <table:table-cell office:value-type="float" office:value="1.40072292976" calcext:value-type="float">
            <text:p>1.4007229298</text:p>
          </table:table-cell>
          <table:table-cell office:value-type="float" office:value="13.1035775419" calcext:value-type="float">
            <text:p>13.1035775419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14.5043003979" calcext:value-type="float">
            <text:p>14.5043003979</text:p>
          </table:table-cell>
          <table:table-cell office:value-type="float" office:value="1.40072291253" calcext:value-type="float">
            <text:p>1.4007229125</text:p>
          </table:table-cell>
          <table:table-cell office:value-type="float" office:value="13.1035774854" calcext:value-type="float">
            <text:p>13.1035774854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14.5043003339" calcext:value-type="float">
            <text:p>14.5043003339</text:p>
          </table:table-cell>
          <table:table-cell office:value-type="float" office:value="1.40072289718" calcext:value-type="float">
            <text:p>1.4007228972</text:p>
          </table:table-cell>
          <table:table-cell office:value-type="float" office:value="13.1035774367" calcext:value-type="float">
            <text:p>13.1035774367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14.5043002797" calcext:value-type="float">
            <text:p>14.5043002797</text:p>
          </table:table-cell>
          <table:table-cell office:value-type="float" office:value="1.40072288405" calcext:value-type="float">
            <text:p>1.4007228841</text:p>
          </table:table-cell>
          <table:table-cell office:value-type="float" office:value="13.1035773956" calcext:value-type="float">
            <text:p>13.1035773956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14.5043002331" calcext:value-type="float">
            <text:p>14.5043002331</text:p>
          </table:table-cell>
          <table:table-cell office:value-type="float" office:value="1.40072287218" calcext:value-type="float">
            <text:p>1.4007228722</text:p>
          </table:table-cell>
          <table:table-cell office:value-type="float" office:value="13.1035773609" calcext:value-type="float">
            <text:p>13.1035773609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14.5043001938" calcext:value-type="float">
            <text:p>14.5043001938</text:p>
          </table:table-cell>
          <table:table-cell office:value-type="float" office:value="1.40072286196" calcext:value-type="float">
            <text:p>1.400722862</text:p>
          </table:table-cell>
          <table:table-cell office:value-type="float" office:value="13.1035773318" calcext:value-type="float">
            <text:p>13.1035773318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14.5043001589" calcext:value-type="float">
            <text:p>14.5043001589</text:p>
          </table:table-cell>
          <table:table-cell office:value-type="float" office:value="1.40072285251" calcext:value-type="float">
            <text:p>1.4007228525</text:p>
          </table:table-cell>
          <table:table-cell office:value-type="float" office:value="13.1035773064" calcext:value-type="float">
            <text:p>13.1035773064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14.5043001302" calcext:value-type="float">
            <text:p>14.5043001302</text:p>
          </table:table-cell>
          <table:table-cell office:value-type="float" office:value="1.40072284422" calcext:value-type="float">
            <text:p>1.4007228442</text:p>
          </table:table-cell>
          <table:table-cell office:value-type="float" office:value="13.1035772859" calcext:value-type="float">
            <text:p>13.1035772859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14.5043001045" calcext:value-type="float">
            <text:p>14.5043001045</text:p>
          </table:table-cell>
          <table:table-cell office:value-type="float" office:value="1.40072283669" calcext:value-type="float">
            <text:p>1.4007228367</text:p>
          </table:table-cell>
          <table:table-cell office:value-type="float" office:value="13.1035772678" calcext:value-type="float">
            <text:p>13.1035772678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14.5043000835" calcext:value-type="float">
            <text:p>14.5043000835</text:p>
          </table:table-cell>
          <table:table-cell office:value-type="float" office:value="1.40072283002" calcext:value-type="float">
            <text:p>1.40072283</text:p>
          </table:table-cell>
          <table:table-cell office:value-type="float" office:value="13.1035772535" calcext:value-type="float">
            <text:p>13.1035772535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14.5043000646" calcext:value-type="float">
            <text:p>14.5043000646</text:p>
          </table:table-cell>
          <table:table-cell office:value-type="float" office:value="1.40072282403" calcext:value-type="float">
            <text:p>1.400722824</text:p>
          </table:table-cell>
          <table:table-cell office:value-type="float" office:value="13.1035772405" calcext:value-type="float">
            <text:p>13.1035772405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14.5043000488" calcext:value-type="float">
            <text:p>14.5043000488</text:p>
          </table:table-cell>
          <table:table-cell office:value-type="float" office:value="1.40072281861" calcext:value-type="float">
            <text:p>1.4007228186</text:p>
          </table:table-cell>
          <table:table-cell office:value-type="float" office:value="13.1035772301" calcext:value-type="float">
            <text:p>13.1035772301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14.504300034" calcext:value-type="float">
            <text:p>14.504300034</text:p>
          </table:table-cell>
          <table:table-cell office:value-type="float" office:value="1.40072281334" calcext:value-type="float">
            <text:p>1.4007228133</text:p>
          </table:table-cell>
          <table:table-cell office:value-type="float" office:value="13.1035772206" calcext:value-type="float">
            <text:p>13.1035772206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14.5043000243" calcext:value-type="float">
            <text:p>14.5043000243</text:p>
          </table:table-cell>
          <table:table-cell office:value-type="float" office:value="1.40072280944" calcext:value-type="float">
            <text:p>1.4007228094</text:p>
          </table:table-cell>
          <table:table-cell office:value-type="float" office:value="13.1035772149" calcext:value-type="float">
            <text:p>13.1035772149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14.504300015" calcext:value-type="float">
            <text:p>14.504300015</text:p>
          </table:table-cell>
          <table:table-cell office:value-type="float" office:value="1.40072280552" calcext:value-type="float">
            <text:p>1.4007228055</text:p>
          </table:table-cell>
          <table:table-cell office:value-type="float" office:value="13.1035772095" calcext:value-type="float">
            <text:p>13.1035772095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14.5043000074" calcext:value-type="float">
            <text:p>14.5043000074</text:p>
          </table:table-cell>
          <table:table-cell office:value-type="float" office:value="1.40072280175" calcext:value-type="float">
            <text:p>1.4007228018</text:p>
          </table:table-cell>
          <table:table-cell office:value-type="float" office:value="13.1035772056" calcext:value-type="float">
            <text:p>13.103577205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4.5043000013" calcext:value-type="float">
            <text:p>14.5043000013</text:p>
          </table:table-cell>
          <table:table-cell office:value-type="float" office:value="1.4007227985" calcext:value-type="float">
            <text:p>1.4007227985</text:p>
          </table:table-cell>
          <table:table-cell office:value-type="float" office:value="13.1035772028" calcext:value-type="float">
            <text:p>13.1035772028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14.5042999969" calcext:value-type="float">
            <text:p>14.5042999969</text:p>
          </table:table-cell>
          <table:table-cell office:value-type="float" office:value="1.40072279578" calcext:value-type="float">
            <text:p>1.4007227958</text:p>
          </table:table-cell>
          <table:table-cell office:value-type="float" office:value="13.1035772011" calcext:value-type="float">
            <text:p>13.1035772011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14.5042999935" calcext:value-type="float">
            <text:p>14.5042999935</text:p>
          </table:table-cell>
          <table:table-cell office:value-type="float" office:value="1.40072279323" calcext:value-type="float">
            <text:p>1.4007227932</text:p>
          </table:table-cell>
          <table:table-cell office:value-type="float" office:value="13.1035772002" calcext:value-type="float">
            <text:p>13.1035772002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14.504299991" calcext:value-type="float">
            <text:p>14.504299991</text:p>
          </table:table-cell>
          <table:table-cell office:value-type="float" office:value="1.4007227911" calcext:value-type="float">
            <text:p>1.4007227911</text:p>
          </table:table-cell>
          <table:table-cell office:value-type="float" office:value="13.1035771999" calcext:value-type="float">
            <text:p>13.1035771999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14.5042999903" calcext:value-type="float">
            <text:p>14.5042999903</text:p>
          </table:table-cell>
          <table:table-cell office:value-type="float" office:value="1.4007227893" calcext:value-type="float">
            <text:p>1.4007227893</text:p>
          </table:table-cell>
          <table:table-cell office:value-type="float" office:value="13.103577201" calcext:value-type="float">
            <text:p>13.103577201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14.5042999905" calcext:value-type="float">
            <text:p>14.5042999905</text:p>
          </table:table-cell>
          <table:table-cell office:value-type="float" office:value="1.40072278753" calcext:value-type="float">
            <text:p>1.4007227875</text:p>
          </table:table-cell>
          <table:table-cell office:value-type="float" office:value="13.103577203" calcext:value-type="float">
            <text:p>13.103577203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25.1625193381" calcext:value-type="float">
            <text:p>25.1625193381</text:p>
          </table:table-cell>
          <table:table-cell office:value-type="float" office:value="1.85364327916" calcext:value-type="float">
            <text:p>1.8536432792</text:p>
          </table:table-cell>
          <table:table-cell office:value-type="float" office:value="23.3088760589" calcext:value-type="float">
            <text:p>23.3088760589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25.1625192133" calcext:value-type="float">
            <text:p>25.1625192133</text:p>
          </table:table-cell>
          <table:table-cell office:value-type="float" office:value="1.85364322818" calcext:value-type="float">
            <text:p>1.8536432282</text:p>
          </table:table-cell>
          <table:table-cell office:value-type="float" office:value="23.3088759852" calcext:value-type="float">
            <text:p>23.3088759852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25.1625191658" calcext:value-type="float">
            <text:p>25.1625191658</text:p>
          </table:table-cell>
          <table:table-cell office:value-type="float" office:value="1.85364319182" calcext:value-type="float">
            <text:p>1.8536431918</text:p>
          </table:table-cell>
          <table:table-cell office:value-type="float" office:value="23.308875974" calcext:value-type="float">
            <text:p>23.308875974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25.1625191384" calcext:value-type="float">
            <text:p>25.1625191384</text:p>
          </table:table-cell>
          <table:table-cell office:value-type="float" office:value="1.85364316339" calcext:value-type="float">
            <text:p>1.8536431634</text:p>
          </table:table-cell>
          <table:table-cell office:value-type="float" office:value="23.308875975" calcext:value-type="float">
            <text:p>23.30887597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25.1625191193" calcext:value-type="float">
            <text:p>25.1625191193</text:p>
          </table:table-cell>
          <table:table-cell office:value-type="float" office:value="1.85364313918" calcext:value-type="float">
            <text:p>1.8536431392</text:p>
          </table:table-cell>
          <table:table-cell office:value-type="float" office:value="23.3088759801" calcext:value-type="float">
            <text:p>23.3088759801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25.1625191077" calcext:value-type="float">
            <text:p>25.1625191077</text:p>
          </table:table-cell>
          <table:table-cell office:value-type="float" office:value="1.8536431182" calcext:value-type="float">
            <text:p>1.8536431182</text:p>
          </table:table-cell>
          <table:table-cell office:value-type="float" office:value="23.3088759895" calcext:value-type="float">
            <text:p>23.3088759895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25.1625191051" calcext:value-type="float">
            <text:p>25.1625191051</text:p>
          </table:table-cell>
          <table:table-cell office:value-type="float" office:value="1.85364309982" calcext:value-type="float">
            <text:p>1.8536430998</text:p>
          </table:table-cell>
          <table:table-cell office:value-type="float" office:value="23.3088760053" calcext:value-type="float">
            <text:p>23.3088760053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25.1625191078" calcext:value-type="float">
            <text:p>25.1625191078</text:p>
          </table:table-cell>
          <table:table-cell office:value-type="float" office:value="1.85364308352" calcext:value-type="float">
            <text:p>1.8536430835</text:p>
          </table:table-cell>
          <table:table-cell office:value-type="float" office:value="23.3088760243" calcext:value-type="float">
            <text:p>23.3088760243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25.162519112" calcext:value-type="float">
            <text:p>25.162519112</text:p>
          </table:table-cell>
          <table:table-cell office:value-type="float" office:value="1.85364306799" calcext:value-type="float">
            <text:p>1.853643068</text:p>
          </table:table-cell>
          <table:table-cell office:value-type="float" office:value="23.3088760441" calcext:value-type="float">
            <text:p>23.3088760441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25.1625191244" calcext:value-type="float">
            <text:p>25.1625191244</text:p>
          </table:table-cell>
          <table:table-cell office:value-type="float" office:value="1.85364305388" calcext:value-type="float">
            <text:p>1.8536430539</text:p>
          </table:table-cell>
          <table:table-cell office:value-type="float" office:value="23.3088760705" calcext:value-type="float">
            <text:p>23.3088760705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25.1625191376" calcext:value-type="float">
            <text:p>25.1625191376</text:p>
          </table:table-cell>
          <table:table-cell office:value-type="float" office:value="1.85364304028" calcext:value-type="float">
            <text:p>1.8536430403</text:p>
          </table:table-cell>
          <table:table-cell office:value-type="float" office:value="23.3088760973" calcext:value-type="float">
            <text:p>23.3088760973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25.1625191553" calcext:value-type="float">
            <text:p>25.1625191553</text:p>
          </table:table-cell>
          <table:table-cell office:value-type="float" office:value="1.85364302739" calcext:value-type="float">
            <text:p>1.8536430274</text:p>
          </table:table-cell>
          <table:table-cell office:value-type="float" office:value="23.3088761279" calcext:value-type="float">
            <text:p>23.3088761279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25.1625191764" calcext:value-type="float">
            <text:p>25.1625191764</text:p>
          </table:table-cell>
          <table:table-cell office:value-type="float" office:value="1.85364301545" calcext:value-type="float">
            <text:p>1.8536430155</text:p>
          </table:table-cell>
          <table:table-cell office:value-type="float" office:value="23.3088761609" calcext:value-type="float">
            <text:p>23.3088761609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25.1625192025" calcext:value-type="float">
            <text:p>25.1625192025</text:p>
          </table:table-cell>
          <table:table-cell office:value-type="float" office:value="1.85364300506" calcext:value-type="float">
            <text:p>1.8536430051</text:p>
          </table:table-cell>
          <table:table-cell office:value-type="float" office:value="23.3088761975" calcext:value-type="float">
            <text:p>23.308876197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5.1625192232" calcext:value-type="float">
            <text:p>25.1625192232</text:p>
          </table:table-cell>
          <table:table-cell office:value-type="float" office:value="1.85364299283" calcext:value-type="float">
            <text:p>1.8536429928</text:p>
          </table:table-cell>
          <table:table-cell office:value-type="float" office:value="23.3088762303" calcext:value-type="float">
            <text:p>23.3088762303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25.1625192505" calcext:value-type="float">
            <text:p>25.1625192505</text:p>
          </table:table-cell>
          <table:table-cell office:value-type="float" office:value="1.85364298303" calcext:value-type="float">
            <text:p>1.853642983</text:p>
          </table:table-cell>
          <table:table-cell office:value-type="float" office:value="23.3088762675" calcext:value-type="float">
            <text:p>23.3088762675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25.1625192824" calcext:value-type="float">
            <text:p>25.1625192824</text:p>
          </table:table-cell>
          <table:table-cell office:value-type="float" office:value="1.85364297313" calcext:value-type="float">
            <text:p>1.8536429731</text:p>
          </table:table-cell>
          <table:table-cell office:value-type="float" office:value="23.3088763093" calcext:value-type="float">
            <text:p>23.3088763093</text:p>
          </table:table-cell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25.1625193167" calcext:value-type="float">
            <text:p>25.1625193167</text:p>
          </table:table-cell>
          <table:table-cell office:value-type="float" office:value="1.85364296417" calcext:value-type="float">
            <text:p>1.8536429642</text:p>
          </table:table-cell>
          <table:table-cell office:value-type="float" office:value="23.3088763525" calcext:value-type="float">
            <text:p>23.3088763525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25.162519349" calcext:value-type="float">
            <text:p>25.162519349</text:p>
          </table:table-cell>
          <table:table-cell office:value-type="float" office:value="1.85364295515" calcext:value-type="float">
            <text:p>1.8536429552</text:p>
          </table:table-cell>
          <table:table-cell office:value-type="float" office:value="23.3088763938" calcext:value-type="float">
            <text:p>23.3088763938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25.1625193845" calcext:value-type="float">
            <text:p>25.1625193845</text:p>
          </table:table-cell>
          <table:table-cell office:value-type="float" office:value="1.85364294663" calcext:value-type="float">
            <text:p>1.8536429466</text:p>
          </table:table-cell>
          <table:table-cell office:value-type="float" office:value="23.3088764379" calcext:value-type="float">
            <text:p>23.3088764379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25.1625194218" calcext:value-type="float">
            <text:p>25.1625194218</text:p>
          </table:table-cell>
          <table:table-cell office:value-type="float" office:value="1.85364293816" calcext:value-type="float">
            <text:p>1.8536429382</text:p>
          </table:table-cell>
          <table:table-cell office:value-type="float" office:value="23.3088764837" calcext:value-type="float">
            <text:p>23.3088764837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25.1625194599" calcext:value-type="float">
            <text:p>25.1625194599</text:p>
          </table:table-cell>
          <table:table-cell office:value-type="float" office:value="1.85364293055" calcext:value-type="float">
            <text:p>1.8536429306</text:p>
          </table:table-cell>
          <table:table-cell office:value-type="float" office:value="23.3088765293" calcext:value-type="float">
            <text:p>23.3088765293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25.1625194982" calcext:value-type="float">
            <text:p>25.1625194982</text:p>
          </table:table-cell>
          <table:table-cell office:value-type="float" office:value="1.85364292293" calcext:value-type="float">
            <text:p>1.8536429229</text:p>
          </table:table-cell>
          <table:table-cell office:value-type="float" office:value="23.3088765753" calcext:value-type="float">
            <text:p>23.3088765753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25.1625195375" calcext:value-type="float">
            <text:p>25.1625195375</text:p>
          </table:table-cell>
          <table:table-cell office:value-type="float" office:value="1.85364291517" calcext:value-type="float">
            <text:p>1.8536429152</text:p>
          </table:table-cell>
          <table:table-cell office:value-type="float" office:value="23.3088766223" calcext:value-type="float">
            <text:p>23.308876622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3.8638030021" calcext:value-type="float">
            <text:p>13.8638030021</text:p>
          </table:table-cell>
          <table:table-cell office:value-type="float" office:value="1.08047411077" calcext:value-type="float">
            <text:p>1.0804741108</text:p>
          </table:table-cell>
          <table:table-cell office:value-type="float" office:value="12.7833288913" calcext:value-type="float">
            <text:p>12.7833288913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13.8638026677" calcext:value-type="float">
            <text:p>13.8638026677</text:p>
          </table:table-cell>
          <table:table-cell office:value-type="float" office:value="1.08047405239" calcext:value-type="float">
            <text:p>1.0804740524</text:p>
          </table:table-cell>
          <table:table-cell office:value-type="float" office:value="12.7833286153" calcext:value-type="float">
            <text:p>12.7833286153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13.8638025315" calcext:value-type="float">
            <text:p>13.8638025315</text:p>
          </table:table-cell>
          <table:table-cell office:value-type="float" office:value="1.08047402809" calcext:value-type="float">
            <text:p>1.0804740281</text:p>
          </table:table-cell>
          <table:table-cell office:value-type="float" office:value="12.7833285034" calcext:value-type="float">
            <text:p>12.7833285034</text:p>
          </table:table-cell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13.8638024289" calcext:value-type="float">
            <text:p>13.8638024289</text:p>
          </table:table-cell>
          <table:table-cell office:value-type="float" office:value="1.08047401063" calcext:value-type="float">
            <text:p>1.0804740106</text:p>
          </table:table-cell>
          <table:table-cell office:value-type="float" office:value="12.7833284182" calcext:value-type="float">
            <text:p>12.7833284182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13.8638023435" calcext:value-type="float">
            <text:p>13.8638023435</text:p>
          </table:table-cell>
          <table:table-cell office:value-type="float" office:value="1.08047399643" calcext:value-type="float">
            <text:p>1.0804739964</text:p>
          </table:table-cell>
          <table:table-cell office:value-type="float" office:value="12.7833283471" calcext:value-type="float">
            <text:p>12.7833283471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13.8638022714" calcext:value-type="float">
            <text:p>13.8638022714</text:p>
          </table:table-cell>
          <table:table-cell office:value-type="float" office:value="1.08047398416" calcext:value-type="float">
            <text:p>1.0804739842</text:p>
          </table:table-cell>
          <table:table-cell office:value-type="float" office:value="12.7833282873" calcext:value-type="float">
            <text:p>12.7833282873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13.8638022106" calcext:value-type="float">
            <text:p>13.8638022106</text:p>
          </table:table-cell>
          <table:table-cell office:value-type="float" office:value="1.08047397321" calcext:value-type="float">
            <text:p>1.0804739732</text:p>
          </table:table-cell>
          <table:table-cell office:value-type="float" office:value="12.7833282374" calcext:value-type="float">
            <text:p>12.7833282374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13.863802159" calcext:value-type="float">
            <text:p>13.863802159</text:p>
          </table:table-cell>
          <table:table-cell office:value-type="float" office:value="1.0804739634" calcext:value-type="float">
            <text:p>1.0804739634</text:p>
          </table:table-cell>
          <table:table-cell office:value-type="float" office:value="12.7833281956" calcext:value-type="float">
            <text:p>12.7833281956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13.8638021146" calcext:value-type="float">
            <text:p>13.8638021146</text:p>
          </table:table-cell>
          <table:table-cell office:value-type="float" office:value="1.08047395399" calcext:value-type="float">
            <text:p>1.080473954</text:p>
          </table:table-cell>
          <table:table-cell office:value-type="float" office:value="12.7833281606" calcext:value-type="float">
            <text:p>12.7833281606</text:p>
          </table:table-cell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13.8638020766" calcext:value-type="float">
            <text:p>13.8638020766</text:p>
          </table:table-cell>
          <table:table-cell office:value-type="float" office:value="1.08047394548" calcext:value-type="float">
            <text:p>1.0804739455</text:p>
          </table:table-cell>
          <table:table-cell office:value-type="float" office:value="12.7833281312" calcext:value-type="float">
            <text:p>12.7833281312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3.8638020441" calcext:value-type="float">
            <text:p>13.8638020441</text:p>
          </table:table-cell>
          <table:table-cell office:value-type="float" office:value="1.08047393745" calcext:value-type="float">
            <text:p>1.0804739375</text:p>
          </table:table-cell>
          <table:table-cell office:value-type="float" office:value="12.7833281066" calcext:value-type="float">
            <text:p>12.7833281066</text:p>
          </table:table-cell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13.8638020161" calcext:value-type="float">
            <text:p>13.8638020161</text:p>
          </table:table-cell>
          <table:table-cell office:value-type="float" office:value="1.08047392983" calcext:value-type="float">
            <text:p>1.0804739298</text:p>
          </table:table-cell>
          <table:table-cell office:value-type="float" office:value="12.7833280863" calcext:value-type="float">
            <text:p>12.7833280863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13.8638019917" calcext:value-type="float">
            <text:p>13.8638019917</text:p>
          </table:table-cell>
          <table:table-cell office:value-type="float" office:value="1.08047392275" calcext:value-type="float">
            <text:p>1.0804739228</text:p>
          </table:table-cell>
          <table:table-cell office:value-type="float" office:value="12.783328069" calcext:value-type="float">
            <text:p>12.783328069</text:p>
          </table:table-cell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13.8638019713" calcext:value-type="float">
            <text:p>13.8638019713</text:p>
          </table:table-cell>
          <table:table-cell office:value-type="float" office:value="1.08047391595" calcext:value-type="float">
            <text:p>1.080473916</text:p>
          </table:table-cell>
          <table:table-cell office:value-type="float" office:value="12.7833280553" calcext:value-type="float">
            <text:p>12.7833280553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13.8638019533" calcext:value-type="float">
            <text:p>13.8638019533</text:p>
          </table:table-cell>
          <table:table-cell office:value-type="float" office:value="1.08047390909" calcext:value-type="float">
            <text:p>1.0804739091</text:p>
          </table:table-cell>
          <table:table-cell office:value-type="float" office:value="12.7833280443" calcext:value-type="float">
            <text:p>12.7833280443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13.8638019392" calcext:value-type="float">
            <text:p>13.8638019392</text:p>
          </table:table-cell>
          <table:table-cell office:value-type="float" office:value="1.08047390278" calcext:value-type="float">
            <text:p>1.0804739028</text:p>
          </table:table-cell>
          <table:table-cell office:value-type="float" office:value="12.7833280364" calcext:value-type="float">
            <text:p>12.7833280364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13.8638019277" calcext:value-type="float">
            <text:p>13.8638019277</text:p>
          </table:table-cell>
          <table:table-cell office:value-type="float" office:value="1.08047389639" calcext:value-type="float">
            <text:p>1.0804738964</text:p>
          </table:table-cell>
          <table:table-cell office:value-type="float" office:value="12.7833280313" calcext:value-type="float">
            <text:p>12.7833280313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13.8638019179" calcext:value-type="float">
            <text:p>13.8638019179</text:p>
          </table:table-cell>
          <table:table-cell office:value-type="float" office:value="1.08047389035" calcext:value-type="float">
            <text:p>1.0804738904</text:p>
          </table:table-cell>
          <table:table-cell office:value-type="float" office:value="12.7833280276" calcext:value-type="float">
            <text:p>12.7833280276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13.8638019111" calcext:value-type="float">
            <text:p>13.8638019111</text:p>
          </table:table-cell>
          <table:table-cell office:value-type="float" office:value="1.08047388443" calcext:value-type="float">
            <text:p>1.0804738844</text:p>
          </table:table-cell>
          <table:table-cell office:value-type="float" office:value="12.7833280266" calcext:value-type="float">
            <text:p>12.7833280266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13.8638019062" calcext:value-type="float">
            <text:p>13.8638019062</text:p>
          </table:table-cell>
          <table:table-cell office:value-type="float" office:value="1.08047387871" calcext:value-type="float">
            <text:p>1.0804738787</text:p>
          </table:table-cell>
          <table:table-cell office:value-type="float" office:value="12.7833280275" calcext:value-type="float">
            <text:p>12.783328027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3.863801903" calcext:value-type="float">
            <text:p>13.863801903</text:p>
          </table:table-cell>
          <table:table-cell office:value-type="float" office:value="1.08047387336" calcext:value-type="float">
            <text:p>1.0804738734</text:p>
          </table:table-cell>
          <table:table-cell office:value-type="float" office:value="12.7833280297" calcext:value-type="float">
            <text:p>12.7833280297</text:p>
          </table:table-cell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13.8638019012" calcext:value-type="float">
            <text:p>13.8638019012</text:p>
          </table:table-cell>
          <table:table-cell office:value-type="float" office:value="1.08047386781" calcext:value-type="float">
            <text:p>1.0804738678</text:p>
          </table:table-cell>
          <table:table-cell office:value-type="float" office:value="12.7833280334" calcext:value-type="float">
            <text:p>12.7833280334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13.8638019015" calcext:value-type="float">
            <text:p>13.8638019015</text:p>
          </table:table-cell>
          <table:table-cell office:value-type="float" office:value="1.08047386266" calcext:value-type="float">
            <text:p>1.0804738627</text:p>
          </table:table-cell>
          <table:table-cell office:value-type="float" office:value="12.7833280389" calcext:value-type="float">
            <text:p>12.7833280389</text:p>
          </table:table-cell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float" office:value="13.8638019031" calcext:value-type="float">
            <text:p>13.8638019031</text:p>
          </table:table-cell>
          <table:table-cell office:value-type="float" office:value="1.08047385748" calcext:value-type="float">
            <text:p>1.0804738575</text:p>
          </table:table-cell>
          <table:table-cell office:value-type="float" office:value="12.7833280457" calcext:value-type="float">
            <text:p>12.7833280457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13.8638019058" calcext:value-type="float">
            <text:p>13.8638019058</text:p>
          </table:table-cell>
          <table:table-cell office:value-type="float" office:value="1.08047385252" calcext:value-type="float">
            <text:p>1.0804738525</text:p>
          </table:table-cell>
          <table:table-cell office:value-type="float" office:value="12.7833280533" calcext:value-type="float">
            <text:p>12.7833280533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13.8638019096" calcext:value-type="float">
            <text:p>13.8638019096</text:p>
          </table:table-cell>
          <table:table-cell office:value-type="float" office:value="1.08047384783" calcext:value-type="float">
            <text:p>1.0804738478</text:p>
          </table:table-cell>
          <table:table-cell office:value-type="float" office:value="12.7833280617" calcext:value-type="float">
            <text:p>12.7833280617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25.2244825471" calcext:value-type="float">
            <text:p>25.2244825471</text:p>
          </table:table-cell>
          <table:table-cell office:value-type="float" office:value="1.88462501567" calcext:value-type="float">
            <text:p>1.8846250157</text:p>
          </table:table-cell>
          <table:table-cell office:value-type="float" office:value="23.3398575314" calcext:value-type="float">
            <text:p>23.3398575314</text:p>
          </table:table-cell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25.2244823879" calcext:value-type="float">
            <text:p>25.2244823879</text:p>
          </table:table-cell>
          <table:table-cell office:value-type="float" office:value="1.88462495408" calcext:value-type="float">
            <text:p>1.8846249541</text:p>
          </table:table-cell>
          <table:table-cell office:value-type="float" office:value="23.3398574338" calcext:value-type="float">
            <text:p>23.3398574338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25.2244822876" calcext:value-type="float">
            <text:p>25.2244822876</text:p>
          </table:table-cell>
          <table:table-cell office:value-type="float" office:value="1.88462490948" calcext:value-type="float">
            <text:p>1.8846249095</text:p>
          </table:table-cell>
          <table:table-cell office:value-type="float" office:value="23.3398573781" calcext:value-type="float">
            <text:p>23.3398573781</text:p>
          </table:table-cell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25.2244822151" calcext:value-type="float">
            <text:p>25.2244822151</text:p>
          </table:table-cell>
          <table:table-cell office:value-type="float" office:value="1.88462487444" calcext:value-type="float">
            <text:p>1.8846248744</text:p>
          </table:table-cell>
          <table:table-cell office:value-type="float" office:value="23.3398573407" calcext:value-type="float">
            <text:p>23.339857340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5.2244821585" calcext:value-type="float">
            <text:p>25.2244821585</text:p>
          </table:table-cell>
          <table:table-cell office:value-type="float" office:value="1.88462484474" calcext:value-type="float">
            <text:p>1.8846248447</text:p>
          </table:table-cell>
          <table:table-cell office:value-type="float" office:value="23.3398573138" calcext:value-type="float">
            <text:p>23.3398573138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25.2244821133" calcext:value-type="float">
            <text:p>25.2244821133</text:p>
          </table:table-cell>
          <table:table-cell office:value-type="float" office:value="1.88462481881" calcext:value-type="float">
            <text:p>1.8846248188</text:p>
          </table:table-cell>
          <table:table-cell office:value-type="float" office:value="23.3398572945" calcext:value-type="float">
            <text:p>23.3398572945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25.2244820793" calcext:value-type="float">
            <text:p>25.2244820793</text:p>
          </table:table-cell>
          <table:table-cell office:value-type="float" office:value="1.88462479613" calcext:value-type="float">
            <text:p>1.8846247961</text:p>
          </table:table-cell>
          <table:table-cell office:value-type="float" office:value="23.3398572832" calcext:value-type="float">
            <text:p>23.3398572832</text:p>
          </table:table-cell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25.224482053" calcext:value-type="float">
            <text:p>25.224482053</text:p>
          </table:table-cell>
          <table:table-cell office:value-type="float" office:value="1.88462477531" calcext:value-type="float">
            <text:p>1.8846247753</text:p>
          </table:table-cell>
          <table:table-cell office:value-type="float" office:value="23.3398572777" calcext:value-type="float">
            <text:p>23.3398572777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25.2244820352" calcext:value-type="float">
            <text:p>25.2244820352</text:p>
          </table:table-cell>
          <table:table-cell office:value-type="float" office:value="1.88462475648" calcext:value-type="float">
            <text:p>1.8846247565</text:p>
          </table:table-cell>
          <table:table-cell office:value-type="float" office:value="23.3398572788" calcext:value-type="float">
            <text:p>23.3398572788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25.2244820236" calcext:value-type="float">
            <text:p>25.2244820236</text:p>
          </table:table-cell>
          <table:table-cell office:value-type="float" office:value="1.88462473899" calcext:value-type="float">
            <text:p>1.884624739</text:p>
          </table:table-cell>
          <table:table-cell office:value-type="float" office:value="23.3398572846" calcext:value-type="float">
            <text:p>23.3398572846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25.2244820165" calcext:value-type="float">
            <text:p>25.2244820165</text:p>
          </table:table-cell>
          <table:table-cell office:value-type="float" office:value="1.88462472263" calcext:value-type="float">
            <text:p>1.8846247226</text:p>
          </table:table-cell>
          <table:table-cell office:value-type="float" office:value="23.3398572938" calcext:value-type="float">
            <text:p>23.3398572938</text:p>
          </table:table-cell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25.2244820128" calcext:value-type="float">
            <text:p>25.2244820128</text:p>
          </table:table-cell>
          <table:table-cell office:value-type="float" office:value="1.88462470744" calcext:value-type="float">
            <text:p>1.8846247074</text:p>
          </table:table-cell>
          <table:table-cell office:value-type="float" office:value="23.3398573053" calcext:value-type="float">
            <text:p>23.3398573053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25.2244820126" calcext:value-type="float">
            <text:p>25.2244820126</text:p>
          </table:table-cell>
          <table:table-cell office:value-type="float" office:value="1.88462469257" calcext:value-type="float">
            <text:p>1.8846246926</text:p>
          </table:table-cell>
          <table:table-cell office:value-type="float" office:value="23.33985732" calcext:value-type="float">
            <text:p>23.33985732</text:p>
          </table:table-cell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25.2244820147" calcext:value-type="float">
            <text:p>25.2244820147</text:p>
          </table:table-cell>
          <table:table-cell office:value-type="float" office:value="1.8846246789" calcext:value-type="float">
            <text:p>1.8846246789</text:p>
          </table:table-cell>
          <table:table-cell office:value-type="float" office:value="23.3398573358" calcext:value-type="float">
            <text:p>23.3398573358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5.2244820209" calcext:value-type="float">
            <text:p>25.2244820209</text:p>
          </table:table-cell>
          <table:table-cell office:value-type="float" office:value="1.88462466596" calcext:value-type="float">
            <text:p>1.884624666</text:p>
          </table:table-cell>
          <table:table-cell office:value-type="float" office:value="23.3398573549" calcext:value-type="float">
            <text:p>23.3398573549</text:p>
          </table:table-cell>
        </table:table-row>
        <table:table-row table:style-name="ro1">
          <table:table-cell office:value-type="float" office:value="4.91" calcext:value-type="float">
            <text:p>4.91</text:p>
          </table:table-cell>
          <table:table-cell office:value-type="float" office:value="25.224482026" calcext:value-type="float">
            <text:p>25.224482026</text:p>
          </table:table-cell>
          <table:table-cell office:value-type="float" office:value="1.88462465371" calcext:value-type="float">
            <text:p>1.8846246537</text:p>
          </table:table-cell>
          <table:table-cell office:value-type="float" office:value="23.3398573723" calcext:value-type="float">
            <text:p>23.3398573723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25.2244820348" calcext:value-type="float">
            <text:p>25.2244820348</text:p>
          </table:table-cell>
          <table:table-cell office:value-type="float" office:value="1.88462464163" calcext:value-type="float">
            <text:p>1.8846246416</text:p>
          </table:table-cell>
          <table:table-cell office:value-type="float" office:value="23.3398573932" calcext:value-type="float">
            <text:p>23.3398573932</text:p>
          </table:table-cell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25.2244820458" calcext:value-type="float">
            <text:p>25.2244820458</text:p>
          </table:table-cell>
          <table:table-cell office:value-type="float" office:value="1.88462463014" calcext:value-type="float">
            <text:p>1.8846246301</text:p>
          </table:table-cell>
          <table:table-cell office:value-type="float" office:value="23.3398574156" calcext:value-type="float">
            <text:p>23.3398574156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25.2244820609" calcext:value-type="float">
            <text:p>25.2244820609</text:p>
          </table:table-cell>
          <table:table-cell office:value-type="float" office:value="1.88462461901" calcext:value-type="float">
            <text:p>1.884624619</text:p>
          </table:table-cell>
          <table:table-cell office:value-type="float" office:value="23.3398574419" calcext:value-type="float">
            <text:p>23.3398574419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25.2244820773" calcext:value-type="float">
            <text:p>25.2244820773</text:p>
          </table:table-cell>
          <table:table-cell office:value-type="float" office:value="1.88462460866" calcext:value-type="float">
            <text:p>1.8846246087</text:p>
          </table:table-cell>
          <table:table-cell office:value-type="float" office:value="23.3398574686" calcext:value-type="float">
            <text:p>23.3398574686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25.2244820934" calcext:value-type="float">
            <text:p>25.2244820934</text:p>
          </table:table-cell>
          <table:table-cell office:value-type="float" office:value="1.88462459819" calcext:value-type="float">
            <text:p>1.8846245982</text:p>
          </table:table-cell>
          <table:table-cell office:value-type="float" office:value="23.3398574952" calcext:value-type="float">
            <text:p>23.3398574952</text:p>
          </table:table-cell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25.224482111" calcext:value-type="float">
            <text:p>25.224482111</text:p>
          </table:table-cell>
          <table:table-cell office:value-type="float" office:value="1.8846245882" calcext:value-type="float">
            <text:p>1.8846245882</text:p>
          </table:table-cell>
          <table:table-cell office:value-type="float" office:value="23.3398575228" calcext:value-type="float">
            <text:p>23.3398575228</text:p>
          </table:table-cell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25.2244821332" calcext:value-type="float">
            <text:p>25.2244821332</text:p>
          </table:table-cell>
          <table:table-cell office:value-type="float" office:value="1.88462457867" calcext:value-type="float">
            <text:p>1.8846245787</text:p>
          </table:table-cell>
          <table:table-cell office:value-type="float" office:value="23.3398575545" calcext:value-type="float">
            <text:p>23.3398575545</text:p>
          </table:table-cell>
        </table:table-row>
        <table:table-row table:style-name="ro1">
          <table:table-cell office:value-type="float" office:value="4.99" calcext:value-type="float">
            <text:p>4.99</text:p>
          </table:table-cell>
          <table:table-cell office:value-type="float" office:value="25.2244821526" calcext:value-type="float">
            <text:p>25.2244821526</text:p>
          </table:table-cell>
          <table:table-cell office:value-type="float" office:value="1.88462456946" calcext:value-type="float">
            <text:p>1.8846245695</text:p>
          </table:table-cell>
          <table:table-cell office:value-type="float" office:value="23.3398575831" calcext:value-type="float">
            <text:p>23.33985758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4176513531" calcext:value-type="float">
            <text:p>14.4176513531</text:p>
          </table:table-cell>
          <table:table-cell office:value-type="float" office:value="1.35739848043" calcext:value-type="float">
            <text:p>1.3573984804</text:p>
          </table:table-cell>
          <table:table-cell office:value-type="float" office:value="13.0602528726" calcext:value-type="float">
            <text:p>13.0602528726</text:p>
          </table:table-cell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14.4176511074" calcext:value-type="float">
            <text:p>14.4176511074</text:p>
          </table:table-cell>
          <table:table-cell office:value-type="float" office:value="1.35739841344" calcext:value-type="float">
            <text:p>1.3573984134</text:p>
          </table:table-cell>
          <table:table-cell office:value-type="float" office:value="13.0602526939" calcext:value-type="float">
            <text:p>13.0602526939</text:p>
          </table:table-cell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14.4176510009" calcext:value-type="float">
            <text:p>14.4176510009</text:p>
          </table:table-cell>
          <table:table-cell office:value-type="float" office:value="1.35739838365" calcext:value-type="float">
            <text:p>1.3573983837</text:p>
          </table:table-cell>
          <table:table-cell office:value-type="float" office:value="13.0602526172" calcext:value-type="float">
            <text:p>13.0602526172</text:p>
          </table:table-cell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14.4176509275" calcext:value-type="float">
            <text:p>14.4176509275</text:p>
          </table:table-cell>
          <table:table-cell office:value-type="float" office:value="1.35739836199" calcext:value-type="float">
            <text:p>1.357398362</text:p>
          </table:table-cell>
          <table:table-cell office:value-type="float" office:value="13.0602525656" calcext:value-type="float">
            <text:p>13.0602525656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14.417650871" calcext:value-type="float">
            <text:p>14.417650871</text:p>
          </table:table-cell>
          <table:table-cell office:value-type="float" office:value="1.35739834433" calcext:value-type="float">
            <text:p>1.3573983443</text:p>
          </table:table-cell>
          <table:table-cell office:value-type="float" office:value="13.0602525267" calcext:value-type="float">
            <text:p>13.0602525267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14.4176508239" calcext:value-type="float">
            <text:p>14.4176508239</text:p>
          </table:table-cell>
          <table:table-cell office:value-type="float" office:value="1.35739832907" calcext:value-type="float">
            <text:p>1.3573983291</text:p>
          </table:table-cell>
          <table:table-cell office:value-type="float" office:value="13.0602524948" calcext:value-type="float">
            <text:p>13.0602524948</text:p>
          </table:table-cell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14.4176507837" calcext:value-type="float">
            <text:p>14.4176507837</text:p>
          </table:table-cell>
          <table:table-cell office:value-type="float" office:value="1.35739831513" calcext:value-type="float">
            <text:p>1.3573983151</text:p>
          </table:table-cell>
          <table:table-cell office:value-type="float" office:value="13.0602524686" calcext:value-type="float">
            <text:p>13.0602524686</text:p>
          </table:table-cell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14.4176507486" calcext:value-type="float">
            <text:p>14.4176507486</text:p>
          </table:table-cell>
          <table:table-cell office:value-type="float" office:value="1.35739830268" calcext:value-type="float">
            <text:p>1.3573983027</text:p>
          </table:table-cell>
          <table:table-cell office:value-type="float" office:value="13.0602524459" calcext:value-type="float">
            <text:p>13.0602524459</text:p>
          </table:table-cell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14.4176507167" calcext:value-type="float">
            <text:p>14.4176507167</text:p>
          </table:table-cell>
          <table:table-cell office:value-type="float" office:value="1.35739829089" calcext:value-type="float">
            <text:p>1.3573982909</text:p>
          </table:table-cell>
          <table:table-cell office:value-type="float" office:value="13.0602524259" calcext:value-type="float">
            <text:p>13.0602524259</text:p>
          </table:table-cell>
        </table:table-row>
        <table:table-row table:style-name="ro1">
          <table:table-cell office:value-type="float" office:value="5.09" calcext:value-type="float">
            <text:p>5.09</text:p>
          </table:table-cell>
          <table:table-cell office:value-type="float" office:value="14.4176506881" calcext:value-type="float">
            <text:p>14.4176506881</text:p>
          </table:table-cell>
          <table:table-cell office:value-type="float" office:value="1.35739827966" calcext:value-type="float">
            <text:p>1.3573982797</text:p>
          </table:table-cell>
          <table:table-cell office:value-type="float" office:value="13.0602524085" calcext:value-type="float">
            <text:p>13.0602524085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4.4176506625" calcext:value-type="float">
            <text:p>14.4176506625</text:p>
          </table:table-cell>
          <table:table-cell office:value-type="float" office:value="1.35739826877" calcext:value-type="float">
            <text:p>1.3573982688</text:p>
          </table:table-cell>
          <table:table-cell office:value-type="float" office:value="13.0602523937" calcext:value-type="float">
            <text:p>13.0602523937</text:p>
          </table:table-cell>
        </table:table-row>
        <table:table-row table:style-name="ro1">
          <table:table-cell office:value-type="float" office:value="5.11" calcext:value-type="float">
            <text:p>5.11</text:p>
          </table:table-cell>
          <table:table-cell office:value-type="float" office:value="14.4176506393" calcext:value-type="float">
            <text:p>14.4176506393</text:p>
          </table:table-cell>
          <table:table-cell office:value-type="float" office:value="1.35739825865" calcext:value-type="float">
            <text:p>1.3573982587</text:p>
          </table:table-cell>
          <table:table-cell office:value-type="float" office:value="13.0602523806" calcext:value-type="float">
            <text:p>13.0602523806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14.4176506184" calcext:value-type="float">
            <text:p>14.4176506184</text:p>
          </table:table-cell>
          <table:table-cell office:value-type="float" office:value="1.35739824888" calcext:value-type="float">
            <text:p>1.3573982489</text:p>
          </table:table-cell>
          <table:table-cell office:value-type="float" office:value="13.0602523695" calcext:value-type="float">
            <text:p>13.0602523695</text:p>
          </table:table-cell>
        </table:table-row>
        <table:table-row table:style-name="ro1">
          <table:table-cell office:value-type="float" office:value="5.13" calcext:value-type="float">
            <text:p>5.13</text:p>
          </table:table-cell>
          <table:table-cell office:value-type="float" office:value="14.4176505997" calcext:value-type="float">
            <text:p>14.4176505997</text:p>
          </table:table-cell>
          <table:table-cell office:value-type="float" office:value="1.35739823932" calcext:value-type="float">
            <text:p>1.3573982393</text:p>
          </table:table-cell>
          <table:table-cell office:value-type="float" office:value="13.0602523604" calcext:value-type="float">
            <text:p>13.0602523604</text:p>
          </table:table-cell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14.4176505819" calcext:value-type="float">
            <text:p>14.4176505819</text:p>
          </table:table-cell>
          <table:table-cell office:value-type="float" office:value="1.35739823003" calcext:value-type="float">
            <text:p>1.35739823</text:p>
          </table:table-cell>
          <table:table-cell office:value-type="float" office:value="13.0602523519" calcext:value-type="float">
            <text:p>13.0602523519</text:p>
          </table:table-cell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14.4176505664" calcext:value-type="float">
            <text:p>14.4176505664</text:p>
          </table:table-cell>
          <table:table-cell office:value-type="float" office:value="1.35739822113" calcext:value-type="float">
            <text:p>1.3573982211</text:p>
          </table:table-cell>
          <table:table-cell office:value-type="float" office:value="13.0602523453" calcext:value-type="float">
            <text:p>13.0602523453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14.4176505523" calcext:value-type="float">
            <text:p>14.4176505523</text:p>
          </table:table-cell>
          <table:table-cell office:value-type="float" office:value="1.35739821229" calcext:value-type="float">
            <text:p>1.3573982123</text:p>
          </table:table-cell>
          <table:table-cell office:value-type="float" office:value="13.06025234" calcext:value-type="float">
            <text:p>13.06025234</text:p>
          </table:table-cell>
        </table:table-row>
        <table:table-row table:style-name="ro1">
          <table:table-cell office:value-type="float" office:value="5.17" calcext:value-type="float">
            <text:p>5.17</text:p>
          </table:table-cell>
          <table:table-cell office:value-type="float" office:value="14.4176505395" calcext:value-type="float">
            <text:p>14.4176505395</text:p>
          </table:table-cell>
          <table:table-cell office:value-type="float" office:value="1.35739820384" calcext:value-type="float">
            <text:p>1.3573982038</text:p>
          </table:table-cell>
          <table:table-cell office:value-type="float" office:value="13.0602523356" calcext:value-type="float">
            <text:p>13.0602523356</text:p>
          </table:table-cell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14.4176505272" calcext:value-type="float">
            <text:p>14.4176505272</text:p>
          </table:table-cell>
          <table:table-cell office:value-type="float" office:value="1.35739819573" calcext:value-type="float">
            <text:p>1.3573981957</text:p>
          </table:table-cell>
          <table:table-cell office:value-type="float" office:value="13.0602523314" calcext:value-type="float">
            <text:p>13.0602523314</text:p>
          </table:table-cell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14.4176505162" calcext:value-type="float">
            <text:p>14.4176505162</text:p>
          </table:table-cell>
          <table:table-cell office:value-type="float" office:value="1.35739818782" calcext:value-type="float">
            <text:p>1.3573981878</text:p>
          </table:table-cell>
          <table:table-cell office:value-type="float" office:value="13.0602523284" calcext:value-type="float">
            <text:p>13.0602523284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4.417650507" calcext:value-type="float">
            <text:p>14.417650507</text:p>
          </table:table-cell>
          <table:table-cell office:value-type="float" office:value="1.35739818" calcext:value-type="float">
            <text:p>1.35739818</text:p>
          </table:table-cell>
          <table:table-cell office:value-type="float" office:value="13.060252327" calcext:value-type="float">
            <text:p>13.060252327</text:p>
          </table:table-cell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14.4176504975" calcext:value-type="float">
            <text:p>14.4176504975</text:p>
          </table:table-cell>
          <table:table-cell office:value-type="float" office:value="1.35739817238" calcext:value-type="float">
            <text:p>1.3573981724</text:p>
          </table:table-cell>
          <table:table-cell office:value-type="float" office:value="13.0602523251" calcext:value-type="float">
            <text:p>13.0602523251</text:p>
          </table:table-cell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14.4176504889" calcext:value-type="float">
            <text:p>14.4176504889</text:p>
          </table:table-cell>
          <table:table-cell office:value-type="float" office:value="1.35739816492" calcext:value-type="float">
            <text:p>1.3573981649</text:p>
          </table:table-cell>
          <table:table-cell office:value-type="float" office:value="13.060252324" calcext:value-type="float">
            <text:p>13.060252324</text:p>
          </table:table-cell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14.4176504794" calcext:value-type="float">
            <text:p>14.4176504794</text:p>
          </table:table-cell>
          <table:table-cell office:value-type="float" office:value="1.35739815752" calcext:value-type="float">
            <text:p>1.3573981575</text:p>
          </table:table-cell>
          <table:table-cell office:value-type="float" office:value="13.0602523219" calcext:value-type="float">
            <text:p>13.0602523219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14.4176504714" calcext:value-type="float">
            <text:p>14.4176504714</text:p>
          </table:table-cell>
          <table:table-cell office:value-type="float" office:value="1.35739815063" calcext:value-type="float">
            <text:p>1.3573981506</text:p>
          </table:table-cell>
          <table:table-cell office:value-type="float" office:value="13.0602523208" calcext:value-type="float">
            <text:p>13.0602523208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14.4176504634" calcext:value-type="float">
            <text:p>14.4176504634</text:p>
          </table:table-cell>
          <table:table-cell office:value-type="float" office:value="1.35739814333" calcext:value-type="float">
            <text:p>1.3573981433</text:p>
          </table:table-cell>
          <table:table-cell office:value-type="float" office:value="13.06025232" calcext:value-type="float">
            <text:p>13.06025232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25.8912124016" calcext:value-type="float">
            <text:p>25.8912124016</text:p>
          </table:table-cell>
          <table:table-cell office:value-type="float" office:value="2.21799010393" calcext:value-type="float">
            <text:p>2.2179901039</text:p>
          </table:table-cell>
          <table:table-cell office:value-type="float" office:value="23.6732222976" calcext:value-type="float">
            <text:p>23.6732222976</text:p>
          </table:table-cell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25.8912121347" calcext:value-type="float">
            <text:p>25.8912121347</text:p>
          </table:table-cell>
          <table:table-cell office:value-type="float" office:value="2.21799005249" calcext:value-type="float">
            <text:p>2.2179900525</text:p>
          </table:table-cell>
          <table:table-cell office:value-type="float" office:value="23.6732220822" calcext:value-type="float">
            <text:p>23.6732220822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25.8912119167" calcext:value-type="float">
            <text:p>25.8912119167</text:p>
          </table:table-cell>
          <table:table-cell office:value-type="float" office:value="2.21799001377" calcext:value-type="float">
            <text:p>2.2179900138</text:p>
          </table:table-cell>
          <table:table-cell office:value-type="float" office:value="23.673221903" calcext:value-type="float">
            <text:p>23.673221903</text:p>
          </table:table-cell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25.8912117196" calcext:value-type="float">
            <text:p>25.8912117196</text:p>
          </table:table-cell>
          <table:table-cell office:value-type="float" office:value="2.21798997954" calcext:value-type="float">
            <text:p>2.2179899795</text:p>
          </table:table-cell>
          <table:table-cell office:value-type="float" office:value="23.67322174" calcext:value-type="float">
            <text:p>23.67322174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25.8912115431" calcext:value-type="float">
            <text:p>25.8912115431</text:p>
          </table:table-cell>
          <table:table-cell office:value-type="float" office:value="2.21798994787" calcext:value-type="float">
            <text:p>2.2179899479</text:p>
          </table:table-cell>
          <table:table-cell office:value-type="float" office:value="23.6732215953" calcext:value-type="float">
            <text:p>23.6732215953</text:p>
          </table:table-cell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25.8912113858" calcext:value-type="float">
            <text:p>25.8912113858</text:p>
          </table:table-cell>
          <table:table-cell office:value-type="float" office:value="2.2179899176" calcext:value-type="float">
            <text:p>2.2179899176</text:p>
          </table:table-cell>
          <table:table-cell office:value-type="float" office:value="23.6732214682" calcext:value-type="float">
            <text:p>23.6732214682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25.8912112465" calcext:value-type="float">
            <text:p>25.8912112465</text:p>
          </table:table-cell>
          <table:table-cell office:value-type="float" office:value="2.21798988891" calcext:value-type="float">
            <text:p>2.2179898889</text:p>
          </table:table-cell>
          <table:table-cell office:value-type="float" office:value="23.6732213576" calcext:value-type="float">
            <text:p>23.6732213576</text:p>
          </table:table-cell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25.8912111217" calcext:value-type="float">
            <text:p>25.8912111217</text:p>
          </table:table-cell>
          <table:table-cell office:value-type="float" office:value="2.2179898617" calcext:value-type="float">
            <text:p>2.2179898617</text:p>
          </table:table-cell>
          <table:table-cell office:value-type="float" office:value="23.67322126" calcext:value-type="float">
            <text:p>23.67322126</text:p>
          </table:table-cell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25.8912110114" calcext:value-type="float">
            <text:p>25.8912110114</text:p>
          </table:table-cell>
          <table:table-cell office:value-type="float" office:value="2.21798983667" calcext:value-type="float">
            <text:p>2.2179898367</text:p>
          </table:table-cell>
          <table:table-cell office:value-type="float" office:value="23.6732211747" calcext:value-type="float">
            <text:p>23.6732211747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25.891210912" calcext:value-type="float">
            <text:p>25.891210912</text:p>
          </table:table-cell>
          <table:table-cell office:value-type="float" office:value="2.21798981227" calcext:value-type="float">
            <text:p>2.2179898123</text:p>
          </table:table-cell>
          <table:table-cell office:value-type="float" office:value="23.6732210997" calcext:value-type="float">
            <text:p>23.6732210997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25.8912108229" calcext:value-type="float">
            <text:p>25.8912108229</text:p>
          </table:table-cell>
          <table:table-cell office:value-type="float" office:value="2.21798978957" calcext:value-type="float">
            <text:p>2.2179897896</text:p>
          </table:table-cell>
          <table:table-cell office:value-type="float" office:value="23.6732210334" calcext:value-type="float">
            <text:p>23.6732210334</text:p>
          </table:table-cell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25.8912107431" calcext:value-type="float">
            <text:p>25.8912107431</text:p>
          </table:table-cell>
          <table:table-cell office:value-type="float" office:value="2.21798976831" calcext:value-type="float">
            <text:p>2.2179897683</text:p>
          </table:table-cell>
          <table:table-cell office:value-type="float" office:value="23.6732209748" calcext:value-type="float">
            <text:p>23.6732209748</text:p>
          </table:table-cell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25.8912106731" calcext:value-type="float">
            <text:p>25.8912106731</text:p>
          </table:table-cell>
          <table:table-cell office:value-type="float" office:value="2.21798974835" calcext:value-type="float">
            <text:p>2.2179897484</text:p>
          </table:table-cell>
          <table:table-cell office:value-type="float" office:value="23.6732209248" calcext:value-type="float">
            <text:p>23.6732209248</text:p>
          </table:table-cell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25.8912106103" calcext:value-type="float">
            <text:p>25.8912106103</text:p>
          </table:table-cell>
          <table:table-cell office:value-type="float" office:value="2.21798972871" calcext:value-type="float">
            <text:p>2.2179897287</text:p>
          </table:table-cell>
          <table:table-cell office:value-type="float" office:value="23.6732208816" calcext:value-type="float">
            <text:p>23.6732208816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5.8912105564" calcext:value-type="float">
            <text:p>25.8912105564</text:p>
          </table:table-cell>
          <table:table-cell office:value-type="float" office:value="2.21798971087" calcext:value-type="float">
            <text:p>2.2179897109</text:p>
          </table:table-cell>
          <table:table-cell office:value-type="float" office:value="23.6732208456" calcext:value-type="float">
            <text:p>23.6732208456</text:p>
          </table:table-cell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25.8912105096" calcext:value-type="float">
            <text:p>25.8912105096</text:p>
          </table:table-cell>
          <table:table-cell office:value-type="float" office:value="2.21798969398" calcext:value-type="float">
            <text:p>2.217989694</text:p>
          </table:table-cell>
          <table:table-cell office:value-type="float" office:value="23.6732208156" calcext:value-type="float">
            <text:p>23.6732208156</text:p>
          </table:table-cell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25.891210469" calcext:value-type="float">
            <text:p>25.891210469</text:p>
          </table:table-cell>
          <table:table-cell office:value-type="float" office:value="2.21798967686" calcext:value-type="float">
            <text:p>2.2179896769</text:p>
          </table:table-cell>
          <table:table-cell office:value-type="float" office:value="23.6732207921" calcext:value-type="float">
            <text:p>23.6732207921</text:p>
          </table:table-cell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25.8912104342" calcext:value-type="float">
            <text:p>25.8912104342</text:p>
          </table:table-cell>
          <table:table-cell office:value-type="float" office:value="2.21798966103" calcext:value-type="float">
            <text:p>2.217989661</text:p>
          </table:table-cell>
          <table:table-cell office:value-type="float" office:value="23.6732207732" calcext:value-type="float">
            <text:p>23.6732207732</text:p>
          </table:table-cell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25.8912104052" calcext:value-type="float">
            <text:p>25.8912104052</text:p>
          </table:table-cell>
          <table:table-cell office:value-type="float" office:value="2.21798964557" calcext:value-type="float">
            <text:p>2.2179896456</text:p>
          </table:table-cell>
          <table:table-cell office:value-type="float" office:value="23.6732207596" calcext:value-type="float">
            <text:p>23.6732207596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25.8912103815" calcext:value-type="float">
            <text:p>25.8912103815</text:p>
          </table:table-cell>
          <table:table-cell office:value-type="float" office:value="2.21798963084" calcext:value-type="float">
            <text:p>2.2179896308</text:p>
          </table:table-cell>
          <table:table-cell office:value-type="float" office:value="23.6732207507" calcext:value-type="float">
            <text:p>23.6732207507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25.8912103635" calcext:value-type="float">
            <text:p>25.8912103635</text:p>
          </table:table-cell>
          <table:table-cell office:value-type="float" office:value="2.21798961674" calcext:value-type="float">
            <text:p>2.2179896167</text:p>
          </table:table-cell>
          <table:table-cell office:value-type="float" office:value="23.6732207468" calcext:value-type="float">
            <text:p>23.6732207468</text:p>
          </table:table-cell>
        </table:table-row>
        <table:table-row table:style-name="ro1">
          <table:table-cell office:value-type="float" office:value="5.47" calcext:value-type="float">
            <text:p>5.47</text:p>
          </table:table-cell>
          <table:table-cell office:value-type="float" office:value="25.8912103485" calcext:value-type="float">
            <text:p>25.8912103485</text:p>
          </table:table-cell>
          <table:table-cell office:value-type="float" office:value="2.21798960277" calcext:value-type="float">
            <text:p>2.2179896028</text:p>
          </table:table-cell>
          <table:table-cell office:value-type="float" office:value="23.6732207457" calcext:value-type="float">
            <text:p>23.6732207457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25.8912103396" calcext:value-type="float">
            <text:p>25.8912103396</text:p>
          </table:table-cell>
          <table:table-cell office:value-type="float" office:value="2.21798958976" calcext:value-type="float">
            <text:p>2.2179895898</text:p>
          </table:table-cell>
          <table:table-cell office:value-type="float" office:value="23.6732207498" calcext:value-type="float">
            <text:p>23.6732207498</text:p>
          </table:table-cell>
        </table:table-row>
        <table:table-row table:style-name="ro1">
          <table:table-cell office:value-type="float" office:value="5.49" calcext:value-type="float">
            <text:p>5.49</text:p>
          </table:table-cell>
          <table:table-cell office:value-type="float" office:value="25.8912103338" calcext:value-type="float">
            <text:p>25.8912103338</text:p>
          </table:table-cell>
          <table:table-cell office:value-type="float" office:value="2.21798957691" calcext:value-type="float">
            <text:p>2.2179895769</text:p>
          </table:table-cell>
          <table:table-cell office:value-type="float" office:value="23.6732207569" calcext:value-type="float">
            <text:p>23.6732207569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4.3680134048" calcext:value-type="float">
            <text:p>14.3680134048</text:p>
          </table:table-cell>
          <table:table-cell office:value-type="float" office:value="1.33258001093" calcext:value-type="float">
            <text:p>1.3325800109</text:p>
          </table:table-cell>
          <table:table-cell office:value-type="float" office:value="13.0354333939" calcext:value-type="float">
            <text:p>13.0354333939</text:p>
          </table:table-cell>
        </table:table-row>
        <table:table-row table:style-name="ro1">
          <table:table-cell office:value-type="float" office:value="5.51" calcext:value-type="float">
            <text:p>5.51</text:p>
          </table:table-cell>
          <table:table-cell office:value-type="float" office:value="14.3680132072" calcext:value-type="float">
            <text:p>14.3680132072</text:p>
          </table:table-cell>
          <table:table-cell office:value-type="float" office:value="1.33257994127" calcext:value-type="float">
            <text:p>1.3325799413</text:p>
          </table:table-cell>
          <table:table-cell office:value-type="float" office:value="13.0354332659" calcext:value-type="float">
            <text:p>13.0354332659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14.3680131304" calcext:value-type="float">
            <text:p>14.3680131304</text:p>
          </table:table-cell>
          <table:table-cell office:value-type="float" office:value="1.33257990949" calcext:value-type="float">
            <text:p>1.3325799095</text:p>
          </table:table-cell>
          <table:table-cell office:value-type="float" office:value="13.035433221" calcext:value-type="float">
            <text:p>13.035433221</text:p>
          </table:table-cell>
        </table:table-row>
        <table:table-row table:style-name="ro1">
          <table:table-cell office:value-type="float" office:value="5.53" calcext:value-type="float">
            <text:p>5.53</text:p>
          </table:table-cell>
          <table:table-cell office:value-type="float" office:value="14.3680130813" calcext:value-type="float">
            <text:p>14.3680130813</text:p>
          </table:table-cell>
          <table:table-cell office:value-type="float" office:value="1.33257988574" calcext:value-type="float">
            <text:p>1.3325798857</text:p>
          </table:table-cell>
          <table:table-cell office:value-type="float" office:value="13.0354331955" calcext:value-type="float">
            <text:p>13.0354331955</text:p>
          </table:table-cell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14.3680130465" calcext:value-type="float">
            <text:p>14.3680130465</text:p>
          </table:table-cell>
          <table:table-cell office:value-type="float" office:value="1.33257986592" calcext:value-type="float">
            <text:p>1.3325798659</text:p>
          </table:table-cell>
          <table:table-cell office:value-type="float" office:value="13.0354331806" calcext:value-type="float">
            <text:p>13.0354331806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14.3680130209" calcext:value-type="float">
            <text:p>14.3680130209</text:p>
          </table:table-cell>
          <table:table-cell office:value-type="float" office:value="1.33257984862" calcext:value-type="float">
            <text:p>1.3325798486</text:p>
          </table:table-cell>
          <table:table-cell office:value-type="float" office:value="13.0354331723" calcext:value-type="float">
            <text:p>13.0354331723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14.3680130012" calcext:value-type="float">
            <text:p>14.3680130012</text:p>
          </table:table-cell>
          <table:table-cell office:value-type="float" office:value="1.33257983298" calcext:value-type="float">
            <text:p>1.332579833</text:p>
          </table:table-cell>
          <table:table-cell office:value-type="float" office:value="13.0354331682" calcext:value-type="float">
            <text:p>13.0354331682</text:p>
          </table:table-cell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14.3680129856" calcext:value-type="float">
            <text:p>14.3680129856</text:p>
          </table:table-cell>
          <table:table-cell office:value-type="float" office:value="1.33257981828" calcext:value-type="float">
            <text:p>1.3325798183</text:p>
          </table:table-cell>
          <table:table-cell office:value-type="float" office:value="13.0354331673" calcext:value-type="float">
            <text:p>13.0354331673</text:p>
          </table:table-cell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14.3680129765" calcext:value-type="float">
            <text:p>14.3680129765</text:p>
          </table:table-cell>
          <table:table-cell office:value-type="float" office:value="1.33257980491" calcext:value-type="float">
            <text:p>1.3325798049</text:p>
          </table:table-cell>
          <table:table-cell office:value-type="float" office:value="13.0354331716" calcext:value-type="float">
            <text:p>13.0354331716</text:p>
          </table:table-cell>
        </table:table-row>
        <table:table-row table:style-name="ro1">
          <table:table-cell office:value-type="float" office:value="5.59" calcext:value-type="float">
            <text:p>5.59</text:p>
          </table:table-cell>
          <table:table-cell office:value-type="float" office:value="14.3680129652" calcext:value-type="float">
            <text:p>14.3680129652</text:p>
          </table:table-cell>
          <table:table-cell office:value-type="float" office:value="1.33257979157" calcext:value-type="float">
            <text:p>1.3325797916</text:p>
          </table:table-cell>
          <table:table-cell office:value-type="float" office:value="13.0354331736" calcext:value-type="float">
            <text:p>13.0354331736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4.368012958" calcext:value-type="float">
            <text:p>14.368012958</text:p>
          </table:table-cell>
          <table:table-cell office:value-type="float" office:value="1.33257977883" calcext:value-type="float">
            <text:p>1.3325797788</text:p>
          </table:table-cell>
          <table:table-cell office:value-type="float" office:value="13.0354331792" calcext:value-type="float">
            <text:p>13.0354331792</text:p>
          </table:table-cell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14.3680129542" calcext:value-type="float">
            <text:p>14.3680129542</text:p>
          </table:table-cell>
          <table:table-cell office:value-type="float" office:value="1.33257976707" calcext:value-type="float">
            <text:p>1.3325797671</text:p>
          </table:table-cell>
          <table:table-cell office:value-type="float" office:value="13.0354331871" calcext:value-type="float">
            <text:p>13.0354331871</text:p>
          </table:table-cell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14.3680129494" calcext:value-type="float">
            <text:p>14.3680129494</text:p>
          </table:table-cell>
          <table:table-cell office:value-type="float" office:value="1.33257975547" calcext:value-type="float">
            <text:p>1.3325797555</text:p>
          </table:table-cell>
          <table:table-cell office:value-type="float" office:value="13.035433194" calcext:value-type="float">
            <text:p>13.035433194</text:p>
          </table:table-cell>
        </table:table-row>
        <table:table-row table:style-name="ro1">
          <table:table-cell office:value-type="float" office:value="5.63" calcext:value-type="float">
            <text:p>5.63</text:p>
          </table:table-cell>
          <table:table-cell office:value-type="float" office:value="14.3680129457" calcext:value-type="float">
            <text:p>14.3680129457</text:p>
          </table:table-cell>
          <table:table-cell office:value-type="float" office:value="1.33257974403" calcext:value-type="float">
            <text:p>1.332579744</text:p>
          </table:table-cell>
          <table:table-cell office:value-type="float" office:value="13.0354332017" calcext:value-type="float">
            <text:p>13.0354332017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14.368012944" calcext:value-type="float">
            <text:p>14.368012944</text:p>
          </table:table-cell>
          <table:table-cell office:value-type="float" office:value="1.33257973328" calcext:value-type="float">
            <text:p>1.3325797333</text:p>
          </table:table-cell>
          <table:table-cell office:value-type="float" office:value="13.0354332108" calcext:value-type="float">
            <text:p>13.0354332108</text:p>
          </table:table-cell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14.3680129431" calcext:value-type="float">
            <text:p>14.3680129431</text:p>
          </table:table-cell>
          <table:table-cell office:value-type="float" office:value="1.33257972264" calcext:value-type="float">
            <text:p>1.3325797226</text:p>
          </table:table-cell>
          <table:table-cell office:value-type="float" office:value="13.0354332204" calcext:value-type="float">
            <text:p>13.0354332204</text:p>
          </table:table-cell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14.3680129425" calcext:value-type="float">
            <text:p>14.3680129425</text:p>
          </table:table-cell>
          <table:table-cell office:value-type="float" office:value="1.33257971245" calcext:value-type="float">
            <text:p>1.3325797125</text:p>
          </table:table-cell>
          <table:table-cell office:value-type="float" office:value="13.0354332301" calcext:value-type="float">
            <text:p>13.0354332301</text:p>
          </table:table-cell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14.3680129432" calcext:value-type="float">
            <text:p>14.3680129432</text:p>
          </table:table-cell>
          <table:table-cell office:value-type="float" office:value="1.33257970251" calcext:value-type="float">
            <text:p>1.3325797025</text:p>
          </table:table-cell>
          <table:table-cell office:value-type="float" office:value="13.0354332406" calcext:value-type="float">
            <text:p>13.0354332406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14.3680129443" calcext:value-type="float">
            <text:p>14.3680129443</text:p>
          </table:table-cell>
          <table:table-cell office:value-type="float" office:value="1.33257969274" calcext:value-type="float">
            <text:p>1.3325796927</text:p>
          </table:table-cell>
          <table:table-cell office:value-type="float" office:value="13.0354332515" calcext:value-type="float">
            <text:p>13.0354332515</text:p>
          </table:table-cell>
        </table:table-row>
        <table:table-row table:style-name="ro1">
          <table:table-cell office:value-type="float" office:value="5.69" calcext:value-type="float">
            <text:p>5.69</text:p>
          </table:table-cell>
          <table:table-cell office:value-type="float" office:value="14.3680129449" calcext:value-type="float">
            <text:p>14.3680129449</text:p>
          </table:table-cell>
          <table:table-cell office:value-type="float" office:value="1.33257968313" calcext:value-type="float">
            <text:p>1.3325796831</text:p>
          </table:table-cell>
          <table:table-cell office:value-type="float" office:value="13.0354332617" calcext:value-type="float">
            <text:p>13.035433261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4.3680129482" calcext:value-type="float">
            <text:p>14.3680129482</text:p>
          </table:table-cell>
          <table:table-cell office:value-type="float" office:value="1.3325796742" calcext:value-type="float">
            <text:p>1.3325796742</text:p>
          </table:table-cell>
          <table:table-cell office:value-type="float" office:value="13.035433274" calcext:value-type="float">
            <text:p>13.035433274</text:p>
          </table:table-cell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14.36801295" calcext:value-type="float">
            <text:p>14.36801295</text:p>
          </table:table-cell>
          <table:table-cell office:value-type="float" office:value="1.33257966482" calcext:value-type="float">
            <text:p>1.3325796648</text:p>
          </table:table-cell>
          <table:table-cell office:value-type="float" office:value="13.0354332852" calcext:value-type="float">
            <text:p>13.0354332852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14.368012954" calcext:value-type="float">
            <text:p>14.368012954</text:p>
          </table:table-cell>
          <table:table-cell office:value-type="float" office:value="1.33257965611" calcext:value-type="float">
            <text:p>1.3325796561</text:p>
          </table:table-cell>
          <table:table-cell office:value-type="float" office:value="13.0354332979" calcext:value-type="float">
            <text:p>13.0354332979</text:p>
          </table:table-cell>
        </table:table-row>
        <table:table-row table:style-name="ro1">
          <table:table-cell office:value-type="float" office:value="5.73" calcext:value-type="float">
            <text:p>5.73</text:p>
          </table:table-cell>
          <table:table-cell office:value-type="float" office:value="14.3680129572" calcext:value-type="float">
            <text:p>14.3680129572</text:p>
          </table:table-cell>
          <table:table-cell office:value-type="float" office:value="1.33257964736" calcext:value-type="float">
            <text:p>1.3325796474</text:p>
          </table:table-cell>
          <table:table-cell office:value-type="float" office:value="13.0354333098" calcext:value-type="float">
            <text:p>13.0354333098</text:p>
          </table:table-cell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14.36801296" calcext:value-type="float">
            <text:p>14.36801296</text:p>
          </table:table-cell>
          <table:table-cell office:value-type="float" office:value="1.33257963862" calcext:value-type="float">
            <text:p>1.3325796386</text:p>
          </table:table-cell>
          <table:table-cell office:value-type="float" office:value="13.0354333214" calcext:value-type="float">
            <text:p>13.0354333214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14.3680129643" calcext:value-type="float">
            <text:p>14.3680129643</text:p>
          </table:table-cell>
          <table:table-cell office:value-type="float" office:value="1.33257963014" calcext:value-type="float">
            <text:p>1.3325796301</text:p>
          </table:table-cell>
          <table:table-cell office:value-type="float" office:value="13.0354333342" calcext:value-type="float">
            <text:p>13.0354333342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26.2675259071" calcext:value-type="float">
            <text:p>26.2675259071</text:p>
          </table:table-cell>
          <table:table-cell office:value-type="float" office:value="2.40614728909" calcext:value-type="float">
            <text:p>2.4061472891</text:p>
          </table:table-cell>
          <table:table-cell office:value-type="float" office:value="23.861378618" calcext:value-type="float">
            <text:p>23.861378618</text:p>
          </table:table-cell>
        </table:table-row>
        <table:table-row table:style-name="ro1">
          <table:table-cell office:value-type="float" office:value="5.77" calcext:value-type="float">
            <text:p>5.77</text:p>
          </table:table-cell>
          <table:table-cell office:value-type="float" office:value="26.2675256227" calcext:value-type="float">
            <text:p>26.2675256227</text:p>
          </table:table-cell>
          <table:table-cell office:value-type="float" office:value="2.40614721112" calcext:value-type="float">
            <text:p>2.4061472111</text:p>
          </table:table-cell>
          <table:table-cell office:value-type="float" office:value="23.8613784116" calcext:value-type="float">
            <text:p>23.8613784116</text:p>
          </table:table-cell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26.2675254341" calcext:value-type="float">
            <text:p>26.2675254341</text:p>
          </table:table-cell>
          <table:table-cell office:value-type="float" office:value="2.4061471493" calcext:value-type="float">
            <text:p>2.4061471493</text:p>
          </table:table-cell>
          <table:table-cell office:value-type="float" office:value="23.8613782848" calcext:value-type="float">
            <text:p>23.8613782848</text:p>
          </table:table-cell>
        </table:table-row>
        <table:table-row table:style-name="ro1">
          <table:table-cell office:value-type="float" office:value="5.79" calcext:value-type="float">
            <text:p>5.79</text:p>
          </table:table-cell>
          <table:table-cell office:value-type="float" office:value="26.2675252879" calcext:value-type="float">
            <text:p>26.2675252879</text:p>
          </table:table-cell>
          <table:table-cell office:value-type="float" office:value="2.40614709519" calcext:value-type="float">
            <text:p>2.4061470952</text:p>
          </table:table-cell>
          <table:table-cell office:value-type="float" office:value="23.8613781927" calcext:value-type="float">
            <text:p>23.861378192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6.2675251661" calcext:value-type="float">
            <text:p>26.2675251661</text:p>
          </table:table-cell>
          <table:table-cell office:value-type="float" office:value="2.40614704641" calcext:value-type="float">
            <text:p>2.4061470464</text:p>
          </table:table-cell>
          <table:table-cell office:value-type="float" office:value="23.8613781197" calcext:value-type="float">
            <text:p>23.8613781197</text:p>
          </table:table-cell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26.2675250615" calcext:value-type="float">
            <text:p>26.2675250615</text:p>
          </table:table-cell>
          <table:table-cell office:value-type="float" office:value="2.40614700117" calcext:value-type="float">
            <text:p>2.4061470012</text:p>
          </table:table-cell>
          <table:table-cell office:value-type="float" office:value="23.8613780603" calcext:value-type="float">
            <text:p>23.8613780603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26.2675249677" calcext:value-type="float">
            <text:p>26.2675249677</text:p>
          </table:table-cell>
          <table:table-cell office:value-type="float" office:value="2.40614695865" calcext:value-type="float">
            <text:p>2.4061469587</text:p>
          </table:table-cell>
          <table:table-cell office:value-type="float" office:value="23.8613780091" calcext:value-type="float">
            <text:p>23.8613780091</text:p>
          </table:table-cell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26.267524883" calcext:value-type="float">
            <text:p>26.267524883</text:p>
          </table:table-cell>
          <table:table-cell office:value-type="float" office:value="2.40614691798" calcext:value-type="float">
            <text:p>2.406146918</text:p>
          </table:table-cell>
          <table:table-cell office:value-type="float" office:value="23.8613779651" calcext:value-type="float">
            <text:p>23.8613779651</text:p>
          </table:table-cell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26.2675248066" calcext:value-type="float">
            <text:p>26.2675248066</text:p>
          </table:table-cell>
          <table:table-cell office:value-type="float" office:value="2.40614687932" calcext:value-type="float">
            <text:p>2.4061468793</text:p>
          </table:table-cell>
          <table:table-cell office:value-type="float" office:value="23.8613779273" calcext:value-type="float">
            <text:p>23.8613779273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26.2675247368" calcext:value-type="float">
            <text:p>26.2675247368</text:p>
          </table:table-cell>
          <table:table-cell office:value-type="float" office:value="2.40614684204" calcext:value-type="float">
            <text:p>2.406146842</text:p>
          </table:table-cell>
          <table:table-cell office:value-type="float" office:value="23.8613778947" calcext:value-type="float">
            <text:p>23.8613778947</text:p>
          </table:table-cell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26.2675246709" calcext:value-type="float">
            <text:p>26.2675246709</text:p>
          </table:table-cell>
          <table:table-cell office:value-type="float" office:value="2.40614680601" calcext:value-type="float">
            <text:p>2.406146806</text:p>
          </table:table-cell>
          <table:table-cell office:value-type="float" office:value="23.8613778649" calcext:value-type="float">
            <text:p>23.8613778649</text:p>
          </table:table-cell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26.2675246102" calcext:value-type="float">
            <text:p>26.2675246102</text:p>
          </table:table-cell>
          <table:table-cell office:value-type="float" office:value="2.40614677123" calcext:value-type="float">
            <text:p>2.4061467712</text:p>
          </table:table-cell>
          <table:table-cell office:value-type="float" office:value="23.861377839" calcext:value-type="float">
            <text:p>23.861377839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26.2675245534" calcext:value-type="float">
            <text:p>26.2675245534</text:p>
          </table:table-cell>
          <table:table-cell office:value-type="float" office:value="2.40614673764" calcext:value-type="float">
            <text:p>2.4061467376</text:p>
          </table:table-cell>
          <table:table-cell office:value-type="float" office:value="23.8613778157" calcext:value-type="float">
            <text:p>23.8613778157</text:p>
          </table:table-cell>
        </table:table-row>
        <table:table-row table:style-name="ro1">
          <table:table-cell office:value-type="float" office:value="5.89" calcext:value-type="float">
            <text:p>5.89</text:p>
          </table:table-cell>
          <table:table-cell office:value-type="float" office:value="26.2675245007" calcext:value-type="float">
            <text:p>26.2675245007</text:p>
          </table:table-cell>
          <table:table-cell office:value-type="float" office:value="2.40614670457" calcext:value-type="float">
            <text:p>2.4061467046</text:p>
          </table:table-cell>
          <table:table-cell office:value-type="float" office:value="23.8613777962" calcext:value-type="float">
            <text:p>23.8613777962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26.2675244505" calcext:value-type="float">
            <text:p>26.2675244505</text:p>
          </table:table-cell>
          <table:table-cell office:value-type="float" office:value="2.40614667259" calcext:value-type="float">
            <text:p>2.4061466726</text:p>
          </table:table-cell>
          <table:table-cell office:value-type="float" office:value="23.8613777779" calcext:value-type="float">
            <text:p>23.8613777779</text:p>
          </table:table-cell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26.2675244018" calcext:value-type="float">
            <text:p>26.2675244018</text:p>
          </table:table-cell>
          <table:table-cell office:value-type="float" office:value="2.40614664108" calcext:value-type="float">
            <text:p>2.4061466411</text:p>
          </table:table-cell>
          <table:table-cell office:value-type="float" office:value="23.8613777607" calcext:value-type="float">
            <text:p>23.8613777607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26.2675243566" calcext:value-type="float">
            <text:p>26.2675243566</text:p>
          </table:table-cell>
          <table:table-cell office:value-type="float" office:value="2.40614661063" calcext:value-type="float">
            <text:p>2.4061466106</text:p>
          </table:table-cell>
          <table:table-cell office:value-type="float" office:value="23.861377746" calcext:value-type="float">
            <text:p>23.861377746</text:p>
          </table:table-cell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26.2675243139" calcext:value-type="float">
            <text:p>26.2675243139</text:p>
          </table:table-cell>
          <table:table-cell office:value-type="float" office:value="2.40614658085" calcext:value-type="float">
            <text:p>2.4061465809</text:p>
          </table:table-cell>
          <table:table-cell office:value-type="float" office:value="23.861377733" calcext:value-type="float">
            <text:p>23.861377733</text:p>
          </table:table-cell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26.2675242722" calcext:value-type="float">
            <text:p>26.2675242722</text:p>
          </table:table-cell>
          <table:table-cell office:value-type="float" office:value="2.40614655112" calcext:value-type="float">
            <text:p>2.4061465511</text:p>
          </table:table-cell>
          <table:table-cell office:value-type="float" office:value="23.8613777211" calcext:value-type="float">
            <text:p>23.8613777211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26.2675242328" calcext:value-type="float">
            <text:p>26.2675242328</text:p>
          </table:table-cell>
          <table:table-cell office:value-type="float" office:value="2.40614652282" calcext:value-type="float">
            <text:p>2.4061465228</text:p>
          </table:table-cell>
          <table:table-cell office:value-type="float" office:value="23.86137771" calcext:value-type="float">
            <text:p>23.86137771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26.2675241934" calcext:value-type="float">
            <text:p>26.2675241934</text:p>
          </table:table-cell>
          <table:table-cell office:value-type="float" office:value="2.40614649414" calcext:value-type="float">
            <text:p>2.4061464941</text:p>
          </table:table-cell>
          <table:table-cell office:value-type="float" office:value="23.8613776992" calcext:value-type="float">
            <text:p>23.8613776992</text:p>
          </table:table-cell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26.2675241572" calcext:value-type="float">
            <text:p>26.2675241572</text:p>
          </table:table-cell>
          <table:table-cell office:value-type="float" office:value="2.40614646627" calcext:value-type="float">
            <text:p>2.4061464663</text:p>
          </table:table-cell>
          <table:table-cell office:value-type="float" office:value="23.861377691" calcext:value-type="float">
            <text:p>23.861377691</text:p>
          </table:table-cell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26.2675241221" calcext:value-type="float">
            <text:p>26.2675241221</text:p>
          </table:table-cell>
          <table:table-cell office:value-type="float" office:value="2.40614643892" calcext:value-type="float">
            <text:p>2.4061464389</text:p>
          </table:table-cell>
          <table:table-cell office:value-type="float" office:value="23.8613776832" calcext:value-type="float">
            <text:p>23.8613776832</text:p>
          </table:table-cell>
        </table:table-row>
        <table:table-row table:style-name="ro1">
          <table:table-cell office:value-type="float" office:value="5.99" calcext:value-type="float">
            <text:p>5.99</text:p>
          </table:table-cell>
          <table:table-cell office:value-type="float" office:value="26.2675240896" calcext:value-type="float">
            <text:p>26.2675240896</text:p>
          </table:table-cell>
          <table:table-cell office:value-type="float" office:value="2.40614641195" calcext:value-type="float">
            <text:p>2.406146412</text:p>
          </table:table-cell>
          <table:table-cell office:value-type="float" office:value="23.8613776776" calcext:value-type="float">
            <text:p>23.86137767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694946477" calcext:value-type="float">
            <text:p>14.694946477</text:p>
          </table:table-cell>
          <table:table-cell office:value-type="float" office:value="1.49604652395" calcext:value-type="float">
            <text:p>1.496046524</text:p>
          </table:table-cell>
          <table:table-cell office:value-type="float" office:value="13.1988999531" calcext:value-type="float">
            <text:p>13.1988999531</text:p>
          </table:table-cell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14.69494615" calcext:value-type="float">
            <text:p>14.69494615</text:p>
          </table:table-cell>
          <table:table-cell office:value-type="float" office:value="1.49604647069" calcext:value-type="float">
            <text:p>1.4960464707</text:p>
          </table:table-cell>
          <table:table-cell office:value-type="float" office:value="13.1988996793" calcext:value-type="float">
            <text:p>13.1988996793</text:p>
          </table:table-cell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14.6949460012" calcext:value-type="float">
            <text:p>14.6949460012</text:p>
          </table:table-cell>
          <table:table-cell office:value-type="float" office:value="1.49604644196" calcext:value-type="float">
            <text:p>1.496046442</text:p>
          </table:table-cell>
          <table:table-cell office:value-type="float" office:value="13.1988995592" calcext:value-type="float">
            <text:p>13.1988995592</text:p>
          </table:table-cell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14.6949458898" calcext:value-type="float">
            <text:p>14.6949458898</text:p>
          </table:table-cell>
          <table:table-cell office:value-type="float" office:value="1.49604641851" calcext:value-type="float">
            <text:p>1.4960464185</text:p>
          </table:table-cell>
          <table:table-cell office:value-type="float" office:value="13.1988994713" calcext:value-type="float">
            <text:p>13.1988994713</text:p>
          </table:table-cell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14.6949458003" calcext:value-type="float">
            <text:p>14.6949458003</text:p>
          </table:table-cell>
          <table:table-cell office:value-type="float" office:value="1.49604639764" calcext:value-type="float">
            <text:p>1.4960463976</text:p>
          </table:table-cell>
          <table:table-cell office:value-type="float" office:value="13.1988994027" calcext:value-type="float">
            <text:p>13.1988994027</text:p>
          </table:table-cell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14.6949457255" calcext:value-type="float">
            <text:p>14.6949457255</text:p>
          </table:table-cell>
          <table:table-cell office:value-type="float" office:value="1.49604637839" calcext:value-type="float">
            <text:p>1.4960463784</text:p>
          </table:table-cell>
          <table:table-cell office:value-type="float" office:value="13.1988993471" calcext:value-type="float">
            <text:p>13.1988993471</text:p>
          </table:table-cell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14.6949456624" calcext:value-type="float">
            <text:p>14.6949456624</text:p>
          </table:table-cell>
          <table:table-cell office:value-type="float" office:value="1.49604636062" calcext:value-type="float">
            <text:p>1.4960463606</text:p>
          </table:table-cell>
          <table:table-cell office:value-type="float" office:value="13.1988993017" calcext:value-type="float">
            <text:p>13.1988993017</text:p>
          </table:table-cell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14.6949456079" calcext:value-type="float">
            <text:p>14.6949456079</text:p>
          </table:table-cell>
          <table:table-cell office:value-type="float" office:value="1.49604634353" calcext:value-type="float">
            <text:p>1.4960463435</text:p>
          </table:table-cell>
          <table:table-cell office:value-type="float" office:value="13.1988992643" calcext:value-type="float">
            <text:p>13.1988992643</text:p>
          </table:table-cell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14.6949455599" calcext:value-type="float">
            <text:p>14.6949455599</text:p>
          </table:table-cell>
          <table:table-cell office:value-type="float" office:value="1.49604632702" calcext:value-type="float">
            <text:p>1.496046327</text:p>
          </table:table-cell>
          <table:table-cell office:value-type="float" office:value="13.1988992329" calcext:value-type="float">
            <text:p>13.1988992329</text:p>
          </table:table-cell>
        </table:table-row>
        <table:table-row table:style-name="ro1">
          <table:table-cell office:value-type="float" office:value="6.09" calcext:value-type="float">
            <text:p>6.09</text:p>
          </table:table-cell>
          <table:table-cell office:value-type="float" office:value="14.6949455175" calcext:value-type="float">
            <text:p>14.6949455175</text:p>
          </table:table-cell>
          <table:table-cell office:value-type="float" office:value="1.49604631128" calcext:value-type="float">
            <text:p>1.4960463113</text:p>
          </table:table-cell>
          <table:table-cell office:value-type="float" office:value="13.1988992063" calcext:value-type="float">
            <text:p>13.198899206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4.69494548" calcext:value-type="float">
            <text:p>14.69494548</text:p>
          </table:table-cell>
          <table:table-cell office:value-type="float" office:value="1.49604629587" calcext:value-type="float">
            <text:p>1.4960462959</text:p>
          </table:table-cell>
          <table:table-cell office:value-type="float" office:value="13.1988991841" calcext:value-type="float">
            <text:p>13.1988991841</text:p>
          </table:table-cell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14.694945446" calcext:value-type="float">
            <text:p>14.694945446</text:p>
          </table:table-cell>
          <table:table-cell office:value-type="float" office:value="1.49604628097" calcext:value-type="float">
            <text:p>1.496046281</text:p>
          </table:table-cell>
          <table:table-cell office:value-type="float" office:value="13.198899165" calcext:value-type="float">
            <text:p>13.198899165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14.6949454169" calcext:value-type="float">
            <text:p>14.6949454169</text:p>
          </table:table-cell>
          <table:table-cell office:value-type="float" office:value="1.49604626626" calcext:value-type="float">
            <text:p>1.4960462663</text:p>
          </table:table-cell>
          <table:table-cell office:value-type="float" office:value="13.1988991506" calcext:value-type="float">
            <text:p>13.1988991506</text:p>
          </table:table-cell>
        </table:table-row>
        <table:table-row table:style-name="ro1">
          <table:table-cell office:value-type="float" office:value="6.13" calcext:value-type="float">
            <text:p>6.13</text:p>
          </table:table-cell>
          <table:table-cell office:value-type="float" office:value="14.6949453912" calcext:value-type="float">
            <text:p>14.6949453912</text:p>
          </table:table-cell>
          <table:table-cell office:value-type="float" office:value="1.49604625207" calcext:value-type="float">
            <text:p>1.4960462521</text:p>
          </table:table-cell>
          <table:table-cell office:value-type="float" office:value="13.1988991391" calcext:value-type="float">
            <text:p>13.1988991391</text:p>
          </table:table-cell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14.6949453691" calcext:value-type="float">
            <text:p>14.6949453691</text:p>
          </table:table-cell>
          <table:table-cell office:value-type="float" office:value="1.49604623808" calcext:value-type="float">
            <text:p>1.4960462381</text:p>
          </table:table-cell>
          <table:table-cell office:value-type="float" office:value="13.198899131" calcext:value-type="float">
            <text:p>13.198899131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14.6949453497" calcext:value-type="float">
            <text:p>14.6949453497</text:p>
          </table:table-cell>
          <table:table-cell office:value-type="float" office:value="1.49604622429" calcext:value-type="float">
            <text:p>1.4960462243</text:p>
          </table:table-cell>
          <table:table-cell office:value-type="float" office:value="13.1988991254" calcext:value-type="float">
            <text:p>13.1988991254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14.6949453329" calcext:value-type="float">
            <text:p>14.6949453329</text:p>
          </table:table-cell>
          <table:table-cell office:value-type="float" office:value="1.49604621081" calcext:value-type="float">
            <text:p>1.4960462108</text:p>
          </table:table-cell>
          <table:table-cell office:value-type="float" office:value="13.1988991221" calcext:value-type="float">
            <text:p>13.1988991221</text:p>
          </table:table-cell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14.694945319" calcext:value-type="float">
            <text:p>14.694945319</text:p>
          </table:table-cell>
          <table:table-cell office:value-type="float" office:value="1.4960461976" calcext:value-type="float">
            <text:p>1.4960461976</text:p>
          </table:table-cell>
          <table:table-cell office:value-type="float" office:value="13.1988991214" calcext:value-type="float">
            <text:p>13.1988991214</text:p>
          </table:table-cell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14.6949453063" calcext:value-type="float">
            <text:p>14.6949453063</text:p>
          </table:table-cell>
          <table:table-cell office:value-type="float" office:value="1.49604618442" calcext:value-type="float">
            <text:p>1.4960461844</text:p>
          </table:table-cell>
          <table:table-cell office:value-type="float" office:value="13.1988991218" calcext:value-type="float">
            <text:p>13.1988991218</text:p>
          </table:table-cell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14.6949452953" calcext:value-type="float">
            <text:p>14.6949452953</text:p>
          </table:table-cell>
          <table:table-cell office:value-type="float" office:value="1.49604617129" calcext:value-type="float">
            <text:p>1.4960461713</text:p>
          </table:table-cell>
          <table:table-cell office:value-type="float" office:value="13.198899124" calcext:value-type="float">
            <text:p>13.198899124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4.6949452887" calcext:value-type="float">
            <text:p>14.6949452887</text:p>
          </table:table-cell>
          <table:table-cell office:value-type="float" office:value="1.49604615917" calcext:value-type="float">
            <text:p>1.4960461592</text:p>
          </table:table-cell>
          <table:table-cell office:value-type="float" office:value="13.1988991295" calcext:value-type="float">
            <text:p>13.1988991295</text:p>
          </table:table-cell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14.6949452801" calcext:value-type="float">
            <text:p>14.6949452801</text:p>
          </table:table-cell>
          <table:table-cell office:value-type="float" office:value="1.4960461462" calcext:value-type="float">
            <text:p>1.4960461462</text:p>
          </table:table-cell>
          <table:table-cell office:value-type="float" office:value="13.1988991339" calcext:value-type="float">
            <text:p>13.1988991339</text:p>
          </table:table-cell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14.6949452725" calcext:value-type="float">
            <text:p>14.6949452725</text:p>
          </table:table-cell>
          <table:table-cell office:value-type="float" office:value="1.49604613357" calcext:value-type="float">
            <text:p>1.4960461336</text:p>
          </table:table-cell>
          <table:table-cell office:value-type="float" office:value="13.1988991389" calcext:value-type="float">
            <text:p>13.1988991389</text:p>
          </table:table-cell>
        </table:table-row>
        <table:table-row table:style-name="ro1">
          <table:table-cell office:value-type="float" office:value="6.23" calcext:value-type="float">
            <text:p>6.23</text:p>
          </table:table-cell>
          <table:table-cell office:value-type="float" office:value="14.6949452682" calcext:value-type="float">
            <text:p>14.6949452682</text:p>
          </table:table-cell>
          <table:table-cell office:value-type="float" office:value="1.49604612147" calcext:value-type="float">
            <text:p>1.4960461215</text:p>
          </table:table-cell>
          <table:table-cell office:value-type="float" office:value="13.1988991467" calcext:value-type="float">
            <text:p>13.1988991467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14.6949452621" calcext:value-type="float">
            <text:p>14.6949452621</text:p>
          </table:table-cell>
          <table:table-cell office:value-type="float" office:value="1.49604610911" calcext:value-type="float">
            <text:p>1.4960461091</text:p>
          </table:table-cell>
          <table:table-cell office:value-type="float" office:value="13.198899153" calcext:value-type="float">
            <text:p>13.198899153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14.69494526" calcext:value-type="float">
            <text:p>14.69494526</text:p>
          </table:table-cell>
          <table:table-cell office:value-type="float" office:value="1.49604609749" calcext:value-type="float">
            <text:p>1.4960460975</text:p>
          </table:table-cell>
          <table:table-cell office:value-type="float" office:value="13.1988991625" calcext:value-type="float">
            <text:p>13.1988991625</text:p>
          </table:table-cell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25.8348861377" calcext:value-type="float">
            <text:p>25.8348861377</text:p>
          </table:table-cell>
          <table:table-cell office:value-type="float" office:value="2.18982795721" calcext:value-type="float">
            <text:p>2.1898279572</text:p>
          </table:table-cell>
          <table:table-cell office:value-type="float" office:value="23.6450581805" calcext:value-type="float">
            <text:p>23.6450581805</text:p>
          </table:table-cell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25.8348858613" calcext:value-type="float">
            <text:p>25.8348858613</text:p>
          </table:table-cell>
          <table:table-cell office:value-type="float" office:value="2.18982788961" calcext:value-type="float">
            <text:p>2.1898278896</text:p>
          </table:table-cell>
          <table:table-cell office:value-type="float" office:value="23.6450579717" calcext:value-type="float">
            <text:p>23.6450579717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25.8348856639" calcext:value-type="float">
            <text:p>25.8348856639</text:p>
          </table:table-cell>
          <table:table-cell office:value-type="float" office:value="2.1898278312" calcext:value-type="float">
            <text:p>2.1898278312</text:p>
          </table:table-cell>
          <table:table-cell office:value-type="float" office:value="23.6450578327" calcext:value-type="float">
            <text:p>23.6450578327</text:p>
          </table:table-cell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25.8348855059" calcext:value-type="float">
            <text:p>25.8348855059</text:p>
          </table:table-cell>
          <table:table-cell office:value-type="float" office:value="2.18982777725" calcext:value-type="float">
            <text:p>2.1898277773</text:p>
          </table:table-cell>
          <table:table-cell office:value-type="float" office:value="23.6450577286" calcext:value-type="float">
            <text:p>23.6450577286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5.8348853732" calcext:value-type="float">
            <text:p>25.8348853732</text:p>
          </table:table-cell>
          <table:table-cell office:value-type="float" office:value="2.18982772599" calcext:value-type="float">
            <text:p>2.189827726</text:p>
          </table:table-cell>
          <table:table-cell office:value-type="float" office:value="23.6450576473" calcext:value-type="float">
            <text:p>23.6450576473</text:p>
          </table:table-cell>
        </table:table-row>
        <table:table-row table:style-name="ro1">
          <table:table-cell office:value-type="float" office:value="6.31" calcext:value-type="float">
            <text:p>6.31</text:p>
          </table:table-cell>
          <table:table-cell office:value-type="float" office:value="25.8348852607" calcext:value-type="float">
            <text:p>25.8348852607</text:p>
          </table:table-cell>
          <table:table-cell office:value-type="float" office:value="2.18982767688" calcext:value-type="float">
            <text:p>2.1898276769</text:p>
          </table:table-cell>
          <table:table-cell office:value-type="float" office:value="23.6450575838" calcext:value-type="float">
            <text:p>23.6450575838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25.8348851632" calcext:value-type="float">
            <text:p>25.8348851632</text:p>
          </table:table-cell>
          <table:table-cell office:value-type="float" office:value="2.18982762976" calcext:value-type="float">
            <text:p>2.1898276298</text:p>
          </table:table-cell>
          <table:table-cell office:value-type="float" office:value="23.6450575335" calcext:value-type="float">
            <text:p>23.6450575335</text:p>
          </table:table-cell>
        </table:table-row>
        <table:table-row table:style-name="ro1">
          <table:table-cell office:value-type="float" office:value="6.33" calcext:value-type="float">
            <text:p>6.33</text:p>
          </table:table-cell>
          <table:table-cell office:value-type="float" office:value="25.8348850799" calcext:value-type="float">
            <text:p>25.8348850799</text:p>
          </table:table-cell>
          <table:table-cell office:value-type="float" office:value="2.18982758364" calcext:value-type="float">
            <text:p>2.1898275836</text:p>
          </table:table-cell>
          <table:table-cell office:value-type="float" office:value="23.6450574962" calcext:value-type="float">
            <text:p>23.6450574962</text:p>
          </table:table-cell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25.8348850082" calcext:value-type="float">
            <text:p>25.8348850082</text:p>
          </table:table-cell>
          <table:table-cell office:value-type="float" office:value="2.18982753839" calcext:value-type="float">
            <text:p>2.1898275384</text:p>
          </table:table-cell>
          <table:table-cell office:value-type="float" office:value="23.6450574698" calcext:value-type="float">
            <text:p>23.6450574698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25.834884944" calcext:value-type="float">
            <text:p>25.834884944</text:p>
          </table:table-cell>
          <table:table-cell office:value-type="float" office:value="2.18982749396" calcext:value-type="float">
            <text:p>2.189827494</text:p>
          </table:table-cell>
          <table:table-cell office:value-type="float" office:value="23.6450574501" calcext:value-type="float">
            <text:p>23.6450574501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25.8348848873" calcext:value-type="float">
            <text:p>25.8348848873</text:p>
          </table:table-cell>
          <table:table-cell office:value-type="float" office:value="2.18982744981" calcext:value-type="float">
            <text:p>2.1898274498</text:p>
          </table:table-cell>
          <table:table-cell office:value-type="float" office:value="23.6450574375" calcext:value-type="float">
            <text:p>23.6450574375</text:p>
          </table:table-cell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25.8348848349" calcext:value-type="float">
            <text:p>25.8348848349</text:p>
          </table:table-cell>
          <table:table-cell office:value-type="float" office:value="2.18982740583" calcext:value-type="float">
            <text:p>2.1898274058</text:p>
          </table:table-cell>
          <table:table-cell office:value-type="float" office:value="23.645057429" calcext:value-type="float">
            <text:p>23.645057429</text:p>
          </table:table-cell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25.8348847887" calcext:value-type="float">
            <text:p>25.8348847887</text:p>
          </table:table-cell>
          <table:table-cell office:value-type="float" office:value="2.18982736282" calcext:value-type="float">
            <text:p>2.1898273628</text:p>
          </table:table-cell>
          <table:table-cell office:value-type="float" office:value="23.6450574259" calcext:value-type="float">
            <text:p>23.6450574259</text:p>
          </table:table-cell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25.8348847446" calcext:value-type="float">
            <text:p>25.8348847446</text:p>
          </table:table-cell>
          <table:table-cell office:value-type="float" office:value="2.18982731931" calcext:value-type="float">
            <text:p>2.1898273193</text:p>
          </table:table-cell>
          <table:table-cell office:value-type="float" office:value="23.6450574253" calcext:value-type="float">
            <text:p>23.6450574253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5.8348847052" calcext:value-type="float">
            <text:p>25.8348847052</text:p>
          </table:table-cell>
          <table:table-cell office:value-type="float" office:value="2.18982727719" calcext:value-type="float">
            <text:p>2.1898272772</text:p>
          </table:table-cell>
          <table:table-cell office:value-type="float" office:value="23.645057428" calcext:value-type="float">
            <text:p>23.645057428</text:p>
          </table:table-cell>
        </table:table-row>
        <table:table-row table:style-name="ro1">
          <table:table-cell office:value-type="float" office:value="6.41" calcext:value-type="float">
            <text:p>6.41</text:p>
          </table:table-cell>
          <table:table-cell office:value-type="float" office:value="25.8348846683" calcext:value-type="float">
            <text:p>25.8348846683</text:p>
          </table:table-cell>
          <table:table-cell office:value-type="float" office:value="2.18982723476" calcext:value-type="float">
            <text:p>2.1898272348</text:p>
          </table:table-cell>
          <table:table-cell office:value-type="float" office:value="23.6450574336" calcext:value-type="float">
            <text:p>23.6450574336</text:p>
          </table:table-cell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25.8348846345" calcext:value-type="float">
            <text:p>25.8348846345</text:p>
          </table:table-cell>
          <table:table-cell office:value-type="float" office:value="2.18982719249" calcext:value-type="float">
            <text:p>2.1898271925</text:p>
          </table:table-cell>
          <table:table-cell office:value-type="float" office:value="23.645057442" calcext:value-type="float">
            <text:p>23.645057442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25.8348846034" calcext:value-type="float">
            <text:p>25.8348846034</text:p>
          </table:table-cell>
          <table:table-cell office:value-type="float" office:value="2.18982715135" calcext:value-type="float">
            <text:p>2.1898271514</text:p>
          </table:table-cell>
          <table:table-cell office:value-type="float" office:value="23.6450574521" calcext:value-type="float">
            <text:p>23.6450574521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25.8348845744" calcext:value-type="float">
            <text:p>25.8348845744</text:p>
          </table:table-cell>
          <table:table-cell office:value-type="float" office:value="2.18982711009" calcext:value-type="float">
            <text:p>2.1898271101</text:p>
          </table:table-cell>
          <table:table-cell office:value-type="float" office:value="23.6450574643" calcext:value-type="float">
            <text:p>23.6450574643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25.8348845471" calcext:value-type="float">
            <text:p>25.8348845471</text:p>
          </table:table-cell>
          <table:table-cell office:value-type="float" office:value="2.18982706915" calcext:value-type="float">
            <text:p>2.1898270692</text:p>
          </table:table-cell>
          <table:table-cell office:value-type="float" office:value="23.6450574779" calcext:value-type="float">
            <text:p>23.6450574779</text:p>
          </table:table-cell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25.834884522" calcext:value-type="float">
            <text:p>25.834884522</text:p>
          </table:table-cell>
          <table:table-cell office:value-type="float" office:value="2.18982702884" calcext:value-type="float">
            <text:p>2.1898270288</text:p>
          </table:table-cell>
          <table:table-cell office:value-type="float" office:value="23.6450574932" calcext:value-type="float">
            <text:p>23.6450574932</text:p>
          </table:table-cell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25.8348844982" calcext:value-type="float">
            <text:p>25.8348844982</text:p>
          </table:table-cell>
          <table:table-cell office:value-type="float" office:value="2.18982698863" calcext:value-type="float">
            <text:p>2.1898269886</text:p>
          </table:table-cell>
          <table:table-cell office:value-type="float" office:value="23.6450575096" calcext:value-type="float">
            <text:p>23.6450575096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25.8348844761" calcext:value-type="float">
            <text:p>25.8348844761</text:p>
          </table:table-cell>
          <table:table-cell office:value-type="float" office:value="2.18982694903" calcext:value-type="float">
            <text:p>2.189826949</text:p>
          </table:table-cell>
          <table:table-cell office:value-type="float" office:value="23.645057527" calcext:value-type="float">
            <text:p>23.645057527</text:p>
          </table:table-cell>
        </table:table-row>
        <table:table-row table:style-name="ro1">
          <table:table-cell office:value-type="float" office:value="6.49" calcext:value-type="float">
            <text:p>6.49</text:p>
          </table:table-cell>
          <table:table-cell office:value-type="float" office:value="25.834884454" calcext:value-type="float">
            <text:p>25.834884454</text:p>
          </table:table-cell>
          <table:table-cell office:value-type="float" office:value="2.18982690955" calcext:value-type="float">
            <text:p>2.1898269096</text:p>
          </table:table-cell>
          <table:table-cell office:value-type="float" office:value="23.6450575444" calcext:value-type="float">
            <text:p>23.645057544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3.94190778" calcext:value-type="float">
            <text:p>13.94190778</text:p>
          </table:table-cell>
          <table:table-cell office:value-type="float" office:value="1.11952733756" calcext:value-type="float">
            <text:p>1.1195273376</text:p>
          </table:table-cell>
          <table:table-cell office:value-type="float" office:value="12.8223804424" calcext:value-type="float">
            <text:p>12.8223804424</text:p>
          </table:table-cell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13.9419074937" calcext:value-type="float">
            <text:p>13.9419074937</text:p>
          </table:table-cell>
          <table:table-cell office:value-type="float" office:value="1.11952728004" calcext:value-type="float">
            <text:p>1.11952728</text:p>
          </table:table-cell>
          <table:table-cell office:value-type="float" office:value="12.8223802137" calcext:value-type="float">
            <text:p>12.8223802137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13.9419073669" calcext:value-type="float">
            <text:p>13.9419073669</text:p>
          </table:table-cell>
          <table:table-cell office:value-type="float" office:value="1.11952724705" calcext:value-type="float">
            <text:p>1.1195272471</text:p>
          </table:table-cell>
          <table:table-cell office:value-type="float" office:value="12.8223801199" calcext:value-type="float">
            <text:p>12.8223801199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13.9419072734" calcext:value-type="float">
            <text:p>13.9419072734</text:p>
          </table:table-cell>
          <table:table-cell office:value-type="float" office:value="1.11952721912" calcext:value-type="float">
            <text:p>1.1195272191</text:p>
          </table:table-cell>
          <table:table-cell office:value-type="float" office:value="12.8223800543" calcext:value-type="float">
            <text:p>12.8223800543</text:p>
          </table:table-cell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13.9419071964" calcext:value-type="float">
            <text:p>13.9419071964</text:p>
          </table:table-cell>
          <table:table-cell office:value-type="float" office:value="1.1195271939" calcext:value-type="float">
            <text:p>1.1195271939</text:p>
          </table:table-cell>
          <table:table-cell office:value-type="float" office:value="12.8223800025" calcext:value-type="float">
            <text:p>12.8223800025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13.9419071291" calcext:value-type="float">
            <text:p>13.9419071291</text:p>
          </table:table-cell>
          <table:table-cell office:value-type="float" office:value="1.11952717013" calcext:value-type="float">
            <text:p>1.1195271701</text:p>
          </table:table-cell>
          <table:table-cell office:value-type="float" office:value="12.8223799589" calcext:value-type="float">
            <text:p>12.8223799589</text:p>
          </table:table-cell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13.941907068" calcext:value-type="float">
            <text:p>13.941907068</text:p>
          </table:table-cell>
          <table:table-cell office:value-type="float" office:value="1.1195271478" calcext:value-type="float">
            <text:p>1.1195271478</text:p>
          </table:table-cell>
          <table:table-cell office:value-type="float" office:value="12.8223799202" calcext:value-type="float">
            <text:p>12.8223799202</text:p>
          </table:table-cell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13.9419070106" calcext:value-type="float">
            <text:p>13.9419070106</text:p>
          </table:table-cell>
          <table:table-cell office:value-type="float" office:value="1.11952712637" calcext:value-type="float">
            <text:p>1.1195271264</text:p>
          </table:table-cell>
          <table:table-cell office:value-type="float" office:value="12.8223798842" calcext:value-type="float">
            <text:p>12.8223798842</text:p>
          </table:table-cell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13.9419069547" calcext:value-type="float">
            <text:p>13.9419069547</text:p>
          </table:table-cell>
          <table:table-cell office:value-type="float" office:value="1.1195271055" calcext:value-type="float">
            <text:p>1.1195271055</text:p>
          </table:table-cell>
          <table:table-cell office:value-type="float" office:value="12.8223798492" calcext:value-type="float">
            <text:p>12.8223798492</text:p>
          </table:table-cell>
        </table:table-row>
        <table:table-row table:style-name="ro1">
          <table:table-cell office:value-type="float" office:value="6.59" calcext:value-type="float">
            <text:p>6.59</text:p>
          </table:table-cell>
          <table:table-cell office:value-type="float" office:value="13.9419069006" calcext:value-type="float">
            <text:p>13.9419069006</text:p>
          </table:table-cell>
          <table:table-cell office:value-type="float" office:value="1.11952708526" calcext:value-type="float">
            <text:p>1.1195270853</text:p>
          </table:table-cell>
          <table:table-cell office:value-type="float" office:value="12.8223798153" calcext:value-type="float">
            <text:p>12.8223798153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3.9419068465" calcext:value-type="float">
            <text:p>13.9419068465</text:p>
          </table:table-cell>
          <table:table-cell office:value-type="float" office:value="1.11952706557" calcext:value-type="float">
            <text:p>1.1195270656</text:p>
          </table:table-cell>
          <table:table-cell office:value-type="float" office:value="12.8223797809" calcext:value-type="float">
            <text:p>12.8223797809</text:p>
          </table:table-cell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13.9419067929" calcext:value-type="float">
            <text:p>13.9419067929</text:p>
          </table:table-cell>
          <table:table-cell office:value-type="float" office:value="1.1195270462" calcext:value-type="float">
            <text:p>1.1195270462</text:p>
          </table:table-cell>
          <table:table-cell office:value-type="float" office:value="12.8223797467" calcext:value-type="float">
            <text:p>12.8223797467</text:p>
          </table:table-cell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13.9419067406" calcext:value-type="float">
            <text:p>13.9419067406</text:p>
          </table:table-cell>
          <table:table-cell office:value-type="float" office:value="1.11952702727" calcext:value-type="float">
            <text:p>1.1195270273</text:p>
          </table:table-cell>
          <table:table-cell office:value-type="float" office:value="12.8223797133" calcext:value-type="float">
            <text:p>12.8223797133</text:p>
          </table:table-cell>
        </table:table-row>
        <table:table-row table:style-name="ro1">
          <table:table-cell office:value-type="float" office:value="6.63" calcext:value-type="float">
            <text:p>6.63</text:p>
          </table:table-cell>
          <table:table-cell office:value-type="float" office:value="13.9419066889" calcext:value-type="float">
            <text:p>13.9419066889</text:p>
          </table:table-cell>
          <table:table-cell office:value-type="float" office:value="1.11952700873" calcext:value-type="float">
            <text:p>1.1195270087</text:p>
          </table:table-cell>
          <table:table-cell office:value-type="float" office:value="12.8223796802" calcext:value-type="float">
            <text:p>12.8223796802</text:p>
          </table:table-cell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13.9419066376" calcext:value-type="float">
            <text:p>13.9419066376</text:p>
          </table:table-cell>
          <table:table-cell office:value-type="float" office:value="1.11952699043" calcext:value-type="float">
            <text:p>1.1195269904</text:p>
          </table:table-cell>
          <table:table-cell office:value-type="float" office:value="12.8223796471" calcext:value-type="float">
            <text:p>12.8223796471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13.9419065876" calcext:value-type="float">
            <text:p>13.9419065876</text:p>
          </table:table-cell>
          <table:table-cell office:value-type="float" office:value="1.11952697239" calcext:value-type="float">
            <text:p>1.1195269724</text:p>
          </table:table-cell>
          <table:table-cell office:value-type="float" office:value="12.8223796152" calcext:value-type="float">
            <text:p>12.8223796152</text:p>
          </table:table-cell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13.9419065384" calcext:value-type="float">
            <text:p>13.9419065384</text:p>
          </table:table-cell>
          <table:table-cell office:value-type="float" office:value="1.11952695473" calcext:value-type="float">
            <text:p>1.1195269547</text:p>
          </table:table-cell>
          <table:table-cell office:value-type="float" office:value="12.8223795836" calcext:value-type="float">
            <text:p>12.8223795836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13.9419064899" calcext:value-type="float">
            <text:p>13.9419064899</text:p>
          </table:table-cell>
          <table:table-cell office:value-type="float" office:value="1.11952693699" calcext:value-type="float">
            <text:p>1.119526937</text:p>
          </table:table-cell>
          <table:table-cell office:value-type="float" office:value="12.8223795529" calcext:value-type="float">
            <text:p>12.8223795529</text:p>
          </table:table-cell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13.9419064429" calcext:value-type="float">
            <text:p>13.9419064429</text:p>
          </table:table-cell>
          <table:table-cell office:value-type="float" office:value="1.11952691987" calcext:value-type="float">
            <text:p>1.1195269199</text:p>
          </table:table-cell>
          <table:table-cell office:value-type="float" office:value="12.822379523" calcext:value-type="float">
            <text:p>12.822379523</text:p>
          </table:table-cell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13.941906397" calcext:value-type="float">
            <text:p>13.941906397</text:p>
          </table:table-cell>
          <table:table-cell office:value-type="float" office:value="1.11952690271" calcext:value-type="float">
            <text:p>1.1195269027</text:p>
          </table:table-cell>
          <table:table-cell office:value-type="float" office:value="12.8223794943" calcext:value-type="float">
            <text:p>12.822379494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3.9419063519" calcext:value-type="float">
            <text:p>13.9419063519</text:p>
          </table:table-cell>
          <table:table-cell office:value-type="float" office:value="1.11952688579" calcext:value-type="float">
            <text:p>1.1195268858</text:p>
          </table:table-cell>
          <table:table-cell office:value-type="float" office:value="12.8223794661" calcext:value-type="float">
            <text:p>12.8223794661</text:p>
          </table:table-cell>
        </table:table-row>
        <table:table-row table:style-name="ro1">
          <table:table-cell office:value-type="float" office:value="6.71" calcext:value-type="float">
            <text:p>6.71</text:p>
          </table:table-cell>
          <table:table-cell office:value-type="float" office:value="13.9419063082" calcext:value-type="float">
            <text:p>13.9419063082</text:p>
          </table:table-cell>
          <table:table-cell office:value-type="float" office:value="1.11952686886" calcext:value-type="float">
            <text:p>1.1195268689</text:p>
          </table:table-cell>
          <table:table-cell office:value-type="float" office:value="12.8223794394" calcext:value-type="float">
            <text:p>12.8223794394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13.9419062649" calcext:value-type="float">
            <text:p>13.9419062649</text:p>
          </table:table-cell>
          <table:table-cell office:value-type="float" office:value="1.1195268523" calcext:value-type="float">
            <text:p>1.1195268523</text:p>
          </table:table-cell>
          <table:table-cell office:value-type="float" office:value="12.8223794126" calcext:value-type="float">
            <text:p>12.8223794126</text:p>
          </table:table-cell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13.9419062239" calcext:value-type="float">
            <text:p>13.9419062239</text:p>
          </table:table-cell>
          <table:table-cell office:value-type="float" office:value="1.11952683593" calcext:value-type="float">
            <text:p>1.1195268359</text:p>
          </table:table-cell>
          <table:table-cell office:value-type="float" office:value="12.822379388" calcext:value-type="float">
            <text:p>12.822379388</text:p>
          </table:table-cell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13.9419061829" calcext:value-type="float">
            <text:p>13.9419061829</text:p>
          </table:table-cell>
          <table:table-cell office:value-type="float" office:value="1.11952681961" calcext:value-type="float">
            <text:p>1.1195268196</text:p>
          </table:table-cell>
          <table:table-cell office:value-type="float" office:value="12.8223793633" calcext:value-type="float">
            <text:p>12.8223793633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13.9419061427" calcext:value-type="float">
            <text:p>13.9419061427</text:p>
          </table:table-cell>
          <table:table-cell office:value-type="float" office:value="1.11952680335" calcext:value-type="float">
            <text:p>1.1195268034</text:p>
          </table:table-cell>
          <table:table-cell office:value-type="float" office:value="12.8223793393" calcext:value-type="float">
            <text:p>12.8223793393</text:p>
          </table:table-cell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25.0241699823" calcext:value-type="float">
            <text:p>25.0241699823</text:p>
          </table:table-cell>
          <table:table-cell office:value-type="float" office:value="1.78447034175" calcext:value-type="float">
            <text:p>1.7844703418</text:p>
          </table:table-cell>
          <table:table-cell office:value-type="float" office:value="23.2396996405" calcext:value-type="float">
            <text:p>23.2396996405</text:p>
          </table:table-cell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25.0241697731" calcext:value-type="float">
            <text:p>25.0241697731</text:p>
          </table:table-cell>
          <table:table-cell office:value-type="float" office:value="1.78447027155" calcext:value-type="float">
            <text:p>1.7844702716</text:p>
          </table:table-cell>
          <table:table-cell office:value-type="float" office:value="23.2396995016" calcext:value-type="float">
            <text:p>23.2396995016</text:p>
          </table:table-cell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25.0241696336" calcext:value-type="float">
            <text:p>25.0241696336</text:p>
          </table:table-cell>
          <table:table-cell office:value-type="float" office:value="1.78447020882" calcext:value-type="float">
            <text:p>1.7844702088</text:p>
          </table:table-cell>
          <table:table-cell office:value-type="float" office:value="23.2396994248" calcext:value-type="float">
            <text:p>23.2396994248</text:p>
          </table:table-cell>
        </table:table-row>
        <table:table-row table:style-name="ro1">
          <table:table-cell office:value-type="float" office:value="6.79" calcext:value-type="float">
            <text:p>6.79</text:p>
          </table:table-cell>
          <table:table-cell office:value-type="float" office:value="25.0241695138" calcext:value-type="float">
            <text:p>25.0241695138</text:p>
          </table:table-cell>
          <table:table-cell office:value-type="float" office:value="1.78447015053" calcext:value-type="float">
            <text:p>1.7844701505</text:p>
          </table:table-cell>
          <table:table-cell office:value-type="float" office:value="23.2396993633" calcext:value-type="float">
            <text:p>23.239699363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5.0241693948" calcext:value-type="float">
            <text:p>25.0241693948</text:p>
          </table:table-cell>
          <table:table-cell office:value-type="float" office:value="1.78447009407" calcext:value-type="float">
            <text:p>1.7844700941</text:p>
          </table:table-cell>
          <table:table-cell office:value-type="float" office:value="23.2396993007" calcext:value-type="float">
            <text:p>23.2396993007</text:p>
          </table:table-cell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25.0241692764" calcext:value-type="float">
            <text:p>25.0241692764</text:p>
          </table:table-cell>
          <table:table-cell office:value-type="float" office:value="1.78447003954" calcext:value-type="float">
            <text:p>1.7844700395</text:p>
          </table:table-cell>
          <table:table-cell office:value-type="float" office:value="23.2396992369" calcext:value-type="float">
            <text:p>23.2396992369</text:p>
          </table:table-cell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25.0241691589" calcext:value-type="float">
            <text:p>25.0241691589</text:p>
          </table:table-cell>
          <table:table-cell office:value-type="float" office:value="1.78446998644" calcext:value-type="float">
            <text:p>1.7844699864</text:p>
          </table:table-cell>
          <table:table-cell office:value-type="float" office:value="23.2396991725" calcext:value-type="float">
            <text:p>23.2396991725</text:p>
          </table:table-cell>
        </table:table-row>
        <table:table-row table:style-name="ro1">
          <table:table-cell office:value-type="float" office:value="6.83" calcext:value-type="float">
            <text:p>6.83</text:p>
          </table:table-cell>
          <table:table-cell office:value-type="float" office:value="25.0241690417" calcext:value-type="float">
            <text:p>25.0241690417</text:p>
          </table:table-cell>
          <table:table-cell office:value-type="float" office:value="1.78446993448" calcext:value-type="float">
            <text:p>1.7844699345</text:p>
          </table:table-cell>
          <table:table-cell office:value-type="float" office:value="23.2396991072" calcext:value-type="float">
            <text:p>23.2396991072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25.0241689263" calcext:value-type="float">
            <text:p>25.0241689263</text:p>
          </table:table-cell>
          <table:table-cell office:value-type="float" office:value="1.78446988321" calcext:value-type="float">
            <text:p>1.7844698832</text:p>
          </table:table-cell>
          <table:table-cell office:value-type="float" office:value="23.2396990431" calcext:value-type="float">
            <text:p>23.2396990431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25.0241688103" calcext:value-type="float">
            <text:p>25.0241688103</text:p>
          </table:table-cell>
          <table:table-cell office:value-type="float" office:value="1.78446983308" calcext:value-type="float">
            <text:p>1.7844698331</text:p>
          </table:table-cell>
          <table:table-cell office:value-type="float" office:value="23.2396989773" calcext:value-type="float">
            <text:p>23.2396989773</text:p>
          </table:table-cell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25.0241686979" calcext:value-type="float">
            <text:p>25.0241686979</text:p>
          </table:table-cell>
          <table:table-cell office:value-type="float" office:value="1.7844697838" calcext:value-type="float">
            <text:p>1.7844697838</text:p>
          </table:table-cell>
          <table:table-cell office:value-type="float" office:value="23.2396989141" calcext:value-type="float">
            <text:p>23.2396989141</text:p>
          </table:table-cell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25.0241685875" calcext:value-type="float">
            <text:p>25.0241685875</text:p>
          </table:table-cell>
          <table:table-cell office:value-type="float" office:value="1.78446973462" calcext:value-type="float">
            <text:p>1.7844697346</text:p>
          </table:table-cell>
          <table:table-cell office:value-type="float" office:value="23.2396988529" calcext:value-type="float">
            <text:p>23.2396988529</text:p>
          </table:table-cell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25.0241684797" calcext:value-type="float">
            <text:p>25.0241684797</text:p>
          </table:table-cell>
          <table:table-cell office:value-type="float" office:value="1.78446968636" calcext:value-type="float">
            <text:p>1.7844696864</text:p>
          </table:table-cell>
          <table:table-cell office:value-type="float" office:value="23.2396987933" calcext:value-type="float">
            <text:p>23.2396987933</text:p>
          </table:table-cell>
        </table:table-row>
        <table:table-row table:style-name="ro1">
          <table:table-cell office:value-type="float" office:value="6.89" calcext:value-type="float">
            <text:p>6.89</text:p>
          </table:table-cell>
          <table:table-cell office:value-type="float" office:value="25.0241683751" calcext:value-type="float">
            <text:p>25.0241683751</text:p>
          </table:table-cell>
          <table:table-cell office:value-type="float" office:value="1.78446963878" calcext:value-type="float">
            <text:p>1.7844696388</text:p>
          </table:table-cell>
          <table:table-cell office:value-type="float" office:value="23.2396987363" calcext:value-type="float">
            <text:p>23.2396987363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5.0241682713" calcext:value-type="float">
            <text:p>25.0241682713</text:p>
          </table:table-cell>
          <table:table-cell office:value-type="float" office:value="1.78446959137" calcext:value-type="float">
            <text:p>1.7844695914</text:p>
          </table:table-cell>
          <table:table-cell office:value-type="float" office:value="23.2396986799" calcext:value-type="float">
            <text:p>23.2396986799</text:p>
          </table:table-cell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25.0241681714" calcext:value-type="float">
            <text:p>25.0241681714</text:p>
          </table:table-cell>
          <table:table-cell office:value-type="float" office:value="1.78446954443" calcext:value-type="float">
            <text:p>1.7844695444</text:p>
          </table:table-cell>
          <table:table-cell office:value-type="float" office:value="23.2396986269" calcext:value-type="float">
            <text:p>23.2396986269</text:p>
          </table:table-cell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25.0241680731" calcext:value-type="float">
            <text:p>25.0241680731</text:p>
          </table:table-cell>
          <table:table-cell office:value-type="float" office:value="1.7844694979" calcext:value-type="float">
            <text:p>1.7844694979</text:p>
          </table:table-cell>
          <table:table-cell office:value-type="float" office:value="23.2396985752" calcext:value-type="float">
            <text:p>23.2396985752</text:p>
          </table:table-cell>
        </table:table-row>
        <table:table-row table:style-name="ro1">
          <table:table-cell office:value-type="float" office:value="6.93" calcext:value-type="float">
            <text:p>6.93</text:p>
          </table:table-cell>
          <table:table-cell office:value-type="float" office:value="25.0241679775" calcext:value-type="float">
            <text:p>25.0241679775</text:p>
          </table:table-cell>
          <table:table-cell office:value-type="float" office:value="1.78446945187" calcext:value-type="float">
            <text:p>1.7844694519</text:p>
          </table:table-cell>
          <table:table-cell office:value-type="float" office:value="23.2396985256" calcext:value-type="float">
            <text:p>23.2396985256</text:p>
          </table:table-cell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25.0241678837" calcext:value-type="float">
            <text:p>25.0241678837</text:p>
          </table:table-cell>
          <table:table-cell office:value-type="float" office:value="1.7844694063" calcext:value-type="float">
            <text:p>1.7844694063</text:p>
          </table:table-cell>
          <table:table-cell office:value-type="float" office:value="23.2396984774" calcext:value-type="float">
            <text:p>23.2396984774</text:p>
          </table:table-cell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25.0241677911" calcext:value-type="float">
            <text:p>25.0241677911</text:p>
          </table:table-cell>
          <table:table-cell office:value-type="float" office:value="1.78446936069" calcext:value-type="float">
            <text:p>1.7844693607</text:p>
          </table:table-cell>
          <table:table-cell office:value-type="float" office:value="23.2396984304" calcext:value-type="float">
            <text:p>23.2396984304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25.0241677019" calcext:value-type="float">
            <text:p>25.0241677019</text:p>
          </table:table-cell>
          <table:table-cell office:value-type="float" office:value="1.78446931603" calcext:value-type="float">
            <text:p>1.784469316</text:p>
          </table:table-cell>
          <table:table-cell office:value-type="float" office:value="23.2396983859" calcext:value-type="float">
            <text:p>23.2396983859</text:p>
          </table:table-cell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25.0241676133" calcext:value-type="float">
            <text:p>25.0241676133</text:p>
          </table:table-cell>
          <table:table-cell office:value-type="float" office:value="1.78446927094" calcext:value-type="float">
            <text:p>1.7844692709</text:p>
          </table:table-cell>
          <table:table-cell office:value-type="float" office:value="23.2396983424" calcext:value-type="float">
            <text:p>23.2396983424</text:p>
          </table:table-cell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float" office:value="25.0241675287" calcext:value-type="float">
            <text:p>25.0241675287</text:p>
          </table:table-cell>
          <table:table-cell office:value-type="float" office:value="1.78446922705" calcext:value-type="float">
            <text:p>1.7844692271</text:p>
          </table:table-cell>
          <table:table-cell office:value-type="float" office:value="23.2396983017" calcext:value-type="float">
            <text:p>23.2396983017</text:p>
          </table:table-cell>
        </table:table-row>
        <table:table-row table:style-name="ro1">
          <table:table-cell office:value-type="float" office:value="6.99" calcext:value-type="float">
            <text:p>6.99</text:p>
          </table:table-cell>
          <table:table-cell office:value-type="float" office:value="25.0241674428" calcext:value-type="float">
            <text:p>25.0241674428</text:p>
          </table:table-cell>
          <table:table-cell office:value-type="float" office:value="1.78446918287" calcext:value-type="float">
            <text:p>1.7844691829</text:p>
          </table:table-cell>
          <table:table-cell office:value-type="float" office:value="23.2396982599" calcext:value-type="float">
            <text:p>23.23969825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3014965173" calcext:value-type="float">
            <text:p>14.3014965173</text:p>
          </table:table-cell>
          <table:table-cell office:value-type="float" office:value="1.29932214523" calcext:value-type="float">
            <text:p>1.2993221452</text:p>
          </table:table-cell>
          <table:table-cell office:value-type="float" office:value="13.0021743721" calcext:value-type="float">
            <text:p>13.0021743721</text:p>
          </table:table-cell>
        </table:table-row>
        <table:table-row table:style-name="ro1">
          <table:table-cell office:value-type="float" office:value="7.01" calcext:value-type="float">
            <text:p>7.01</text:p>
          </table:table-cell>
          <table:table-cell office:value-type="float" office:value="14.3014962201" calcext:value-type="float">
            <text:p>14.3014962201</text:p>
          </table:table-cell>
          <table:table-cell office:value-type="float" office:value="1.2993220684" calcext:value-type="float">
            <text:p>1.2993220684</text:p>
          </table:table-cell>
          <table:table-cell office:value-type="float" office:value="13.0021741517" calcext:value-type="float">
            <text:p>13.0021741517</text:p>
          </table:table-cell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14.3014960845" calcext:value-type="float">
            <text:p>14.3014960845</text:p>
          </table:table-cell>
          <table:table-cell office:value-type="float" office:value="1.29932202529" calcext:value-type="float">
            <text:p>1.2993220253</text:p>
          </table:table-cell>
          <table:table-cell office:value-type="float" office:value="13.0021740593" calcext:value-type="float">
            <text:p>13.0021740593</text:p>
          </table:table-cell>
        </table:table-row>
        <table:table-row table:style-name="ro1">
          <table:table-cell office:value-type="float" office:value="7.03" calcext:value-type="float">
            <text:p>7.03</text:p>
          </table:table-cell>
          <table:table-cell office:value-type="float" office:value="14.3014959829" calcext:value-type="float">
            <text:p>14.3014959829</text:p>
          </table:table-cell>
          <table:table-cell office:value-type="float" office:value="1.29932198955" calcext:value-type="float">
            <text:p>1.2993219896</text:p>
          </table:table-cell>
          <table:table-cell office:value-type="float" office:value="13.0021739933" calcext:value-type="float">
            <text:p>13.0021739933</text:p>
          </table:table-cell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14.3014958984" calcext:value-type="float">
            <text:p>14.3014958984</text:p>
          </table:table-cell>
          <table:table-cell office:value-type="float" office:value="1.29932195741" calcext:value-type="float">
            <text:p>1.2993219574</text:p>
          </table:table-cell>
          <table:table-cell office:value-type="float" office:value="13.002173941" calcext:value-type="float">
            <text:p>13.002173941</text:p>
          </table:table-cell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14.3014958255" calcext:value-type="float">
            <text:p>14.3014958255</text:p>
          </table:table-cell>
          <table:table-cell office:value-type="float" office:value="1.29932192753" calcext:value-type="float">
            <text:p>1.2993219275</text:p>
          </table:table-cell>
          <table:table-cell office:value-type="float" office:value="13.0021738979" calcext:value-type="float">
            <text:p>13.0021738979</text:p>
          </table:table-cell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14.3014957607" calcext:value-type="float">
            <text:p>14.3014957607</text:p>
          </table:table-cell>
          <table:table-cell office:value-type="float" office:value="1.29932189907" calcext:value-type="float">
            <text:p>1.2993218991</text:p>
          </table:table-cell>
          <table:table-cell office:value-type="float" office:value="13.0021738617" calcext:value-type="float">
            <text:p>13.0021738617</text:p>
          </table:table-cell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14.3014957019" calcext:value-type="float">
            <text:p>14.3014957019</text:p>
          </table:table-cell>
          <table:table-cell office:value-type="float" office:value="1.29932187199" calcext:value-type="float">
            <text:p>1.299321872</text:p>
          </table:table-cell>
          <table:table-cell office:value-type="float" office:value="13.0021738299" calcext:value-type="float">
            <text:p>13.0021738299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14.3014956469" calcext:value-type="float">
            <text:p>14.3014956469</text:p>
          </table:table-cell>
          <table:table-cell office:value-type="float" office:value="1.29932184555" calcext:value-type="float">
            <text:p>1.2993218456</text:p>
          </table:table-cell>
          <table:table-cell office:value-type="float" office:value="13.0021738013" calcext:value-type="float">
            <text:p>13.0021738013</text:p>
          </table:table-cell>
        </table:table-row>
        <table:table-row table:style-name="ro1">
          <table:table-cell office:value-type="float" office:value="7.09" calcext:value-type="float">
            <text:p>7.09</text:p>
          </table:table-cell>
          <table:table-cell office:value-type="float" office:value="14.3014955968" calcext:value-type="float">
            <text:p>14.3014955968</text:p>
          </table:table-cell>
          <table:table-cell office:value-type="float" office:value="1.29932182002" calcext:value-type="float">
            <text:p>1.29932182</text:p>
          </table:table-cell>
          <table:table-cell office:value-type="float" office:value="13.0021737768" calcext:value-type="float">
            <text:p>13.0021737768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14.3014955498" calcext:value-type="float">
            <text:p>14.3014955498</text:p>
          </table:table-cell>
          <table:table-cell office:value-type="float" office:value="1.29932179521" calcext:value-type="float">
            <text:p>1.2993217952</text:p>
          </table:table-cell>
          <table:table-cell office:value-type="float" office:value="13.0021737546" calcext:value-type="float">
            <text:p>13.0021737546</text:p>
          </table:table-cell>
        </table:table-row>
        <table:table-row table:style-name="ro1">
          <table:table-cell office:value-type="float" office:value="7.11" calcext:value-type="float">
            <text:p>7.11</text:p>
          </table:table-cell>
          <table:table-cell office:value-type="float" office:value="14.301495506" calcext:value-type="float">
            <text:p>14.301495506</text:p>
          </table:table-cell>
          <table:table-cell office:value-type="float" office:value="1.29932177088" calcext:value-type="float">
            <text:p>1.2993217709</text:p>
          </table:table-cell>
          <table:table-cell office:value-type="float" office:value="13.0021737352" calcext:value-type="float">
            <text:p>13.0021737352</text:p>
          </table:table-cell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14.3014954646" calcext:value-type="float">
            <text:p>14.3014954646</text:p>
          </table:table-cell>
          <table:table-cell office:value-type="float" office:value="1.29932174684" calcext:value-type="float">
            <text:p>1.2993217468</text:p>
          </table:table-cell>
          <table:table-cell office:value-type="float" office:value="13.0021737177" calcext:value-type="float">
            <text:p>13.0021737177</text:p>
          </table:table-cell>
        </table:table-row>
        <table:table-row table:style-name="ro1">
          <table:table-cell office:value-type="float" office:value="7.13" calcext:value-type="float">
            <text:p>7.13</text:p>
          </table:table-cell>
          <table:table-cell office:value-type="float" office:value="14.301495426" calcext:value-type="float">
            <text:p>14.301495426</text:p>
          </table:table-cell>
          <table:table-cell office:value-type="float" office:value="1.29932172339" calcext:value-type="float">
            <text:p>1.2993217234</text:p>
          </table:table-cell>
          <table:table-cell office:value-type="float" office:value="13.0021737026" calcext:value-type="float">
            <text:p>13.0021737026</text:p>
          </table:table-cell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14.3014953896" calcext:value-type="float">
            <text:p>14.3014953896</text:p>
          </table:table-cell>
          <table:table-cell office:value-type="float" office:value="1.29932170042" calcext:value-type="float">
            <text:p>1.2993217004</text:p>
          </table:table-cell>
          <table:table-cell office:value-type="float" office:value="13.0021736892" calcext:value-type="float">
            <text:p>13.0021736892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14.301495354" calcext:value-type="float">
            <text:p>14.301495354</text:p>
          </table:table-cell>
          <table:table-cell office:value-type="float" office:value="1.29932167726" calcext:value-type="float">
            <text:p>1.2993216773</text:p>
          </table:table-cell>
          <table:table-cell office:value-type="float" office:value="13.0021736768" calcext:value-type="float">
            <text:p>13.0021736768</text:p>
          </table:table-cell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14.3014953203" calcext:value-type="float">
            <text:p>14.3014953203</text:p>
          </table:table-cell>
          <table:table-cell office:value-type="float" office:value="1.29932165486" calcext:value-type="float">
            <text:p>1.2993216549</text:p>
          </table:table-cell>
          <table:table-cell office:value-type="float" office:value="13.0021736654" calcext:value-type="float">
            <text:p>13.0021736654</text:p>
          </table:table-cell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14.301495288" calcext:value-type="float">
            <text:p>14.301495288</text:p>
          </table:table-cell>
          <table:table-cell office:value-type="float" office:value="1.29932163251" calcext:value-type="float">
            <text:p>1.2993216325</text:p>
          </table:table-cell>
          <table:table-cell office:value-type="float" office:value="13.0021736555" calcext:value-type="float">
            <text:p>13.0021736555</text:p>
          </table:table-cell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14.3014952573" calcext:value-type="float">
            <text:p>14.3014952573</text:p>
          </table:table-cell>
          <table:table-cell office:value-type="float" office:value="1.2993216105" calcext:value-type="float">
            <text:p>1.2993216105</text:p>
          </table:table-cell>
          <table:table-cell office:value-type="float" office:value="13.0021736468" calcext:value-type="float">
            <text:p>13.0021736468</text:p>
          </table:table-cell>
        </table:table-row>
        <table:table-row table:style-name="ro1">
          <table:table-cell office:value-type="float" office:value="7.19" calcext:value-type="float">
            <text:p>7.19</text:p>
          </table:table-cell>
          <table:table-cell office:value-type="float" office:value="14.3014952275" calcext:value-type="float">
            <text:p>14.3014952275</text:p>
          </table:table-cell>
          <table:table-cell office:value-type="float" office:value="1.2993215887" calcext:value-type="float">
            <text:p>1.2993215887</text:p>
          </table:table-cell>
          <table:table-cell office:value-type="float" office:value="13.0021736388" calcext:value-type="float">
            <text:p>13.002173638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4.3014951981" calcext:value-type="float">
            <text:p>14.3014951981</text:p>
          </table:table-cell>
          <table:table-cell office:value-type="float" office:value="1.29932156725" calcext:value-type="float">
            <text:p>1.2993215673</text:p>
          </table:table-cell>
          <table:table-cell office:value-type="float" office:value="13.0021736309" calcext:value-type="float">
            <text:p>13.0021736309</text:p>
          </table:table-cell>
        </table:table-row>
        <table:table-row table:style-name="ro1">
          <table:table-cell office:value-type="float" office:value="7.21" calcext:value-type="float">
            <text:p>7.21</text:p>
          </table:table-cell>
          <table:table-cell office:value-type="float" office:value="14.3014951703" calcext:value-type="float">
            <text:p>14.3014951703</text:p>
          </table:table-cell>
          <table:table-cell office:value-type="float" office:value="1.29932154604" calcext:value-type="float">
            <text:p>1.299321546</text:p>
          </table:table-cell>
          <table:table-cell office:value-type="float" office:value="13.0021736242" calcext:value-type="float">
            <text:p>13.0021736242</text:p>
          </table:table-cell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14.3014951424" calcext:value-type="float">
            <text:p>14.3014951424</text:p>
          </table:table-cell>
          <table:table-cell office:value-type="float" office:value="1.29932152453" calcext:value-type="float">
            <text:p>1.2993215245</text:p>
          </table:table-cell>
          <table:table-cell office:value-type="float" office:value="13.0021736179" calcext:value-type="float">
            <text:p>13.0021736179</text:p>
          </table:table-cell>
        </table:table-row>
        <table:table-row table:style-name="ro1">
          <table:table-cell office:value-type="float" office:value="7.23" calcext:value-type="float">
            <text:p>7.23</text:p>
          </table:table-cell>
          <table:table-cell office:value-type="float" office:value="14.301495115" calcext:value-type="float">
            <text:p>14.301495115</text:p>
          </table:table-cell>
          <table:table-cell office:value-type="float" office:value="1.29932150363" calcext:value-type="float">
            <text:p>1.2993215036</text:p>
          </table:table-cell>
          <table:table-cell office:value-type="float" office:value="13.0021736114" calcext:value-type="float">
            <text:p>13.0021736114</text:p>
          </table:table-cell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14.3014950885" calcext:value-type="float">
            <text:p>14.3014950885</text:p>
          </table:table-cell>
          <table:table-cell office:value-type="float" office:value="1.29932148288" calcext:value-type="float">
            <text:p>1.2993214829</text:p>
          </table:table-cell>
          <table:table-cell office:value-type="float" office:value="13.0021736056" calcext:value-type="float">
            <text:p>13.0021736056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14.3014950625" calcext:value-type="float">
            <text:p>14.3014950625</text:p>
          </table:table-cell>
          <table:table-cell office:value-type="float" office:value="1.29932146221" calcext:value-type="float">
            <text:p>1.2993214622</text:p>
          </table:table-cell>
          <table:table-cell office:value-type="float" office:value="13.0021736003" calcext:value-type="float">
            <text:p>13.0021736003</text:p>
          </table:table-cell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25.5169413728" calcext:value-type="float">
            <text:p>25.5169413728</text:p>
          </table:table-cell>
          <table:table-cell office:value-type="float" office:value="2.03085637547" calcext:value-type="float">
            <text:p>2.0308563755</text:p>
          </table:table-cell>
          <table:table-cell office:value-type="float" office:value="23.4860849974" calcext:value-type="float">
            <text:p>23.4860849974</text:p>
          </table:table-cell>
        </table:table-row>
        <table:table-row table:style-name="ro1">
          <table:table-cell office:value-type="float" office:value="7.27" calcext:value-type="float">
            <text:p>7.27</text:p>
          </table:table-cell>
          <table:table-cell office:value-type="float" office:value="25.5169411025" calcext:value-type="float">
            <text:p>25.5169411025</text:p>
          </table:table-cell>
          <table:table-cell office:value-type="float" office:value="2.03085626998" calcext:value-type="float">
            <text:p>2.03085627</text:p>
          </table:table-cell>
          <table:table-cell office:value-type="float" office:value="23.4860848325" calcext:value-type="float">
            <text:p>23.4860848325</text:p>
          </table:table-cell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25.5169408881" calcext:value-type="float">
            <text:p>25.5169408881</text:p>
          </table:table-cell>
          <table:table-cell office:value-type="float" office:value="2.03085617406" calcext:value-type="float">
            <text:p>2.0308561741</text:p>
          </table:table-cell>
          <table:table-cell office:value-type="float" office:value="23.486084714" calcext:value-type="float">
            <text:p>23.486084714</text:p>
          </table:table-cell>
        </table:table-row>
        <table:table-row table:style-name="ro1">
          <table:table-cell office:value-type="float" office:value="7.29" calcext:value-type="float">
            <text:p>7.29</text:p>
          </table:table-cell>
          <table:table-cell office:value-type="float" office:value="25.5169407001" calcext:value-type="float">
            <text:p>25.5169407001</text:p>
          </table:table-cell>
          <table:table-cell office:value-type="float" office:value="2.03085608411" calcext:value-type="float">
            <text:p>2.0308560841</text:p>
          </table:table-cell>
          <table:table-cell office:value-type="float" office:value="23.486084616" calcext:value-type="float">
            <text:p>23.486084616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5.5169405277" calcext:value-type="float">
            <text:p>25.5169405277</text:p>
          </table:table-cell>
          <table:table-cell office:value-type="float" office:value="2.0308559969" calcext:value-type="float">
            <text:p>2.0308559969</text:p>
          </table:table-cell>
          <table:table-cell office:value-type="float" office:value="23.4860845308" calcext:value-type="float">
            <text:p>23.4860845308</text:p>
          </table:table-cell>
        </table:table-row>
        <table:table-row table:style-name="ro1">
          <table:table-cell office:value-type="float" office:value="7.31" calcext:value-type="float">
            <text:p>7.31</text:p>
          </table:table-cell>
          <table:table-cell office:value-type="float" office:value="25.5169403685" calcext:value-type="float">
            <text:p>25.5169403685</text:p>
          </table:table-cell>
          <table:table-cell office:value-type="float" office:value="2.03085591244" calcext:value-type="float">
            <text:p>2.0308559124</text:p>
          </table:table-cell>
          <table:table-cell office:value-type="float" office:value="23.4860844561" calcext:value-type="float">
            <text:p>23.4860844561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25.516940217" calcext:value-type="float">
            <text:p>25.516940217</text:p>
          </table:table-cell>
          <table:table-cell office:value-type="float" office:value="2.03085582977" calcext:value-type="float">
            <text:p>2.0308558298</text:p>
          </table:table-cell>
          <table:table-cell office:value-type="float" office:value="23.4860843872" calcext:value-type="float">
            <text:p>23.4860843872</text:p>
          </table:table-cell>
        </table:table-row>
        <table:table-row table:style-name="ro1">
          <table:table-cell office:value-type="float" office:value="7.33" calcext:value-type="float">
            <text:p>7.33</text:p>
          </table:table-cell>
          <table:table-cell office:value-type="float" office:value="25.5169400711" calcext:value-type="float">
            <text:p>25.5169400711</text:p>
          </table:table-cell>
          <table:table-cell office:value-type="float" office:value="2.03085574842" calcext:value-type="float">
            <text:p>2.0308557484</text:p>
          </table:table-cell>
          <table:table-cell office:value-type="float" office:value="23.4860843227" calcext:value-type="float">
            <text:p>23.4860843227</text:p>
          </table:table-cell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25.5169399307" calcext:value-type="float">
            <text:p>25.5169399307</text:p>
          </table:table-cell>
          <table:table-cell office:value-type="float" office:value="2.03085566848" calcext:value-type="float">
            <text:p>2.0308556685</text:p>
          </table:table-cell>
          <table:table-cell office:value-type="float" office:value="23.4860842623" calcext:value-type="float">
            <text:p>23.4860842623</text:p>
          </table:table-cell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25.5169397955" calcext:value-type="float">
            <text:p>25.5169397955</text:p>
          </table:table-cell>
          <table:table-cell office:value-type="float" office:value="2.03085558924" calcext:value-type="float">
            <text:p>2.0308555892</text:p>
          </table:table-cell>
          <table:table-cell office:value-type="float" office:value="23.4860842063" calcext:value-type="float">
            <text:p>23.4860842063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25.5169396637" calcext:value-type="float">
            <text:p>25.5169396637</text:p>
          </table:table-cell>
          <table:table-cell office:value-type="float" office:value="2.03085551187" calcext:value-type="float">
            <text:p>2.0308555119</text:p>
          </table:table-cell>
          <table:table-cell office:value-type="float" office:value="23.4860841518" calcext:value-type="float">
            <text:p>23.4860841518</text:p>
          </table:table-cell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25.5169395348" calcext:value-type="float">
            <text:p>25.5169395348</text:p>
          </table:table-cell>
          <table:table-cell office:value-type="float" office:value="2.03085543496" calcext:value-type="float">
            <text:p>2.030855435</text:p>
          </table:table-cell>
          <table:table-cell office:value-type="float" office:value="23.4860840998" calcext:value-type="float">
            <text:p>23.4860840998</text:p>
          </table:table-cell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25.516939407" calcext:value-type="float">
            <text:p>25.516939407</text:p>
          </table:table-cell>
          <table:table-cell office:value-type="float" office:value="2.03085535862" calcext:value-type="float">
            <text:p>2.0308553586</text:p>
          </table:table-cell>
          <table:table-cell office:value-type="float" office:value="23.4860840484" calcext:value-type="float">
            <text:p>23.4860840484</text:p>
          </table:table-cell>
        </table:table-row>
        <table:table-row table:style-name="ro1">
          <table:table-cell office:value-type="float" office:value="7.39" calcext:value-type="float">
            <text:p>7.39</text:p>
          </table:table-cell>
          <table:table-cell office:value-type="float" office:value="25.5169392842" calcext:value-type="float">
            <text:p>25.5169392842</text:p>
          </table:table-cell>
          <table:table-cell office:value-type="float" office:value="2.03085528322" calcext:value-type="float">
            <text:p>2.0308552832</text:p>
          </table:table-cell>
          <table:table-cell office:value-type="float" office:value="23.486084001" calcext:value-type="float">
            <text:p>23.486084001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5.5169391634" calcext:value-type="float">
            <text:p>25.5169391634</text:p>
          </table:table-cell>
          <table:table-cell office:value-type="float" office:value="2.03085520854" calcext:value-type="float">
            <text:p>2.0308552085</text:p>
          </table:table-cell>
          <table:table-cell office:value-type="float" office:value="23.4860839548" calcext:value-type="float">
            <text:p>23.4860839548</text:p>
          </table:table-cell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25.5169390432" calcext:value-type="float">
            <text:p>25.5169390432</text:p>
          </table:table-cell>
          <table:table-cell office:value-type="float" office:value="2.03085513415" calcext:value-type="float">
            <text:p>2.0308551342</text:p>
          </table:table-cell>
          <table:table-cell office:value-type="float" office:value="23.4860839091" calcext:value-type="float">
            <text:p>23.4860839091</text:p>
          </table:table-cell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25.5169389263" calcext:value-type="float">
            <text:p>25.5169389263</text:p>
          </table:table-cell>
          <table:table-cell office:value-type="float" office:value="2.03085506042" calcext:value-type="float">
            <text:p>2.0308550604</text:p>
          </table:table-cell>
          <table:table-cell office:value-type="float" office:value="23.4860838659" calcext:value-type="float">
            <text:p>23.4860838659</text:p>
          </table:table-cell>
        </table:table-row>
        <table:table-row table:style-name="ro1">
          <table:table-cell office:value-type="float" office:value="7.43" calcext:value-type="float">
            <text:p>7.43</text:p>
          </table:table-cell>
          <table:table-cell office:value-type="float" office:value="25.5169388118" calcext:value-type="float">
            <text:p>25.5169388118</text:p>
          </table:table-cell>
          <table:table-cell office:value-type="float" office:value="2.03085498751" calcext:value-type="float">
            <text:p>2.0308549875</text:p>
          </table:table-cell>
          <table:table-cell office:value-type="float" office:value="23.4860838242" calcext:value-type="float">
            <text:p>23.4860838242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25.5169386989" calcext:value-type="float">
            <text:p>25.5169386989</text:p>
          </table:table-cell>
          <table:table-cell office:value-type="float" office:value="2.03085491488" calcext:value-type="float">
            <text:p>2.0308549149</text:p>
          </table:table-cell>
          <table:table-cell office:value-type="float" office:value="23.486083784" calcext:value-type="float">
            <text:p>23.486083784</text:p>
          </table:table-cell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25.5169385887" calcext:value-type="float">
            <text:p>25.5169385887</text:p>
          </table:table-cell>
          <table:table-cell office:value-type="float" office:value="2.03085484276" calcext:value-type="float">
            <text:p>2.0308548428</text:p>
          </table:table-cell>
          <table:table-cell office:value-type="float" office:value="23.486083746" calcext:value-type="float">
            <text:p>23.486083746</text:p>
          </table:table-cell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25.5169384796" calcext:value-type="float">
            <text:p>25.5169384796</text:p>
          </table:table-cell>
          <table:table-cell office:value-type="float" office:value="2.03085477091" calcext:value-type="float">
            <text:p>2.0308547709</text:p>
          </table:table-cell>
          <table:table-cell office:value-type="float" office:value="23.4860837087" calcext:value-type="float">
            <text:p>23.4860837087</text:p>
          </table:table-cell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25.5169383723" calcext:value-type="float">
            <text:p>25.5169383723</text:p>
          </table:table-cell>
          <table:table-cell office:value-type="float" office:value="2.0308546995" calcext:value-type="float">
            <text:p>2.0308546995</text:p>
          </table:table-cell>
          <table:table-cell office:value-type="float" office:value="23.4860836728" calcext:value-type="float">
            <text:p>23.4860836728</text:p>
          </table:table-cell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25.5169382672" calcext:value-type="float">
            <text:p>25.5169382672</text:p>
          </table:table-cell>
          <table:table-cell office:value-type="float" office:value="2.03085462837" calcext:value-type="float">
            <text:p>2.0308546284</text:p>
          </table:table-cell>
          <table:table-cell office:value-type="float" office:value="23.4860836388" calcext:value-type="float">
            <text:p>23.4860836388</text:p>
          </table:table-cell>
        </table:table-row>
        <table:table-row table:style-name="ro1">
          <table:table-cell office:value-type="float" office:value="7.49" calcext:value-type="float">
            <text:p>7.49</text:p>
          </table:table-cell>
          <table:table-cell office:value-type="float" office:value="25.5169381643" calcext:value-type="float">
            <text:p>25.5169381643</text:p>
          </table:table-cell>
          <table:table-cell office:value-type="float" office:value="2.03085455806" calcext:value-type="float">
            <text:p>2.0308545581</text:p>
          </table:table-cell>
          <table:table-cell office:value-type="float" office:value="23.4860836063" calcext:value-type="float">
            <text:p>23.4860836063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3.5992174359" calcext:value-type="float">
            <text:p>13.5992174359</text:p>
          </table:table-cell>
          <table:table-cell office:value-type="float" office:value="0.948182603708" calcext:value-type="float">
            <text:p>0.9481826037</text:p>
          </table:table-cell>
          <table:table-cell office:value-type="float" office:value="12.6510348322" calcext:value-type="float">
            <text:p>12.65103483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18:04:34.4254482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30T18:08:23.033998811</dc:date>
    <meta:editing-duration>PT19M44S</meta:editing-duration>
    <meta:editing-cycles>2</meta:editing-cycles>
    <meta:generator>LibreOffice/5.1.6.2$Linux_X86_64 LibreOffice_project/10m0$Build-2</meta:generator>
    <meta:document-statistic meta:table-count="1" meta:cell-count="300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257cm" svg:y="0.316cm" chart:style-name="ch2">
          <text:p>28.57% Impedance Mismatch, Same Wave Speeds m=1.0 n=0.5 tau=eps=0.5</text:p>
        </chart:title>
        <chart:subtitle svg:x="6.355cm" svg:y="1.275cm" chart:style-name="ch3">
          <text:p>Right-Going Wave</text:p>
        </chart:subtitle>
        <chart:legend chart:legend-position="end" svg:x="12.777cm" svg:y="3.703cm" style:legend-expansion="high" chart:style-name="ch4"/>
        <chart:plot-area chart:style-name="ch5" table:cell-range-address="EnergyVals.A1:EnergyVals.D751" chart:data-source-has-labels="both" svg:x="1.331cm" svg:y="2.138cm" svg:width="11.126cm" svg:height="5.701cm">
          <chartooo:coordinate-region svg:x="1.952cm" svg:y="2.337cm" svg:width="10.505cm" svg:height="5.208cm"/>
          <chart:axis chart:dimension="x" chart:name="primary-x" chart:style-name="ch6" chartooo:axis-type="auto">
            <chartooo:date-scale/>
            <chart:title svg:x="6.493cm" svg:y="8.019cm" chart:style-name="ch7">
              <text:p>Time</text:p>
            </chart:title>
            <chart:categories table:cell-range-address="EnergyVals.A1:EnergyVals.A751"/>
          </chart:axis>
          <chart:axis chart:dimension="y" chart:name="primary-y" chart:style-name="ch6">
            <chart:title svg:x="0.451cm" svg:y="5.561cm" chart:style-name="ch8">
              <text:p>Energy</text:p>
            </chart:title>
            <chart:grid chart:style-name="ch9" chart:class="major"/>
          </chart:axis>
          <chart:series chart:style-name="ch10" chart:values-cell-range-address="EnergyVals.B1:EnergyVals.B751" loext:label-string="energy" chart:class="chart:line">
            <chart:data-point chart:repeated="751"/>
          </chart:series>
          <chart:series chart:style-name="ch11" chart:values-cell-range-address="EnergyVals.C1:EnergyVals.C751" loext:label-string="left_energy" chart:class="chart:line">
            <chart:data-point chart:repeated="751"/>
          </chart:series>
          <chart:series chart:style-name="ch12" chart:values-cell-range-address="EnergyVals.D1:EnergyVals.D751" loext:label-string="right_energy" chart:class="chart:line">
            <chart:data-point chart:repeated="7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</table:table-cell>
              <table:table-cell office:value-type="string">
                <text:p>left_energy</text:p>
              </table:table-cell>
              <table:table-cell office:value-type="string">
                <text:p>right_energy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ergyVals.A1:EnergyVals.A751</svg:desc>
                </draw:g>
              </table:table-cell>
              <table:table-cell office:value-type="float" office:value="11.7028555052">
                <text:p>11.7028555052</text:p>
                <draw:g>
                  <svg:desc>EnergyVals.B1:EnergyVals.B751</svg:desc>
                </draw:g>
              </table:table-cell>
              <table:table-cell office:value-type="float" office:value="-3.06648038278E-017">
                <text:p>-3.06648038278E-017</text:p>
                <draw:g>
                  <svg:desc>EnergyVals.C1:EnergyVals.C751</svg:desc>
                </draw:g>
              </table:table-cell>
              <table:table-cell office:value-type="float" office:value="11.7028555052">
                <text:p>11.7028555052</text:p>
                <draw:g>
                  <svg:desc>EnergyVals.D1:EnergyVals.D751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1.7028555235">
                <text:p>11.7028555235</text:p>
              </table:table-cell>
              <table:table-cell office:value-type="float" office:value="-2.44096226773E-017">
                <text:p>-2.44096226773E-017</text:p>
              </table:table-cell>
              <table:table-cell office:value-type="float" office:value="11.7028555235">
                <text:p>11.7028555235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1.7028555416">
                <text:p>11.7028555416</text:p>
              </table:table-cell>
              <table:table-cell office:value-type="float" office:value="-3.29455267519E-017">
                <text:p>-3.29455267519E-017</text:p>
              </table:table-cell>
              <table:table-cell office:value-type="float" office:value="11.7028555416">
                <text:p>11.7028555416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1.7028555599">
                <text:p>11.7028555599</text:p>
              </table:table-cell>
              <table:table-cell office:value-type="float" office:value="-2.61228817076E-017">
                <text:p>-2.61228817076E-017</text:p>
              </table:table-cell>
              <table:table-cell office:value-type="float" office:value="11.7028555599">
                <text:p>11.7028555599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1.7028555793">
                <text:p>11.7028555793</text:p>
              </table:table-cell>
              <table:table-cell office:value-type="float" office:value="-3.9721551699E-017">
                <text:p>-3.9721551699E-017</text:p>
              </table:table-cell>
              <table:table-cell office:value-type="float" office:value="11.7028555793">
                <text:p>11.7028555793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1.7028555998">
                <text:p>11.7028555998</text:p>
              </table:table-cell>
              <table:table-cell office:value-type="float" office:value="-2.54515632834E-017">
                <text:p>-2.54515632834E-017</text:p>
              </table:table-cell>
              <table:table-cell office:value-type="float" office:value="11.7028555998">
                <text:p>11.7028555998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1.7028556204">
                <text:p>11.7028556204</text:p>
              </table:table-cell>
              <table:table-cell office:value-type="float" office:value="-8.53269396219E-018">
                <text:p>-8.53269396219E-018</text:p>
              </table:table-cell>
              <table:table-cell office:value-type="float" office:value="11.7028556204">
                <text:p>11.7028556204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11.7028556424">
                <text:p>11.7028556424</text:p>
              </table:table-cell>
              <table:table-cell office:value-type="float" office:value="-3.50172080493E-017">
                <text:p>-3.50172080493E-017</text:p>
              </table:table-cell>
              <table:table-cell office:value-type="float" office:value="11.7028556424">
                <text:p>11.7028556424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1.7028556644">
                <text:p>11.7028556644</text:p>
              </table:table-cell>
              <table:table-cell office:value-type="float" office:value="-2.54658322752E-017">
                <text:p>-2.54658322752E-017</text:p>
              </table:table-cell>
              <table:table-cell office:value-type="float" office:value="11.7028556644">
                <text:p>11.7028556644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1.7028556865">
                <text:p>11.7028556865</text:p>
              </table:table-cell>
              <table:table-cell office:value-type="float" office:value="-1.88204379422E-017">
                <text:p>-1.88204379422E-017</text:p>
              </table:table-cell>
              <table:table-cell office:value-type="float" office:value="11.7028556865">
                <text:p>11.7028556865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1.7028557088">
                <text:p>11.7028557088</text:p>
              </table:table-cell>
              <table:table-cell office:value-type="float" office:value="-2.85604117354E-017">
                <text:p>-2.85604117354E-017</text:p>
              </table:table-cell>
              <table:table-cell office:value-type="float" office:value="11.7028557088">
                <text:p>11.7028557088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11.7028557323">
                <text:p>11.7028557323</text:p>
              </table:table-cell>
              <table:table-cell office:value-type="float" office:value="-1.06072639782E-017">
                <text:p>-1.06072639782E-017</text:p>
              </table:table-cell>
              <table:table-cell office:value-type="float" office:value="11.7028557323">
                <text:p>11.7028557323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1.7028557554">
                <text:p>11.7028557554</text:p>
              </table:table-cell>
              <table:table-cell office:value-type="float" office:value="-3.21522111707E-017">
                <text:p>-3.21522111707E-017</text:p>
              </table:table-cell>
              <table:table-cell office:value-type="float" office:value="11.7028557554">
                <text:p>11.7028557554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11.7028557782">
                <text:p>11.7028557782</text:p>
              </table:table-cell>
              <table:table-cell office:value-type="float" office:value="-2.51853035989E-017">
                <text:p>-2.51853035989E-017</text:p>
              </table:table-cell>
              <table:table-cell office:value-type="float" office:value="11.7028557782">
                <text:p>11.7028557782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1.7028558011">
                <text:p>11.7028558011</text:p>
              </table:table-cell>
              <table:table-cell office:value-type="float" office:value="-2.7372132965E-017">
                <text:p>-2.7372132965E-017</text:p>
              </table:table-cell>
              <table:table-cell office:value-type="float" office:value="11.7028558011">
                <text:p>11.7028558011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1.7028558252">
                <text:p>11.7028558252</text:p>
              </table:table-cell>
              <table:table-cell office:value-type="float" office:value="-1.31213496232E-017">
                <text:p>-1.31213496232E-017</text:p>
              </table:table-cell>
              <table:table-cell office:value-type="float" office:value="11.7028558252">
                <text:p>11.7028558252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11.7028558492">
                <text:p>11.7028558492</text:p>
              </table:table-cell>
              <table:table-cell office:value-type="float" office:value="-1.24293056496E-017">
                <text:p>-1.24293056496E-017</text:p>
              </table:table-cell>
              <table:table-cell office:value-type="float" office:value="11.7028558492">
                <text:p>11.7028558492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11.7028558732">
                <text:p>11.7028558732</text:p>
              </table:table-cell>
              <table:table-cell office:value-type="float" office:value="-1.70469087542E-017">
                <text:p>-1.70469087542E-017</text:p>
              </table:table-cell>
              <table:table-cell office:value-type="float" office:value="11.7028558732">
                <text:p>11.7028558732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1.7028558977">
                <text:p>11.7028558977</text:p>
              </table:table-cell>
              <table:table-cell office:value-type="float" office:value="-1.61944842399E-017">
                <text:p>-1.61944842399E-017</text:p>
              </table:table-cell>
              <table:table-cell office:value-type="float" office:value="11.7028558977">
                <text:p>11.7028558977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11.7028559226">
                <text:p>11.7028559226</text:p>
              </table:table-cell>
              <table:table-cell office:value-type="float" office:value="-3.46107016033E-017">
                <text:p>-3.46107016033E-017</text:p>
              </table:table-cell>
              <table:table-cell office:value-type="float" office:value="11.7028559226">
                <text:p>11.702855922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1.7028559473">
                <text:p>11.7028559473</text:p>
              </table:table-cell>
              <table:table-cell office:value-type="float" office:value="-2.75974701303E-017">
                <text:p>-2.75974701303E-017</text:p>
              </table:table-cell>
              <table:table-cell office:value-type="float" office:value="11.7028559473">
                <text:p>11.7028559473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11.7028559721">
                <text:p>11.7028559721</text:p>
              </table:table-cell>
              <table:table-cell office:value-type="float" office:value="-3.24807725278E-017">
                <text:p>-3.24807725278E-017</text:p>
              </table:table-cell>
              <table:table-cell office:value-type="float" office:value="11.7028559721">
                <text:p>11.7028559721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1.7028559979">
                <text:p>11.7028559979</text:p>
              </table:table-cell>
              <table:table-cell office:value-type="float" office:value="-3.37275141498E-017">
                <text:p>-3.37275141498E-017</text:p>
              </table:table-cell>
              <table:table-cell office:value-type="float" office:value="11.7028559979">
                <text:p>11.7028559979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11.7028560227">
                <text:p>11.7028560227</text:p>
              </table:table-cell>
              <table:table-cell office:value-type="float" office:value="-3.902011555E-017">
                <text:p>-3.902011555E-017</text:p>
              </table:table-cell>
              <table:table-cell office:value-type="float" office:value="11.7028560227">
                <text:p>11.7028560227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1.702856048">
                <text:p>11.702856048</text:p>
              </table:table-cell>
              <table:table-cell office:value-type="float" office:value="-1.04530834503E-017">
                <text:p>-1.04530834503E-017</text:p>
              </table:table-cell>
              <table:table-cell office:value-type="float" office:value="11.702856048">
                <text:p>11.702856048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1.7028560737">
                <text:p>11.7028560737</text:p>
              </table:table-cell>
              <table:table-cell office:value-type="float" office:value="-1.85587920208E-017">
                <text:p>-1.85587920208E-017</text:p>
              </table:table-cell>
              <table:table-cell office:value-type="float" office:value="11.7028560737">
                <text:p>11.7028560737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22.6812497152">
                <text:p>22.6812497152</text:p>
              </table:table-cell>
              <table:table-cell office:value-type="float" office:value="0.613006737926">
                <text:p>0.613006737926</text:p>
              </table:table-cell>
              <table:table-cell office:value-type="float" office:value="22.0682429773">
                <text:p>22.0682429773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22.6812498007">
                <text:p>22.6812498007</text:p>
              </table:table-cell>
              <table:table-cell office:value-type="float" office:value="0.613006733911">
                <text:p>0.613006733911</text:p>
              </table:table-cell>
              <table:table-cell office:value-type="float" office:value="22.0682430668">
                <text:p>22.0682430668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22.6812498876">
                <text:p>22.6812498876</text:p>
              </table:table-cell>
              <table:table-cell office:value-type="float" office:value="0.613006731438">
                <text:p>0.613006731438</text:p>
              </table:table-cell>
              <table:table-cell office:value-type="float" office:value="22.0682431562">
                <text:p>22.0682431562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22.6812499761">
                <text:p>22.6812499761</text:p>
              </table:table-cell>
              <table:table-cell office:value-type="float" office:value="0.613006729681">
                <text:p>0.613006729681</text:p>
              </table:table-cell>
              <table:table-cell office:value-type="float" office:value="22.0682432464">
                <text:p>22.0682432464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2.6812500691">
                <text:p>22.6812500691</text:p>
              </table:table-cell>
              <table:table-cell office:value-type="float" office:value="0.613006728848">
                <text:p>0.613006728848</text:p>
              </table:table-cell>
              <table:table-cell office:value-type="float" office:value="22.0682433402">
                <text:p>22.0682433402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22.6812501612">
                <text:p>22.6812501612</text:p>
              </table:table-cell>
              <table:table-cell office:value-type="float" office:value="0.613006728383">
                <text:p>0.613006728383</text:p>
              </table:table-cell>
              <table:table-cell office:value-type="float" office:value="22.0682434328">
                <text:p>22.0682434328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22.6812502581">
                <text:p>22.6812502581</text:p>
              </table:table-cell>
              <table:table-cell office:value-type="float" office:value="0.6130067286">
                <text:p>0.6130067286</text:p>
              </table:table-cell>
              <table:table-cell office:value-type="float" office:value="22.0682435295">
                <text:p>22.0682435295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22.681250351">
                <text:p>22.681250351</text:p>
              </table:table-cell>
              <table:table-cell office:value-type="float" office:value="0.613006728828">
                <text:p>0.613006728828</text:p>
              </table:table-cell>
              <table:table-cell office:value-type="float" office:value="22.0682436222">
                <text:p>22.0682436222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22.681250447">
                <text:p>22.681250447</text:p>
              </table:table-cell>
              <table:table-cell office:value-type="float" office:value="0.613006729421">
                <text:p>0.613006729421</text:p>
              </table:table-cell>
              <table:table-cell office:value-type="float" office:value="22.0682437176">
                <text:p>22.0682437176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22.6812505438">
                <text:p>22.6812505438</text:p>
              </table:table-cell>
              <table:table-cell office:value-type="float" office:value="0.613006730389">
                <text:p>0.613006730389</text:p>
              </table:table-cell>
              <table:table-cell office:value-type="float" office:value="22.0682438134">
                <text:p>22.0682438134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22.6812506398">
                <text:p>22.6812506398</text:p>
              </table:table-cell>
              <table:table-cell office:value-type="float" office:value="0.613006731464">
                <text:p>0.613006731464</text:p>
              </table:table-cell>
              <table:table-cell office:value-type="float" office:value="22.0682439083">
                <text:p>22.0682439083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22.6812507376">
                <text:p>22.6812507376</text:p>
              </table:table-cell>
              <table:table-cell office:value-type="float" office:value="0.613006732727">
                <text:p>0.613006732727</text:p>
              </table:table-cell>
              <table:table-cell office:value-type="float" office:value="22.0682440049">
                <text:p>22.0682440049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22.6812508351">
                <text:p>22.6812508351</text:p>
              </table:table-cell>
              <table:table-cell office:value-type="float" office:value="0.613006734166">
                <text:p>0.613006734166</text:p>
              </table:table-cell>
              <table:table-cell office:value-type="float" office:value="22.068244101">
                <text:p>22.068244101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22.6812509327">
                <text:p>22.6812509327</text:p>
              </table:table-cell>
              <table:table-cell office:value-type="float" office:value="0.613006735786">
                <text:p>0.613006735786</text:p>
              </table:table-cell>
              <table:table-cell office:value-type="float" office:value="22.0682441969">
                <text:p>22.068244196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2.6812510294">
                <text:p>22.6812510294</text:p>
              </table:table-cell>
              <table:table-cell office:value-type="float" office:value="0.613006737545">
                <text:p>0.613006737545</text:p>
              </table:table-cell>
              <table:table-cell office:value-type="float" office:value="22.0682442919">
                <text:p>22.0682442919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22.6812511277">
                <text:p>22.6812511277</text:p>
              </table:table-cell>
              <table:table-cell office:value-type="float" office:value="0.613006739329">
                <text:p>0.613006739329</text:p>
              </table:table-cell>
              <table:table-cell office:value-type="float" office:value="22.0682443884">
                <text:p>22.0682443884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22.6812512249">
                <text:p>22.6812512249</text:p>
              </table:table-cell>
              <table:table-cell office:value-type="float" office:value="0.613006741253">
                <text:p>0.613006741253</text:p>
              </table:table-cell>
              <table:table-cell office:value-type="float" office:value="22.0682444836">
                <text:p>22.0682444836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22.6812513241">
                <text:p>22.6812513241</text:p>
              </table:table-cell>
              <table:table-cell office:value-type="float" office:value="0.613006743143">
                <text:p>0.613006743143</text:p>
              </table:table-cell>
              <table:table-cell office:value-type="float" office:value="22.068244581">
                <text:p>22.068244581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22.6812514228">
                <text:p>22.6812514228</text:p>
              </table:table-cell>
              <table:table-cell office:value-type="float" office:value="0.613006745269">
                <text:p>0.613006745269</text:p>
              </table:table-cell>
              <table:table-cell office:value-type="float" office:value="22.0682446776">
                <text:p>22.0682446776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2.6812515216">
                <text:p>22.6812515216</text:p>
              </table:table-cell>
              <table:table-cell office:value-type="float" office:value="0.613006747444">
                <text:p>0.613006747444</text:p>
              </table:table-cell>
              <table:table-cell office:value-type="float" office:value="22.0682447741">
                <text:p>22.0682447741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22.6812516213">
                <text:p>22.6812516213</text:p>
              </table:table-cell>
              <table:table-cell office:value-type="float" office:value="0.613006749584">
                <text:p>0.613006749584</text:p>
              </table:table-cell>
              <table:table-cell office:value-type="float" office:value="22.0682448717">
                <text:p>22.0682448717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22.6812517209">
                <text:p>22.6812517209</text:p>
              </table:table-cell>
              <table:table-cell office:value-type="float" office:value="0.613006751789">
                <text:p>0.613006751789</text:p>
              </table:table-cell>
              <table:table-cell office:value-type="float" office:value="22.0682449691">
                <text:p>22.0682449691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22.6812518227">
                <text:p>22.6812518227</text:p>
              </table:table-cell>
              <table:table-cell office:value-type="float" office:value="0.613006754034">
                <text:p>0.613006754034</text:p>
              </table:table-cell>
              <table:table-cell office:value-type="float" office:value="22.0682450687">
                <text:p>22.0682450687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22.6812519231">
                <text:p>22.6812519231</text:p>
              </table:table-cell>
              <table:table-cell office:value-type="float" office:value="0.613006756306">
                <text:p>0.613006756306</text:p>
              </table:table-cell>
              <table:table-cell office:value-type="float" office:value="22.0682451668">
                <text:p>22.068245166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3.0785401286">
                <text:p>13.0785401286</text:p>
              </table:table-cell>
              <table:table-cell office:value-type="float" office:value="0.687841380386">
                <text:p>0.687841380386</text:p>
              </table:table-cell>
              <table:table-cell office:value-type="float" office:value="12.3906987482">
                <text:p>12.3906987482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13.0785401506">
                <text:p>13.0785401506</text:p>
              </table:table-cell>
              <table:table-cell office:value-type="float" office:value="0.687841374636">
                <text:p>0.687841374636</text:p>
              </table:table-cell>
              <table:table-cell office:value-type="float" office:value="12.390698776">
                <text:p>12.390698776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13.0785401767">
                <text:p>13.0785401767</text:p>
              </table:table-cell>
              <table:table-cell office:value-type="float" office:value="0.68784137175">
                <text:p>0.68784137175</text:p>
              </table:table-cell>
              <table:table-cell office:value-type="float" office:value="12.3906988049">
                <text:p>12.3906988049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13.0785402028">
                <text:p>13.0785402028</text:p>
              </table:table-cell>
              <table:table-cell office:value-type="float" office:value="0.687841369587">
                <text:p>0.687841369587</text:p>
              </table:table-cell>
              <table:table-cell office:value-type="float" office:value="12.3906988333">
                <text:p>12.3906988333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13.0785402321">
                <text:p>13.0785402321</text:p>
              </table:table-cell>
              <table:table-cell office:value-type="float" office:value="0.687841368427">
                <text:p>0.687841368427</text:p>
              </table:table-cell>
              <table:table-cell office:value-type="float" office:value="12.3906988637">
                <text:p>12.3906988637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13.0785402593">
                <text:p>13.0785402593</text:p>
              </table:table-cell>
              <table:table-cell office:value-type="float" office:value="0.687841367227">
                <text:p>0.687841367227</text:p>
              </table:table-cell>
              <table:table-cell office:value-type="float" office:value="12.390698892">
                <text:p>12.390698892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13.0785402904">
                <text:p>13.0785402904</text:p>
              </table:table-cell>
              <table:table-cell office:value-type="float" office:value="0.687841366507">
                <text:p>0.687841366507</text:p>
              </table:table-cell>
              <table:table-cell office:value-type="float" office:value="12.3906989238">
                <text:p>12.3906989238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13.0785403188">
                <text:p>13.0785403188</text:p>
              </table:table-cell>
              <table:table-cell office:value-type="float" office:value="0.687841365869">
                <text:p>0.687841365869</text:p>
              </table:table-cell>
              <table:table-cell office:value-type="float" office:value="12.3906989529">
                <text:p>12.3906989529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13.0785403483">
                <text:p>13.0785403483</text:p>
              </table:table-cell>
              <table:table-cell office:value-type="float" office:value="0.687841365207">
                <text:p>0.687841365207</text:p>
              </table:table-cell>
              <table:table-cell office:value-type="float" office:value="12.3906989831">
                <text:p>12.3906989831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13.0785403796">
                <text:p>13.0785403796</text:p>
              </table:table-cell>
              <table:table-cell office:value-type="float" office:value="0.687841364884">
                <text:p>0.687841364884</text:p>
              </table:table-cell>
              <table:table-cell office:value-type="float" office:value="12.3906990147">
                <text:p>12.390699014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3.0785404064">
                <text:p>13.0785404064</text:p>
              </table:table-cell>
              <table:table-cell office:value-type="float" office:value="0.687841364411">
                <text:p>0.687841364411</text:p>
              </table:table-cell>
              <table:table-cell office:value-type="float" office:value="12.390699042">
                <text:p>12.390699042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13.078540437">
                <text:p>13.078540437</text:p>
              </table:table-cell>
              <table:table-cell office:value-type="float" office:value="0.68784136428">
                <text:p>0.68784136428</text:p>
              </table:table-cell>
              <table:table-cell office:value-type="float" office:value="12.3906990727">
                <text:p>12.3906990727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13.0785404691">
                <text:p>13.0785404691</text:p>
              </table:table-cell>
              <table:table-cell office:value-type="float" office:value="0.687841364338">
                <text:p>0.687841364338</text:p>
              </table:table-cell>
              <table:table-cell office:value-type="float" office:value="12.3906991047">
                <text:p>12.3906991047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13.0785404967">
                <text:p>13.0785404967</text:p>
              </table:table-cell>
              <table:table-cell office:value-type="float" office:value="0.68784136418">
                <text:p>0.68784136418</text:p>
              </table:table-cell>
              <table:table-cell office:value-type="float" office:value="12.3906991325">
                <text:p>12.390699132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3.0785405283">
                <text:p>13.0785405283</text:p>
              </table:table-cell>
              <table:table-cell office:value-type="float" office:value="0.687841364226">
                <text:p>0.687841364226</text:p>
              </table:table-cell>
              <table:table-cell office:value-type="float" office:value="12.390699164">
                <text:p>12.390699164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13.0785405582">
                <text:p>13.0785405582</text:p>
              </table:table-cell>
              <table:table-cell office:value-type="float" office:value="0.687841364266">
                <text:p>0.687841364266</text:p>
              </table:table-cell>
              <table:table-cell office:value-type="float" office:value="12.3906991939">
                <text:p>12.3906991939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13.0785405883">
                <text:p>13.0785405883</text:p>
              </table:table-cell>
              <table:table-cell office:value-type="float" office:value="0.68784136442">
                <text:p>0.68784136442</text:p>
              </table:table-cell>
              <table:table-cell office:value-type="float" office:value="12.3906992238">
                <text:p>12.3906992238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13.0785406192">
                <text:p>13.0785406192</text:p>
              </table:table-cell>
              <table:table-cell office:value-type="float" office:value="0.687841364497">
                <text:p>0.687841364497</text:p>
              </table:table-cell>
              <table:table-cell office:value-type="float" office:value="12.3906992547">
                <text:p>12.3906992547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13.0785406502">
                <text:p>13.0785406502</text:p>
              </table:table-cell>
              <table:table-cell office:value-type="float" office:value="0.687841364771">
                <text:p>0.687841364771</text:p>
              </table:table-cell>
              <table:table-cell office:value-type="float" office:value="12.3906992854">
                <text:p>12.3906992854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13.0785406812">
                <text:p>13.0785406812</text:p>
              </table:table-cell>
              <table:table-cell office:value-type="float" office:value="0.687841365052">
                <text:p>0.687841365052</text:p>
              </table:table-cell>
              <table:table-cell office:value-type="float" office:value="12.3906993162">
                <text:p>12.3906993162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3.0785407122">
                <text:p>13.0785407122</text:p>
              </table:table-cell>
              <table:table-cell office:value-type="float" office:value="0.687841365344">
                <text:p>0.687841365344</text:p>
              </table:table-cell>
              <table:table-cell office:value-type="float" office:value="12.3906993468">
                <text:p>12.3906993468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13.0785407434">
                <text:p>13.0785407434</text:p>
              </table:table-cell>
              <table:table-cell office:value-type="float" office:value="0.6878413657">
                <text:p>0.6878413657</text:p>
              </table:table-cell>
              <table:table-cell office:value-type="float" office:value="12.3906993777">
                <text:p>12.3906993777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13.0785407748">
                <text:p>13.0785407748</text:p>
              </table:table-cell>
              <table:table-cell office:value-type="float" office:value="0.687841366017">
                <text:p>0.687841366017</text:p>
              </table:table-cell>
              <table:table-cell office:value-type="float" office:value="12.3906994088">
                <text:p>12.3906994088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13.078540805">
                <text:p>13.078540805</text:p>
              </table:table-cell>
              <table:table-cell office:value-type="float" office:value="0.687841366438">
                <text:p>0.687841366438</text:p>
              </table:table-cell>
              <table:table-cell office:value-type="float" office:value="12.3906994385">
                <text:p>12.3906994385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13.0785408363">
                <text:p>13.0785408363</text:p>
              </table:table-cell>
              <table:table-cell office:value-type="float" office:value="0.68784136692">
                <text:p>0.68784136692</text:p>
              </table:table-cell>
              <table:table-cell office:value-type="float" office:value="12.3906994694">
                <text:p>12.3906994694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3.0785408667">
                <text:p>13.0785408667</text:p>
              </table:table-cell>
              <table:table-cell office:value-type="float" office:value="0.687841367383">
                <text:p>0.687841367383</text:p>
              </table:table-cell>
              <table:table-cell office:value-type="float" office:value="12.3906994993">
                <text:p>12.3906994993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24.141927128">
                <text:p>24.141927128</text:p>
              </table:table-cell>
              <table:table-cell office:value-type="float" office:value="1.34334351383">
                <text:p>1.34334351383</text:p>
              </table:table-cell>
              <table:table-cell office:value-type="float" office:value="22.7985836141">
                <text:p>22.7985836141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24.1419272475">
                <text:p>24.1419272475</text:p>
              </table:table-cell>
              <table:table-cell office:value-type="float" office:value="1.34334350554">
                <text:p>1.34334350554</text:p>
              </table:table-cell>
              <table:table-cell office:value-type="float" office:value="22.7985837419">
                <text:p>22.7985837419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24.1419273625">
                <text:p>24.1419273625</text:p>
              </table:table-cell>
              <table:table-cell office:value-type="float" office:value="1.34334350035">
                <text:p>1.34334350035</text:p>
              </table:table-cell>
              <table:table-cell office:value-type="float" office:value="22.7985838621">
                <text:p>22.7985838621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24.1419274751">
                <text:p>24.1419274751</text:p>
              </table:table-cell>
              <table:table-cell office:value-type="float" office:value="1.34334349699">
                <text:p>1.34334349699</text:p>
              </table:table-cell>
              <table:table-cell office:value-type="float" office:value="22.7985839781">
                <text:p>22.798583978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4.1419275815">
                <text:p>24.1419275815</text:p>
              </table:table-cell>
              <table:table-cell office:value-type="float" office:value="1.34334349507">
                <text:p>1.34334349507</text:p>
              </table:table-cell>
              <table:table-cell office:value-type="float" office:value="22.7985840864">
                <text:p>22.7985840864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24.1419276875">
                <text:p>24.1419276875</text:p>
              </table:table-cell>
              <table:table-cell office:value-type="float" office:value="1.34334349326">
                <text:p>1.34334349326</text:p>
              </table:table-cell>
              <table:table-cell office:value-type="float" office:value="22.7985841942">
                <text:p>22.7985841942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24.1419277937">
                <text:p>24.1419277937</text:p>
              </table:table-cell>
              <table:table-cell office:value-type="float" office:value="1.34334349283">
                <text:p>1.34334349283</text:p>
              </table:table-cell>
              <table:table-cell office:value-type="float" office:value="22.7985843009">
                <text:p>22.7985843009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24.1419278998">
                <text:p>24.1419278998</text:p>
              </table:table-cell>
              <table:table-cell office:value-type="float" office:value="1.34334349209">
                <text:p>1.34334349209</text:p>
              </table:table-cell>
              <table:table-cell office:value-type="float" office:value="22.7985844077">
                <text:p>22.7985844077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24.1419280044">
                <text:p>24.1419280044</text:p>
              </table:table-cell>
              <table:table-cell office:value-type="float" office:value="1.34334349308">
                <text:p>1.34334349308</text:p>
              </table:table-cell>
              <table:table-cell office:value-type="float" office:value="22.7985845113">
                <text:p>22.7985845113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24.1419281046">
                <text:p>24.1419281046</text:p>
              </table:table-cell>
              <table:table-cell office:value-type="float" office:value="1.34334349373">
                <text:p>1.34334349373</text:p>
              </table:table-cell>
              <table:table-cell office:value-type="float" office:value="22.7985846109">
                <text:p>22.7985846109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24.1419282074">
                <text:p>24.1419282074</text:p>
              </table:table-cell>
              <table:table-cell office:value-type="float" office:value="1.34334349498">
                <text:p>1.34334349498</text:p>
              </table:table-cell>
              <table:table-cell office:value-type="float" office:value="22.7985847124">
                <text:p>22.7985847124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24.1419283076">
                <text:p>24.1419283076</text:p>
              </table:table-cell>
              <table:table-cell office:value-type="float" office:value="1.34334349642">
                <text:p>1.34334349642</text:p>
              </table:table-cell>
              <table:table-cell office:value-type="float" office:value="22.7985848112">
                <text:p>22.7985848112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24.1419284059">
                <text:p>24.1419284059</text:p>
              </table:table-cell>
              <table:table-cell office:value-type="float" office:value="1.34334349774">
                <text:p>1.34334349774</text:p>
              </table:table-cell>
              <table:table-cell office:value-type="float" office:value="22.7985849081">
                <text:p>22.7985849081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24.1419285066">
                <text:p>24.1419285066</text:p>
              </table:table-cell>
              <table:table-cell office:value-type="float" office:value="1.3433435">
                <text:p>1.3433435</text:p>
              </table:table-cell>
              <table:table-cell office:value-type="float" office:value="22.7985850066">
                <text:p>22.798585006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4.1419286054">
                <text:p>24.1419286054</text:p>
              </table:table-cell>
              <table:table-cell office:value-type="float" office:value="1.34334350217">
                <text:p>1.34334350217</text:p>
              </table:table-cell>
              <table:table-cell office:value-type="float" office:value="22.7985851033">
                <text:p>22.7985851033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24.1419287072">
                <text:p>24.1419287072</text:p>
              </table:table-cell>
              <table:table-cell office:value-type="float" office:value="1.34334350478">
                <text:p>1.34334350478</text:p>
              </table:table-cell>
              <table:table-cell office:value-type="float" office:value="22.7985852024">
                <text:p>22.7985852024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24.1419288055">
                <text:p>24.1419288055</text:p>
              </table:table-cell>
              <table:table-cell office:value-type="float" office:value="1.3433435072">
                <text:p>1.3433435072</text:p>
              </table:table-cell>
              <table:table-cell office:value-type="float" office:value="22.7985852983">
                <text:p>22.7985852983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24.1419289028">
                <text:p>24.1419289028</text:p>
              </table:table-cell>
              <table:table-cell office:value-type="float" office:value="1.34334351013">
                <text:p>1.34334351013</text:p>
              </table:table-cell>
              <table:table-cell office:value-type="float" office:value="22.7985853926">
                <text:p>22.7985853926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24.1419290017">
                <text:p>24.1419290017</text:p>
              </table:table-cell>
              <table:table-cell office:value-type="float" office:value="1.34334351312">
                <text:p>1.34334351312</text:p>
              </table:table-cell>
              <table:table-cell office:value-type="float" office:value="22.7985854886">
                <text:p>22.7985854886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24.1419291038">
                <text:p>24.1419291038</text:p>
              </table:table-cell>
              <table:table-cell office:value-type="float" office:value="1.34334351629">
                <text:p>1.34334351629</text:p>
              </table:table-cell>
              <table:table-cell office:value-type="float" office:value="22.7985855876">
                <text:p>22.7985855876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24.1419291993">
                <text:p>24.1419291993</text:p>
              </table:table-cell>
              <table:table-cell office:value-type="float" office:value="1.34334351959">
                <text:p>1.34334351959</text:p>
              </table:table-cell>
              <table:table-cell office:value-type="float" office:value="22.7985856797">
                <text:p>22.7985856797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24.1419292967">
                <text:p>24.1419292967</text:p>
              </table:table-cell>
              <table:table-cell office:value-type="float" office:value="1.34334352304">
                <text:p>1.34334352304</text:p>
              </table:table-cell>
              <table:table-cell office:value-type="float" office:value="22.7985857737">
                <text:p>22.7985857737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24.1419293968">
                <text:p>24.1419293968</text:p>
              </table:table-cell>
              <table:table-cell office:value-type="float" office:value="1.3433435266">
                <text:p>1.3433435266</text:p>
              </table:table-cell>
              <table:table-cell office:value-type="float" office:value="22.7985858702">
                <text:p>22.7985858702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24.141929494">
                <text:p>24.141929494</text:p>
              </table:table-cell>
              <table:table-cell office:value-type="float" office:value="1.34334353036">
                <text:p>1.34334353036</text:p>
              </table:table-cell>
              <table:table-cell office:value-type="float" office:value="22.7985859636">
                <text:p>22.798585963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3.2806522222">
                <text:p>13.2806522222</text:p>
              </table:table-cell>
              <table:table-cell office:value-type="float" office:value="0.788896331805">
                <text:p>0.788896331805</text:p>
              </table:table-cell>
              <table:table-cell office:value-type="float" office:value="12.4917558904">
                <text:p>12.4917558904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13.2806519485">
                <text:p>13.2806519485</text:p>
              </table:table-cell>
              <table:table-cell office:value-type="float" office:value="0.78889630478">
                <text:p>0.78889630478</text:p>
              </table:table-cell>
              <table:table-cell office:value-type="float" office:value="12.4917556437">
                <text:p>12.4917556437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13.280651947">
                <text:p>13.280651947</text:p>
              </table:table-cell>
              <table:table-cell office:value-type="float" office:value="0.788896293503">
                <text:p>0.788896293503</text:p>
              </table:table-cell>
              <table:table-cell office:value-type="float" office:value="12.4917556535">
                <text:p>12.4917556535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13.280651961">
                <text:p>13.280651961</text:p>
              </table:table-cell>
              <table:table-cell office:value-type="float" office:value="0.788896285568">
                <text:p>0.788896285568</text:p>
              </table:table-cell>
              <table:table-cell office:value-type="float" office:value="12.4917556754">
                <text:p>12.4917556754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13.2806519707">
                <text:p>13.2806519707</text:p>
              </table:table-cell>
              <table:table-cell office:value-type="float" office:value="0.788896279651">
                <text:p>0.788896279651</text:p>
              </table:table-cell>
              <table:table-cell office:value-type="float" office:value="12.4917556911">
                <text:p>12.4917556911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13.2806519845">
                <text:p>13.2806519845</text:p>
              </table:table-cell>
              <table:table-cell office:value-type="float" office:value="0.788896274794">
                <text:p>0.788896274794</text:p>
              </table:table-cell>
              <table:table-cell office:value-type="float" office:value="12.4917557097">
                <text:p>12.4917557097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13.2806520013">
                <text:p>13.2806520013</text:p>
              </table:table-cell>
              <table:table-cell office:value-type="float" office:value="0.788896270775">
                <text:p>0.788896270775</text:p>
              </table:table-cell>
              <table:table-cell office:value-type="float" office:value="12.4917557305">
                <text:p>12.4917557305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13.2806520214">
                <text:p>13.2806520214</text:p>
              </table:table-cell>
              <table:table-cell office:value-type="float" office:value="0.78889626719">
                <text:p>0.78889626719</text:p>
              </table:table-cell>
              <table:table-cell office:value-type="float" office:value="12.4917557542">
                <text:p>12.4917557542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13.2806520457">
                <text:p>13.2806520457</text:p>
              </table:table-cell>
              <table:table-cell office:value-type="float" office:value="0.78889626403">
                <text:p>0.78889626403</text:p>
              </table:table-cell>
              <table:table-cell office:value-type="float" office:value="12.4917557817">
                <text:p>12.4917557817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13.280652074">
                <text:p>13.280652074</text:p>
              </table:table-cell>
              <table:table-cell office:value-type="float" office:value="0.788896261129">
                <text:p>0.788896261129</text:p>
              </table:table-cell>
              <table:table-cell office:value-type="float" office:value="12.4917558129">
                <text:p>12.4917558129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3.2806521046">
                <text:p>13.2806521046</text:p>
              </table:table-cell>
              <table:table-cell office:value-type="float" office:value="0.788896258669">
                <text:p>0.788896258669</text:p>
              </table:table-cell>
              <table:table-cell office:value-type="float" office:value="12.4917558459">
                <text:p>12.4917558459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13.2806521401">
                <text:p>13.2806521401</text:p>
              </table:table-cell>
              <table:table-cell office:value-type="float" office:value="0.788896256511">
                <text:p>0.788896256511</text:p>
              </table:table-cell>
              <table:table-cell office:value-type="float" office:value="12.4917558836">
                <text:p>12.4917558836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13.2806521782">
                <text:p>13.2806521782</text:p>
              </table:table-cell>
              <table:table-cell office:value-type="float" office:value="0.78889625458">
                <text:p>0.78889625458</text:p>
              </table:table-cell>
              <table:table-cell office:value-type="float" office:value="12.4917559236">
                <text:p>12.4917559236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13.2806522139">
                <text:p>13.2806522139</text:p>
              </table:table-cell>
              <table:table-cell office:value-type="float" office:value="0.788896252379">
                <text:p>0.788896252379</text:p>
              </table:table-cell>
              <table:table-cell office:value-type="float" office:value="12.4917559616">
                <text:p>12.4917559616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13.2806522528">
                <text:p>13.2806522528</text:p>
              </table:table-cell>
              <table:table-cell office:value-type="float" office:value="0.7888962507">
                <text:p>0.7888962507</text:p>
              </table:table-cell>
              <table:table-cell office:value-type="float" office:value="12.4917560021">
                <text:p>12.4917560021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13.2806522943">
                <text:p>13.2806522943</text:p>
              </table:table-cell>
              <table:table-cell office:value-type="float" office:value="0.78889624905">
                <text:p>0.78889624905</text:p>
              </table:table-cell>
              <table:table-cell office:value-type="float" office:value="12.4917560453">
                <text:p>12.4917560453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13.2806523377">
                <text:p>13.2806523377</text:p>
              </table:table-cell>
              <table:table-cell office:value-type="float" office:value="0.788896247637">
                <text:p>0.788896247637</text:p>
              </table:table-cell>
              <table:table-cell office:value-type="float" office:value="12.4917560901">
                <text:p>12.4917560901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13.280652385">
                <text:p>13.280652385</text:p>
              </table:table-cell>
              <table:table-cell office:value-type="float" office:value="0.788896246652">
                <text:p>0.788896246652</text:p>
              </table:table-cell>
              <table:table-cell office:value-type="float" office:value="12.4917561383">
                <text:p>12.4917561383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13.2806524309">
                <text:p>13.2806524309</text:p>
              </table:table-cell>
              <table:table-cell office:value-type="float" office:value="0.788896245495">
                <text:p>0.788896245495</text:p>
              </table:table-cell>
              <table:table-cell office:value-type="float" office:value="12.4917561854">
                <text:p>12.4917561854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13.2806524781">
                <text:p>13.2806524781</text:p>
              </table:table-cell>
              <table:table-cell office:value-type="float" office:value="0.788896244534">
                <text:p>0.788896244534</text:p>
              </table:table-cell>
              <table:table-cell office:value-type="float" office:value="12.4917562336">
                <text:p>12.4917562336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3.2806525275">
                <text:p>13.2806525275</text:p>
              </table:table-cell>
              <table:table-cell office:value-type="float" office:value="0.78889624394">
                <text:p>0.78889624394</text:p>
              </table:table-cell>
              <table:table-cell office:value-type="float" office:value="12.4917562836">
                <text:p>12.4917562836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13.2806525755">
                <text:p>13.2806525755</text:p>
              </table:table-cell>
              <table:table-cell office:value-type="float" office:value="0.788896242665">
                <text:p>0.788896242665</text:p>
              </table:table-cell>
              <table:table-cell office:value-type="float" office:value="12.4917563328">
                <text:p>12.4917563328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13.2806526264">
                <text:p>13.2806526264</text:p>
              </table:table-cell>
              <table:table-cell office:value-type="float" office:value="0.788896242083">
                <text:p>0.788896242083</text:p>
              </table:table-cell>
              <table:table-cell office:value-type="float" office:value="12.4917563843">
                <text:p>12.4917563843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13.2806526762">
                <text:p>13.2806526762</text:p>
              </table:table-cell>
              <table:table-cell office:value-type="float" office:value="0.78889624151">
                <text:p>0.78889624151</text:p>
              </table:table-cell>
              <table:table-cell office:value-type="float" office:value="12.4917564347">
                <text:p>12.4917564347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13.2806527264">
                <text:p>13.2806527264</text:p>
              </table:table-cell>
              <table:table-cell office:value-type="float" office:value="0.788896240598">
                <text:p>0.788896240598</text:p>
              </table:table-cell>
              <table:table-cell office:value-type="float" office:value="12.4917564858">
                <text:p>12.4917564858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13.2806527786">
                <text:p>13.2806527786</text:p>
              </table:table-cell>
              <table:table-cell office:value-type="float" office:value="0.788896240027">
                <text:p>0.788896240027</text:p>
              </table:table-cell>
              <table:table-cell office:value-type="float" office:value="12.4917565386">
                <text:p>12.4917565386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25.9091652406">
                <text:p>25.9091652406</text:p>
              </table:table-cell>
              <table:table-cell office:value-type="float" office:value="2.22696122494">
                <text:p>2.22696122494</text:p>
              </table:table-cell>
              <table:table-cell office:value-type="float" office:value="23.6822040156">
                <text:p>23.6822040156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25.9091647218">
                <text:p>25.9091647218</text:p>
              </table:table-cell>
              <table:table-cell office:value-type="float" office:value="2.22696119779">
                <text:p>2.22696119779</text:p>
              </table:table-cell>
              <table:table-cell office:value-type="float" office:value="23.682203524">
                <text:p>23.682203524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25.9091643605">
                <text:p>25.9091643605</text:p>
              </table:table-cell>
              <table:table-cell office:value-type="float" office:value="2.22696117788">
                <text:p>2.22696117788</text:p>
              </table:table-cell>
              <table:table-cell office:value-type="float" office:value="23.6822031827">
                <text:p>23.6822031827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25.9091641073">
                <text:p>25.9091641073</text:p>
              </table:table-cell>
              <table:table-cell office:value-type="float" office:value="2.22696116183">
                <text:p>2.22696116183</text:p>
              </table:table-cell>
              <table:table-cell office:value-type="float" office:value="23.6822029455">
                <text:p>23.6822029455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25.9091639233">
                <text:p>25.9091639233</text:p>
              </table:table-cell>
              <table:table-cell office:value-type="float" office:value="2.2269611481">
                <text:p>2.2269611481</text:p>
              </table:table-cell>
              <table:table-cell office:value-type="float" office:value="23.6822027752">
                <text:p>23.6822027752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25.9091637842">
                <text:p>25.9091637842</text:p>
              </table:table-cell>
              <table:table-cell office:value-type="float" office:value="2.22696113575">
                <text:p>2.22696113575</text:p>
              </table:table-cell>
              <table:table-cell office:value-type="float" office:value="23.6822026484">
                <text:p>23.6822026484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25.9091636888">
                <text:p>25.9091636888</text:p>
              </table:table-cell>
              <table:table-cell office:value-type="float" office:value="2.22696112453">
                <text:p>2.22696112453</text:p>
              </table:table-cell>
              <table:table-cell office:value-type="float" office:value="23.6822025642">
                <text:p>23.6822025642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25.909163617">
                <text:p>25.909163617</text:p>
              </table:table-cell>
              <table:table-cell office:value-type="float" office:value="2.22696111394">
                <text:p>2.22696111394</text:p>
              </table:table-cell>
              <table:table-cell office:value-type="float" office:value="23.6822025031">
                <text:p>23.6822025031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25.9091635642">
                <text:p>25.9091635642</text:p>
              </table:table-cell>
              <table:table-cell office:value-type="float" office:value="2.22696110474">
                <text:p>2.22696110474</text:p>
              </table:table-cell>
              <table:table-cell office:value-type="float" office:value="23.6822024594">
                <text:p>23.6822024594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25.9091635258">
                <text:p>25.9091635258</text:p>
              </table:table-cell>
              <table:table-cell office:value-type="float" office:value="2.22696109581">
                <text:p>2.22696109581</text:p>
              </table:table-cell>
              <table:table-cell office:value-type="float" office:value="23.68220243">
                <text:p>23.68220243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25.9091635082">
                <text:p>25.9091635082</text:p>
              </table:table-cell>
              <table:table-cell office:value-type="float" office:value="2.22696108756">
                <text:p>2.22696108756</text:p>
              </table:table-cell>
              <table:table-cell office:value-type="float" office:value="23.6822024207">
                <text:p>23.6822024207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25.9091635018">
                <text:p>25.9091635018</text:p>
              </table:table-cell>
              <table:table-cell office:value-type="float" office:value="2.22696108006">
                <text:p>2.22696108006</text:p>
              </table:table-cell>
              <table:table-cell office:value-type="float" office:value="23.6822024218">
                <text:p>23.6822024218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25.9091635021">
                <text:p>25.9091635021</text:p>
              </table:table-cell>
              <table:table-cell office:value-type="float" office:value="2.2269610723">
                <text:p>2.2269610723</text:p>
              </table:table-cell>
              <table:table-cell office:value-type="float" office:value="23.6822024298">
                <text:p>23.6822024298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25.9091635161">
                <text:p>25.9091635161</text:p>
              </table:table-cell>
              <table:table-cell office:value-type="float" office:value="2.22696106552">
                <text:p>2.22696106552</text:p>
              </table:table-cell>
              <table:table-cell office:value-type="float" office:value="23.6822024506">
                <text:p>23.6822024506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25.9091635317">
                <text:p>25.9091635317</text:p>
              </table:table-cell>
              <table:table-cell office:value-type="float" office:value="2.22696105817">
                <text:p>2.22696105817</text:p>
              </table:table-cell>
              <table:table-cell office:value-type="float" office:value="23.6822024735">
                <text:p>23.6822024735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25.9091635616">
                <text:p>25.9091635616</text:p>
              </table:table-cell>
              <table:table-cell office:value-type="float" office:value="2.22696105206">
                <text:p>2.22696105206</text:p>
              </table:table-cell>
              <table:table-cell office:value-type="float" office:value="23.6822025096">
                <text:p>23.6822025096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25.9091635893">
                <text:p>25.9091635893</text:p>
              </table:table-cell>
              <table:table-cell office:value-type="float" office:value="2.22696104561">
                <text:p>2.22696104561</text:p>
              </table:table-cell>
              <table:table-cell office:value-type="float" office:value="23.6822025437">
                <text:p>23.6822025437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25.9091636249">
                <text:p>25.9091636249</text:p>
              </table:table-cell>
              <table:table-cell office:value-type="float" office:value="2.2269610399">
                <text:p>2.2269610399</text:p>
              </table:table-cell>
              <table:table-cell office:value-type="float" office:value="23.682202585">
                <text:p>23.682202585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25.9091636612">
                <text:p>25.9091636612</text:p>
              </table:table-cell>
              <table:table-cell office:value-type="float" office:value="2.22696103396">
                <text:p>2.22696103396</text:p>
              </table:table-cell>
              <table:table-cell office:value-type="float" office:value="23.6822026272">
                <text:p>23.6822026272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25.9091637026">
                <text:p>25.9091637026</text:p>
              </table:table-cell>
              <table:table-cell office:value-type="float" office:value="2.22696102827">
                <text:p>2.22696102827</text:p>
              </table:table-cell>
              <table:table-cell office:value-type="float" office:value="23.6822026744">
                <text:p>23.6822026744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25.90916375">
                <text:p>25.90916375</text:p>
              </table:table-cell>
              <table:table-cell office:value-type="float" office:value="2.2269610232">
                <text:p>2.2269610232</text:p>
              </table:table-cell>
              <table:table-cell office:value-type="float" office:value="23.6822027268">
                <text:p>23.6822027268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25.9091638002">
                <text:p>25.9091638002</text:p>
              </table:table-cell>
              <table:table-cell office:value-type="float" office:value="2.22696101782">
                <text:p>2.22696101782</text:p>
              </table:table-cell>
              <table:table-cell office:value-type="float" office:value="23.6822027823">
                <text:p>23.6822027823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25.9091638528">
                <text:p>25.9091638528</text:p>
              </table:table-cell>
              <table:table-cell office:value-type="float" office:value="2.22696101282">
                <text:p>2.22696101282</text:p>
              </table:table-cell>
              <table:table-cell office:value-type="float" office:value="23.68220284">
                <text:p>23.68220284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25.9091639099">
                <text:p>25.9091639099</text:p>
              </table:table-cell>
              <table:table-cell office:value-type="float" office:value="2.22696100802">
                <text:p>2.22696100802</text:p>
              </table:table-cell>
              <table:table-cell office:value-type="float" office:value="23.6822029019">
                <text:p>23.682202901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4.4280899699">
                <text:p>14.4280899699</text:p>
              </table:table-cell>
              <table:table-cell office:value-type="float" office:value="1.36261535957">
                <text:p>1.36261535957</text:p>
              </table:table-cell>
              <table:table-cell office:value-type="float" office:value="13.0654746104">
                <text:p>13.0654746104</text:p>
              </table:table-cell>
            </table:table-row>
            <table:table-row>
              <table:table-cell office:value-type="float" office:value="1.51">
                <text:p>1.51</text:p>
              </table:table-cell>
              <table:table-cell office:value-type="float" office:value="14.42808969">
                <text:p>14.42808969</text:p>
              </table:table-cell>
              <table:table-cell office:value-type="float" office:value="1.36261533164">
                <text:p>1.36261533164</text:p>
              </table:table-cell>
              <table:table-cell office:value-type="float" office:value="13.0654743584">
                <text:p>13.0654743584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14.4280895742">
                <text:p>14.4280895742</text:p>
              </table:table-cell>
              <table:table-cell office:value-type="float" office:value="1.36261531977">
                <text:p>1.36261531977</text:p>
              </table:table-cell>
              <table:table-cell office:value-type="float" office:value="13.0654742544">
                <text:p>13.0654742544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14.4280894767">
                <text:p>14.4280894767</text:p>
              </table:table-cell>
              <table:table-cell office:value-type="float" office:value="1.36261531212">
                <text:p>1.36261531212</text:p>
              </table:table-cell>
              <table:table-cell office:value-type="float" office:value="13.0654741646">
                <text:p>13.0654741646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14.4280893884">
                <text:p>14.4280893884</text:p>
              </table:table-cell>
              <table:table-cell office:value-type="float" office:value="1.36261530552">
                <text:p>1.36261530552</text:p>
              </table:table-cell>
              <table:table-cell office:value-type="float" office:value="13.0654740829">
                <text:p>13.0654740829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14.428089309">
                <text:p>14.428089309</text:p>
              </table:table-cell>
              <table:table-cell office:value-type="float" office:value="1.36261529982">
                <text:p>1.36261529982</text:p>
              </table:table-cell>
              <table:table-cell office:value-type="float" office:value="13.0654740092">
                <text:p>13.0654740092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14.4280892367">
                <text:p>14.4280892367</text:p>
              </table:table-cell>
              <table:table-cell office:value-type="float" office:value="1.3626152949">
                <text:p>1.3626152949</text:p>
              </table:table-cell>
              <table:table-cell office:value-type="float" office:value="13.0654739418">
                <text:p>13.0654739418</text:p>
              </table:table-cell>
            </table:table-row>
            <table:table-row>
              <table:table-cell office:value-type="float" office:value="1.57">
                <text:p>1.57</text:p>
              </table:table-cell>
              <table:table-cell office:value-type="float" office:value="14.4280891766">
                <text:p>14.4280891766</text:p>
              </table:table-cell>
              <table:table-cell office:value-type="float" office:value="1.36261529018">
                <text:p>1.36261529018</text:p>
              </table:table-cell>
              <table:table-cell office:value-type="float" office:value="13.0654738864">
                <text:p>13.0654738864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14.4280891266">
                <text:p>14.4280891266</text:p>
              </table:table-cell>
              <table:table-cell office:value-type="float" office:value="1.36261528595">
                <text:p>1.36261528595</text:p>
              </table:table-cell>
              <table:table-cell office:value-type="float" office:value="13.0654738406">
                <text:p>13.0654738406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14.4280890828">
                <text:p>14.4280890828</text:p>
              </table:table-cell>
              <table:table-cell office:value-type="float" office:value="1.36261528203">
                <text:p>1.36261528203</text:p>
              </table:table-cell>
              <table:table-cell office:value-type="float" office:value="13.0654738008">
                <text:p>13.0654738008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4.4280890448">
                <text:p>14.4280890448</text:p>
              </table:table-cell>
              <table:table-cell office:value-type="float" office:value="1.3626152782">
                <text:p>1.3626152782</text:p>
              </table:table-cell>
              <table:table-cell office:value-type="float" office:value="13.0654737666">
                <text:p>13.0654737666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14.428089013">
                <text:p>14.428089013</text:p>
              </table:table-cell>
              <table:table-cell office:value-type="float" office:value="1.36261527484">
                <text:p>1.36261527484</text:p>
              </table:table-cell>
              <table:table-cell office:value-type="float" office:value="13.0654737382">
                <text:p>13.0654737382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14.4280889872">
                <text:p>14.4280889872</text:p>
              </table:table-cell>
              <table:table-cell office:value-type="float" office:value="1.36261527141">
                <text:p>1.36261527141</text:p>
              </table:table-cell>
              <table:table-cell office:value-type="float" office:value="13.0654737157">
                <text:p>13.0654737157</text:p>
              </table:table-cell>
            </table:table-row>
            <table:table-row>
              <table:table-cell office:value-type="float" office:value="1.63">
                <text:p>1.63</text:p>
              </table:table-cell>
              <table:table-cell office:value-type="float" office:value="14.4280889661">
                <text:p>14.4280889661</text:p>
              </table:table-cell>
              <table:table-cell office:value-type="float" office:value="1.36261526851">
                <text:p>1.36261526851</text:p>
              </table:table-cell>
              <table:table-cell office:value-type="float" office:value="13.0654736976">
                <text:p>13.0654736976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14.4280889496">
                <text:p>14.4280889496</text:p>
              </table:table-cell>
              <table:table-cell office:value-type="float" office:value="1.36261526545">
                <text:p>1.36261526545</text:p>
              </table:table-cell>
              <table:table-cell office:value-type="float" office:value="13.0654736842">
                <text:p>13.0654736842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14.428088936">
                <text:p>14.428088936</text:p>
              </table:table-cell>
              <table:table-cell office:value-type="float" office:value="1.36261526262">
                <text:p>1.36261526262</text:p>
              </table:table-cell>
              <table:table-cell office:value-type="float" office:value="13.0654736734">
                <text:p>13.0654736734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14.4280889261">
                <text:p>14.4280889261</text:p>
              </table:table-cell>
              <table:table-cell office:value-type="float" office:value="1.36261525978">
                <text:p>1.36261525978</text:p>
              </table:table-cell>
              <table:table-cell office:value-type="float" office:value="13.0654736663">
                <text:p>13.0654736663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14.4280889189">
                <text:p>14.4280889189</text:p>
              </table:table-cell>
              <table:table-cell office:value-type="float" office:value="1.36261525728">
                <text:p>1.36261525728</text:p>
              </table:table-cell>
              <table:table-cell office:value-type="float" office:value="13.0654736617">
                <text:p>13.0654736617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14.4280889141">
                <text:p>14.4280889141</text:p>
              </table:table-cell>
              <table:table-cell office:value-type="float" office:value="1.3626152546">
                <text:p>1.3626152546</text:p>
              </table:table-cell>
              <table:table-cell office:value-type="float" office:value="13.0654736595">
                <text:p>13.0654736595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14.4280889124">
                <text:p>14.4280889124</text:p>
              </table:table-cell>
              <table:table-cell office:value-type="float" office:value="1.36261525227">
                <text:p>1.36261525227</text:p>
              </table:table-cell>
              <table:table-cell office:value-type="float" office:value="13.0654736601">
                <text:p>13.0654736601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4.4280889139">
                <text:p>14.4280889139</text:p>
              </table:table-cell>
              <table:table-cell office:value-type="float" office:value="1.36261524997">
                <text:p>1.36261524997</text:p>
              </table:table-cell>
              <table:table-cell office:value-type="float" office:value="13.0654736639">
                <text:p>13.0654736639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14.4280889144">
                <text:p>14.4280889144</text:p>
              </table:table-cell>
              <table:table-cell office:value-type="float" office:value="1.36261524748">
                <text:p>1.36261524748</text:p>
              </table:table-cell>
              <table:table-cell office:value-type="float" office:value="13.0654736669">
                <text:p>13.0654736669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14.4280889216">
                <text:p>14.4280889216</text:p>
              </table:table-cell>
              <table:table-cell office:value-type="float" office:value="1.36261524523">
                <text:p>1.36261524523</text:p>
              </table:table-cell>
              <table:table-cell office:value-type="float" office:value="13.0654736764">
                <text:p>13.0654736764</text:p>
              </table:table-cell>
            </table:table-row>
            <table:table-row>
              <table:table-cell office:value-type="float" office:value="1.73">
                <text:p>1.73</text:p>
              </table:table-cell>
              <table:table-cell office:value-type="float" office:value="14.4280889296">
                <text:p>14.4280889296</text:p>
              </table:table-cell>
              <table:table-cell office:value-type="float" office:value="1.36261524293">
                <text:p>1.36261524293</text:p>
              </table:table-cell>
              <table:table-cell office:value-type="float" office:value="13.0654736866">
                <text:p>13.0654736866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14.4280889414">
                <text:p>14.4280889414</text:p>
              </table:table-cell>
              <table:table-cell office:value-type="float" office:value="1.36261524064">
                <text:p>1.36261524064</text:p>
              </table:table-cell>
              <table:table-cell office:value-type="float" office:value="13.0654737007">
                <text:p>13.0654737007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14.4280889535">
                <text:p>14.4280889535</text:p>
              </table:table-cell>
              <table:table-cell office:value-type="float" office:value="1.36261523895">
                <text:p>1.36261523895</text:p>
              </table:table-cell>
              <table:table-cell office:value-type="float" office:value="13.0654737145">
                <text:p>13.0654737145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25.3391207407">
                <text:p>25.3391207407</text:p>
              </table:table-cell>
              <table:table-cell office:value-type="float" office:value="1.94194014294">
                <text:p>1.94194014294</text:p>
              </table:table-cell>
              <table:table-cell office:value-type="float" office:value="23.3971805978">
                <text:p>23.3971805978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25.3391206927">
                <text:p>25.3391206927</text:p>
              </table:table-cell>
              <table:table-cell office:value-type="float" office:value="1.94194012437">
                <text:p>1.94194012437</text:p>
              </table:table-cell>
              <table:table-cell office:value-type="float" office:value="23.3971805683">
                <text:p>23.3971805683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25.3391206325">
                <text:p>25.3391206325</text:p>
              </table:table-cell>
              <table:table-cell office:value-type="float" office:value="1.94194011316">
                <text:p>1.94194011316</text:p>
              </table:table-cell>
              <table:table-cell office:value-type="float" office:value="23.3971805193">
                <text:p>23.3971805193</text:p>
              </table:table-cell>
            </table:table-row>
            <table:table-row>
              <table:table-cell office:value-type="float" office:value="1.79">
                <text:p>1.79</text:p>
              </table:table-cell>
              <table:table-cell office:value-type="float" office:value="25.3391205641">
                <text:p>25.3391205641</text:p>
              </table:table-cell>
              <table:table-cell office:value-type="float" office:value="1.94194010371">
                <text:p>1.94194010371</text:p>
              </table:table-cell>
              <table:table-cell office:value-type="float" office:value="23.3971804603">
                <text:p>23.3971804603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25.3391205058">
                <text:p>25.3391205058</text:p>
              </table:table-cell>
              <table:table-cell office:value-type="float" office:value="1.94194009548">
                <text:p>1.94194009548</text:p>
              </table:table-cell>
              <table:table-cell office:value-type="float" office:value="23.3971804103">
                <text:p>23.3971804103</text:p>
              </table:table-cell>
            </table:table-row>
            <table:table-row>
              <table:table-cell office:value-type="float" office:value="1.81">
                <text:p>1.81</text:p>
              </table:table-cell>
              <table:table-cell office:value-type="float" office:value="25.3391204532">
                <text:p>25.3391204532</text:p>
              </table:table-cell>
              <table:table-cell office:value-type="float" office:value="1.94194008895">
                <text:p>1.94194008895</text:p>
              </table:table-cell>
              <table:table-cell office:value-type="float" office:value="23.3971803642">
                <text:p>23.3971803642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25.3391204123">
                <text:p>25.3391204123</text:p>
              </table:table-cell>
              <table:table-cell office:value-type="float" office:value="1.94194008151">
                <text:p>1.94194008151</text:p>
              </table:table-cell>
              <table:table-cell office:value-type="float" office:value="23.3971803308">
                <text:p>23.3971803308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25.3391203789">
                <text:p>25.3391203789</text:p>
              </table:table-cell>
              <table:table-cell office:value-type="float" office:value="1.94194007556">
                <text:p>1.94194007556</text:p>
              </table:table-cell>
              <table:table-cell office:value-type="float" office:value="23.3971803033">
                <text:p>23.3971803033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25.3391203531">
                <text:p>25.3391203531</text:p>
              </table:table-cell>
              <table:table-cell office:value-type="float" office:value="1.94194006955">
                <text:p>1.94194006955</text:p>
              </table:table-cell>
              <table:table-cell office:value-type="float" office:value="23.3971802835">
                <text:p>23.3971802835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25.3391203319">
                <text:p>25.3391203319</text:p>
              </table:table-cell>
              <table:table-cell office:value-type="float" office:value="1.94194006406">
                <text:p>1.94194006406</text:p>
              </table:table-cell>
              <table:table-cell office:value-type="float" office:value="23.3971802678">
                <text:p>23.3971802678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25.3391203179">
                <text:p>25.3391203179</text:p>
              </table:table-cell>
              <table:table-cell office:value-type="float" office:value="1.94194005875">
                <text:p>1.94194005875</text:p>
              </table:table-cell>
              <table:table-cell office:value-type="float" office:value="23.3971802591">
                <text:p>23.3971802591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25.339120309">
                <text:p>25.339120309</text:p>
              </table:table-cell>
              <table:table-cell office:value-type="float" office:value="1.94194005375">
                <text:p>1.94194005375</text:p>
              </table:table-cell>
              <table:table-cell office:value-type="float" office:value="23.3971802553">
                <text:p>23.3971802553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25.339120307">
                <text:p>25.339120307</text:p>
              </table:table-cell>
              <table:table-cell office:value-type="float" office:value="1.94194004967">
                <text:p>1.94194004967</text:p>
              </table:table-cell>
              <table:table-cell office:value-type="float" office:value="23.3971802573">
                <text:p>23.3971802573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25.3391203061">
                <text:p>25.3391203061</text:p>
              </table:table-cell>
              <table:table-cell office:value-type="float" office:value="1.94194004427">
                <text:p>1.94194004427</text:p>
              </table:table-cell>
              <table:table-cell office:value-type="float" office:value="23.3971802619">
                <text:p>23.3971802619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25.3391203085">
                <text:p>25.3391203085</text:p>
              </table:table-cell>
              <table:table-cell office:value-type="float" office:value="1.94194004073">
                <text:p>1.94194004073</text:p>
              </table:table-cell>
              <table:table-cell office:value-type="float" office:value="23.3971802677">
                <text:p>23.3971802677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25.3391203146">
                <text:p>25.3391203146</text:p>
              </table:table-cell>
              <table:table-cell office:value-type="float" office:value="1.94194003685">
                <text:p>1.94194003685</text:p>
              </table:table-cell>
              <table:table-cell office:value-type="float" office:value="23.3971802777">
                <text:p>23.3971802777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25.3391203227">
                <text:p>25.3391203227</text:p>
              </table:table-cell>
              <table:table-cell office:value-type="float" office:value="1.94194003328">
                <text:p>1.94194003328</text:p>
              </table:table-cell>
              <table:table-cell office:value-type="float" office:value="23.3971802894">
                <text:p>23.3971802894</text:p>
              </table:table-cell>
            </table:table-row>
            <table:table-row>
              <table:table-cell office:value-type="float" office:value="1.93">
                <text:p>1.93</text:p>
              </table:table-cell>
              <table:table-cell office:value-type="float" office:value="25.3391203356">
                <text:p>25.3391203356</text:p>
              </table:table-cell>
              <table:table-cell office:value-type="float" office:value="1.94194002969">
                <text:p>1.94194002969</text:p>
              </table:table-cell>
              <table:table-cell office:value-type="float" office:value="23.3971803059">
                <text:p>23.3971803059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25.339120348">
                <text:p>25.339120348</text:p>
              </table:table-cell>
              <table:table-cell office:value-type="float" office:value="1.94194002662">
                <text:p>1.94194002662</text:p>
              </table:table-cell>
              <table:table-cell office:value-type="float" office:value="23.3971803214">
                <text:p>23.3971803214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25.3391203655">
                <text:p>25.3391203655</text:p>
              </table:table-cell>
              <table:table-cell office:value-type="float" office:value="1.94194002381">
                <text:p>1.94194002381</text:p>
              </table:table-cell>
              <table:table-cell office:value-type="float" office:value="23.3971803417">
                <text:p>23.3971803417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25.3391203882">
                <text:p>25.3391203882</text:p>
              </table:table-cell>
              <table:table-cell office:value-type="float" office:value="1.94194002129">
                <text:p>1.94194002129</text:p>
              </table:table-cell>
              <table:table-cell office:value-type="float" office:value="23.3971803669">
                <text:p>23.3971803669</text:p>
              </table:table-cell>
            </table:table-row>
            <table:table-row>
              <table:table-cell office:value-type="float" office:value="1.97">
                <text:p>1.97</text:p>
              </table:table-cell>
              <table:table-cell office:value-type="float" office:value="25.3391204074">
                <text:p>25.3391204074</text:p>
              </table:table-cell>
              <table:table-cell office:value-type="float" office:value="1.9419400188">
                <text:p>1.9419400188</text:p>
              </table:table-cell>
              <table:table-cell office:value-type="float" office:value="23.3971803886">
                <text:p>23.3971803886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25.339120431">
                <text:p>25.339120431</text:p>
              </table:table-cell>
              <table:table-cell office:value-type="float" office:value="1.94194001619">
                <text:p>1.94194001619</text:p>
              </table:table-cell>
              <table:table-cell office:value-type="float" office:value="23.3971804148">
                <text:p>23.3971804148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25.3391204575">
                <text:p>25.3391204575</text:p>
              </table:table-cell>
              <table:table-cell office:value-type="float" office:value="1.9419400141">
                <text:p>1.9419400141</text:p>
              </table:table-cell>
              <table:table-cell office:value-type="float" office:value="23.3971804434">
                <text:p>23.397180443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.589637101">
                <text:p>14.589637101</text:p>
              </table:table-cell>
              <table:table-cell office:value-type="float" office:value="1.44338933287">
                <text:p>1.44338933287</text:p>
              </table:table-cell>
              <table:table-cell office:value-type="float" office:value="13.1462477681">
                <text:p>13.1462477681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14.5896366978">
                <text:p>14.5896366978</text:p>
              </table:table-cell>
              <table:table-cell office:value-type="float" office:value="1.44338929699">
                <text:p>1.44338929699</text:p>
              </table:table-cell>
              <table:table-cell office:value-type="float" office:value="13.1462474008">
                <text:p>13.1462474008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14.589636547">
                <text:p>14.589636547</text:p>
              </table:table-cell>
              <table:table-cell office:value-type="float" office:value="1.44338928512">
                <text:p>1.44338928512</text:p>
              </table:table-cell>
              <table:table-cell office:value-type="float" office:value="13.1462472619">
                <text:p>13.1462472619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14.5896364396">
                <text:p>14.5896364396</text:p>
              </table:table-cell>
              <table:table-cell office:value-type="float" office:value="1.44338927622">
                <text:p>1.44338927622</text:p>
              </table:table-cell>
              <table:table-cell office:value-type="float" office:value="13.1462471634">
                <text:p>13.1462471634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14.5896363484">
                <text:p>14.5896363484</text:p>
              </table:table-cell>
              <table:table-cell office:value-type="float" office:value="1.44338926928">
                <text:p>1.44338926928</text:p>
              </table:table-cell>
              <table:table-cell office:value-type="float" office:value="13.1462470791">
                <text:p>13.1462470791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14.589636268">
                <text:p>14.589636268</text:p>
              </table:table-cell>
              <table:table-cell office:value-type="float" office:value="1.44338926433">
                <text:p>1.44338926433</text:p>
              </table:table-cell>
              <table:table-cell office:value-type="float" office:value="13.1462470037">
                <text:p>13.1462470037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14.5896361947">
                <text:p>14.5896361947</text:p>
              </table:table-cell>
              <table:table-cell office:value-type="float" office:value="1.4433892598">
                <text:p>1.4433892598</text:p>
              </table:table-cell>
              <table:table-cell office:value-type="float" office:value="13.1462469349">
                <text:p>13.1462469349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14.5896361259">
                <text:p>14.5896361259</text:p>
              </table:table-cell>
              <table:table-cell office:value-type="float" office:value="1.44338925649">
                <text:p>1.44338925649</text:p>
              </table:table-cell>
              <table:table-cell office:value-type="float" office:value="13.1462468694">
                <text:p>13.1462468694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14.5896360656">
                <text:p>14.5896360656</text:p>
              </table:table-cell>
              <table:table-cell office:value-type="float" office:value="1.44338925356">
                <text:p>1.44338925356</text:p>
              </table:table-cell>
              <table:table-cell office:value-type="float" office:value="13.1462468121">
                <text:p>13.1462468121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14.5896360112">
                <text:p>14.5896360112</text:p>
              </table:table-cell>
              <table:table-cell office:value-type="float" office:value="1.44338925132">
                <text:p>1.44338925132</text:p>
              </table:table-cell>
              <table:table-cell office:value-type="float" office:value="13.1462467598">
                <text:p>13.1462467598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4.5896359633">
                <text:p>14.5896359633</text:p>
              </table:table-cell>
              <table:table-cell office:value-type="float" office:value="1.44338924902">
                <text:p>1.44338924902</text:p>
              </table:table-cell>
              <table:table-cell office:value-type="float" office:value="13.1462467143">
                <text:p>13.1462467143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14.5896359223">
                <text:p>14.5896359223</text:p>
              </table:table-cell>
              <table:table-cell office:value-type="float" office:value="1.44338924809">
                <text:p>1.44338924809</text:p>
              </table:table-cell>
              <table:table-cell office:value-type="float" office:value="13.1462466742">
                <text:p>13.1462466742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14.5896358805">
                <text:p>14.5896358805</text:p>
              </table:table-cell>
              <table:table-cell office:value-type="float" office:value="1.44338924609">
                <text:p>1.44338924609</text:p>
              </table:table-cell>
              <table:table-cell office:value-type="float" office:value="13.1462466344">
                <text:p>13.1462466344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14.5896358462">
                <text:p>14.5896358462</text:p>
              </table:table-cell>
              <table:table-cell office:value-type="float" office:value="1.44338924542">
                <text:p>1.44338924542</text:p>
              </table:table-cell>
              <table:table-cell office:value-type="float" office:value="13.1462466008">
                <text:p>13.1462466008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14.5896358178">
                <text:p>14.5896358178</text:p>
              </table:table-cell>
              <table:table-cell office:value-type="float" office:value="1.44338924492">
                <text:p>1.44338924492</text:p>
              </table:table-cell>
              <table:table-cell office:value-type="float" office:value="13.1462465728">
                <text:p>13.1462465728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14.5896357913">
                <text:p>14.5896357913</text:p>
              </table:table-cell>
              <table:table-cell office:value-type="float" office:value="1.44338924482">
                <text:p>1.44338924482</text:p>
              </table:table-cell>
              <table:table-cell office:value-type="float" office:value="13.1462465465">
                <text:p>13.1462465465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14.5896357659">
                <text:p>14.5896357659</text:p>
              </table:table-cell>
              <table:table-cell office:value-type="float" office:value="1.44338924428">
                <text:p>1.44338924428</text:p>
              </table:table-cell>
              <table:table-cell office:value-type="float" office:value="13.1462465216">
                <text:p>13.1462465216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14.5896357466">
                <text:p>14.5896357466</text:p>
              </table:table-cell>
              <table:table-cell office:value-type="float" office:value="1.44338924403">
                <text:p>1.44338924403</text:p>
              </table:table-cell>
              <table:table-cell office:value-type="float" office:value="13.1462465026">
                <text:p>13.1462465026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14.5896357291">
                <text:p>14.5896357291</text:p>
              </table:table-cell>
              <table:table-cell office:value-type="float" office:value="1.44338924405">
                <text:p>1.44338924405</text:p>
              </table:table-cell>
              <table:table-cell office:value-type="float" office:value="13.1462464851">
                <text:p>13.1462464851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14.5896357118">
                <text:p>14.5896357118</text:p>
              </table:table-cell>
              <table:table-cell office:value-type="float" office:value="1.44338924416">
                <text:p>1.44338924416</text:p>
              </table:table-cell>
              <table:table-cell office:value-type="float" office:value="13.1462464676">
                <text:p>13.1462464676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4.5896356981">
                <text:p>14.5896356981</text:p>
              </table:table-cell>
              <table:table-cell office:value-type="float" office:value="1.44338924428">
                <text:p>1.44338924428</text:p>
              </table:table-cell>
              <table:table-cell office:value-type="float" office:value="13.1462464538">
                <text:p>13.1462464538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14.5896356871">
                <text:p>14.5896356871</text:p>
              </table:table-cell>
              <table:table-cell office:value-type="float" office:value="1.44338924465">
                <text:p>1.44338924465</text:p>
              </table:table-cell>
              <table:table-cell office:value-type="float" office:value="13.1462464424">
                <text:p>13.1462464424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14.5896356769">
                <text:p>14.5896356769</text:p>
              </table:table-cell>
              <table:table-cell office:value-type="float" office:value="1.44338924477">
                <text:p>1.44338924477</text:p>
              </table:table-cell>
              <table:table-cell office:value-type="float" office:value="13.1462464322">
                <text:p>13.1462464322</text:p>
              </table:table-cell>
            </table:table-row>
            <table:table-row>
              <table:table-cell office:value-type="float" office:value="2.23">
                <text:p>2.23</text:p>
              </table:table-cell>
              <table:table-cell office:value-type="float" office:value="14.5896356692">
                <text:p>14.5896356692</text:p>
              </table:table-cell>
              <table:table-cell office:value-type="float" office:value="1.44338924512">
                <text:p>1.44338924512</text:p>
              </table:table-cell>
              <table:table-cell office:value-type="float" office:value="13.1462464241">
                <text:p>13.1462464241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14.5896356628">
                <text:p>14.5896356628</text:p>
              </table:table-cell>
              <table:table-cell office:value-type="float" office:value="1.44338924529">
                <text:p>1.44338924529</text:p>
              </table:table-cell>
              <table:table-cell office:value-type="float" office:value="13.1462464175">
                <text:p>13.1462464175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14.5896356562">
                <text:p>14.5896356562</text:p>
              </table:table-cell>
              <table:table-cell office:value-type="float" office:value="1.44338924567">
                <text:p>1.44338924567</text:p>
              </table:table-cell>
              <table:table-cell office:value-type="float" office:value="13.1462464105">
                <text:p>13.1462464105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26.6754283712">
                <text:p>26.6754283712</text:p>
              </table:table-cell>
              <table:table-cell office:value-type="float" office:value="2.61009524931">
                <text:p>2.61009524931</text:p>
              </table:table-cell>
              <table:table-cell office:value-type="float" office:value="24.0653331219">
                <text:p>24.0653331219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26.675428276">
                <text:p>26.675428276</text:p>
              </table:table-cell>
              <table:table-cell office:value-type="float" office:value="2.61009522143">
                <text:p>2.61009522143</text:p>
              </table:table-cell>
              <table:table-cell office:value-type="float" office:value="24.0653330545">
                <text:p>24.0653330545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26.6754282538">
                <text:p>26.6754282538</text:p>
              </table:table-cell>
              <table:table-cell office:value-type="float" office:value="2.61009520498">
                <text:p>2.61009520498</text:p>
              </table:table-cell>
              <table:table-cell office:value-type="float" office:value="24.0653330489">
                <text:p>24.0653330489</text:p>
              </table:table-cell>
            </table:table-row>
            <table:table-row>
              <table:table-cell office:value-type="float" office:value="2.29">
                <text:p>2.29</text:p>
              </table:table-cell>
              <table:table-cell office:value-type="float" office:value="26.6754282432">
                <text:p>26.6754282432</text:p>
              </table:table-cell>
              <table:table-cell office:value-type="float" office:value="2.61009519398">
                <text:p>2.61009519398</text:p>
              </table:table-cell>
              <table:table-cell office:value-type="float" office:value="24.0653330493">
                <text:p>24.0653330493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6.6754282413">
                <text:p>26.6754282413</text:p>
              </table:table-cell>
              <table:table-cell office:value-type="float" office:value="2.61009518736">
                <text:p>2.61009518736</text:p>
              </table:table-cell>
              <table:table-cell office:value-type="float" office:value="24.0653330539">
                <text:p>24.0653330539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26.6754282394">
                <text:p>26.6754282394</text:p>
              </table:table-cell>
              <table:table-cell office:value-type="float" office:value="2.61009518311">
                <text:p>2.61009518311</text:p>
              </table:table-cell>
              <table:table-cell office:value-type="float" office:value="24.0653330563">
                <text:p>24.0653330563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26.6754282453">
                <text:p>26.6754282453</text:p>
              </table:table-cell>
              <table:table-cell office:value-type="float" office:value="2.61009518098">
                <text:p>2.61009518098</text:p>
              </table:table-cell>
              <table:table-cell office:value-type="float" office:value="24.0653330643">
                <text:p>24.0653330643</text:p>
              </table:table-cell>
            </table:table-row>
            <table:table-row>
              <table:table-cell office:value-type="float" office:value="2.33">
                <text:p>2.33</text:p>
              </table:table-cell>
              <table:table-cell office:value-type="float" office:value="26.6754282501">
                <text:p>26.6754282501</text:p>
              </table:table-cell>
              <table:table-cell office:value-type="float" office:value="2.61009518072">
                <text:p>2.61009518072</text:p>
              </table:table-cell>
              <table:table-cell office:value-type="float" office:value="24.0653330694">
                <text:p>24.0653330694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26.6754282628">
                <text:p>26.6754282628</text:p>
              </table:table-cell>
              <table:table-cell office:value-type="float" office:value="2.61009518143">
                <text:p>2.61009518143</text:p>
              </table:table-cell>
              <table:table-cell office:value-type="float" office:value="24.0653330814">
                <text:p>24.0653330814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26.6754282745">
                <text:p>26.6754282745</text:p>
              </table:table-cell>
              <table:table-cell office:value-type="float" office:value="2.61009518286">
                <text:p>2.61009518286</text:p>
              </table:table-cell>
              <table:table-cell office:value-type="float" office:value="24.0653330916">
                <text:p>24.0653330916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26.6754282928">
                <text:p>26.6754282928</text:p>
              </table:table-cell>
              <table:table-cell office:value-type="float" office:value="2.61009518603">
                <text:p>2.61009518603</text:p>
              </table:table-cell>
              <table:table-cell office:value-type="float" office:value="24.0653331068">
                <text:p>24.0653331068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26.6754283142">
                <text:p>26.6754283142</text:p>
              </table:table-cell>
              <table:table-cell office:value-type="float" office:value="2.61009518994">
                <text:p>2.61009518994</text:p>
              </table:table-cell>
              <table:table-cell office:value-type="float" office:value="24.0653331242">
                <text:p>24.0653331242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26.6754283363">
                <text:p>26.6754283363</text:p>
              </table:table-cell>
              <table:table-cell office:value-type="float" office:value="2.61009519407">
                <text:p>2.61009519407</text:p>
              </table:table-cell>
              <table:table-cell office:value-type="float" office:value="24.0653331422">
                <text:p>24.0653331422</text:p>
              </table:table-cell>
            </table:table-row>
            <table:table-row>
              <table:table-cell office:value-type="float" office:value="2.39">
                <text:p>2.39</text:p>
              </table:table-cell>
              <table:table-cell office:value-type="float" office:value="26.6754283628">
                <text:p>26.6754283628</text:p>
              </table:table-cell>
              <table:table-cell office:value-type="float" office:value="2.61009519995">
                <text:p>2.61009519995</text:p>
              </table:table-cell>
              <table:table-cell office:value-type="float" office:value="24.0653331628">
                <text:p>24.0653331628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6.6754283918">
                <text:p>26.6754283918</text:p>
              </table:table-cell>
              <table:table-cell office:value-type="float" office:value="2.61009520602">
                <text:p>2.61009520602</text:p>
              </table:table-cell>
              <table:table-cell office:value-type="float" office:value="24.0653331858">
                <text:p>24.0653331858</text:p>
              </table:table-cell>
            </table:table-row>
            <table:table-row>
              <table:table-cell office:value-type="float" office:value="2.41">
                <text:p>2.41</text:p>
              </table:table-cell>
              <table:table-cell office:value-type="float" office:value="26.6754284197">
                <text:p>26.6754284197</text:p>
              </table:table-cell>
              <table:table-cell office:value-type="float" office:value="2.61009521249">
                <text:p>2.61009521249</text:p>
              </table:table-cell>
              <table:table-cell office:value-type="float" office:value="24.0653332072">
                <text:p>24.0653332072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26.6754284503">
                <text:p>26.6754284503</text:p>
              </table:table-cell>
              <table:table-cell office:value-type="float" office:value="2.61009521964">
                <text:p>2.61009521964</text:p>
              </table:table-cell>
              <table:table-cell office:value-type="float" office:value="24.0653332307">
                <text:p>24.0653332307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26.6754284883">
                <text:p>26.6754284883</text:p>
              </table:table-cell>
              <table:table-cell office:value-type="float" office:value="2.61009522661">
                <text:p>2.61009522661</text:p>
              </table:table-cell>
              <table:table-cell office:value-type="float" office:value="24.0653332617">
                <text:p>24.0653332617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26.6754285242">
                <text:p>26.6754285242</text:p>
              </table:table-cell>
              <table:table-cell office:value-type="float" office:value="2.61009523405">
                <text:p>2.61009523405</text:p>
              </table:table-cell>
              <table:table-cell office:value-type="float" office:value="24.0653332901">
                <text:p>24.0653332901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26.6754285606">
                <text:p>26.6754285606</text:p>
              </table:table-cell>
              <table:table-cell office:value-type="float" office:value="2.61009524306">
                <text:p>2.61009524306</text:p>
              </table:table-cell>
              <table:table-cell office:value-type="float" office:value="24.0653333176">
                <text:p>24.0653333176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26.6754286007">
                <text:p>26.6754286007</text:p>
              </table:table-cell>
              <table:table-cell office:value-type="float" office:value="2.61009525172">
                <text:p>2.61009525172</text:p>
              </table:table-cell>
              <table:table-cell office:value-type="float" office:value="24.065333349">
                <text:p>24.065333349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26.6754286404">
                <text:p>26.6754286404</text:p>
              </table:table-cell>
              <table:table-cell office:value-type="float" office:value="2.61009526106">
                <text:p>2.61009526106</text:p>
              </table:table-cell>
              <table:table-cell office:value-type="float" office:value="24.0653333793">
                <text:p>24.0653333793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26.6754286764">
                <text:p>26.6754286764</text:p>
              </table:table-cell>
              <table:table-cell office:value-type="float" office:value="2.61009527036">
                <text:p>2.61009527036</text:p>
              </table:table-cell>
              <table:table-cell office:value-type="float" office:value="24.065333406">
                <text:p>24.065333406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26.675428724">
                <text:p>26.675428724</text:p>
              </table:table-cell>
              <table:table-cell office:value-type="float" office:value="2.61009528038">
                <text:p>2.61009528038</text:p>
              </table:table-cell>
              <table:table-cell office:value-type="float" office:value="24.0653334436">
                <text:p>24.065333443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5.0120261221">
                <text:p>15.0120261221</text:p>
              </table:table-cell>
              <table:table-cell office:value-type="float" office:value="1.65458446596">
                <text:p>1.65458446596</text:p>
              </table:table-cell>
              <table:table-cell office:value-type="float" office:value="13.3574416561">
                <text:p>13.3574416561</text:p>
              </table:table-cell>
            </table:table-row>
            <table:table-row>
              <table:table-cell office:value-type="float" office:value="2.51">
                <text:p>2.51</text:p>
              </table:table-cell>
              <table:table-cell office:value-type="float" office:value="15.0120257888">
                <text:p>15.0120257888</text:p>
              </table:table-cell>
              <table:table-cell office:value-type="float" office:value="1.65458439857">
                <text:p>1.65458439857</text:p>
              </table:table-cell>
              <table:table-cell office:value-type="float" office:value="13.3574413902">
                <text:p>13.3574413902</text:p>
              </table:table-cell>
            </table:table-row>
            <table:table-row>
              <table:table-cell office:value-type="float" office:value="2.52">
                <text:p>2.52</text:p>
              </table:table-cell>
              <table:table-cell office:value-type="float" office:value="15.0120256563">
                <text:p>15.0120256563</text:p>
              </table:table-cell>
              <table:table-cell office:value-type="float" office:value="1.65458437314">
                <text:p>1.65458437314</text:p>
              </table:table-cell>
              <table:table-cell office:value-type="float" office:value="13.3574412832">
                <text:p>13.3574412832</text:p>
              </table:table-cell>
            </table:table-row>
            <table:table-row>
              <table:table-cell office:value-type="float" office:value="2.53">
                <text:p>2.53</text:p>
              </table:table-cell>
              <table:table-cell office:value-type="float" office:value="15.0120255679">
                <text:p>15.0120255679</text:p>
              </table:table-cell>
              <table:table-cell office:value-type="float" office:value="1.65458435552">
                <text:p>1.65458435552</text:p>
              </table:table-cell>
              <table:table-cell office:value-type="float" office:value="13.3574412124">
                <text:p>13.3574412124</text:p>
              </table:table-cell>
            </table:table-row>
            <table:table-row>
              <table:table-cell office:value-type="float" office:value="2.54">
                <text:p>2.54</text:p>
              </table:table-cell>
              <table:table-cell office:value-type="float" office:value="15.0120255025">
                <text:p>15.0120255025</text:p>
              </table:table-cell>
              <table:table-cell office:value-type="float" office:value="1.65458434209">
                <text:p>1.65458434209</text:p>
              </table:table-cell>
              <table:table-cell office:value-type="float" office:value="13.3574411604">
                <text:p>13.3574411604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15.0120254457">
                <text:p>15.0120254457</text:p>
              </table:table-cell>
              <table:table-cell office:value-type="float" office:value="1.6545843316">
                <text:p>1.6545843316</text:p>
              </table:table-cell>
              <table:table-cell office:value-type="float" office:value="13.3574411141">
                <text:p>13.3574411141</text:p>
              </table:table-cell>
            </table:table-row>
            <table:table-row>
              <table:table-cell office:value-type="float" office:value="2.56">
                <text:p>2.56</text:p>
              </table:table-cell>
              <table:table-cell office:value-type="float" office:value="15.012025399">
                <text:p>15.012025399</text:p>
              </table:table-cell>
              <table:table-cell office:value-type="float" office:value="1.65458432214">
                <text:p>1.65458432214</text:p>
              </table:table-cell>
              <table:table-cell office:value-type="float" office:value="13.3574410768">
                <text:p>13.3574410768</text:p>
              </table:table-cell>
            </table:table-row>
            <table:table-row>
              <table:table-cell office:value-type="float" office:value="2.57">
                <text:p>2.57</text:p>
              </table:table-cell>
              <table:table-cell office:value-type="float" office:value="15.0120253588">
                <text:p>15.0120253588</text:p>
              </table:table-cell>
              <table:table-cell office:value-type="float" office:value="1.65458431466">
                <text:p>1.65458431466</text:p>
              </table:table-cell>
              <table:table-cell office:value-type="float" office:value="13.3574410442">
                <text:p>13.3574410442</text:p>
              </table:table-cell>
            </table:table-row>
            <table:table-row>
              <table:table-cell office:value-type="float" office:value="2.58">
                <text:p>2.58</text:p>
              </table:table-cell>
              <table:table-cell office:value-type="float" office:value="15.0120253256">
                <text:p>15.0120253256</text:p>
              </table:table-cell>
              <table:table-cell office:value-type="float" office:value="1.65458430791">
                <text:p>1.65458430791</text:p>
              </table:table-cell>
              <table:table-cell office:value-type="float" office:value="13.3574410176">
                <text:p>13.3574410176</text:p>
              </table:table-cell>
            </table:table-row>
            <table:table-row>
              <table:table-cell office:value-type="float" office:value="2.59">
                <text:p>2.59</text:p>
              </table:table-cell>
              <table:table-cell office:value-type="float" office:value="15.0120252961">
                <text:p>15.0120252961</text:p>
              </table:table-cell>
              <table:table-cell office:value-type="float" office:value="1.65458430171">
                <text:p>1.65458430171</text:p>
              </table:table-cell>
              <table:table-cell office:value-type="float" office:value="13.3574409944">
                <text:p>13.3574409944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15.0120252703">
                <text:p>15.0120252703</text:p>
              </table:table-cell>
              <table:table-cell office:value-type="float" office:value="1.65458429648">
                <text:p>1.65458429648</text:p>
              </table:table-cell>
              <table:table-cell office:value-type="float" office:value="13.3574409738">
                <text:p>13.3574409738</text:p>
              </table:table-cell>
            </table:table-row>
            <table:table-row>
              <table:table-cell office:value-type="float" office:value="2.61">
                <text:p>2.61</text:p>
              </table:table-cell>
              <table:table-cell office:value-type="float" office:value="15.0120252468">
                <text:p>15.0120252468</text:p>
              </table:table-cell>
              <table:table-cell office:value-type="float" office:value="1.65458429143">
                <text:p>1.65458429143</text:p>
              </table:table-cell>
              <table:table-cell office:value-type="float" office:value="13.3574409553">
                <text:p>13.3574409553</text:p>
              </table:table-cell>
            </table:table-row>
            <table:table-row>
              <table:table-cell office:value-type="float" office:value="2.62">
                <text:p>2.62</text:p>
              </table:table-cell>
              <table:table-cell office:value-type="float" office:value="15.0120252266">
                <text:p>15.0120252266</text:p>
              </table:table-cell>
              <table:table-cell office:value-type="float" office:value="1.6545842881">
                <text:p>1.6545842881</text:p>
              </table:table-cell>
              <table:table-cell office:value-type="float" office:value="13.3574409385">
                <text:p>13.3574409385</text:p>
              </table:table-cell>
            </table:table-row>
            <table:table-row>
              <table:table-cell office:value-type="float" office:value="2.63">
                <text:p>2.63</text:p>
              </table:table-cell>
              <table:table-cell office:value-type="float" office:value="15.0120252117">
                <text:p>15.0120252117</text:p>
              </table:table-cell>
              <table:table-cell office:value-type="float" office:value="1.65458428466">
                <text:p>1.65458428466</text:p>
              </table:table-cell>
              <table:table-cell office:value-type="float" office:value="13.357440927">
                <text:p>13.357440927</text:p>
              </table:table-cell>
            </table:table-row>
            <table:table-row>
              <table:table-cell office:value-type="float" office:value="2.64">
                <text:p>2.64</text:p>
              </table:table-cell>
              <table:table-cell office:value-type="float" office:value="15.0120251944">
                <text:p>15.0120251944</text:p>
              </table:table-cell>
              <table:table-cell office:value-type="float" office:value="1.65458428204">
                <text:p>1.65458428204</text:p>
              </table:table-cell>
              <table:table-cell office:value-type="float" office:value="13.3574409124">
                <text:p>13.3574409124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15.0120251826">
                <text:p>15.0120251826</text:p>
              </table:table-cell>
              <table:table-cell office:value-type="float" office:value="1.65458427998">
                <text:p>1.65458427998</text:p>
              </table:table-cell>
              <table:table-cell office:value-type="float" office:value="13.3574409026">
                <text:p>13.3574409026</text:p>
              </table:table-cell>
            </table:table-row>
            <table:table-row>
              <table:table-cell office:value-type="float" office:value="2.66">
                <text:p>2.66</text:p>
              </table:table-cell>
              <table:table-cell office:value-type="float" office:value="15.0120251714">
                <text:p>15.0120251714</text:p>
              </table:table-cell>
              <table:table-cell office:value-type="float" office:value="1.65458427758">
                <text:p>1.65458427758</text:p>
              </table:table-cell>
              <table:table-cell office:value-type="float" office:value="13.3574408938">
                <text:p>13.3574408938</text:p>
              </table:table-cell>
            </table:table-row>
            <table:table-row>
              <table:table-cell office:value-type="float" office:value="2.67">
                <text:p>2.67</text:p>
              </table:table-cell>
              <table:table-cell office:value-type="float" office:value="15.0120251596">
                <text:p>15.0120251596</text:p>
              </table:table-cell>
              <table:table-cell office:value-type="float" office:value="1.65458427569">
                <text:p>1.65458427569</text:p>
              </table:table-cell>
              <table:table-cell office:value-type="float" office:value="13.357440884">
                <text:p>13.357440884</text:p>
              </table:table-cell>
            </table:table-row>
            <table:table-row>
              <table:table-cell office:value-type="float" office:value="2.68">
                <text:p>2.68</text:p>
              </table:table-cell>
              <table:table-cell office:value-type="float" office:value="15.01202515">
                <text:p>15.01202515</text:p>
              </table:table-cell>
              <table:table-cell office:value-type="float" office:value="1.65458427472">
                <text:p>1.65458427472</text:p>
              </table:table-cell>
              <table:table-cell office:value-type="float" office:value="13.3574408753">
                <text:p>13.3574408753</text:p>
              </table:table-cell>
            </table:table-row>
            <table:table-row>
              <table:table-cell office:value-type="float" office:value="2.69">
                <text:p>2.69</text:p>
              </table:table-cell>
              <table:table-cell office:value-type="float" office:value="15.012025143">
                <text:p>15.012025143</text:p>
              </table:table-cell>
              <table:table-cell office:value-type="float" office:value="1.65458427331">
                <text:p>1.65458427331</text:p>
              </table:table-cell>
              <table:table-cell office:value-type="float" office:value="13.3574408697">
                <text:p>13.3574408697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15.0120251372">
                <text:p>15.0120251372</text:p>
              </table:table-cell>
              <table:table-cell office:value-type="float" office:value="1.65458427283">
                <text:p>1.65458427283</text:p>
              </table:table-cell>
              <table:table-cell office:value-type="float" office:value="13.3574408644">
                <text:p>13.3574408644</text:p>
              </table:table-cell>
            </table:table-row>
            <table:table-row>
              <table:table-cell office:value-type="float" office:value="2.71">
                <text:p>2.71</text:p>
              </table:table-cell>
              <table:table-cell office:value-type="float" office:value="15.0120251319">
                <text:p>15.0120251319</text:p>
              </table:table-cell>
              <table:table-cell office:value-type="float" office:value="1.65458427208">
                <text:p>1.65458427208</text:p>
              </table:table-cell>
              <table:table-cell office:value-type="float" office:value="13.3574408598">
                <text:p>13.3574408598</text:p>
              </table:table-cell>
            </table:table-row>
            <table:table-row>
              <table:table-cell office:value-type="float" office:value="2.72">
                <text:p>2.72</text:p>
              </table:table-cell>
              <table:table-cell office:value-type="float" office:value="15.0120251284">
                <text:p>15.0120251284</text:p>
              </table:table-cell>
              <table:table-cell office:value-type="float" office:value="1.65458427143">
                <text:p>1.65458427143</text:p>
              </table:table-cell>
              <table:table-cell office:value-type="float" office:value="13.357440857">
                <text:p>13.357440857</text:p>
              </table:table-cell>
            </table:table-row>
            <table:table-row>
              <table:table-cell office:value-type="float" office:value="2.73">
                <text:p>2.73</text:p>
              </table:table-cell>
              <table:table-cell office:value-type="float" office:value="15.0120251271">
                <text:p>15.0120251271</text:p>
              </table:table-cell>
              <table:table-cell office:value-type="float" office:value="1.65458427146">
                <text:p>1.65458427146</text:p>
              </table:table-cell>
              <table:table-cell office:value-type="float" office:value="13.3574408556">
                <text:p>13.3574408556</text:p>
              </table:table-cell>
            </table:table-row>
            <table:table-row>
              <table:table-cell office:value-type="float" office:value="2.74">
                <text:p>2.74</text:p>
              </table:table-cell>
              <table:table-cell office:value-type="float" office:value="15.0120251277">
                <text:p>15.0120251277</text:p>
              </table:table-cell>
              <table:table-cell office:value-type="float" office:value="1.65458427157">
                <text:p>1.65458427157</text:p>
              </table:table-cell>
              <table:table-cell office:value-type="float" office:value="13.3574408561">
                <text:p>13.3574408561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15.0120251281">
                <text:p>15.0120251281</text:p>
              </table:table-cell>
              <table:table-cell office:value-type="float" office:value="1.65458427156">
                <text:p>1.65458427156</text:p>
              </table:table-cell>
              <table:table-cell office:value-type="float" office:value="13.3574408565">
                <text:p>13.3574408565</text:p>
              </table:table-cell>
            </table:table-row>
            <table:table-row>
              <table:table-cell office:value-type="float" office:value="2.76">
                <text:p>2.76</text:p>
              </table:table-cell>
              <table:table-cell office:value-type="float" office:value="26.9792140911">
                <text:p>26.9792140911</text:p>
              </table:table-cell>
              <table:table-cell office:value-type="float" office:value="2.76198867893">
                <text:p>2.76198867893</text:p>
              </table:table-cell>
              <table:table-cell office:value-type="float" office:value="24.2172254122">
                <text:p>24.2172254122</text:p>
              </table:table-cell>
            </table:table-row>
            <table:table-row>
              <table:table-cell office:value-type="float" office:value="2.77">
                <text:p>2.77</text:p>
              </table:table-cell>
              <table:table-cell office:value-type="float" office:value="26.9792138974">
                <text:p>26.9792138974</text:p>
              </table:table-cell>
              <table:table-cell office:value-type="float" office:value="2.76198865294">
                <text:p>2.76198865294</text:p>
              </table:table-cell>
              <table:table-cell office:value-type="float" office:value="24.2172252444">
                <text:p>24.2172252444</text:p>
              </table:table-cell>
            </table:table-row>
            <table:table-row>
              <table:table-cell office:value-type="float" office:value="2.78">
                <text:p>2.78</text:p>
              </table:table-cell>
              <table:table-cell office:value-type="float" office:value="26.9792137963">
                <text:p>26.9792137963</text:p>
              </table:table-cell>
              <table:table-cell office:value-type="float" office:value="2.76198863818">
                <text:p>2.76198863818</text:p>
              </table:table-cell>
              <table:table-cell office:value-type="float" office:value="24.2172251581">
                <text:p>24.2172251581</text:p>
              </table:table-cell>
            </table:table-row>
            <table:table-row>
              <table:table-cell office:value-type="float" office:value="2.79">
                <text:p>2.79</text:p>
              </table:table-cell>
              <table:table-cell office:value-type="float" office:value="26.9792137401">
                <text:p>26.9792137401</text:p>
              </table:table-cell>
              <table:table-cell office:value-type="float" office:value="2.7619886279">
                <text:p>2.7619886279</text:p>
              </table:table-cell>
              <table:table-cell office:value-type="float" office:value="24.2172251122">
                <text:p>24.2172251122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6.9792137167">
                <text:p>26.9792137167</text:p>
              </table:table-cell>
              <table:table-cell office:value-type="float" office:value="2.76198862103">
                <text:p>2.76198862103</text:p>
              </table:table-cell>
              <table:table-cell office:value-type="float" office:value="24.2172250957">
                <text:p>24.2172250957</text:p>
              </table:table-cell>
            </table:table-row>
            <table:table-row>
              <table:table-cell office:value-type="float" office:value="2.81">
                <text:p>2.81</text:p>
              </table:table-cell>
              <table:table-cell office:value-type="float" office:value="26.9792137083">
                <text:p>26.9792137083</text:p>
              </table:table-cell>
              <table:table-cell office:value-type="float" office:value="2.76198861596">
                <text:p>2.76198861596</text:p>
              </table:table-cell>
              <table:table-cell office:value-type="float" office:value="24.2172250923">
                <text:p>24.2172250923</text:p>
              </table:table-cell>
            </table:table-row>
            <table:table-row>
              <table:table-cell office:value-type="float" office:value="2.82">
                <text:p>2.82</text:p>
              </table:table-cell>
              <table:table-cell office:value-type="float" office:value="26.9792137122">
                <text:p>26.9792137122</text:p>
              </table:table-cell>
              <table:table-cell office:value-type="float" office:value="2.7619886131">
                <text:p>2.7619886131</text:p>
              </table:table-cell>
              <table:table-cell office:value-type="float" office:value="24.2172250991">
                <text:p>24.2172250991</text:p>
              </table:table-cell>
            </table:table-row>
            <table:table-row>
              <table:table-cell office:value-type="float" office:value="2.83">
                <text:p>2.83</text:p>
              </table:table-cell>
              <table:table-cell office:value-type="float" office:value="26.9792137236">
                <text:p>26.9792137236</text:p>
              </table:table-cell>
              <table:table-cell office:value-type="float" office:value="2.76198861102">
                <text:p>2.76198861102</text:p>
              </table:table-cell>
              <table:table-cell office:value-type="float" office:value="24.2172251126">
                <text:p>24.2172251126</text:p>
              </table:table-cell>
            </table:table-row>
            <table:table-row>
              <table:table-cell office:value-type="float" office:value="2.84">
                <text:p>2.84</text:p>
              </table:table-cell>
              <table:table-cell office:value-type="float" office:value="26.9792137419">
                <text:p>26.9792137419</text:p>
              </table:table-cell>
              <table:table-cell office:value-type="float" office:value="2.76198861042">
                <text:p>2.76198861042</text:p>
              </table:table-cell>
              <table:table-cell office:value-type="float" office:value="24.2172251315">
                <text:p>24.2172251315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26.9792137651">
                <text:p>26.9792137651</text:p>
              </table:table-cell>
              <table:table-cell office:value-type="float" office:value="2.76198861081">
                <text:p>2.76198861081</text:p>
              </table:table-cell>
              <table:table-cell office:value-type="float" office:value="24.2172251543">
                <text:p>24.2172251543</text:p>
              </table:table-cell>
            </table:table-row>
            <table:table-row>
              <table:table-cell office:value-type="float" office:value="2.86">
                <text:p>2.86</text:p>
              </table:table-cell>
              <table:table-cell office:value-type="float" office:value="26.9792137888">
                <text:p>26.9792137888</text:p>
              </table:table-cell>
              <table:table-cell office:value-type="float" office:value="2.7619886118">
                <text:p>2.7619886118</text:p>
              </table:table-cell>
              <table:table-cell office:value-type="float" office:value="24.217225177">
                <text:p>24.217225177</text:p>
              </table:table-cell>
            </table:table-row>
            <table:table-row>
              <table:table-cell office:value-type="float" office:value="2.87">
                <text:p>2.87</text:p>
              </table:table-cell>
              <table:table-cell office:value-type="float" office:value="26.9792138177">
                <text:p>26.9792138177</text:p>
              </table:table-cell>
              <table:table-cell office:value-type="float" office:value="2.76198861403">
                <text:p>2.76198861403</text:p>
              </table:table-cell>
              <table:table-cell office:value-type="float" office:value="24.2172252037">
                <text:p>24.2172252037</text:p>
              </table:table-cell>
            </table:table-row>
            <table:table-row>
              <table:table-cell office:value-type="float" office:value="2.88">
                <text:p>2.88</text:p>
              </table:table-cell>
              <table:table-cell office:value-type="float" office:value="26.9792138572">
                <text:p>26.9792138572</text:p>
              </table:table-cell>
              <table:table-cell office:value-type="float" office:value="2.76198861688">
                <text:p>2.76198861688</text:p>
              </table:table-cell>
              <table:table-cell office:value-type="float" office:value="24.2172252403">
                <text:p>24.2172252403</text:p>
              </table:table-cell>
            </table:table-row>
            <table:table-row>
              <table:table-cell office:value-type="float" office:value="2.89">
                <text:p>2.89</text:p>
              </table:table-cell>
              <table:table-cell office:value-type="float" office:value="26.9792138948">
                <text:p>26.9792138948</text:p>
              </table:table-cell>
              <table:table-cell office:value-type="float" office:value="2.76198862076">
                <text:p>2.76198862076</text:p>
              </table:table-cell>
              <table:table-cell office:value-type="float" office:value="24.217225274">
                <text:p>24.217225274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6.9792139417">
                <text:p>26.9792139417</text:p>
              </table:table-cell>
              <table:table-cell office:value-type="float" office:value="2.76198862492">
                <text:p>2.76198862492</text:p>
              </table:table-cell>
              <table:table-cell office:value-type="float" office:value="24.2172253168">
                <text:p>24.2172253168</text:p>
              </table:table-cell>
            </table:table-row>
            <table:table-row>
              <table:table-cell office:value-type="float" office:value="2.91">
                <text:p>2.91</text:p>
              </table:table-cell>
              <table:table-cell office:value-type="float" office:value="26.9792139899">
                <text:p>26.9792139899</text:p>
              </table:table-cell>
              <table:table-cell office:value-type="float" office:value="2.76198863007">
                <text:p>2.76198863007</text:p>
              </table:table-cell>
              <table:table-cell office:value-type="float" office:value="24.2172253598">
                <text:p>24.2172253598</text:p>
              </table:table-cell>
            </table:table-row>
            <table:table-row>
              <table:table-cell office:value-type="float" office:value="2.92">
                <text:p>2.92</text:p>
              </table:table-cell>
              <table:table-cell office:value-type="float" office:value="26.9792140413">
                <text:p>26.9792140413</text:p>
              </table:table-cell>
              <table:table-cell office:value-type="float" office:value="2.76198863564">
                <text:p>2.76198863564</text:p>
              </table:table-cell>
              <table:table-cell office:value-type="float" office:value="24.2172254057">
                <text:p>24.2172254057</text:p>
              </table:table-cell>
            </table:table-row>
            <table:table-row>
              <table:table-cell office:value-type="float" office:value="2.93">
                <text:p>2.93</text:p>
              </table:table-cell>
              <table:table-cell office:value-type="float" office:value="26.9792140979">
                <text:p>26.9792140979</text:p>
              </table:table-cell>
              <table:table-cell office:value-type="float" office:value="2.76198864161">
                <text:p>2.76198864161</text:p>
              </table:table-cell>
              <table:table-cell office:value-type="float" office:value="24.2172254563">
                <text:p>24.2172254563</text:p>
              </table:table-cell>
            </table:table-row>
            <table:table-row>
              <table:table-cell office:value-type="float" office:value="2.94">
                <text:p>2.94</text:p>
              </table:table-cell>
              <table:table-cell office:value-type="float" office:value="26.9792141604">
                <text:p>26.9792141604</text:p>
              </table:table-cell>
              <table:table-cell office:value-type="float" office:value="2.76198864814">
                <text:p>2.76198864814</text:p>
              </table:table-cell>
              <table:table-cell office:value-type="float" office:value="24.2172255123">
                <text:p>24.2172255123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26.9792142248">
                <text:p>26.9792142248</text:p>
              </table:table-cell>
              <table:table-cell office:value-type="float" office:value="2.76198865536">
                <text:p>2.76198865536</text:p>
              </table:table-cell>
              <table:table-cell office:value-type="float" office:value="24.2172255695">
                <text:p>24.2172255695</text:p>
              </table:table-cell>
            </table:table-row>
            <table:table-row>
              <table:table-cell office:value-type="float" office:value="2.96">
                <text:p>2.96</text:p>
              </table:table-cell>
              <table:table-cell office:value-type="float" office:value="26.9792142985">
                <text:p>26.9792142985</text:p>
              </table:table-cell>
              <table:table-cell office:value-type="float" office:value="2.7619886643">
                <text:p>2.7619886643</text:p>
              </table:table-cell>
              <table:table-cell office:value-type="float" office:value="24.2172256342">
                <text:p>24.2172256342</text:p>
              </table:table-cell>
            </table:table-row>
            <table:table-row>
              <table:table-cell office:value-type="float" office:value="2.97">
                <text:p>2.97</text:p>
              </table:table-cell>
              <table:table-cell office:value-type="float" office:value="26.9792143655">
                <text:p>26.9792143655</text:p>
              </table:table-cell>
              <table:table-cell office:value-type="float" office:value="2.7619886708">
                <text:p>2.7619886708</text:p>
              </table:table-cell>
              <table:table-cell office:value-type="float" office:value="24.2172256947">
                <text:p>24.2172256947</text:p>
              </table:table-cell>
            </table:table-row>
            <table:table-row>
              <table:table-cell office:value-type="float" office:value="2.98">
                <text:p>2.98</text:p>
              </table:table-cell>
              <table:table-cell office:value-type="float" office:value="26.9792144406">
                <text:p>26.9792144406</text:p>
              </table:table-cell>
              <table:table-cell office:value-type="float" office:value="2.76198867926">
                <text:p>2.76198867926</text:p>
              </table:table-cell>
              <table:table-cell office:value-type="float" office:value="24.2172257614">
                <text:p>24.2172257614</text:p>
              </table:table-cell>
            </table:table-row>
            <table:table-row>
              <table:table-cell office:value-type="float" office:value="2.99">
                <text:p>2.99</text:p>
              </table:table-cell>
              <table:table-cell office:value-type="float" office:value="26.9792145211">
                <text:p>26.9792145211</text:p>
              </table:table-cell>
              <table:table-cell office:value-type="float" office:value="2.76198868737">
                <text:p>2.76198868737</text:p>
              </table:table-cell>
              <table:table-cell office:value-type="float" office:value="24.2172258337">
                <text:p>24.217225833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.382267077">
                <text:p>15.382267077</text:p>
              </table:table-cell>
              <table:table-cell office:value-type="float" office:value="1.83970520879">
                <text:p>1.83970520879</text:p>
              </table:table-cell>
              <table:table-cell office:value-type="float" office:value="13.5425618683">
                <text:p>13.5425618683</text:p>
              </table:table-cell>
            </table:table-row>
            <table:table-row>
              <table:table-cell office:value-type="float" office:value="3.01">
                <text:p>3.01</text:p>
              </table:table-cell>
              <table:table-cell office:value-type="float" office:value="15.3822667861">
                <text:p>15.3822667861</text:p>
              </table:table-cell>
              <table:table-cell office:value-type="float" office:value="1.83970513949">
                <text:p>1.83970513949</text:p>
              </table:table-cell>
              <table:table-cell office:value-type="float" office:value="13.5425616466">
                <text:p>13.5425616466</text:p>
              </table:table-cell>
            </table:table-row>
            <table:table-row>
              <table:table-cell office:value-type="float" office:value="3.02">
                <text:p>3.02</text:p>
              </table:table-cell>
              <table:table-cell office:value-type="float" office:value="15.3822666766">
                <text:p>15.3822666766</text:p>
              </table:table-cell>
              <table:table-cell office:value-type="float" office:value="1.83970511322">
                <text:p>1.83970511322</text:p>
              </table:table-cell>
              <table:table-cell office:value-type="float" office:value="13.5425615634">
                <text:p>13.5425615634</text:p>
              </table:table-cell>
            </table:table-row>
            <table:table-row>
              <table:table-cell office:value-type="float" office:value="3.03">
                <text:p>3.03</text:p>
              </table:table-cell>
              <table:table-cell office:value-type="float" office:value="15.3822666093">
                <text:p>15.3822666093</text:p>
              </table:table-cell>
              <table:table-cell office:value-type="float" office:value="1.83970509602">
                <text:p>1.83970509602</text:p>
              </table:table-cell>
              <table:table-cell office:value-type="float" office:value="13.5425615133">
                <text:p>13.5425615133</text:p>
              </table:table-cell>
            </table:table-row>
            <table:table-row>
              <table:table-cell office:value-type="float" office:value="3.04">
                <text:p>3.04</text:p>
              </table:table-cell>
              <table:table-cell office:value-type="float" office:value="15.382266562">
                <text:p>15.382266562</text:p>
              </table:table-cell>
              <table:table-cell office:value-type="float" office:value="1.83970508334">
                <text:p>1.83970508334</text:p>
              </table:table-cell>
              <table:table-cell office:value-type="float" office:value="13.5425614787">
                <text:p>13.5425614787</text:p>
              </table:table-cell>
            </table:table-row>
            <table:table-row>
              <table:table-cell office:value-type="float" office:value="3.05">
                <text:p>3.05</text:p>
              </table:table-cell>
              <table:table-cell office:value-type="float" office:value="15.3822665258">
                <text:p>15.3822665258</text:p>
              </table:table-cell>
              <table:table-cell office:value-type="float" office:value="1.83970507331">
                <text:p>1.83970507331</text:p>
              </table:table-cell>
              <table:table-cell office:value-type="float" office:value="13.5425614525">
                <text:p>13.5425614525</text:p>
              </table:table-cell>
            </table:table-row>
            <table:table-row>
              <table:table-cell office:value-type="float" office:value="3.06">
                <text:p>3.06</text:p>
              </table:table-cell>
              <table:table-cell office:value-type="float" office:value="15.3822665013">
                <text:p>15.3822665013</text:p>
              </table:table-cell>
              <table:table-cell office:value-type="float" office:value="1.83970506602">
                <text:p>1.83970506602</text:p>
              </table:table-cell>
              <table:table-cell office:value-type="float" office:value="13.5425614353">
                <text:p>13.5425614353</text:p>
              </table:table-cell>
            </table:table-row>
            <table:table-row>
              <table:table-cell office:value-type="float" office:value="3.07">
                <text:p>3.07</text:p>
              </table:table-cell>
              <table:table-cell office:value-type="float" office:value="15.3822664822">
                <text:p>15.3822664822</text:p>
              </table:table-cell>
              <table:table-cell office:value-type="float" office:value="1.83970505963">
                <text:p>1.83970505963</text:p>
              </table:table-cell>
              <table:table-cell office:value-type="float" office:value="13.5425614225">
                <text:p>13.5425614225</text:p>
              </table:table-cell>
            </table:table-row>
            <table:table-row>
              <table:table-cell office:value-type="float" office:value="3.08">
                <text:p>3.08</text:p>
              </table:table-cell>
              <table:table-cell office:value-type="float" office:value="15.3822664721">
                <text:p>15.3822664721</text:p>
              </table:table-cell>
              <table:table-cell office:value-type="float" office:value="1.83970505499">
                <text:p>1.83970505499</text:p>
              </table:table-cell>
              <table:table-cell office:value-type="float" office:value="13.5425614171">
                <text:p>13.5425614171</text:p>
              </table:table-cell>
            </table:table-row>
            <table:table-row>
              <table:table-cell office:value-type="float" office:value="3.09">
                <text:p>3.09</text:p>
              </table:table-cell>
              <table:table-cell office:value-type="float" office:value="15.3822664657">
                <text:p>15.3822664657</text:p>
              </table:table-cell>
              <table:table-cell office:value-type="float" office:value="1.83970505176">
                <text:p>1.83970505176</text:p>
              </table:table-cell>
              <table:table-cell office:value-type="float" office:value="13.5425614139">
                <text:p>13.5425614139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15.3822664632">
                <text:p>15.3822664632</text:p>
              </table:table-cell>
              <table:table-cell office:value-type="float" office:value="1.83970504911">
                <text:p>1.83970504911</text:p>
              </table:table-cell>
              <table:table-cell office:value-type="float" office:value="13.5425614141">
                <text:p>13.5425614141</text:p>
              </table:table-cell>
            </table:table-row>
            <table:table-row>
              <table:table-cell office:value-type="float" office:value="3.11">
                <text:p>3.11</text:p>
              </table:table-cell>
              <table:table-cell office:value-type="float" office:value="15.3822664676">
                <text:p>15.3822664676</text:p>
              </table:table-cell>
              <table:table-cell office:value-type="float" office:value="1.83970504766">
                <text:p>1.83970504766</text:p>
              </table:table-cell>
              <table:table-cell office:value-type="float" office:value="13.54256142">
                <text:p>13.54256142</text:p>
              </table:table-cell>
            </table:table-row>
            <table:table-row>
              <table:table-cell office:value-type="float" office:value="3.12">
                <text:p>3.12</text:p>
              </table:table-cell>
              <table:table-cell office:value-type="float" office:value="15.3822664744">
                <text:p>15.3822664744</text:p>
              </table:table-cell>
              <table:table-cell office:value-type="float" office:value="1.83970504627">
                <text:p>1.83970504627</text:p>
              </table:table-cell>
              <table:table-cell office:value-type="float" office:value="13.5425614281">
                <text:p>13.5425614281</text:p>
              </table:table-cell>
            </table:table-row>
            <table:table-row>
              <table:table-cell office:value-type="float" office:value="3.13">
                <text:p>3.13</text:p>
              </table:table-cell>
              <table:table-cell office:value-type="float" office:value="15.3822664861">
                <text:p>15.3822664861</text:p>
              </table:table-cell>
              <table:table-cell office:value-type="float" office:value="1.83970504607">
                <text:p>1.83970504607</text:p>
              </table:table-cell>
              <table:table-cell office:value-type="float" office:value="13.54256144">
                <text:p>13.54256144</text:p>
              </table:table-cell>
            </table:table-row>
            <table:table-row>
              <table:table-cell office:value-type="float" office:value="3.14">
                <text:p>3.14</text:p>
              </table:table-cell>
              <table:table-cell office:value-type="float" office:value="15.3822664949">
                <text:p>15.3822664949</text:p>
              </table:table-cell>
              <table:table-cell office:value-type="float" office:value="1.83970504536">
                <text:p>1.83970504536</text:p>
              </table:table-cell>
              <table:table-cell office:value-type="float" office:value="13.5425614496">
                <text:p>13.5425614496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15.3822665076">
                <text:p>15.3822665076</text:p>
              </table:table-cell>
              <table:table-cell office:value-type="float" office:value="1.83970504494">
                <text:p>1.83970504494</text:p>
              </table:table-cell>
              <table:table-cell office:value-type="float" office:value="13.5425614626">
                <text:p>13.5425614626</text:p>
              </table:table-cell>
            </table:table-row>
            <table:table-row>
              <table:table-cell office:value-type="float" office:value="3.16">
                <text:p>3.16</text:p>
              </table:table-cell>
              <table:table-cell office:value-type="float" office:value="15.382266523">
                <text:p>15.382266523</text:p>
              </table:table-cell>
              <table:table-cell office:value-type="float" office:value="1.83970504584">
                <text:p>1.83970504584</text:p>
              </table:table-cell>
              <table:table-cell office:value-type="float" office:value="13.5425614772">
                <text:p>13.5425614772</text:p>
              </table:table-cell>
            </table:table-row>
            <table:table-row>
              <table:table-cell office:value-type="float" office:value="3.17">
                <text:p>3.17</text:p>
              </table:table-cell>
              <table:table-cell office:value-type="float" office:value="15.3822665384">
                <text:p>15.3822665384</text:p>
              </table:table-cell>
              <table:table-cell office:value-type="float" office:value="1.83970504604">
                <text:p>1.83970504604</text:p>
              </table:table-cell>
              <table:table-cell office:value-type="float" office:value="13.5425614924">
                <text:p>13.5425614924</text:p>
              </table:table-cell>
            </table:table-row>
            <table:table-row>
              <table:table-cell office:value-type="float" office:value="3.18">
                <text:p>3.18</text:p>
              </table:table-cell>
              <table:table-cell office:value-type="float" office:value="15.3822665536">
                <text:p>15.3822665536</text:p>
              </table:table-cell>
              <table:table-cell office:value-type="float" office:value="1.83970504646">
                <text:p>1.83970504646</text:p>
              </table:table-cell>
              <table:table-cell office:value-type="float" office:value="13.5425615072">
                <text:p>13.5425615072</text:p>
              </table:table-cell>
            </table:table-row>
            <table:table-row>
              <table:table-cell office:value-type="float" office:value="3.19">
                <text:p>3.19</text:p>
              </table:table-cell>
              <table:table-cell office:value-type="float" office:value="15.3822665682">
                <text:p>15.3822665682</text:p>
              </table:table-cell>
              <table:table-cell office:value-type="float" office:value="1.83970504747">
                <text:p>1.83970504747</text:p>
              </table:table-cell>
              <table:table-cell office:value-type="float" office:value="13.5425615207">
                <text:p>13.5425615207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15.3822665841">
                <text:p>15.3822665841</text:p>
              </table:table-cell>
              <table:table-cell office:value-type="float" office:value="1.83970504829">
                <text:p>1.83970504829</text:p>
              </table:table-cell>
              <table:table-cell office:value-type="float" office:value="13.5425615358">
                <text:p>13.5425615358</text:p>
              </table:table-cell>
            </table:table-row>
            <table:table-row>
              <table:table-cell office:value-type="float" office:value="3.21">
                <text:p>3.21</text:p>
              </table:table-cell>
              <table:table-cell office:value-type="float" office:value="15.3822665975">
                <text:p>15.3822665975</text:p>
              </table:table-cell>
              <table:table-cell office:value-type="float" office:value="1.83970504898">
                <text:p>1.83970504898</text:p>
              </table:table-cell>
              <table:table-cell office:value-type="float" office:value="13.5425615485">
                <text:p>13.5425615485</text:p>
              </table:table-cell>
            </table:table-row>
            <table:table-row>
              <table:table-cell office:value-type="float" office:value="3.22">
                <text:p>3.22</text:p>
              </table:table-cell>
              <table:table-cell office:value-type="float" office:value="15.3822666119">
                <text:p>15.3822666119</text:p>
              </table:table-cell>
              <table:table-cell office:value-type="float" office:value="1.83970505018">
                <text:p>1.83970505018</text:p>
              </table:table-cell>
              <table:table-cell office:value-type="float" office:value="13.5425615617">
                <text:p>13.5425615617</text:p>
              </table:table-cell>
            </table:table-row>
            <table:table-row>
              <table:table-cell office:value-type="float" office:value="3.23">
                <text:p>3.23</text:p>
              </table:table-cell>
              <table:table-cell office:value-type="float" office:value="15.3822666228">
                <text:p>15.3822666228</text:p>
              </table:table-cell>
              <table:table-cell office:value-type="float" office:value="1.83970505092">
                <text:p>1.83970505092</text:p>
              </table:table-cell>
              <table:table-cell office:value-type="float" office:value="13.5425615719">
                <text:p>13.5425615719</text:p>
              </table:table-cell>
            </table:table-row>
            <table:table-row>
              <table:table-cell office:value-type="float" office:value="3.24">
                <text:p>3.24</text:p>
              </table:table-cell>
              <table:table-cell office:value-type="float" office:value="15.3822666349">
                <text:p>15.3822666349</text:p>
              </table:table-cell>
              <table:table-cell office:value-type="float" office:value="1.83970505302">
                <text:p>1.83970505302</text:p>
              </table:table-cell>
              <table:table-cell office:value-type="float" office:value="13.5425615818">
                <text:p>13.5425615818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15.3822666463">
                <text:p>15.3822666463</text:p>
              </table:table-cell>
              <table:table-cell office:value-type="float" office:value="1.8397050541">
                <text:p>1.8397050541</text:p>
              </table:table-cell>
              <table:table-cell office:value-type="float" office:value="13.5425615922">
                <text:p>13.5425615922</text:p>
              </table:table-cell>
            </table:table-row>
            <table:table-row>
              <table:table-cell office:value-type="float" office:value="3.26">
                <text:p>3.26</text:p>
              </table:table-cell>
              <table:table-cell office:value-type="float" office:value="26.9362226348">
                <text:p>26.9362226348</text:p>
              </table:table-cell>
              <table:table-cell office:value-type="float" office:value="2.7404931358">
                <text:p>2.7404931358</text:p>
              </table:table-cell>
              <table:table-cell office:value-type="float" office:value="24.195729499">
                <text:p>24.195729499</text:p>
              </table:table-cell>
            </table:table-row>
            <table:table-row>
              <table:table-cell office:value-type="float" office:value="3.27">
                <text:p>3.27</text:p>
              </table:table-cell>
              <table:table-cell office:value-type="float" office:value="26.9362223305">
                <text:p>26.9362223305</text:p>
              </table:table-cell>
              <table:table-cell office:value-type="float" office:value="2.74049306453">
                <text:p>2.74049306453</text:p>
              </table:table-cell>
              <table:table-cell office:value-type="float" office:value="24.195729266">
                <text:p>24.195729266</text:p>
              </table:table-cell>
            </table:table-row>
            <table:table-row>
              <table:table-cell office:value-type="float" office:value="3.28">
                <text:p>3.28</text:p>
              </table:table-cell>
              <table:table-cell office:value-type="float" office:value="26.9362222714">
                <text:p>26.9362222714</text:p>
              </table:table-cell>
              <table:table-cell office:value-type="float" office:value="2.74049301742">
                <text:p>2.74049301742</text:p>
              </table:table-cell>
              <table:table-cell office:value-type="float" office:value="24.1957292539">
                <text:p>24.1957292539</text:p>
              </table:table-cell>
            </table:table-row>
            <table:table-row>
              <table:table-cell office:value-type="float" office:value="3.29">
                <text:p>3.29</text:p>
              </table:table-cell>
              <table:table-cell office:value-type="float" office:value="26.9362222897">
                <text:p>26.9362222897</text:p>
              </table:table-cell>
              <table:table-cell office:value-type="float" office:value="2.74049298217">
                <text:p>2.74049298217</text:p>
              </table:table-cell>
              <table:table-cell office:value-type="float" office:value="24.1957293075">
                <text:p>24.1957293075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26.9362223203">
                <text:p>26.9362223203</text:p>
              </table:table-cell>
              <table:table-cell office:value-type="float" office:value="2.74049295637">
                <text:p>2.74049295637</text:p>
              </table:table-cell>
              <table:table-cell office:value-type="float" office:value="24.195729364">
                <text:p>24.195729364</text:p>
              </table:table-cell>
            </table:table-row>
            <table:table-row>
              <table:table-cell office:value-type="float" office:value="3.31">
                <text:p>3.31</text:p>
              </table:table-cell>
              <table:table-cell office:value-type="float" office:value="26.9362223452">
                <text:p>26.9362223452</text:p>
              </table:table-cell>
              <table:table-cell office:value-type="float" office:value="2.74049293725">
                <text:p>2.74049293725</text:p>
              </table:table-cell>
              <table:table-cell office:value-type="float" office:value="24.195729408">
                <text:p>24.195729408</text:p>
              </table:table-cell>
            </table:table-row>
            <table:table-row>
              <table:table-cell office:value-type="float" office:value="3.32">
                <text:p>3.32</text:p>
              </table:table-cell>
              <table:table-cell office:value-type="float" office:value="26.9362223748">
                <text:p>26.9362223748</text:p>
              </table:table-cell>
              <table:table-cell office:value-type="float" office:value="2.74049292399">
                <text:p>2.74049292399</text:p>
              </table:table-cell>
              <table:table-cell office:value-type="float" office:value="24.1957294508">
                <text:p>24.1957294508</text:p>
              </table:table-cell>
            </table:table-row>
            <table:table-row>
              <table:table-cell office:value-type="float" office:value="3.33">
                <text:p>3.33</text:p>
              </table:table-cell>
              <table:table-cell office:value-type="float" office:value="26.936222402">
                <text:p>26.936222402</text:p>
              </table:table-cell>
              <table:table-cell office:value-type="float" office:value="2.74049291539">
                <text:p>2.74049291539</text:p>
              </table:table-cell>
              <table:table-cell office:value-type="float" office:value="24.1957294866">
                <text:p>24.1957294866</text:p>
              </table:table-cell>
            </table:table-row>
            <table:table-row>
              <table:table-cell office:value-type="float" office:value="3.34">
                <text:p>3.34</text:p>
              </table:table-cell>
              <table:table-cell office:value-type="float" office:value="26.9362224271">
                <text:p>26.9362224271</text:p>
              </table:table-cell>
              <table:table-cell office:value-type="float" office:value="2.74049291027">
                <text:p>2.74049291027</text:p>
              </table:table-cell>
              <table:table-cell office:value-type="float" office:value="24.1957295169">
                <text:p>24.1957295169</text:p>
              </table:table-cell>
            </table:table-row>
            <table:table-row>
              <table:table-cell office:value-type="float" office:value="3.35">
                <text:p>3.35</text:p>
              </table:table-cell>
              <table:table-cell office:value-type="float" office:value="26.9362224516">
                <text:p>26.9362224516</text:p>
              </table:table-cell>
              <table:table-cell office:value-type="float" office:value="2.74049290839">
                <text:p>2.74049290839</text:p>
              </table:table-cell>
              <table:table-cell office:value-type="float" office:value="24.1957295432">
                <text:p>24.1957295432</text:p>
              </table:table-cell>
            </table:table-row>
            <table:table-row>
              <table:table-cell office:value-type="float" office:value="3.36">
                <text:p>3.36</text:p>
              </table:table-cell>
              <table:table-cell office:value-type="float" office:value="26.9362224735">
                <text:p>26.9362224735</text:p>
              </table:table-cell>
              <table:table-cell office:value-type="float" office:value="2.74049290836">
                <text:p>2.74049290836</text:p>
              </table:table-cell>
              <table:table-cell office:value-type="float" office:value="24.1957295651">
                <text:p>24.1957295651</text:p>
              </table:table-cell>
            </table:table-row>
            <table:table-row>
              <table:table-cell office:value-type="float" office:value="3.37">
                <text:p>3.37</text:p>
              </table:table-cell>
              <table:table-cell office:value-type="float" office:value="26.9362224915">
                <text:p>26.9362224915</text:p>
              </table:table-cell>
              <table:table-cell office:value-type="float" office:value="2.74049291036">
                <text:p>2.74049291036</text:p>
              </table:table-cell>
              <table:table-cell office:value-type="float" office:value="24.1957295811">
                <text:p>24.1957295811</text:p>
              </table:table-cell>
            </table:table-row>
            <table:table-row>
              <table:table-cell office:value-type="float" office:value="3.38">
                <text:p>3.38</text:p>
              </table:table-cell>
              <table:table-cell office:value-type="float" office:value="26.9362225112">
                <text:p>26.9362225112</text:p>
              </table:table-cell>
              <table:table-cell office:value-type="float" office:value="2.74049291418">
                <text:p>2.74049291418</text:p>
              </table:table-cell>
              <table:table-cell office:value-type="float" office:value="24.195729597">
                <text:p>24.195729597</text:p>
              </table:table-cell>
            </table:table-row>
            <table:table-row>
              <table:table-cell office:value-type="float" office:value="3.39">
                <text:p>3.39</text:p>
              </table:table-cell>
              <table:table-cell office:value-type="float" office:value="26.9362225285">
                <text:p>26.9362225285</text:p>
              </table:table-cell>
              <table:table-cell office:value-type="float" office:value="2.74049291935">
                <text:p>2.74049291935</text:p>
              </table:table-cell>
              <table:table-cell office:value-type="float" office:value="24.1957296091">
                <text:p>24.1957296091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26.9362225385">
                <text:p>26.9362225385</text:p>
              </table:table-cell>
              <table:table-cell office:value-type="float" office:value="2.74049292543">
                <text:p>2.74049292543</text:p>
              </table:table-cell>
              <table:table-cell office:value-type="float" office:value="24.195729613">
                <text:p>24.195729613</text:p>
              </table:table-cell>
            </table:table-row>
            <table:table-row>
              <table:table-cell office:value-type="float" office:value="3.41">
                <text:p>3.41</text:p>
              </table:table-cell>
              <table:table-cell office:value-type="float" office:value="26.936222551">
                <text:p>26.936222551</text:p>
              </table:table-cell>
              <table:table-cell office:value-type="float" office:value="2.74049293265">
                <text:p>2.74049293265</text:p>
              </table:table-cell>
              <table:table-cell office:value-type="float" office:value="24.1957296183">
                <text:p>24.1957296183</text:p>
              </table:table-cell>
            </table:table-row>
            <table:table-row>
              <table:table-cell office:value-type="float" office:value="3.42">
                <text:p>3.42</text:p>
              </table:table-cell>
              <table:table-cell office:value-type="float" office:value="26.9362225586">
                <text:p>26.9362225586</text:p>
              </table:table-cell>
              <table:table-cell office:value-type="float" office:value="2.74049294058">
                <text:p>2.74049294058</text:p>
              </table:table-cell>
              <table:table-cell office:value-type="float" office:value="24.195729618">
                <text:p>24.195729618</text:p>
              </table:table-cell>
            </table:table-row>
            <table:table-row>
              <table:table-cell office:value-type="float" office:value="3.43">
                <text:p>3.43</text:p>
              </table:table-cell>
              <table:table-cell office:value-type="float" office:value="26.9362225625">
                <text:p>26.9362225625</text:p>
              </table:table-cell>
              <table:table-cell office:value-type="float" office:value="2.74049294927">
                <text:p>2.74049294927</text:p>
              </table:table-cell>
              <table:table-cell office:value-type="float" office:value="24.1957296132">
                <text:p>24.1957296132</text:p>
              </table:table-cell>
            </table:table-row>
            <table:table-row>
              <table:table-cell office:value-type="float" office:value="3.44">
                <text:p>3.44</text:p>
              </table:table-cell>
              <table:table-cell office:value-type="float" office:value="26.9362225628">
                <text:p>26.9362225628</text:p>
              </table:table-cell>
              <table:table-cell office:value-type="float" office:value="2.74049295871">
                <text:p>2.74049295871</text:p>
              </table:table-cell>
              <table:table-cell office:value-type="float" office:value="24.1957296041">
                <text:p>24.1957296041</text:p>
              </table:table-cell>
            </table:table-row>
            <table:table-row>
              <table:table-cell office:value-type="float" office:value="3.45">
                <text:p>3.45</text:p>
              </table:table-cell>
              <table:table-cell office:value-type="float" office:value="26.9362225608">
                <text:p>26.9362225608</text:p>
              </table:table-cell>
              <table:table-cell office:value-type="float" office:value="2.74049296831">
                <text:p>2.74049296831</text:p>
              </table:table-cell>
              <table:table-cell office:value-type="float" office:value="24.1957295925">
                <text:p>24.1957295925</text:p>
              </table:table-cell>
            </table:table-row>
            <table:table-row>
              <table:table-cell office:value-type="float" office:value="3.46">
                <text:p>3.46</text:p>
              </table:table-cell>
              <table:table-cell office:value-type="float" office:value="26.9362225569">
                <text:p>26.9362225569</text:p>
              </table:table-cell>
              <table:table-cell office:value-type="float" office:value="2.74049297804">
                <text:p>2.74049297804</text:p>
              </table:table-cell>
              <table:table-cell office:value-type="float" office:value="24.1957295789">
                <text:p>24.1957295789</text:p>
              </table:table-cell>
            </table:table-row>
            <table:table-row>
              <table:table-cell office:value-type="float" office:value="3.47">
                <text:p>3.47</text:p>
              </table:table-cell>
              <table:table-cell office:value-type="float" office:value="26.9362225508">
                <text:p>26.9362225508</text:p>
              </table:table-cell>
              <table:table-cell office:value-type="float" office:value="2.74049298894">
                <text:p>2.74049298894</text:p>
              </table:table-cell>
              <table:table-cell office:value-type="float" office:value="24.1957295618">
                <text:p>24.1957295618</text:p>
              </table:table-cell>
            </table:table-row>
            <table:table-row>
              <table:table-cell office:value-type="float" office:value="3.48">
                <text:p>3.48</text:p>
              </table:table-cell>
              <table:table-cell office:value-type="float" office:value="26.9362225432">
                <text:p>26.9362225432</text:p>
              </table:table-cell>
              <table:table-cell office:value-type="float" office:value="2.74049299969">
                <text:p>2.74049299969</text:p>
              </table:table-cell>
              <table:table-cell office:value-type="float" office:value="24.1957295435">
                <text:p>24.1957295435</text:p>
              </table:table-cell>
            </table:table-row>
            <table:table-row>
              <table:table-cell office:value-type="float" office:value="3.49">
                <text:p>3.49</text:p>
              </table:table-cell>
              <table:table-cell office:value-type="float" office:value="26.9362225339">
                <text:p>26.9362225339</text:p>
              </table:table-cell>
              <table:table-cell office:value-type="float" office:value="2.74049301064">
                <text:p>2.74049301064</text:p>
              </table:table-cell>
              <table:table-cell office:value-type="float" office:value="24.1957295233">
                <text:p>24.195729523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4.700892867">
                <text:p>14.700892867</text:p>
              </table:table-cell>
              <table:table-cell office:value-type="float" office:value="1.49901830294">
                <text:p>1.49901830294</text:p>
              </table:table-cell>
              <table:table-cell office:value-type="float" office:value="13.201874564">
                <text:p>13.201874564</text:p>
              </table:table-cell>
            </table:table-row>
            <table:table-row>
              <table:table-cell office:value-type="float" office:value="3.51">
                <text:p>3.51</text:p>
              </table:table-cell>
              <table:table-cell office:value-type="float" office:value="14.7008924187">
                <text:p>14.7008924187</text:p>
              </table:table-cell>
              <table:table-cell office:value-type="float" office:value="1.49901822924">
                <text:p>1.49901822924</text:p>
              </table:table-cell>
              <table:table-cell office:value-type="float" office:value="13.2018741895">
                <text:p>13.2018741895</text:p>
              </table:table-cell>
            </table:table-row>
            <table:table-row>
              <table:table-cell office:value-type="float" office:value="3.52">
                <text:p>3.52</text:p>
              </table:table-cell>
              <table:table-cell office:value-type="float" office:value="14.7008922347">
                <text:p>14.7008922347</text:p>
              </table:table-cell>
              <table:table-cell office:value-type="float" office:value="1.49901819993">
                <text:p>1.49901819993</text:p>
              </table:table-cell>
              <table:table-cell office:value-type="float" office:value="13.2018740348">
                <text:p>13.2018740348</text:p>
              </table:table-cell>
            </table:table-row>
            <table:table-row>
              <table:table-cell office:value-type="float" office:value="3.53">
                <text:p>3.53</text:p>
              </table:table-cell>
              <table:table-cell office:value-type="float" office:value="14.7008921099">
                <text:p>14.7008921099</text:p>
              </table:table-cell>
              <table:table-cell office:value-type="float" office:value="1.4990181808">
                <text:p>1.4990181808</text:p>
              </table:table-cell>
              <table:table-cell office:value-type="float" office:value="13.2018739291">
                <text:p>13.2018739291</text:p>
              </table:table-cell>
            </table:table-row>
            <table:table-row>
              <table:table-cell office:value-type="float" office:value="3.54">
                <text:p>3.54</text:p>
              </table:table-cell>
              <table:table-cell office:value-type="float" office:value="14.7008920147">
                <text:p>14.7008920147</text:p>
              </table:table-cell>
              <table:table-cell office:value-type="float" office:value="1.4990181665">
                <text:p>1.4990181665</text:p>
              </table:table-cell>
              <table:table-cell office:value-type="float" office:value="13.2018738482">
                <text:p>13.2018738482</text:p>
              </table:table-cell>
            </table:table-row>
            <table:table-row>
              <table:table-cell office:value-type="float" office:value="3.55">
                <text:p>3.55</text:p>
              </table:table-cell>
              <table:table-cell office:value-type="float" office:value="14.7008919372">
                <text:p>14.7008919372</text:p>
              </table:table-cell>
              <table:table-cell office:value-type="float" office:value="1.49901815537">
                <text:p>1.49901815537</text:p>
              </table:table-cell>
              <table:table-cell office:value-type="float" office:value="13.2018737818">
                <text:p>13.2018737818</text:p>
              </table:table-cell>
            </table:table-row>
            <table:table-row>
              <table:table-cell office:value-type="float" office:value="3.56">
                <text:p>3.56</text:p>
              </table:table-cell>
              <table:table-cell office:value-type="float" office:value="14.7008918756">
                <text:p>14.7008918756</text:p>
              </table:table-cell>
              <table:table-cell office:value-type="float" office:value="1.49901814688">
                <text:p>1.49901814688</text:p>
              </table:table-cell>
              <table:table-cell office:value-type="float" office:value="13.2018737287">
                <text:p>13.2018737287</text:p>
              </table:table-cell>
            </table:table-row>
            <table:table-row>
              <table:table-cell office:value-type="float" office:value="3.57">
                <text:p>3.57</text:p>
              </table:table-cell>
              <table:table-cell office:value-type="float" office:value="14.700891825">
                <text:p>14.700891825</text:p>
              </table:table-cell>
              <table:table-cell office:value-type="float" office:value="1.49901814001">
                <text:p>1.49901814001</text:p>
              </table:table-cell>
              <table:table-cell office:value-type="float" office:value="13.201873685">
                <text:p>13.201873685</text:p>
              </table:table-cell>
            </table:table-row>
            <table:table-row>
              <table:table-cell office:value-type="float" office:value="3.58">
                <text:p>3.58</text:p>
              </table:table-cell>
              <table:table-cell office:value-type="float" office:value="14.7008917786">
                <text:p>14.7008917786</text:p>
              </table:table-cell>
              <table:table-cell office:value-type="float" office:value="1.49901813348">
                <text:p>1.49901813348</text:p>
              </table:table-cell>
              <table:table-cell office:value-type="float" office:value="13.2018736451">
                <text:p>13.2018736451</text:p>
              </table:table-cell>
            </table:table-row>
            <table:table-row>
              <table:table-cell office:value-type="float" office:value="3.59">
                <text:p>3.59</text:p>
              </table:table-cell>
              <table:table-cell office:value-type="float" office:value="14.7008917388">
                <text:p>14.7008917388</text:p>
              </table:table-cell>
              <table:table-cell office:value-type="float" office:value="1.49901812761">
                <text:p>1.49901812761</text:p>
              </table:table-cell>
              <table:table-cell office:value-type="float" office:value="13.2018736112">
                <text:p>13.2018736112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14.7008917052">
                <text:p>14.7008917052</text:p>
              </table:table-cell>
              <table:table-cell office:value-type="float" office:value="1.49901812282">
                <text:p>1.49901812282</text:p>
              </table:table-cell>
              <table:table-cell office:value-type="float" office:value="13.2018735824">
                <text:p>13.2018735824</text:p>
              </table:table-cell>
            </table:table-row>
            <table:table-row>
              <table:table-cell office:value-type="float" office:value="3.61">
                <text:p>3.61</text:p>
              </table:table-cell>
              <table:table-cell office:value-type="float" office:value="14.700891677">
                <text:p>14.700891677</text:p>
              </table:table-cell>
              <table:table-cell office:value-type="float" office:value="1.49901811845">
                <text:p>1.49901811845</text:p>
              </table:table-cell>
              <table:table-cell office:value-type="float" office:value="13.2018735586">
                <text:p>13.2018735586</text:p>
              </table:table-cell>
            </table:table-row>
            <table:table-row>
              <table:table-cell office:value-type="float" office:value="3.62">
                <text:p>3.62</text:p>
              </table:table-cell>
              <table:table-cell office:value-type="float" office:value="14.7008916524">
                <text:p>14.7008916524</text:p>
              </table:table-cell>
              <table:table-cell office:value-type="float" office:value="1.49901811436">
                <text:p>1.49901811436</text:p>
              </table:table-cell>
              <table:table-cell office:value-type="float" office:value="13.201873538">
                <text:p>13.201873538</text:p>
              </table:table-cell>
            </table:table-row>
            <table:table-row>
              <table:table-cell office:value-type="float" office:value="3.63">
                <text:p>3.63</text:p>
              </table:table-cell>
              <table:table-cell office:value-type="float" office:value="14.7008916315">
                <text:p>14.7008916315</text:p>
              </table:table-cell>
              <table:table-cell office:value-type="float" office:value="1.4990181106">
                <text:p>1.4990181106</text:p>
              </table:table-cell>
              <table:table-cell office:value-type="float" office:value="13.2018735209">
                <text:p>13.2018735209</text:p>
              </table:table-cell>
            </table:table-row>
            <table:table-row>
              <table:table-cell office:value-type="float" office:value="3.64">
                <text:p>3.64</text:p>
              </table:table-cell>
              <table:table-cell office:value-type="float" office:value="14.7008916155">
                <text:p>14.7008916155</text:p>
              </table:table-cell>
              <table:table-cell office:value-type="float" office:value="1.49901810747">
                <text:p>1.49901810747</text:p>
              </table:table-cell>
              <table:table-cell office:value-type="float" office:value="13.201873508">
                <text:p>13.201873508</text:p>
              </table:table-cell>
            </table:table-row>
            <table:table-row>
              <table:table-cell office:value-type="float" office:value="3.65">
                <text:p>3.65</text:p>
              </table:table-cell>
              <table:table-cell office:value-type="float" office:value="14.7008916025">
                <text:p>14.7008916025</text:p>
              </table:table-cell>
              <table:table-cell office:value-type="float" office:value="1.49901810441">
                <text:p>1.49901810441</text:p>
              </table:table-cell>
              <table:table-cell office:value-type="float" office:value="13.2018734981">
                <text:p>13.2018734981</text:p>
              </table:table-cell>
            </table:table-row>
            <table:table-row>
              <table:table-cell office:value-type="float" office:value="3.66">
                <text:p>3.66</text:p>
              </table:table-cell>
              <table:table-cell office:value-type="float" office:value="14.7008915931">
                <text:p>14.7008915931</text:p>
              </table:table-cell>
              <table:table-cell office:value-type="float" office:value="1.49901810136">
                <text:p>1.49901810136</text:p>
              </table:table-cell>
              <table:table-cell office:value-type="float" office:value="13.2018734917">
                <text:p>13.2018734917</text:p>
              </table:table-cell>
            </table:table-row>
            <table:table-row>
              <table:table-cell office:value-type="float" office:value="3.67">
                <text:p>3.67</text:p>
              </table:table-cell>
              <table:table-cell office:value-type="float" office:value="14.7008915872">
                <text:p>14.7008915872</text:p>
              </table:table-cell>
              <table:table-cell office:value-type="float" office:value="1.49901809889">
                <text:p>1.49901809889</text:p>
              </table:table-cell>
              <table:table-cell office:value-type="float" office:value="13.2018734883">
                <text:p>13.2018734883</text:p>
              </table:table-cell>
            </table:table-row>
            <table:table-row>
              <table:table-cell office:value-type="float" office:value="3.68">
                <text:p>3.68</text:p>
              </table:table-cell>
              <table:table-cell office:value-type="float" office:value="14.7008915837">
                <text:p>14.7008915837</text:p>
              </table:table-cell>
              <table:table-cell office:value-type="float" office:value="1.49901809665">
                <text:p>1.49901809665</text:p>
              </table:table-cell>
              <table:table-cell office:value-type="float" office:value="13.201873487">
                <text:p>13.201873487</text:p>
              </table:table-cell>
            </table:table-row>
            <table:table-row>
              <table:table-cell office:value-type="float" office:value="3.69">
                <text:p>3.69</text:p>
              </table:table-cell>
              <table:table-cell office:value-type="float" office:value="14.7008915816">
                <text:p>14.7008915816</text:p>
              </table:table-cell>
              <table:table-cell office:value-type="float" office:value="1.4990180947">
                <text:p>1.4990180947</text:p>
              </table:table-cell>
              <table:table-cell office:value-type="float" office:value="13.2018734869">
                <text:p>13.2018734869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14.700891583">
                <text:p>14.700891583</text:p>
              </table:table-cell>
              <table:table-cell office:value-type="float" office:value="1.49901809292">
                <text:p>1.49901809292</text:p>
              </table:table-cell>
              <table:table-cell office:value-type="float" office:value="13.2018734901">
                <text:p>13.2018734901</text:p>
              </table:table-cell>
            </table:table-row>
            <table:table-row>
              <table:table-cell office:value-type="float" office:value="3.71">
                <text:p>3.71</text:p>
              </table:table-cell>
              <table:table-cell office:value-type="float" office:value="14.7008915846">
                <text:p>14.7008915846</text:p>
              </table:table-cell>
              <table:table-cell office:value-type="float" office:value="1.49901809132">
                <text:p>1.49901809132</text:p>
              </table:table-cell>
              <table:table-cell office:value-type="float" office:value="13.2018734933">
                <text:p>13.2018734933</text:p>
              </table:table-cell>
            </table:table-row>
            <table:table-row>
              <table:table-cell office:value-type="float" office:value="3.72">
                <text:p>3.72</text:p>
              </table:table-cell>
              <table:table-cell office:value-type="float" office:value="14.7008915891">
                <text:p>14.7008915891</text:p>
              </table:table-cell>
              <table:table-cell office:value-type="float" office:value="1.49901808992">
                <text:p>1.49901808992</text:p>
              </table:table-cell>
              <table:table-cell office:value-type="float" office:value="13.2018734992">
                <text:p>13.2018734992</text:p>
              </table:table-cell>
            </table:table-row>
            <table:table-row>
              <table:table-cell office:value-type="float" office:value="3.73">
                <text:p>3.73</text:p>
              </table:table-cell>
              <table:table-cell office:value-type="float" office:value="14.7008915925">
                <text:p>14.7008915925</text:p>
              </table:table-cell>
              <table:table-cell office:value-type="float" office:value="1.49901808862">
                <text:p>1.49901808862</text:p>
              </table:table-cell>
              <table:table-cell office:value-type="float" office:value="13.2018735038">
                <text:p>13.2018735038</text:p>
              </table:table-cell>
            </table:table-row>
            <table:table-row>
              <table:table-cell office:value-type="float" office:value="3.74">
                <text:p>3.74</text:p>
              </table:table-cell>
              <table:table-cell office:value-type="float" office:value="14.7008915974">
                <text:p>14.7008915974</text:p>
              </table:table-cell>
              <table:table-cell office:value-type="float" office:value="1.49901808749">
                <text:p>1.49901808749</text:p>
              </table:table-cell>
              <table:table-cell office:value-type="float" office:value="13.2018735099">
                <text:p>13.2018735099</text:p>
              </table:table-cell>
            </table:table-row>
            <table:table-row>
              <table:table-cell office:value-type="float" office:value="3.75">
                <text:p>3.75</text:p>
              </table:table-cell>
              <table:table-cell office:value-type="float" office:value="14.7008916017">
                <text:p>14.7008916017</text:p>
              </table:table-cell>
              <table:table-cell office:value-type="float" office:value="1.49901808641">
                <text:p>1.49901808641</text:p>
              </table:table-cell>
              <table:table-cell office:value-type="float" office:value="13.2018735153">
                <text:p>13.2018735153</text:p>
              </table:table-cell>
            </table:table-row>
            <table:table-row>
              <table:table-cell office:value-type="float" office:value="3.76">
                <text:p>3.76</text:p>
              </table:table-cell>
              <table:table-cell office:value-type="float" office:value="26.0250366817">
                <text:p>26.0250366817</text:p>
              </table:table-cell>
              <table:table-cell office:value-type="float" office:value="2.28490097773">
                <text:p>2.28490097773</text:p>
              </table:table-cell>
              <table:table-cell office:value-type="float" office:value="23.740135704">
                <text:p>23.740135704</text:p>
              </table:table-cell>
            </table:table-row>
            <table:table-row>
              <table:table-cell office:value-type="float" office:value="3.77">
                <text:p>3.77</text:p>
              </table:table-cell>
              <table:table-cell office:value-type="float" office:value="26.0250364978">
                <text:p>26.0250364978</text:p>
              </table:table-cell>
              <table:table-cell office:value-type="float" office:value="2.28490091218">
                <text:p>2.28490091218</text:p>
              </table:table-cell>
              <table:table-cell office:value-type="float" office:value="23.7401355856">
                <text:p>23.7401355856</text:p>
              </table:table-cell>
            </table:table-row>
            <table:table-row>
              <table:table-cell office:value-type="float" office:value="3.78">
                <text:p>3.78</text:p>
              </table:table-cell>
              <table:table-cell office:value-type="float" office:value="26.0250363774">
                <text:p>26.0250363774</text:p>
              </table:table-cell>
              <table:table-cell office:value-type="float" office:value="2.28490086996">
                <text:p>2.28490086996</text:p>
              </table:table-cell>
              <table:table-cell office:value-type="float" office:value="23.7401355075">
                <text:p>23.7401355075</text:p>
              </table:table-cell>
            </table:table-row>
            <table:table-row>
              <table:table-cell office:value-type="float" office:value="3.79">
                <text:p>3.79</text:p>
              </table:table-cell>
              <table:table-cell office:value-type="float" office:value="26.025036275">
                <text:p>26.025036275</text:p>
              </table:table-cell>
              <table:table-cell office:value-type="float" office:value="2.28490083624">
                <text:p>2.28490083624</text:p>
              </table:table-cell>
              <table:table-cell office:value-type="float" office:value="23.7401354388">
                <text:p>23.7401354388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26.0250361835">
                <text:p>26.0250361835</text:p>
              </table:table-cell>
              <table:table-cell office:value-type="float" office:value="2.28490080637">
                <text:p>2.28490080637</text:p>
              </table:table-cell>
              <table:table-cell office:value-type="float" office:value="23.7401353771">
                <text:p>23.7401353771</text:p>
              </table:table-cell>
            </table:table-row>
            <table:table-row>
              <table:table-cell office:value-type="float" office:value="3.81">
                <text:p>3.81</text:p>
              </table:table-cell>
              <table:table-cell office:value-type="float" office:value="26.0250361039">
                <text:p>26.0250361039</text:p>
              </table:table-cell>
              <table:table-cell office:value-type="float" office:value="2.28490078089">
                <text:p>2.28490078089</text:p>
              </table:table-cell>
              <table:table-cell office:value-type="float" office:value="23.740135323">
                <text:p>23.740135323</text:p>
              </table:table-cell>
            </table:table-row>
            <table:table-row>
              <table:table-cell office:value-type="float" office:value="3.82">
                <text:p>3.82</text:p>
              </table:table-cell>
              <table:table-cell office:value-type="float" office:value="26.0250360256">
                <text:p>26.0250360256</text:p>
              </table:table-cell>
              <table:table-cell office:value-type="float" office:value="2.28490075727">
                <text:p>2.28490075727</text:p>
              </table:table-cell>
              <table:table-cell office:value-type="float" office:value="23.7401352684">
                <text:p>23.7401352684</text:p>
              </table:table-cell>
            </table:table-row>
            <table:table-row>
              <table:table-cell office:value-type="float" office:value="3.83">
                <text:p>3.83</text:p>
              </table:table-cell>
              <table:table-cell office:value-type="float" office:value="26.0250359632">
                <text:p>26.0250359632</text:p>
              </table:table-cell>
              <table:table-cell office:value-type="float" office:value="2.28490073786">
                <text:p>2.28490073786</text:p>
              </table:table-cell>
              <table:table-cell office:value-type="float" office:value="23.7401352253">
                <text:p>23.7401352253</text:p>
              </table:table-cell>
            </table:table-row>
            <table:table-row>
              <table:table-cell office:value-type="float" office:value="3.84">
                <text:p>3.84</text:p>
              </table:table-cell>
              <table:table-cell office:value-type="float" office:value="26.025035904">
                <text:p>26.025035904</text:p>
              </table:table-cell>
              <table:table-cell office:value-type="float" office:value="2.2849007196">
                <text:p>2.2849007196</text:p>
              </table:table-cell>
              <table:table-cell office:value-type="float" office:value="23.7401351844">
                <text:p>23.7401351844</text:p>
              </table:table-cell>
            </table:table-row>
            <table:table-row>
              <table:table-cell office:value-type="float" office:value="3.85">
                <text:p>3.85</text:p>
              </table:table-cell>
              <table:table-cell office:value-type="float" office:value="26.025035852">
                <text:p>26.025035852</text:p>
              </table:table-cell>
              <table:table-cell office:value-type="float" office:value="2.28490070338">
                <text:p>2.28490070338</text:p>
              </table:table-cell>
              <table:table-cell office:value-type="float" office:value="23.7401351486">
                <text:p>23.7401351486</text:p>
              </table:table-cell>
            </table:table-row>
            <table:table-row>
              <table:table-cell office:value-type="float" office:value="3.86">
                <text:p>3.86</text:p>
              </table:table-cell>
              <table:table-cell office:value-type="float" office:value="26.0250358009">
                <text:p>26.0250358009</text:p>
              </table:table-cell>
              <table:table-cell office:value-type="float" office:value="2.28490068859">
                <text:p>2.28490068859</text:p>
              </table:table-cell>
              <table:table-cell office:value-type="float" office:value="23.7401351123">
                <text:p>23.7401351123</text:p>
              </table:table-cell>
            </table:table-row>
            <table:table-row>
              <table:table-cell office:value-type="float" office:value="3.87">
                <text:p>3.87</text:p>
              </table:table-cell>
              <table:table-cell office:value-type="float" office:value="26.0250357571">
                <text:p>26.0250357571</text:p>
              </table:table-cell>
              <table:table-cell office:value-type="float" office:value="2.28490067557">
                <text:p>2.28490067557</text:p>
              </table:table-cell>
              <table:table-cell office:value-type="float" office:value="23.7401350815">
                <text:p>23.7401350815</text:p>
              </table:table-cell>
            </table:table-row>
            <table:table-row>
              <table:table-cell office:value-type="float" office:value="3.88">
                <text:p>3.88</text:p>
              </table:table-cell>
              <table:table-cell office:value-type="float" office:value="26.0250357169">
                <text:p>26.0250357169</text:p>
              </table:table-cell>
              <table:table-cell office:value-type="float" office:value="2.28490066291">
                <text:p>2.28490066291</text:p>
              </table:table-cell>
              <table:table-cell office:value-type="float" office:value="23.740135054">
                <text:p>23.740135054</text:p>
              </table:table-cell>
            </table:table-row>
            <table:table-row>
              <table:table-cell office:value-type="float" office:value="3.89">
                <text:p>3.89</text:p>
              </table:table-cell>
              <table:table-cell office:value-type="float" office:value="26.0250356794">
                <text:p>26.0250356794</text:p>
              </table:table-cell>
              <table:table-cell office:value-type="float" office:value="2.28490065211">
                <text:p>2.28490065211</text:p>
              </table:table-cell>
              <table:table-cell office:value-type="float" office:value="23.7401350273">
                <text:p>23.7401350273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26.0250356436">
                <text:p>26.0250356436</text:p>
              </table:table-cell>
              <table:table-cell office:value-type="float" office:value="2.28490064289">
                <text:p>2.28490064289</text:p>
              </table:table-cell>
              <table:table-cell office:value-type="float" office:value="23.7401350007">
                <text:p>23.7401350007</text:p>
              </table:table-cell>
            </table:table-row>
            <table:table-row>
              <table:table-cell office:value-type="float" office:value="3.91">
                <text:p>3.91</text:p>
              </table:table-cell>
              <table:table-cell office:value-type="float" office:value="26.0250356106">
                <text:p>26.0250356106</text:p>
              </table:table-cell>
              <table:table-cell office:value-type="float" office:value="2.28490063419">
                <text:p>2.28490063419</text:p>
              </table:table-cell>
              <table:table-cell office:value-type="float" office:value="23.7401349764">
                <text:p>23.7401349764</text:p>
              </table:table-cell>
            </table:table-row>
            <table:table-row>
              <table:table-cell office:value-type="float" office:value="3.92">
                <text:p>3.92</text:p>
              </table:table-cell>
              <table:table-cell office:value-type="float" office:value="26.025035579">
                <text:p>26.025035579</text:p>
              </table:table-cell>
              <table:table-cell office:value-type="float" office:value="2.28490062586">
                <text:p>2.28490062586</text:p>
              </table:table-cell>
              <table:table-cell office:value-type="float" office:value="23.7401349532">
                <text:p>23.7401349532</text:p>
              </table:table-cell>
            </table:table-row>
            <table:table-row>
              <table:table-cell office:value-type="float" office:value="3.93">
                <text:p>3.93</text:p>
              </table:table-cell>
              <table:table-cell office:value-type="float" office:value="26.0250355509">
                <text:p>26.0250355509</text:p>
              </table:table-cell>
              <table:table-cell office:value-type="float" office:value="2.28490061881">
                <text:p>2.28490061881</text:p>
              </table:table-cell>
              <table:table-cell office:value-type="float" office:value="23.7401349321">
                <text:p>23.7401349321</text:p>
              </table:table-cell>
            </table:table-row>
            <table:table-row>
              <table:table-cell office:value-type="float" office:value="3.94">
                <text:p>3.94</text:p>
              </table:table-cell>
              <table:table-cell office:value-type="float" office:value="26.0250355267">
                <text:p>26.0250355267</text:p>
              </table:table-cell>
              <table:table-cell office:value-type="float" office:value="2.28490061219">
                <text:p>2.28490061219</text:p>
              </table:table-cell>
              <table:table-cell office:value-type="float" office:value="23.7401349145">
                <text:p>23.7401349145</text:p>
              </table:table-cell>
            </table:table-row>
            <table:table-row>
              <table:table-cell office:value-type="float" office:value="3.95">
                <text:p>3.95</text:p>
              </table:table-cell>
              <table:table-cell office:value-type="float" office:value="26.0250355022">
                <text:p>26.0250355022</text:p>
              </table:table-cell>
              <table:table-cell office:value-type="float" office:value="2.28490060624">
                <text:p>2.28490060624</text:p>
              </table:table-cell>
              <table:table-cell office:value-type="float" office:value="23.7401348959">
                <text:p>23.7401348959</text:p>
              </table:table-cell>
            </table:table-row>
            <table:table-row>
              <table:table-cell office:value-type="float" office:value="3.96">
                <text:p>3.96</text:p>
              </table:table-cell>
              <table:table-cell office:value-type="float" office:value="26.0250354808">
                <text:p>26.0250354808</text:p>
              </table:table-cell>
              <table:table-cell office:value-type="float" office:value="2.28490060106">
                <text:p>2.28490060106</text:p>
              </table:table-cell>
              <table:table-cell office:value-type="float" office:value="23.7401348797">
                <text:p>23.7401348797</text:p>
              </table:table-cell>
            </table:table-row>
            <table:table-row>
              <table:table-cell office:value-type="float" office:value="3.97">
                <text:p>3.97</text:p>
              </table:table-cell>
              <table:table-cell office:value-type="float" office:value="26.02503546">
                <text:p>26.02503546</text:p>
              </table:table-cell>
              <table:table-cell office:value-type="float" office:value="2.28490059636">
                <text:p>2.28490059636</text:p>
              </table:table-cell>
              <table:table-cell office:value-type="float" office:value="23.7401348637">
                <text:p>23.7401348637</text:p>
              </table:table-cell>
            </table:table-row>
            <table:table-row>
              <table:table-cell office:value-type="float" office:value="3.98">
                <text:p>3.98</text:p>
              </table:table-cell>
              <table:table-cell office:value-type="float" office:value="26.0250354419">
                <text:p>26.0250354419</text:p>
              </table:table-cell>
              <table:table-cell office:value-type="float" office:value="2.28490059205">
                <text:p>2.28490059205</text:p>
              </table:table-cell>
              <table:table-cell office:value-type="float" office:value="23.7401348499">
                <text:p>23.7401348499</text:p>
              </table:table-cell>
            </table:table-row>
            <table:table-row>
              <table:table-cell office:value-type="float" office:value="3.99">
                <text:p>3.99</text:p>
              </table:table-cell>
              <table:table-cell office:value-type="float" office:value="26.0250354246">
                <text:p>26.0250354246</text:p>
              </table:table-cell>
              <table:table-cell office:value-type="float" office:value="2.28490058857">
                <text:p>2.28490058857</text:p>
              </table:table-cell>
              <table:table-cell office:value-type="float" office:value="23.740134836">
                <text:p>23.7401348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.5043011953">
                <text:p>14.5043011953</text:p>
              </table:table-cell>
              <table:table-cell office:value-type="float" office:value="1.40072307761">
                <text:p>1.40072307761</text:p>
              </table:table-cell>
              <table:table-cell office:value-type="float" office:value="13.1035781176">
                <text:p>13.1035781176</text:p>
              </table:table-cell>
            </table:table-row>
            <table:table-row>
              <table:table-cell office:value-type="float" office:value="4.01">
                <text:p>4.01</text:p>
              </table:table-cell>
              <table:table-cell office:value-type="float" office:value="14.5043008183">
                <text:p>14.5043008183</text:p>
              </table:table-cell>
              <table:table-cell office:value-type="float" office:value="1.40072300641">
                <text:p>1.40072300641</text:p>
              </table:table-cell>
              <table:table-cell office:value-type="float" office:value="13.1035778119">
                <text:p>13.1035778119</text:p>
              </table:table-cell>
            </table:table-row>
            <table:table-row>
              <table:table-cell office:value-type="float" office:value="4.02">
                <text:p>4.02</text:p>
              </table:table-cell>
              <table:table-cell office:value-type="float" office:value="14.5043006684">
                <text:p>14.5043006684</text:p>
              </table:table-cell>
              <table:table-cell office:value-type="float" office:value="1.40072297393">
                <text:p>1.40072297393</text:p>
              </table:table-cell>
              <table:table-cell office:value-type="float" office:value="13.1035776944">
                <text:p>13.1035776944</text:p>
              </table:table-cell>
            </table:table-row>
            <table:table-row>
              <table:table-cell office:value-type="float" office:value="4.03">
                <text:p>4.03</text:p>
              </table:table-cell>
              <table:table-cell office:value-type="float" office:value="14.5043005604">
                <text:p>14.5043005604</text:p>
              </table:table-cell>
              <table:table-cell office:value-type="float" office:value="1.40072294987">
                <text:p>1.40072294987</text:p>
              </table:table-cell>
              <table:table-cell office:value-type="float" office:value="13.1035776105">
                <text:p>13.1035776105</text:p>
              </table:table-cell>
            </table:table-row>
            <table:table-row>
              <table:table-cell office:value-type="float" office:value="4.04">
                <text:p>4.04</text:p>
              </table:table-cell>
              <table:table-cell office:value-type="float" office:value="14.5043004717">
                <text:p>14.5043004717</text:p>
              </table:table-cell>
              <table:table-cell office:value-type="float" office:value="1.40072292976">
                <text:p>1.40072292976</text:p>
              </table:table-cell>
              <table:table-cell office:value-type="float" office:value="13.1035775419">
                <text:p>13.1035775419</text:p>
              </table:table-cell>
            </table:table-row>
            <table:table-row>
              <table:table-cell office:value-type="float" office:value="4.05">
                <text:p>4.05</text:p>
              </table:table-cell>
              <table:table-cell office:value-type="float" office:value="14.5043003979">
                <text:p>14.5043003979</text:p>
              </table:table-cell>
              <table:table-cell office:value-type="float" office:value="1.40072291253">
                <text:p>1.40072291253</text:p>
              </table:table-cell>
              <table:table-cell office:value-type="float" office:value="13.1035774854">
                <text:p>13.1035774854</text:p>
              </table:table-cell>
            </table:table-row>
            <table:table-row>
              <table:table-cell office:value-type="float" office:value="4.06">
                <text:p>4.06</text:p>
              </table:table-cell>
              <table:table-cell office:value-type="float" office:value="14.5043003339">
                <text:p>14.5043003339</text:p>
              </table:table-cell>
              <table:table-cell office:value-type="float" office:value="1.40072289718">
                <text:p>1.40072289718</text:p>
              </table:table-cell>
              <table:table-cell office:value-type="float" office:value="13.1035774367">
                <text:p>13.1035774367</text:p>
              </table:table-cell>
            </table:table-row>
            <table:table-row>
              <table:table-cell office:value-type="float" office:value="4.07">
                <text:p>4.07</text:p>
              </table:table-cell>
              <table:table-cell office:value-type="float" office:value="14.5043002797">
                <text:p>14.5043002797</text:p>
              </table:table-cell>
              <table:table-cell office:value-type="float" office:value="1.40072288405">
                <text:p>1.40072288405</text:p>
              </table:table-cell>
              <table:table-cell office:value-type="float" office:value="13.1035773956">
                <text:p>13.1035773956</text:p>
              </table:table-cell>
            </table:table-row>
            <table:table-row>
              <table:table-cell office:value-type="float" office:value="4.08">
                <text:p>4.08</text:p>
              </table:table-cell>
              <table:table-cell office:value-type="float" office:value="14.5043002331">
                <text:p>14.5043002331</text:p>
              </table:table-cell>
              <table:table-cell office:value-type="float" office:value="1.40072287218">
                <text:p>1.40072287218</text:p>
              </table:table-cell>
              <table:table-cell office:value-type="float" office:value="13.1035773609">
                <text:p>13.1035773609</text:p>
              </table:table-cell>
            </table:table-row>
            <table:table-row>
              <table:table-cell office:value-type="float" office:value="4.09">
                <text:p>4.09</text:p>
              </table:table-cell>
              <table:table-cell office:value-type="float" office:value="14.5043001938">
                <text:p>14.5043001938</text:p>
              </table:table-cell>
              <table:table-cell office:value-type="float" office:value="1.40072286196">
                <text:p>1.40072286196</text:p>
              </table:table-cell>
              <table:table-cell office:value-type="float" office:value="13.1035773318">
                <text:p>13.1035773318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14.5043001589">
                <text:p>14.5043001589</text:p>
              </table:table-cell>
              <table:table-cell office:value-type="float" office:value="1.40072285251">
                <text:p>1.40072285251</text:p>
              </table:table-cell>
              <table:table-cell office:value-type="float" office:value="13.1035773064">
                <text:p>13.1035773064</text:p>
              </table:table-cell>
            </table:table-row>
            <table:table-row>
              <table:table-cell office:value-type="float" office:value="4.11">
                <text:p>4.11</text:p>
              </table:table-cell>
              <table:table-cell office:value-type="float" office:value="14.5043001302">
                <text:p>14.5043001302</text:p>
              </table:table-cell>
              <table:table-cell office:value-type="float" office:value="1.40072284422">
                <text:p>1.40072284422</text:p>
              </table:table-cell>
              <table:table-cell office:value-type="float" office:value="13.1035772859">
                <text:p>13.1035772859</text:p>
              </table:table-cell>
            </table:table-row>
            <table:table-row>
              <table:table-cell office:value-type="float" office:value="4.12">
                <text:p>4.12</text:p>
              </table:table-cell>
              <table:table-cell office:value-type="float" office:value="14.5043001045">
                <text:p>14.5043001045</text:p>
              </table:table-cell>
              <table:table-cell office:value-type="float" office:value="1.40072283669">
                <text:p>1.40072283669</text:p>
              </table:table-cell>
              <table:table-cell office:value-type="float" office:value="13.1035772678">
                <text:p>13.1035772678</text:p>
              </table:table-cell>
            </table:table-row>
            <table:table-row>
              <table:table-cell office:value-type="float" office:value="4.13">
                <text:p>4.13</text:p>
              </table:table-cell>
              <table:table-cell office:value-type="float" office:value="14.5043000835">
                <text:p>14.5043000835</text:p>
              </table:table-cell>
              <table:table-cell office:value-type="float" office:value="1.40072283002">
                <text:p>1.40072283002</text:p>
              </table:table-cell>
              <table:table-cell office:value-type="float" office:value="13.1035772535">
                <text:p>13.1035772535</text:p>
              </table:table-cell>
            </table:table-row>
            <table:table-row>
              <table:table-cell office:value-type="float" office:value="4.14">
                <text:p>4.14</text:p>
              </table:table-cell>
              <table:table-cell office:value-type="float" office:value="14.5043000646">
                <text:p>14.5043000646</text:p>
              </table:table-cell>
              <table:table-cell office:value-type="float" office:value="1.40072282403">
                <text:p>1.40072282403</text:p>
              </table:table-cell>
              <table:table-cell office:value-type="float" office:value="13.1035772405">
                <text:p>13.1035772405</text:p>
              </table:table-cell>
            </table:table-row>
            <table:table-row>
              <table:table-cell office:value-type="float" office:value="4.15">
                <text:p>4.15</text:p>
              </table:table-cell>
              <table:table-cell office:value-type="float" office:value="14.5043000488">
                <text:p>14.5043000488</text:p>
              </table:table-cell>
              <table:table-cell office:value-type="float" office:value="1.40072281861">
                <text:p>1.40072281861</text:p>
              </table:table-cell>
              <table:table-cell office:value-type="float" office:value="13.1035772301">
                <text:p>13.1035772301</text:p>
              </table:table-cell>
            </table:table-row>
            <table:table-row>
              <table:table-cell office:value-type="float" office:value="4.16">
                <text:p>4.16</text:p>
              </table:table-cell>
              <table:table-cell office:value-type="float" office:value="14.504300034">
                <text:p>14.504300034</text:p>
              </table:table-cell>
              <table:table-cell office:value-type="float" office:value="1.40072281334">
                <text:p>1.40072281334</text:p>
              </table:table-cell>
              <table:table-cell office:value-type="float" office:value="13.1035772206">
                <text:p>13.1035772206</text:p>
              </table:table-cell>
            </table:table-row>
            <table:table-row>
              <table:table-cell office:value-type="float" office:value="4.17">
                <text:p>4.17</text:p>
              </table:table-cell>
              <table:table-cell office:value-type="float" office:value="14.5043000243">
                <text:p>14.5043000243</text:p>
              </table:table-cell>
              <table:table-cell office:value-type="float" office:value="1.40072280944">
                <text:p>1.40072280944</text:p>
              </table:table-cell>
              <table:table-cell office:value-type="float" office:value="13.1035772149">
                <text:p>13.1035772149</text:p>
              </table:table-cell>
            </table:table-row>
            <table:table-row>
              <table:table-cell office:value-type="float" office:value="4.18">
                <text:p>4.18</text:p>
              </table:table-cell>
              <table:table-cell office:value-type="float" office:value="14.504300015">
                <text:p>14.504300015</text:p>
              </table:table-cell>
              <table:table-cell office:value-type="float" office:value="1.40072280552">
                <text:p>1.40072280552</text:p>
              </table:table-cell>
              <table:table-cell office:value-type="float" office:value="13.1035772095">
                <text:p>13.1035772095</text:p>
              </table:table-cell>
            </table:table-row>
            <table:table-row>
              <table:table-cell office:value-type="float" office:value="4.19">
                <text:p>4.19</text:p>
              </table:table-cell>
              <table:table-cell office:value-type="float" office:value="14.5043000074">
                <text:p>14.5043000074</text:p>
              </table:table-cell>
              <table:table-cell office:value-type="float" office:value="1.40072280175">
                <text:p>1.40072280175</text:p>
              </table:table-cell>
              <table:table-cell office:value-type="float" office:value="13.1035772056">
                <text:p>13.1035772056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14.5043000013">
                <text:p>14.5043000013</text:p>
              </table:table-cell>
              <table:table-cell office:value-type="float" office:value="1.4007227985">
                <text:p>1.4007227985</text:p>
              </table:table-cell>
              <table:table-cell office:value-type="float" office:value="13.1035772028">
                <text:p>13.1035772028</text:p>
              </table:table-cell>
            </table:table-row>
            <table:table-row>
              <table:table-cell office:value-type="float" office:value="4.21">
                <text:p>4.21</text:p>
              </table:table-cell>
              <table:table-cell office:value-type="float" office:value="14.5042999969">
                <text:p>14.5042999969</text:p>
              </table:table-cell>
              <table:table-cell office:value-type="float" office:value="1.40072279578">
                <text:p>1.40072279578</text:p>
              </table:table-cell>
              <table:table-cell office:value-type="float" office:value="13.1035772011">
                <text:p>13.1035772011</text:p>
              </table:table-cell>
            </table:table-row>
            <table:table-row>
              <table:table-cell office:value-type="float" office:value="4.22">
                <text:p>4.22</text:p>
              </table:table-cell>
              <table:table-cell office:value-type="float" office:value="14.5042999935">
                <text:p>14.5042999935</text:p>
              </table:table-cell>
              <table:table-cell office:value-type="float" office:value="1.40072279323">
                <text:p>1.40072279323</text:p>
              </table:table-cell>
              <table:table-cell office:value-type="float" office:value="13.1035772002">
                <text:p>13.1035772002</text:p>
              </table:table-cell>
            </table:table-row>
            <table:table-row>
              <table:table-cell office:value-type="float" office:value="4.23">
                <text:p>4.23</text:p>
              </table:table-cell>
              <table:table-cell office:value-type="float" office:value="14.504299991">
                <text:p>14.504299991</text:p>
              </table:table-cell>
              <table:table-cell office:value-type="float" office:value="1.4007227911">
                <text:p>1.4007227911</text:p>
              </table:table-cell>
              <table:table-cell office:value-type="float" office:value="13.1035771999">
                <text:p>13.1035771999</text:p>
              </table:table-cell>
            </table:table-row>
            <table:table-row>
              <table:table-cell office:value-type="float" office:value="4.24">
                <text:p>4.24</text:p>
              </table:table-cell>
              <table:table-cell office:value-type="float" office:value="14.5042999903">
                <text:p>14.5042999903</text:p>
              </table:table-cell>
              <table:table-cell office:value-type="float" office:value="1.4007227893">
                <text:p>1.4007227893</text:p>
              </table:table-cell>
              <table:table-cell office:value-type="float" office:value="13.103577201">
                <text:p>13.103577201</text:p>
              </table:table-cell>
            </table:table-row>
            <table:table-row>
              <table:table-cell office:value-type="float" office:value="4.25">
                <text:p>4.25</text:p>
              </table:table-cell>
              <table:table-cell office:value-type="float" office:value="14.5042999905">
                <text:p>14.5042999905</text:p>
              </table:table-cell>
              <table:table-cell office:value-type="float" office:value="1.40072278753">
                <text:p>1.40072278753</text:p>
              </table:table-cell>
              <table:table-cell office:value-type="float" office:value="13.103577203">
                <text:p>13.103577203</text:p>
              </table:table-cell>
            </table:table-row>
            <table:table-row>
              <table:table-cell office:value-type="float" office:value="4.26">
                <text:p>4.26</text:p>
              </table:table-cell>
              <table:table-cell office:value-type="float" office:value="25.1625193381">
                <text:p>25.1625193381</text:p>
              </table:table-cell>
              <table:table-cell office:value-type="float" office:value="1.85364327916">
                <text:p>1.85364327916</text:p>
              </table:table-cell>
              <table:table-cell office:value-type="float" office:value="23.3088760589">
                <text:p>23.3088760589</text:p>
              </table:table-cell>
            </table:table-row>
            <table:table-row>
              <table:table-cell office:value-type="float" office:value="4.27">
                <text:p>4.27</text:p>
              </table:table-cell>
              <table:table-cell office:value-type="float" office:value="25.1625192133">
                <text:p>25.1625192133</text:p>
              </table:table-cell>
              <table:table-cell office:value-type="float" office:value="1.85364322818">
                <text:p>1.85364322818</text:p>
              </table:table-cell>
              <table:table-cell office:value-type="float" office:value="23.3088759852">
                <text:p>23.3088759852</text:p>
              </table:table-cell>
            </table:table-row>
            <table:table-row>
              <table:table-cell office:value-type="float" office:value="4.28">
                <text:p>4.28</text:p>
              </table:table-cell>
              <table:table-cell office:value-type="float" office:value="25.1625191658">
                <text:p>25.1625191658</text:p>
              </table:table-cell>
              <table:table-cell office:value-type="float" office:value="1.85364319182">
                <text:p>1.85364319182</text:p>
              </table:table-cell>
              <table:table-cell office:value-type="float" office:value="23.308875974">
                <text:p>23.308875974</text:p>
              </table:table-cell>
            </table:table-row>
            <table:table-row>
              <table:table-cell office:value-type="float" office:value="4.29">
                <text:p>4.29</text:p>
              </table:table-cell>
              <table:table-cell office:value-type="float" office:value="25.1625191384">
                <text:p>25.1625191384</text:p>
              </table:table-cell>
              <table:table-cell office:value-type="float" office:value="1.85364316339">
                <text:p>1.85364316339</text:p>
              </table:table-cell>
              <table:table-cell office:value-type="float" office:value="23.308875975">
                <text:p>23.308875975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25.1625191193">
                <text:p>25.1625191193</text:p>
              </table:table-cell>
              <table:table-cell office:value-type="float" office:value="1.85364313918">
                <text:p>1.85364313918</text:p>
              </table:table-cell>
              <table:table-cell office:value-type="float" office:value="23.3088759801">
                <text:p>23.3088759801</text:p>
              </table:table-cell>
            </table:table-row>
            <table:table-row>
              <table:table-cell office:value-type="float" office:value="4.31">
                <text:p>4.31</text:p>
              </table:table-cell>
              <table:table-cell office:value-type="float" office:value="25.1625191077">
                <text:p>25.1625191077</text:p>
              </table:table-cell>
              <table:table-cell office:value-type="float" office:value="1.8536431182">
                <text:p>1.8536431182</text:p>
              </table:table-cell>
              <table:table-cell office:value-type="float" office:value="23.3088759895">
                <text:p>23.3088759895</text:p>
              </table:table-cell>
            </table:table-row>
            <table:table-row>
              <table:table-cell office:value-type="float" office:value="4.32">
                <text:p>4.32</text:p>
              </table:table-cell>
              <table:table-cell office:value-type="float" office:value="25.1625191051">
                <text:p>25.1625191051</text:p>
              </table:table-cell>
              <table:table-cell office:value-type="float" office:value="1.85364309982">
                <text:p>1.85364309982</text:p>
              </table:table-cell>
              <table:table-cell office:value-type="float" office:value="23.3088760053">
                <text:p>23.3088760053</text:p>
              </table:table-cell>
            </table:table-row>
            <table:table-row>
              <table:table-cell office:value-type="float" office:value="4.33">
                <text:p>4.33</text:p>
              </table:table-cell>
              <table:table-cell office:value-type="float" office:value="25.1625191078">
                <text:p>25.1625191078</text:p>
              </table:table-cell>
              <table:table-cell office:value-type="float" office:value="1.85364308352">
                <text:p>1.85364308352</text:p>
              </table:table-cell>
              <table:table-cell office:value-type="float" office:value="23.3088760243">
                <text:p>23.3088760243</text:p>
              </table:table-cell>
            </table:table-row>
            <table:table-row>
              <table:table-cell office:value-type="float" office:value="4.34">
                <text:p>4.34</text:p>
              </table:table-cell>
              <table:table-cell office:value-type="float" office:value="25.162519112">
                <text:p>25.162519112</text:p>
              </table:table-cell>
              <table:table-cell office:value-type="float" office:value="1.85364306799">
                <text:p>1.85364306799</text:p>
              </table:table-cell>
              <table:table-cell office:value-type="float" office:value="23.3088760441">
                <text:p>23.3088760441</text:p>
              </table:table-cell>
            </table:table-row>
            <table:table-row>
              <table:table-cell office:value-type="float" office:value="4.35">
                <text:p>4.35</text:p>
              </table:table-cell>
              <table:table-cell office:value-type="float" office:value="25.1625191244">
                <text:p>25.1625191244</text:p>
              </table:table-cell>
              <table:table-cell office:value-type="float" office:value="1.85364305388">
                <text:p>1.85364305388</text:p>
              </table:table-cell>
              <table:table-cell office:value-type="float" office:value="23.3088760705">
                <text:p>23.3088760705</text:p>
              </table:table-cell>
            </table:table-row>
            <table:table-row>
              <table:table-cell office:value-type="float" office:value="4.36">
                <text:p>4.36</text:p>
              </table:table-cell>
              <table:table-cell office:value-type="float" office:value="25.1625191376">
                <text:p>25.1625191376</text:p>
              </table:table-cell>
              <table:table-cell office:value-type="float" office:value="1.85364304028">
                <text:p>1.85364304028</text:p>
              </table:table-cell>
              <table:table-cell office:value-type="float" office:value="23.3088760973">
                <text:p>23.3088760973</text:p>
              </table:table-cell>
            </table:table-row>
            <table:table-row>
              <table:table-cell office:value-type="float" office:value="4.37">
                <text:p>4.37</text:p>
              </table:table-cell>
              <table:table-cell office:value-type="float" office:value="25.1625191553">
                <text:p>25.1625191553</text:p>
              </table:table-cell>
              <table:table-cell office:value-type="float" office:value="1.85364302739">
                <text:p>1.85364302739</text:p>
              </table:table-cell>
              <table:table-cell office:value-type="float" office:value="23.3088761279">
                <text:p>23.3088761279</text:p>
              </table:table-cell>
            </table:table-row>
            <table:table-row>
              <table:table-cell office:value-type="float" office:value="4.38">
                <text:p>4.38</text:p>
              </table:table-cell>
              <table:table-cell office:value-type="float" office:value="25.1625191764">
                <text:p>25.1625191764</text:p>
              </table:table-cell>
              <table:table-cell office:value-type="float" office:value="1.85364301545">
                <text:p>1.85364301545</text:p>
              </table:table-cell>
              <table:table-cell office:value-type="float" office:value="23.3088761609">
                <text:p>23.3088761609</text:p>
              </table:table-cell>
            </table:table-row>
            <table:table-row>
              <table:table-cell office:value-type="float" office:value="4.39">
                <text:p>4.39</text:p>
              </table:table-cell>
              <table:table-cell office:value-type="float" office:value="25.1625192025">
                <text:p>25.1625192025</text:p>
              </table:table-cell>
              <table:table-cell office:value-type="float" office:value="1.85364300506">
                <text:p>1.85364300506</text:p>
              </table:table-cell>
              <table:table-cell office:value-type="float" office:value="23.3088761975">
                <text:p>23.3088761975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25.1625192232">
                <text:p>25.1625192232</text:p>
              </table:table-cell>
              <table:table-cell office:value-type="float" office:value="1.85364299283">
                <text:p>1.85364299283</text:p>
              </table:table-cell>
              <table:table-cell office:value-type="float" office:value="23.3088762303">
                <text:p>23.3088762303</text:p>
              </table:table-cell>
            </table:table-row>
            <table:table-row>
              <table:table-cell office:value-type="float" office:value="4.41">
                <text:p>4.41</text:p>
              </table:table-cell>
              <table:table-cell office:value-type="float" office:value="25.1625192505">
                <text:p>25.1625192505</text:p>
              </table:table-cell>
              <table:table-cell office:value-type="float" office:value="1.85364298303">
                <text:p>1.85364298303</text:p>
              </table:table-cell>
              <table:table-cell office:value-type="float" office:value="23.3088762675">
                <text:p>23.3088762675</text:p>
              </table:table-cell>
            </table:table-row>
            <table:table-row>
              <table:table-cell office:value-type="float" office:value="4.42">
                <text:p>4.42</text:p>
              </table:table-cell>
              <table:table-cell office:value-type="float" office:value="25.1625192824">
                <text:p>25.1625192824</text:p>
              </table:table-cell>
              <table:table-cell office:value-type="float" office:value="1.85364297313">
                <text:p>1.85364297313</text:p>
              </table:table-cell>
              <table:table-cell office:value-type="float" office:value="23.3088763093">
                <text:p>23.3088763093</text:p>
              </table:table-cell>
            </table:table-row>
            <table:table-row>
              <table:table-cell office:value-type="float" office:value="4.43">
                <text:p>4.43</text:p>
              </table:table-cell>
              <table:table-cell office:value-type="float" office:value="25.1625193167">
                <text:p>25.1625193167</text:p>
              </table:table-cell>
              <table:table-cell office:value-type="float" office:value="1.85364296417">
                <text:p>1.85364296417</text:p>
              </table:table-cell>
              <table:table-cell office:value-type="float" office:value="23.3088763525">
                <text:p>23.3088763525</text:p>
              </table:table-cell>
            </table:table-row>
            <table:table-row>
              <table:table-cell office:value-type="float" office:value="4.44">
                <text:p>4.44</text:p>
              </table:table-cell>
              <table:table-cell office:value-type="float" office:value="25.162519349">
                <text:p>25.162519349</text:p>
              </table:table-cell>
              <table:table-cell office:value-type="float" office:value="1.85364295515">
                <text:p>1.85364295515</text:p>
              </table:table-cell>
              <table:table-cell office:value-type="float" office:value="23.3088763938">
                <text:p>23.3088763938</text:p>
              </table:table-cell>
            </table:table-row>
            <table:table-row>
              <table:table-cell office:value-type="float" office:value="4.45">
                <text:p>4.45</text:p>
              </table:table-cell>
              <table:table-cell office:value-type="float" office:value="25.1625193845">
                <text:p>25.1625193845</text:p>
              </table:table-cell>
              <table:table-cell office:value-type="float" office:value="1.85364294663">
                <text:p>1.85364294663</text:p>
              </table:table-cell>
              <table:table-cell office:value-type="float" office:value="23.3088764379">
                <text:p>23.3088764379</text:p>
              </table:table-cell>
            </table:table-row>
            <table:table-row>
              <table:table-cell office:value-type="float" office:value="4.46">
                <text:p>4.46</text:p>
              </table:table-cell>
              <table:table-cell office:value-type="float" office:value="25.1625194218">
                <text:p>25.1625194218</text:p>
              </table:table-cell>
              <table:table-cell office:value-type="float" office:value="1.85364293816">
                <text:p>1.85364293816</text:p>
              </table:table-cell>
              <table:table-cell office:value-type="float" office:value="23.3088764837">
                <text:p>23.3088764837</text:p>
              </table:table-cell>
            </table:table-row>
            <table:table-row>
              <table:table-cell office:value-type="float" office:value="4.47">
                <text:p>4.47</text:p>
              </table:table-cell>
              <table:table-cell office:value-type="float" office:value="25.1625194599">
                <text:p>25.1625194599</text:p>
              </table:table-cell>
              <table:table-cell office:value-type="float" office:value="1.85364293055">
                <text:p>1.85364293055</text:p>
              </table:table-cell>
              <table:table-cell office:value-type="float" office:value="23.3088765293">
                <text:p>23.3088765293</text:p>
              </table:table-cell>
            </table:table-row>
            <table:table-row>
              <table:table-cell office:value-type="float" office:value="4.48">
                <text:p>4.48</text:p>
              </table:table-cell>
              <table:table-cell office:value-type="float" office:value="25.1625194982">
                <text:p>25.1625194982</text:p>
              </table:table-cell>
              <table:table-cell office:value-type="float" office:value="1.85364292293">
                <text:p>1.85364292293</text:p>
              </table:table-cell>
              <table:table-cell office:value-type="float" office:value="23.3088765753">
                <text:p>23.3088765753</text:p>
              </table:table-cell>
            </table:table-row>
            <table:table-row>
              <table:table-cell office:value-type="float" office:value="4.49">
                <text:p>4.49</text:p>
              </table:table-cell>
              <table:table-cell office:value-type="float" office:value="25.1625195375">
                <text:p>25.1625195375</text:p>
              </table:table-cell>
              <table:table-cell office:value-type="float" office:value="1.85364291517">
                <text:p>1.85364291517</text:p>
              </table:table-cell>
              <table:table-cell office:value-type="float" office:value="23.3088766223">
                <text:p>23.3088766223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3.8638030021">
                <text:p>13.8638030021</text:p>
              </table:table-cell>
              <table:table-cell office:value-type="float" office:value="1.08047411077">
                <text:p>1.08047411077</text:p>
              </table:table-cell>
              <table:table-cell office:value-type="float" office:value="12.7833288913">
                <text:p>12.7833288913</text:p>
              </table:table-cell>
            </table:table-row>
            <table:table-row>
              <table:table-cell office:value-type="float" office:value="4.51">
                <text:p>4.51</text:p>
              </table:table-cell>
              <table:table-cell office:value-type="float" office:value="13.8638026677">
                <text:p>13.8638026677</text:p>
              </table:table-cell>
              <table:table-cell office:value-type="float" office:value="1.08047405239">
                <text:p>1.08047405239</text:p>
              </table:table-cell>
              <table:table-cell office:value-type="float" office:value="12.7833286153">
                <text:p>12.7833286153</text:p>
              </table:table-cell>
            </table:table-row>
            <table:table-row>
              <table:table-cell office:value-type="float" office:value="4.52">
                <text:p>4.52</text:p>
              </table:table-cell>
              <table:table-cell office:value-type="float" office:value="13.8638025315">
                <text:p>13.8638025315</text:p>
              </table:table-cell>
              <table:table-cell office:value-type="float" office:value="1.08047402809">
                <text:p>1.08047402809</text:p>
              </table:table-cell>
              <table:table-cell office:value-type="float" office:value="12.7833285034">
                <text:p>12.7833285034</text:p>
              </table:table-cell>
            </table:table-row>
            <table:table-row>
              <table:table-cell office:value-type="float" office:value="4.53">
                <text:p>4.53</text:p>
              </table:table-cell>
              <table:table-cell office:value-type="float" office:value="13.8638024289">
                <text:p>13.8638024289</text:p>
              </table:table-cell>
              <table:table-cell office:value-type="float" office:value="1.08047401063">
                <text:p>1.08047401063</text:p>
              </table:table-cell>
              <table:table-cell office:value-type="float" office:value="12.7833284182">
                <text:p>12.7833284182</text:p>
              </table:table-cell>
            </table:table-row>
            <table:table-row>
              <table:table-cell office:value-type="float" office:value="4.54">
                <text:p>4.54</text:p>
              </table:table-cell>
              <table:table-cell office:value-type="float" office:value="13.8638023435">
                <text:p>13.8638023435</text:p>
              </table:table-cell>
              <table:table-cell office:value-type="float" office:value="1.08047399643">
                <text:p>1.08047399643</text:p>
              </table:table-cell>
              <table:table-cell office:value-type="float" office:value="12.7833283471">
                <text:p>12.7833283471</text:p>
              </table:table-cell>
            </table:table-row>
            <table:table-row>
              <table:table-cell office:value-type="float" office:value="4.55">
                <text:p>4.55</text:p>
              </table:table-cell>
              <table:table-cell office:value-type="float" office:value="13.8638022714">
                <text:p>13.8638022714</text:p>
              </table:table-cell>
              <table:table-cell office:value-type="float" office:value="1.08047398416">
                <text:p>1.08047398416</text:p>
              </table:table-cell>
              <table:table-cell office:value-type="float" office:value="12.7833282873">
                <text:p>12.7833282873</text:p>
              </table:table-cell>
            </table:table-row>
            <table:table-row>
              <table:table-cell office:value-type="float" office:value="4.56">
                <text:p>4.56</text:p>
              </table:table-cell>
              <table:table-cell office:value-type="float" office:value="13.8638022106">
                <text:p>13.8638022106</text:p>
              </table:table-cell>
              <table:table-cell office:value-type="float" office:value="1.08047397321">
                <text:p>1.08047397321</text:p>
              </table:table-cell>
              <table:table-cell office:value-type="float" office:value="12.7833282374">
                <text:p>12.7833282374</text:p>
              </table:table-cell>
            </table:table-row>
            <table:table-row>
              <table:table-cell office:value-type="float" office:value="4.57">
                <text:p>4.57</text:p>
              </table:table-cell>
              <table:table-cell office:value-type="float" office:value="13.863802159">
                <text:p>13.863802159</text:p>
              </table:table-cell>
              <table:table-cell office:value-type="float" office:value="1.0804739634">
                <text:p>1.0804739634</text:p>
              </table:table-cell>
              <table:table-cell office:value-type="float" office:value="12.7833281956">
                <text:p>12.7833281956</text:p>
              </table:table-cell>
            </table:table-row>
            <table:table-row>
              <table:table-cell office:value-type="float" office:value="4.58">
                <text:p>4.58</text:p>
              </table:table-cell>
              <table:table-cell office:value-type="float" office:value="13.8638021146">
                <text:p>13.8638021146</text:p>
              </table:table-cell>
              <table:table-cell office:value-type="float" office:value="1.08047395399">
                <text:p>1.08047395399</text:p>
              </table:table-cell>
              <table:table-cell office:value-type="float" office:value="12.7833281606">
                <text:p>12.7833281606</text:p>
              </table:table-cell>
            </table:table-row>
            <table:table-row>
              <table:table-cell office:value-type="float" office:value="4.59">
                <text:p>4.59</text:p>
              </table:table-cell>
              <table:table-cell office:value-type="float" office:value="13.8638020766">
                <text:p>13.8638020766</text:p>
              </table:table-cell>
              <table:table-cell office:value-type="float" office:value="1.08047394548">
                <text:p>1.08047394548</text:p>
              </table:table-cell>
              <table:table-cell office:value-type="float" office:value="12.7833281312">
                <text:p>12.7833281312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13.8638020441">
                <text:p>13.8638020441</text:p>
              </table:table-cell>
              <table:table-cell office:value-type="float" office:value="1.08047393745">
                <text:p>1.08047393745</text:p>
              </table:table-cell>
              <table:table-cell office:value-type="float" office:value="12.7833281066">
                <text:p>12.7833281066</text:p>
              </table:table-cell>
            </table:table-row>
            <table:table-row>
              <table:table-cell office:value-type="float" office:value="4.61">
                <text:p>4.61</text:p>
              </table:table-cell>
              <table:table-cell office:value-type="float" office:value="13.8638020161">
                <text:p>13.8638020161</text:p>
              </table:table-cell>
              <table:table-cell office:value-type="float" office:value="1.08047392983">
                <text:p>1.08047392983</text:p>
              </table:table-cell>
              <table:table-cell office:value-type="float" office:value="12.7833280863">
                <text:p>12.7833280863</text:p>
              </table:table-cell>
            </table:table-row>
            <table:table-row>
              <table:table-cell office:value-type="float" office:value="4.62">
                <text:p>4.62</text:p>
              </table:table-cell>
              <table:table-cell office:value-type="float" office:value="13.8638019917">
                <text:p>13.8638019917</text:p>
              </table:table-cell>
              <table:table-cell office:value-type="float" office:value="1.08047392275">
                <text:p>1.08047392275</text:p>
              </table:table-cell>
              <table:table-cell office:value-type="float" office:value="12.783328069">
                <text:p>12.783328069</text:p>
              </table:table-cell>
            </table:table-row>
            <table:table-row>
              <table:table-cell office:value-type="float" office:value="4.63">
                <text:p>4.63</text:p>
              </table:table-cell>
              <table:table-cell office:value-type="float" office:value="13.8638019713">
                <text:p>13.8638019713</text:p>
              </table:table-cell>
              <table:table-cell office:value-type="float" office:value="1.08047391595">
                <text:p>1.08047391595</text:p>
              </table:table-cell>
              <table:table-cell office:value-type="float" office:value="12.7833280553">
                <text:p>12.7833280553</text:p>
              </table:table-cell>
            </table:table-row>
            <table:table-row>
              <table:table-cell office:value-type="float" office:value="4.64">
                <text:p>4.64</text:p>
              </table:table-cell>
              <table:table-cell office:value-type="float" office:value="13.8638019533">
                <text:p>13.8638019533</text:p>
              </table:table-cell>
              <table:table-cell office:value-type="float" office:value="1.08047390909">
                <text:p>1.08047390909</text:p>
              </table:table-cell>
              <table:table-cell office:value-type="float" office:value="12.7833280443">
                <text:p>12.7833280443</text:p>
              </table:table-cell>
            </table:table-row>
            <table:table-row>
              <table:table-cell office:value-type="float" office:value="4.65">
                <text:p>4.65</text:p>
              </table:table-cell>
              <table:table-cell office:value-type="float" office:value="13.8638019392">
                <text:p>13.8638019392</text:p>
              </table:table-cell>
              <table:table-cell office:value-type="float" office:value="1.08047390278">
                <text:p>1.08047390278</text:p>
              </table:table-cell>
              <table:table-cell office:value-type="float" office:value="12.7833280364">
                <text:p>12.7833280364</text:p>
              </table:table-cell>
            </table:table-row>
            <table:table-row>
              <table:table-cell office:value-type="float" office:value="4.66">
                <text:p>4.66</text:p>
              </table:table-cell>
              <table:table-cell office:value-type="float" office:value="13.8638019277">
                <text:p>13.8638019277</text:p>
              </table:table-cell>
              <table:table-cell office:value-type="float" office:value="1.08047389639">
                <text:p>1.08047389639</text:p>
              </table:table-cell>
              <table:table-cell office:value-type="float" office:value="12.7833280313">
                <text:p>12.7833280313</text:p>
              </table:table-cell>
            </table:table-row>
            <table:table-row>
              <table:table-cell office:value-type="float" office:value="4.67">
                <text:p>4.67</text:p>
              </table:table-cell>
              <table:table-cell office:value-type="float" office:value="13.8638019179">
                <text:p>13.8638019179</text:p>
              </table:table-cell>
              <table:table-cell office:value-type="float" office:value="1.08047389035">
                <text:p>1.08047389035</text:p>
              </table:table-cell>
              <table:table-cell office:value-type="float" office:value="12.7833280276">
                <text:p>12.7833280276</text:p>
              </table:table-cell>
            </table:table-row>
            <table:table-row>
              <table:table-cell office:value-type="float" office:value="4.68">
                <text:p>4.68</text:p>
              </table:table-cell>
              <table:table-cell office:value-type="float" office:value="13.8638019111">
                <text:p>13.8638019111</text:p>
              </table:table-cell>
              <table:table-cell office:value-type="float" office:value="1.08047388443">
                <text:p>1.08047388443</text:p>
              </table:table-cell>
              <table:table-cell office:value-type="float" office:value="12.7833280266">
                <text:p>12.7833280266</text:p>
              </table:table-cell>
            </table:table-row>
            <table:table-row>
              <table:table-cell office:value-type="float" office:value="4.69">
                <text:p>4.69</text:p>
              </table:table-cell>
              <table:table-cell office:value-type="float" office:value="13.8638019062">
                <text:p>13.8638019062</text:p>
              </table:table-cell>
              <table:table-cell office:value-type="float" office:value="1.08047387871">
                <text:p>1.08047387871</text:p>
              </table:table-cell>
              <table:table-cell office:value-type="float" office:value="12.7833280275">
                <text:p>12.7833280275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13.863801903">
                <text:p>13.863801903</text:p>
              </table:table-cell>
              <table:table-cell office:value-type="float" office:value="1.08047387336">
                <text:p>1.08047387336</text:p>
              </table:table-cell>
              <table:table-cell office:value-type="float" office:value="12.7833280297">
                <text:p>12.7833280297</text:p>
              </table:table-cell>
            </table:table-row>
            <table:table-row>
              <table:table-cell office:value-type="float" office:value="4.71">
                <text:p>4.71</text:p>
              </table:table-cell>
              <table:table-cell office:value-type="float" office:value="13.8638019012">
                <text:p>13.8638019012</text:p>
              </table:table-cell>
              <table:table-cell office:value-type="float" office:value="1.08047386781">
                <text:p>1.08047386781</text:p>
              </table:table-cell>
              <table:table-cell office:value-type="float" office:value="12.7833280334">
                <text:p>12.7833280334</text:p>
              </table:table-cell>
            </table:table-row>
            <table:table-row>
              <table:table-cell office:value-type="float" office:value="4.72">
                <text:p>4.72</text:p>
              </table:table-cell>
              <table:table-cell office:value-type="float" office:value="13.8638019015">
                <text:p>13.8638019015</text:p>
              </table:table-cell>
              <table:table-cell office:value-type="float" office:value="1.08047386266">
                <text:p>1.08047386266</text:p>
              </table:table-cell>
              <table:table-cell office:value-type="float" office:value="12.7833280389">
                <text:p>12.7833280389</text:p>
              </table:table-cell>
            </table:table-row>
            <table:table-row>
              <table:table-cell office:value-type="float" office:value="4.73">
                <text:p>4.73</text:p>
              </table:table-cell>
              <table:table-cell office:value-type="float" office:value="13.8638019031">
                <text:p>13.8638019031</text:p>
              </table:table-cell>
              <table:table-cell office:value-type="float" office:value="1.08047385748">
                <text:p>1.08047385748</text:p>
              </table:table-cell>
              <table:table-cell office:value-type="float" office:value="12.7833280457">
                <text:p>12.7833280457</text:p>
              </table:table-cell>
            </table:table-row>
            <table:table-row>
              <table:table-cell office:value-type="float" office:value="4.74">
                <text:p>4.74</text:p>
              </table:table-cell>
              <table:table-cell office:value-type="float" office:value="13.8638019058">
                <text:p>13.8638019058</text:p>
              </table:table-cell>
              <table:table-cell office:value-type="float" office:value="1.08047385252">
                <text:p>1.08047385252</text:p>
              </table:table-cell>
              <table:table-cell office:value-type="float" office:value="12.7833280533">
                <text:p>12.7833280533</text:p>
              </table:table-cell>
            </table:table-row>
            <table:table-row>
              <table:table-cell office:value-type="float" office:value="4.75">
                <text:p>4.75</text:p>
              </table:table-cell>
              <table:table-cell office:value-type="float" office:value="13.8638019096">
                <text:p>13.8638019096</text:p>
              </table:table-cell>
              <table:table-cell office:value-type="float" office:value="1.08047384783">
                <text:p>1.08047384783</text:p>
              </table:table-cell>
              <table:table-cell office:value-type="float" office:value="12.7833280617">
                <text:p>12.7833280617</text:p>
              </table:table-cell>
            </table:table-row>
            <table:table-row>
              <table:table-cell office:value-type="float" office:value="4.76">
                <text:p>4.76</text:p>
              </table:table-cell>
              <table:table-cell office:value-type="float" office:value="25.2244825471">
                <text:p>25.2244825471</text:p>
              </table:table-cell>
              <table:table-cell office:value-type="float" office:value="1.88462501567">
                <text:p>1.88462501567</text:p>
              </table:table-cell>
              <table:table-cell office:value-type="float" office:value="23.3398575314">
                <text:p>23.3398575314</text:p>
              </table:table-cell>
            </table:table-row>
            <table:table-row>
              <table:table-cell office:value-type="float" office:value="4.77">
                <text:p>4.77</text:p>
              </table:table-cell>
              <table:table-cell office:value-type="float" office:value="25.2244823879">
                <text:p>25.2244823879</text:p>
              </table:table-cell>
              <table:table-cell office:value-type="float" office:value="1.88462495408">
                <text:p>1.88462495408</text:p>
              </table:table-cell>
              <table:table-cell office:value-type="float" office:value="23.3398574338">
                <text:p>23.3398574338</text:p>
              </table:table-cell>
            </table:table-row>
            <table:table-row>
              <table:table-cell office:value-type="float" office:value="4.78">
                <text:p>4.78</text:p>
              </table:table-cell>
              <table:table-cell office:value-type="float" office:value="25.2244822876">
                <text:p>25.2244822876</text:p>
              </table:table-cell>
              <table:table-cell office:value-type="float" office:value="1.88462490948">
                <text:p>1.88462490948</text:p>
              </table:table-cell>
              <table:table-cell office:value-type="float" office:value="23.3398573781">
                <text:p>23.3398573781</text:p>
              </table:table-cell>
            </table:table-row>
            <table:table-row>
              <table:table-cell office:value-type="float" office:value="4.79">
                <text:p>4.79</text:p>
              </table:table-cell>
              <table:table-cell office:value-type="float" office:value="25.2244822151">
                <text:p>25.2244822151</text:p>
              </table:table-cell>
              <table:table-cell office:value-type="float" office:value="1.88462487444">
                <text:p>1.88462487444</text:p>
              </table:table-cell>
              <table:table-cell office:value-type="float" office:value="23.3398573407">
                <text:p>23.3398573407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25.2244821585">
                <text:p>25.2244821585</text:p>
              </table:table-cell>
              <table:table-cell office:value-type="float" office:value="1.88462484474">
                <text:p>1.88462484474</text:p>
              </table:table-cell>
              <table:table-cell office:value-type="float" office:value="23.3398573138">
                <text:p>23.3398573138</text:p>
              </table:table-cell>
            </table:table-row>
            <table:table-row>
              <table:table-cell office:value-type="float" office:value="4.81">
                <text:p>4.81</text:p>
              </table:table-cell>
              <table:table-cell office:value-type="float" office:value="25.2244821133">
                <text:p>25.2244821133</text:p>
              </table:table-cell>
              <table:table-cell office:value-type="float" office:value="1.88462481881">
                <text:p>1.88462481881</text:p>
              </table:table-cell>
              <table:table-cell office:value-type="float" office:value="23.3398572945">
                <text:p>23.3398572945</text:p>
              </table:table-cell>
            </table:table-row>
            <table:table-row>
              <table:table-cell office:value-type="float" office:value="4.82">
                <text:p>4.82</text:p>
              </table:table-cell>
              <table:table-cell office:value-type="float" office:value="25.2244820793">
                <text:p>25.2244820793</text:p>
              </table:table-cell>
              <table:table-cell office:value-type="float" office:value="1.88462479613">
                <text:p>1.88462479613</text:p>
              </table:table-cell>
              <table:table-cell office:value-type="float" office:value="23.3398572832">
                <text:p>23.3398572832</text:p>
              </table:table-cell>
            </table:table-row>
            <table:table-row>
              <table:table-cell office:value-type="float" office:value="4.83">
                <text:p>4.83</text:p>
              </table:table-cell>
              <table:table-cell office:value-type="float" office:value="25.224482053">
                <text:p>25.224482053</text:p>
              </table:table-cell>
              <table:table-cell office:value-type="float" office:value="1.88462477531">
                <text:p>1.88462477531</text:p>
              </table:table-cell>
              <table:table-cell office:value-type="float" office:value="23.3398572777">
                <text:p>23.3398572777</text:p>
              </table:table-cell>
            </table:table-row>
            <table:table-row>
              <table:table-cell office:value-type="float" office:value="4.84">
                <text:p>4.84</text:p>
              </table:table-cell>
              <table:table-cell office:value-type="float" office:value="25.2244820352">
                <text:p>25.2244820352</text:p>
              </table:table-cell>
              <table:table-cell office:value-type="float" office:value="1.88462475648">
                <text:p>1.88462475648</text:p>
              </table:table-cell>
              <table:table-cell office:value-type="float" office:value="23.3398572788">
                <text:p>23.3398572788</text:p>
              </table:table-cell>
            </table:table-row>
            <table:table-row>
              <table:table-cell office:value-type="float" office:value="4.85">
                <text:p>4.85</text:p>
              </table:table-cell>
              <table:table-cell office:value-type="float" office:value="25.2244820236">
                <text:p>25.2244820236</text:p>
              </table:table-cell>
              <table:table-cell office:value-type="float" office:value="1.88462473899">
                <text:p>1.88462473899</text:p>
              </table:table-cell>
              <table:table-cell office:value-type="float" office:value="23.3398572846">
                <text:p>23.3398572846</text:p>
              </table:table-cell>
            </table:table-row>
            <table:table-row>
              <table:table-cell office:value-type="float" office:value="4.86">
                <text:p>4.86</text:p>
              </table:table-cell>
              <table:table-cell office:value-type="float" office:value="25.2244820165">
                <text:p>25.2244820165</text:p>
              </table:table-cell>
              <table:table-cell office:value-type="float" office:value="1.88462472263">
                <text:p>1.88462472263</text:p>
              </table:table-cell>
              <table:table-cell office:value-type="float" office:value="23.3398572938">
                <text:p>23.3398572938</text:p>
              </table:table-cell>
            </table:table-row>
            <table:table-row>
              <table:table-cell office:value-type="float" office:value="4.87">
                <text:p>4.87</text:p>
              </table:table-cell>
              <table:table-cell office:value-type="float" office:value="25.2244820128">
                <text:p>25.2244820128</text:p>
              </table:table-cell>
              <table:table-cell office:value-type="float" office:value="1.88462470744">
                <text:p>1.88462470744</text:p>
              </table:table-cell>
              <table:table-cell office:value-type="float" office:value="23.3398573053">
                <text:p>23.3398573053</text:p>
              </table:table-cell>
            </table:table-row>
            <table:table-row>
              <table:table-cell office:value-type="float" office:value="4.88">
                <text:p>4.88</text:p>
              </table:table-cell>
              <table:table-cell office:value-type="float" office:value="25.2244820126">
                <text:p>25.2244820126</text:p>
              </table:table-cell>
              <table:table-cell office:value-type="float" office:value="1.88462469257">
                <text:p>1.88462469257</text:p>
              </table:table-cell>
              <table:table-cell office:value-type="float" office:value="23.33985732">
                <text:p>23.33985732</text:p>
              </table:table-cell>
            </table:table-row>
            <table:table-row>
              <table:table-cell office:value-type="float" office:value="4.89">
                <text:p>4.89</text:p>
              </table:table-cell>
              <table:table-cell office:value-type="float" office:value="25.2244820147">
                <text:p>25.2244820147</text:p>
              </table:table-cell>
              <table:table-cell office:value-type="float" office:value="1.8846246789">
                <text:p>1.8846246789</text:p>
              </table:table-cell>
              <table:table-cell office:value-type="float" office:value="23.3398573358">
                <text:p>23.3398573358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25.2244820209">
                <text:p>25.2244820209</text:p>
              </table:table-cell>
              <table:table-cell office:value-type="float" office:value="1.88462466596">
                <text:p>1.88462466596</text:p>
              </table:table-cell>
              <table:table-cell office:value-type="float" office:value="23.3398573549">
                <text:p>23.3398573549</text:p>
              </table:table-cell>
            </table:table-row>
            <table:table-row>
              <table:table-cell office:value-type="float" office:value="4.91">
                <text:p>4.91</text:p>
              </table:table-cell>
              <table:table-cell office:value-type="float" office:value="25.224482026">
                <text:p>25.224482026</text:p>
              </table:table-cell>
              <table:table-cell office:value-type="float" office:value="1.88462465371">
                <text:p>1.88462465371</text:p>
              </table:table-cell>
              <table:table-cell office:value-type="float" office:value="23.3398573723">
                <text:p>23.3398573723</text:p>
              </table:table-cell>
            </table:table-row>
            <table:table-row>
              <table:table-cell office:value-type="float" office:value="4.92">
                <text:p>4.92</text:p>
              </table:table-cell>
              <table:table-cell office:value-type="float" office:value="25.2244820348">
                <text:p>25.2244820348</text:p>
              </table:table-cell>
              <table:table-cell office:value-type="float" office:value="1.88462464163">
                <text:p>1.88462464163</text:p>
              </table:table-cell>
              <table:table-cell office:value-type="float" office:value="23.3398573932">
                <text:p>23.3398573932</text:p>
              </table:table-cell>
            </table:table-row>
            <table:table-row>
              <table:table-cell office:value-type="float" office:value="4.93">
                <text:p>4.93</text:p>
              </table:table-cell>
              <table:table-cell office:value-type="float" office:value="25.2244820458">
                <text:p>25.2244820458</text:p>
              </table:table-cell>
              <table:table-cell office:value-type="float" office:value="1.88462463014">
                <text:p>1.88462463014</text:p>
              </table:table-cell>
              <table:table-cell office:value-type="float" office:value="23.3398574156">
                <text:p>23.3398574156</text:p>
              </table:table-cell>
            </table:table-row>
            <table:table-row>
              <table:table-cell office:value-type="float" office:value="4.94">
                <text:p>4.94</text:p>
              </table:table-cell>
              <table:table-cell office:value-type="float" office:value="25.2244820609">
                <text:p>25.2244820609</text:p>
              </table:table-cell>
              <table:table-cell office:value-type="float" office:value="1.88462461901">
                <text:p>1.88462461901</text:p>
              </table:table-cell>
              <table:table-cell office:value-type="float" office:value="23.3398574419">
                <text:p>23.3398574419</text:p>
              </table:table-cell>
            </table:table-row>
            <table:table-row>
              <table:table-cell office:value-type="float" office:value="4.95">
                <text:p>4.95</text:p>
              </table:table-cell>
              <table:table-cell office:value-type="float" office:value="25.2244820773">
                <text:p>25.2244820773</text:p>
              </table:table-cell>
              <table:table-cell office:value-type="float" office:value="1.88462460866">
                <text:p>1.88462460866</text:p>
              </table:table-cell>
              <table:table-cell office:value-type="float" office:value="23.3398574686">
                <text:p>23.3398574686</text:p>
              </table:table-cell>
            </table:table-row>
            <table:table-row>
              <table:table-cell office:value-type="float" office:value="4.96">
                <text:p>4.96</text:p>
              </table:table-cell>
              <table:table-cell office:value-type="float" office:value="25.2244820934">
                <text:p>25.2244820934</text:p>
              </table:table-cell>
              <table:table-cell office:value-type="float" office:value="1.88462459819">
                <text:p>1.88462459819</text:p>
              </table:table-cell>
              <table:table-cell office:value-type="float" office:value="23.3398574952">
                <text:p>23.3398574952</text:p>
              </table:table-cell>
            </table:table-row>
            <table:table-row>
              <table:table-cell office:value-type="float" office:value="4.97">
                <text:p>4.97</text:p>
              </table:table-cell>
              <table:table-cell office:value-type="float" office:value="25.224482111">
                <text:p>25.224482111</text:p>
              </table:table-cell>
              <table:table-cell office:value-type="float" office:value="1.8846245882">
                <text:p>1.8846245882</text:p>
              </table:table-cell>
              <table:table-cell office:value-type="float" office:value="23.3398575228">
                <text:p>23.3398575228</text:p>
              </table:table-cell>
            </table:table-row>
            <table:table-row>
              <table:table-cell office:value-type="float" office:value="4.98">
                <text:p>4.98</text:p>
              </table:table-cell>
              <table:table-cell office:value-type="float" office:value="25.2244821332">
                <text:p>25.2244821332</text:p>
              </table:table-cell>
              <table:table-cell office:value-type="float" office:value="1.88462457867">
                <text:p>1.88462457867</text:p>
              </table:table-cell>
              <table:table-cell office:value-type="float" office:value="23.3398575545">
                <text:p>23.3398575545</text:p>
              </table:table-cell>
            </table:table-row>
            <table:table-row>
              <table:table-cell office:value-type="float" office:value="4.99">
                <text:p>4.99</text:p>
              </table:table-cell>
              <table:table-cell office:value-type="float" office:value="25.2244821526">
                <text:p>25.2244821526</text:p>
              </table:table-cell>
              <table:table-cell office:value-type="float" office:value="1.88462456946">
                <text:p>1.88462456946</text:p>
              </table:table-cell>
              <table:table-cell office:value-type="float" office:value="23.3398575831">
                <text:p>23.339857583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.4176513531">
                <text:p>14.4176513531</text:p>
              </table:table-cell>
              <table:table-cell office:value-type="float" office:value="1.35739848043">
                <text:p>1.35739848043</text:p>
              </table:table-cell>
              <table:table-cell office:value-type="float" office:value="13.0602528726">
                <text:p>13.0602528726</text:p>
              </table:table-cell>
            </table:table-row>
            <table:table-row>
              <table:table-cell office:value-type="float" office:value="5.01">
                <text:p>5.01</text:p>
              </table:table-cell>
              <table:table-cell office:value-type="float" office:value="14.4176511074">
                <text:p>14.4176511074</text:p>
              </table:table-cell>
              <table:table-cell office:value-type="float" office:value="1.35739841344">
                <text:p>1.35739841344</text:p>
              </table:table-cell>
              <table:table-cell office:value-type="float" office:value="13.0602526939">
                <text:p>13.0602526939</text:p>
              </table:table-cell>
            </table:table-row>
            <table:table-row>
              <table:table-cell office:value-type="float" office:value="5.02">
                <text:p>5.02</text:p>
              </table:table-cell>
              <table:table-cell office:value-type="float" office:value="14.4176510009">
                <text:p>14.4176510009</text:p>
              </table:table-cell>
              <table:table-cell office:value-type="float" office:value="1.35739838365">
                <text:p>1.35739838365</text:p>
              </table:table-cell>
              <table:table-cell office:value-type="float" office:value="13.0602526172">
                <text:p>13.0602526172</text:p>
              </table:table-cell>
            </table:table-row>
            <table:table-row>
              <table:table-cell office:value-type="float" office:value="5.03">
                <text:p>5.03</text:p>
              </table:table-cell>
              <table:table-cell office:value-type="float" office:value="14.4176509275">
                <text:p>14.4176509275</text:p>
              </table:table-cell>
              <table:table-cell office:value-type="float" office:value="1.35739836199">
                <text:p>1.35739836199</text:p>
              </table:table-cell>
              <table:table-cell office:value-type="float" office:value="13.0602525656">
                <text:p>13.0602525656</text:p>
              </table:table-cell>
            </table:table-row>
            <table:table-row>
              <table:table-cell office:value-type="float" office:value="5.04">
                <text:p>5.04</text:p>
              </table:table-cell>
              <table:table-cell office:value-type="float" office:value="14.417650871">
                <text:p>14.417650871</text:p>
              </table:table-cell>
              <table:table-cell office:value-type="float" office:value="1.35739834433">
                <text:p>1.35739834433</text:p>
              </table:table-cell>
              <table:table-cell office:value-type="float" office:value="13.0602525267">
                <text:p>13.0602525267</text:p>
              </table:table-cell>
            </table:table-row>
            <table:table-row>
              <table:table-cell office:value-type="float" office:value="5.05">
                <text:p>5.05</text:p>
              </table:table-cell>
              <table:table-cell office:value-type="float" office:value="14.4176508239">
                <text:p>14.4176508239</text:p>
              </table:table-cell>
              <table:table-cell office:value-type="float" office:value="1.35739832907">
                <text:p>1.35739832907</text:p>
              </table:table-cell>
              <table:table-cell office:value-type="float" office:value="13.0602524948">
                <text:p>13.0602524948</text:p>
              </table:table-cell>
            </table:table-row>
            <table:table-row>
              <table:table-cell office:value-type="float" office:value="5.06">
                <text:p>5.06</text:p>
              </table:table-cell>
              <table:table-cell office:value-type="float" office:value="14.4176507837">
                <text:p>14.4176507837</text:p>
              </table:table-cell>
              <table:table-cell office:value-type="float" office:value="1.35739831513">
                <text:p>1.35739831513</text:p>
              </table:table-cell>
              <table:table-cell office:value-type="float" office:value="13.0602524686">
                <text:p>13.0602524686</text:p>
              </table:table-cell>
            </table:table-row>
            <table:table-row>
              <table:table-cell office:value-type="float" office:value="5.07">
                <text:p>5.07</text:p>
              </table:table-cell>
              <table:table-cell office:value-type="float" office:value="14.4176507486">
                <text:p>14.4176507486</text:p>
              </table:table-cell>
              <table:table-cell office:value-type="float" office:value="1.35739830268">
                <text:p>1.35739830268</text:p>
              </table:table-cell>
              <table:table-cell office:value-type="float" office:value="13.0602524459">
                <text:p>13.0602524459</text:p>
              </table:table-cell>
            </table:table-row>
            <table:table-row>
              <table:table-cell office:value-type="float" office:value="5.08">
                <text:p>5.08</text:p>
              </table:table-cell>
              <table:table-cell office:value-type="float" office:value="14.4176507167">
                <text:p>14.4176507167</text:p>
              </table:table-cell>
              <table:table-cell office:value-type="float" office:value="1.35739829089">
                <text:p>1.35739829089</text:p>
              </table:table-cell>
              <table:table-cell office:value-type="float" office:value="13.0602524259">
                <text:p>13.0602524259</text:p>
              </table:table-cell>
            </table:table-row>
            <table:table-row>
              <table:table-cell office:value-type="float" office:value="5.09">
                <text:p>5.09</text:p>
              </table:table-cell>
              <table:table-cell office:value-type="float" office:value="14.4176506881">
                <text:p>14.4176506881</text:p>
              </table:table-cell>
              <table:table-cell office:value-type="float" office:value="1.35739827966">
                <text:p>1.35739827966</text:p>
              </table:table-cell>
              <table:table-cell office:value-type="float" office:value="13.0602524085">
                <text:p>13.0602524085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14.4176506625">
                <text:p>14.4176506625</text:p>
              </table:table-cell>
              <table:table-cell office:value-type="float" office:value="1.35739826877">
                <text:p>1.35739826877</text:p>
              </table:table-cell>
              <table:table-cell office:value-type="float" office:value="13.0602523937">
                <text:p>13.0602523937</text:p>
              </table:table-cell>
            </table:table-row>
            <table:table-row>
              <table:table-cell office:value-type="float" office:value="5.11">
                <text:p>5.11</text:p>
              </table:table-cell>
              <table:table-cell office:value-type="float" office:value="14.4176506393">
                <text:p>14.4176506393</text:p>
              </table:table-cell>
              <table:table-cell office:value-type="float" office:value="1.35739825865">
                <text:p>1.35739825865</text:p>
              </table:table-cell>
              <table:table-cell office:value-type="float" office:value="13.0602523806">
                <text:p>13.0602523806</text:p>
              </table:table-cell>
            </table:table-row>
            <table:table-row>
              <table:table-cell office:value-type="float" office:value="5.12">
                <text:p>5.12</text:p>
              </table:table-cell>
              <table:table-cell office:value-type="float" office:value="14.4176506184">
                <text:p>14.4176506184</text:p>
              </table:table-cell>
              <table:table-cell office:value-type="float" office:value="1.35739824888">
                <text:p>1.35739824888</text:p>
              </table:table-cell>
              <table:table-cell office:value-type="float" office:value="13.0602523695">
                <text:p>13.0602523695</text:p>
              </table:table-cell>
            </table:table-row>
            <table:table-row>
              <table:table-cell office:value-type="float" office:value="5.13">
                <text:p>5.13</text:p>
              </table:table-cell>
              <table:table-cell office:value-type="float" office:value="14.4176505997">
                <text:p>14.4176505997</text:p>
              </table:table-cell>
              <table:table-cell office:value-type="float" office:value="1.35739823932">
                <text:p>1.35739823932</text:p>
              </table:table-cell>
              <table:table-cell office:value-type="float" office:value="13.0602523604">
                <text:p>13.0602523604</text:p>
              </table:table-cell>
            </table:table-row>
            <table:table-row>
              <table:table-cell office:value-type="float" office:value="5.14">
                <text:p>5.14</text:p>
              </table:table-cell>
              <table:table-cell office:value-type="float" office:value="14.4176505819">
                <text:p>14.4176505819</text:p>
              </table:table-cell>
              <table:table-cell office:value-type="float" office:value="1.35739823003">
                <text:p>1.35739823003</text:p>
              </table:table-cell>
              <table:table-cell office:value-type="float" office:value="13.0602523519">
                <text:p>13.0602523519</text:p>
              </table:table-cell>
            </table:table-row>
            <table:table-row>
              <table:table-cell office:value-type="float" office:value="5.15">
                <text:p>5.15</text:p>
              </table:table-cell>
              <table:table-cell office:value-type="float" office:value="14.4176505664">
                <text:p>14.4176505664</text:p>
              </table:table-cell>
              <table:table-cell office:value-type="float" office:value="1.35739822113">
                <text:p>1.35739822113</text:p>
              </table:table-cell>
              <table:table-cell office:value-type="float" office:value="13.0602523453">
                <text:p>13.0602523453</text:p>
              </table:table-cell>
            </table:table-row>
            <table:table-row>
              <table:table-cell office:value-type="float" office:value="5.16">
                <text:p>5.16</text:p>
              </table:table-cell>
              <table:table-cell office:value-type="float" office:value="14.4176505523">
                <text:p>14.4176505523</text:p>
              </table:table-cell>
              <table:table-cell office:value-type="float" office:value="1.35739821229">
                <text:p>1.35739821229</text:p>
              </table:table-cell>
              <table:table-cell office:value-type="float" office:value="13.06025234">
                <text:p>13.06025234</text:p>
              </table:table-cell>
            </table:table-row>
            <table:table-row>
              <table:table-cell office:value-type="float" office:value="5.17">
                <text:p>5.17</text:p>
              </table:table-cell>
              <table:table-cell office:value-type="float" office:value="14.4176505395">
                <text:p>14.4176505395</text:p>
              </table:table-cell>
              <table:table-cell office:value-type="float" office:value="1.35739820384">
                <text:p>1.35739820384</text:p>
              </table:table-cell>
              <table:table-cell office:value-type="float" office:value="13.0602523356">
                <text:p>13.0602523356</text:p>
              </table:table-cell>
            </table:table-row>
            <table:table-row>
              <table:table-cell office:value-type="float" office:value="5.18">
                <text:p>5.18</text:p>
              </table:table-cell>
              <table:table-cell office:value-type="float" office:value="14.4176505272">
                <text:p>14.4176505272</text:p>
              </table:table-cell>
              <table:table-cell office:value-type="float" office:value="1.35739819573">
                <text:p>1.35739819573</text:p>
              </table:table-cell>
              <table:table-cell office:value-type="float" office:value="13.0602523314">
                <text:p>13.0602523314</text:p>
              </table:table-cell>
            </table:table-row>
            <table:table-row>
              <table:table-cell office:value-type="float" office:value="5.19">
                <text:p>5.19</text:p>
              </table:table-cell>
              <table:table-cell office:value-type="float" office:value="14.4176505162">
                <text:p>14.4176505162</text:p>
              </table:table-cell>
              <table:table-cell office:value-type="float" office:value="1.35739818782">
                <text:p>1.35739818782</text:p>
              </table:table-cell>
              <table:table-cell office:value-type="float" office:value="13.0602523284">
                <text:p>13.0602523284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14.417650507">
                <text:p>14.417650507</text:p>
              </table:table-cell>
              <table:table-cell office:value-type="float" office:value="1.35739818">
                <text:p>1.35739818</text:p>
              </table:table-cell>
              <table:table-cell office:value-type="float" office:value="13.060252327">
                <text:p>13.060252327</text:p>
              </table:table-cell>
            </table:table-row>
            <table:table-row>
              <table:table-cell office:value-type="float" office:value="5.21">
                <text:p>5.21</text:p>
              </table:table-cell>
              <table:table-cell office:value-type="float" office:value="14.4176504975">
                <text:p>14.4176504975</text:p>
              </table:table-cell>
              <table:table-cell office:value-type="float" office:value="1.35739817238">
                <text:p>1.35739817238</text:p>
              </table:table-cell>
              <table:table-cell office:value-type="float" office:value="13.0602523251">
                <text:p>13.0602523251</text:p>
              </table:table-cell>
            </table:table-row>
            <table:table-row>
              <table:table-cell office:value-type="float" office:value="5.22">
                <text:p>5.22</text:p>
              </table:table-cell>
              <table:table-cell office:value-type="float" office:value="14.4176504889">
                <text:p>14.4176504889</text:p>
              </table:table-cell>
              <table:table-cell office:value-type="float" office:value="1.35739816492">
                <text:p>1.35739816492</text:p>
              </table:table-cell>
              <table:table-cell office:value-type="float" office:value="13.060252324">
                <text:p>13.060252324</text:p>
              </table:table-cell>
            </table:table-row>
            <table:table-row>
              <table:table-cell office:value-type="float" office:value="5.23">
                <text:p>5.23</text:p>
              </table:table-cell>
              <table:table-cell office:value-type="float" office:value="14.4176504794">
                <text:p>14.4176504794</text:p>
              </table:table-cell>
              <table:table-cell office:value-type="float" office:value="1.35739815752">
                <text:p>1.35739815752</text:p>
              </table:table-cell>
              <table:table-cell office:value-type="float" office:value="13.0602523219">
                <text:p>13.0602523219</text:p>
              </table:table-cell>
            </table:table-row>
            <table:table-row>
              <table:table-cell office:value-type="float" office:value="5.24">
                <text:p>5.24</text:p>
              </table:table-cell>
              <table:table-cell office:value-type="float" office:value="14.4176504714">
                <text:p>14.4176504714</text:p>
              </table:table-cell>
              <table:table-cell office:value-type="float" office:value="1.35739815063">
                <text:p>1.35739815063</text:p>
              </table:table-cell>
              <table:table-cell office:value-type="float" office:value="13.0602523208">
                <text:p>13.0602523208</text:p>
              </table:table-cell>
            </table:table-row>
            <table:table-row>
              <table:table-cell office:value-type="float" office:value="5.25">
                <text:p>5.25</text:p>
              </table:table-cell>
              <table:table-cell office:value-type="float" office:value="14.4176504634">
                <text:p>14.4176504634</text:p>
              </table:table-cell>
              <table:table-cell office:value-type="float" office:value="1.35739814333">
                <text:p>1.35739814333</text:p>
              </table:table-cell>
              <table:table-cell office:value-type="float" office:value="13.06025232">
                <text:p>13.06025232</text:p>
              </table:table-cell>
            </table:table-row>
            <table:table-row>
              <table:table-cell office:value-type="float" office:value="5.26">
                <text:p>5.26</text:p>
              </table:table-cell>
              <table:table-cell office:value-type="float" office:value="25.8912124016">
                <text:p>25.8912124016</text:p>
              </table:table-cell>
              <table:table-cell office:value-type="float" office:value="2.21799010393">
                <text:p>2.21799010393</text:p>
              </table:table-cell>
              <table:table-cell office:value-type="float" office:value="23.6732222976">
                <text:p>23.6732222976</text:p>
              </table:table-cell>
            </table:table-row>
            <table:table-row>
              <table:table-cell office:value-type="float" office:value="5.27">
                <text:p>5.27</text:p>
              </table:table-cell>
              <table:table-cell office:value-type="float" office:value="25.8912121347">
                <text:p>25.8912121347</text:p>
              </table:table-cell>
              <table:table-cell office:value-type="float" office:value="2.21799005249">
                <text:p>2.21799005249</text:p>
              </table:table-cell>
              <table:table-cell office:value-type="float" office:value="23.6732220822">
                <text:p>23.6732220822</text:p>
              </table:table-cell>
            </table:table-row>
            <table:table-row>
              <table:table-cell office:value-type="float" office:value="5.28">
                <text:p>5.28</text:p>
              </table:table-cell>
              <table:table-cell office:value-type="float" office:value="25.8912119167">
                <text:p>25.8912119167</text:p>
              </table:table-cell>
              <table:table-cell office:value-type="float" office:value="2.21799001377">
                <text:p>2.21799001377</text:p>
              </table:table-cell>
              <table:table-cell office:value-type="float" office:value="23.673221903">
                <text:p>23.673221903</text:p>
              </table:table-cell>
            </table:table-row>
            <table:table-row>
              <table:table-cell office:value-type="float" office:value="5.29">
                <text:p>5.29</text:p>
              </table:table-cell>
              <table:table-cell office:value-type="float" office:value="25.8912117196">
                <text:p>25.8912117196</text:p>
              </table:table-cell>
              <table:table-cell office:value-type="float" office:value="2.21798997954">
                <text:p>2.21798997954</text:p>
              </table:table-cell>
              <table:table-cell office:value-type="float" office:value="23.67322174">
                <text:p>23.67322174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25.8912115431">
                <text:p>25.8912115431</text:p>
              </table:table-cell>
              <table:table-cell office:value-type="float" office:value="2.21798994787">
                <text:p>2.21798994787</text:p>
              </table:table-cell>
              <table:table-cell office:value-type="float" office:value="23.6732215953">
                <text:p>23.6732215953</text:p>
              </table:table-cell>
            </table:table-row>
            <table:table-row>
              <table:table-cell office:value-type="float" office:value="5.31">
                <text:p>5.31</text:p>
              </table:table-cell>
              <table:table-cell office:value-type="float" office:value="25.8912113858">
                <text:p>25.8912113858</text:p>
              </table:table-cell>
              <table:table-cell office:value-type="float" office:value="2.2179899176">
                <text:p>2.2179899176</text:p>
              </table:table-cell>
              <table:table-cell office:value-type="float" office:value="23.6732214682">
                <text:p>23.6732214682</text:p>
              </table:table-cell>
            </table:table-row>
            <table:table-row>
              <table:table-cell office:value-type="float" office:value="5.32">
                <text:p>5.32</text:p>
              </table:table-cell>
              <table:table-cell office:value-type="float" office:value="25.8912112465">
                <text:p>25.8912112465</text:p>
              </table:table-cell>
              <table:table-cell office:value-type="float" office:value="2.21798988891">
                <text:p>2.21798988891</text:p>
              </table:table-cell>
              <table:table-cell office:value-type="float" office:value="23.6732213576">
                <text:p>23.6732213576</text:p>
              </table:table-cell>
            </table:table-row>
            <table:table-row>
              <table:table-cell office:value-type="float" office:value="5.33">
                <text:p>5.33</text:p>
              </table:table-cell>
              <table:table-cell office:value-type="float" office:value="25.8912111217">
                <text:p>25.8912111217</text:p>
              </table:table-cell>
              <table:table-cell office:value-type="float" office:value="2.2179898617">
                <text:p>2.2179898617</text:p>
              </table:table-cell>
              <table:table-cell office:value-type="float" office:value="23.67322126">
                <text:p>23.67322126</text:p>
              </table:table-cell>
            </table:table-row>
            <table:table-row>
              <table:table-cell office:value-type="float" office:value="5.34">
                <text:p>5.34</text:p>
              </table:table-cell>
              <table:table-cell office:value-type="float" office:value="25.8912110114">
                <text:p>25.8912110114</text:p>
              </table:table-cell>
              <table:table-cell office:value-type="float" office:value="2.21798983667">
                <text:p>2.21798983667</text:p>
              </table:table-cell>
              <table:table-cell office:value-type="float" office:value="23.6732211747">
                <text:p>23.6732211747</text:p>
              </table:table-cell>
            </table:table-row>
            <table:table-row>
              <table:table-cell office:value-type="float" office:value="5.35">
                <text:p>5.35</text:p>
              </table:table-cell>
              <table:table-cell office:value-type="float" office:value="25.891210912">
                <text:p>25.891210912</text:p>
              </table:table-cell>
              <table:table-cell office:value-type="float" office:value="2.21798981227">
                <text:p>2.21798981227</text:p>
              </table:table-cell>
              <table:table-cell office:value-type="float" office:value="23.6732210997">
                <text:p>23.6732210997</text:p>
              </table:table-cell>
            </table:table-row>
            <table:table-row>
              <table:table-cell office:value-type="float" office:value="5.36">
                <text:p>5.36</text:p>
              </table:table-cell>
              <table:table-cell office:value-type="float" office:value="25.8912108229">
                <text:p>25.8912108229</text:p>
              </table:table-cell>
              <table:table-cell office:value-type="float" office:value="2.21798978957">
                <text:p>2.21798978957</text:p>
              </table:table-cell>
              <table:table-cell office:value-type="float" office:value="23.6732210334">
                <text:p>23.6732210334</text:p>
              </table:table-cell>
            </table:table-row>
            <table:table-row>
              <table:table-cell office:value-type="float" office:value="5.37">
                <text:p>5.37</text:p>
              </table:table-cell>
              <table:table-cell office:value-type="float" office:value="25.8912107431">
                <text:p>25.8912107431</text:p>
              </table:table-cell>
              <table:table-cell office:value-type="float" office:value="2.21798976831">
                <text:p>2.21798976831</text:p>
              </table:table-cell>
              <table:table-cell office:value-type="float" office:value="23.6732209748">
                <text:p>23.6732209748</text:p>
              </table:table-cell>
            </table:table-row>
            <table:table-row>
              <table:table-cell office:value-type="float" office:value="5.38">
                <text:p>5.38</text:p>
              </table:table-cell>
              <table:table-cell office:value-type="float" office:value="25.8912106731">
                <text:p>25.8912106731</text:p>
              </table:table-cell>
              <table:table-cell office:value-type="float" office:value="2.21798974835">
                <text:p>2.21798974835</text:p>
              </table:table-cell>
              <table:table-cell office:value-type="float" office:value="23.6732209248">
                <text:p>23.6732209248</text:p>
              </table:table-cell>
            </table:table-row>
            <table:table-row>
              <table:table-cell office:value-type="float" office:value="5.39">
                <text:p>5.39</text:p>
              </table:table-cell>
              <table:table-cell office:value-type="float" office:value="25.8912106103">
                <text:p>25.8912106103</text:p>
              </table:table-cell>
              <table:table-cell office:value-type="float" office:value="2.21798972871">
                <text:p>2.21798972871</text:p>
              </table:table-cell>
              <table:table-cell office:value-type="float" office:value="23.6732208816">
                <text:p>23.6732208816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25.8912105564">
                <text:p>25.8912105564</text:p>
              </table:table-cell>
              <table:table-cell office:value-type="float" office:value="2.21798971087">
                <text:p>2.21798971087</text:p>
              </table:table-cell>
              <table:table-cell office:value-type="float" office:value="23.6732208456">
                <text:p>23.6732208456</text:p>
              </table:table-cell>
            </table:table-row>
            <table:table-row>
              <table:table-cell office:value-type="float" office:value="5.41">
                <text:p>5.41</text:p>
              </table:table-cell>
              <table:table-cell office:value-type="float" office:value="25.8912105096">
                <text:p>25.8912105096</text:p>
              </table:table-cell>
              <table:table-cell office:value-type="float" office:value="2.21798969398">
                <text:p>2.21798969398</text:p>
              </table:table-cell>
              <table:table-cell office:value-type="float" office:value="23.6732208156">
                <text:p>23.6732208156</text:p>
              </table:table-cell>
            </table:table-row>
            <table:table-row>
              <table:table-cell office:value-type="float" office:value="5.42">
                <text:p>5.42</text:p>
              </table:table-cell>
              <table:table-cell office:value-type="float" office:value="25.891210469">
                <text:p>25.891210469</text:p>
              </table:table-cell>
              <table:table-cell office:value-type="float" office:value="2.21798967686">
                <text:p>2.21798967686</text:p>
              </table:table-cell>
              <table:table-cell office:value-type="float" office:value="23.6732207921">
                <text:p>23.6732207921</text:p>
              </table:table-cell>
            </table:table-row>
            <table:table-row>
              <table:table-cell office:value-type="float" office:value="5.43">
                <text:p>5.43</text:p>
              </table:table-cell>
              <table:table-cell office:value-type="float" office:value="25.8912104342">
                <text:p>25.8912104342</text:p>
              </table:table-cell>
              <table:table-cell office:value-type="float" office:value="2.21798966103">
                <text:p>2.21798966103</text:p>
              </table:table-cell>
              <table:table-cell office:value-type="float" office:value="23.6732207732">
                <text:p>23.6732207732</text:p>
              </table:table-cell>
            </table:table-row>
            <table:table-row>
              <table:table-cell office:value-type="float" office:value="5.44">
                <text:p>5.44</text:p>
              </table:table-cell>
              <table:table-cell office:value-type="float" office:value="25.8912104052">
                <text:p>25.8912104052</text:p>
              </table:table-cell>
              <table:table-cell office:value-type="float" office:value="2.21798964557">
                <text:p>2.21798964557</text:p>
              </table:table-cell>
              <table:table-cell office:value-type="float" office:value="23.6732207596">
                <text:p>23.6732207596</text:p>
              </table:table-cell>
            </table:table-row>
            <table:table-row>
              <table:table-cell office:value-type="float" office:value="5.45">
                <text:p>5.45</text:p>
              </table:table-cell>
              <table:table-cell office:value-type="float" office:value="25.8912103815">
                <text:p>25.8912103815</text:p>
              </table:table-cell>
              <table:table-cell office:value-type="float" office:value="2.21798963084">
                <text:p>2.21798963084</text:p>
              </table:table-cell>
              <table:table-cell office:value-type="float" office:value="23.6732207507">
                <text:p>23.6732207507</text:p>
              </table:table-cell>
            </table:table-row>
            <table:table-row>
              <table:table-cell office:value-type="float" office:value="5.46">
                <text:p>5.46</text:p>
              </table:table-cell>
              <table:table-cell office:value-type="float" office:value="25.8912103635">
                <text:p>25.8912103635</text:p>
              </table:table-cell>
              <table:table-cell office:value-type="float" office:value="2.21798961674">
                <text:p>2.21798961674</text:p>
              </table:table-cell>
              <table:table-cell office:value-type="float" office:value="23.6732207468">
                <text:p>23.6732207468</text:p>
              </table:table-cell>
            </table:table-row>
            <table:table-row>
              <table:table-cell office:value-type="float" office:value="5.47">
                <text:p>5.47</text:p>
              </table:table-cell>
              <table:table-cell office:value-type="float" office:value="25.8912103485">
                <text:p>25.8912103485</text:p>
              </table:table-cell>
              <table:table-cell office:value-type="float" office:value="2.21798960277">
                <text:p>2.21798960277</text:p>
              </table:table-cell>
              <table:table-cell office:value-type="float" office:value="23.6732207457">
                <text:p>23.6732207457</text:p>
              </table:table-cell>
            </table:table-row>
            <table:table-row>
              <table:table-cell office:value-type="float" office:value="5.48">
                <text:p>5.48</text:p>
              </table:table-cell>
              <table:table-cell office:value-type="float" office:value="25.8912103396">
                <text:p>25.8912103396</text:p>
              </table:table-cell>
              <table:table-cell office:value-type="float" office:value="2.21798958976">
                <text:p>2.21798958976</text:p>
              </table:table-cell>
              <table:table-cell office:value-type="float" office:value="23.6732207498">
                <text:p>23.6732207498</text:p>
              </table:table-cell>
            </table:table-row>
            <table:table-row>
              <table:table-cell office:value-type="float" office:value="5.49">
                <text:p>5.49</text:p>
              </table:table-cell>
              <table:table-cell office:value-type="float" office:value="25.8912103338">
                <text:p>25.8912103338</text:p>
              </table:table-cell>
              <table:table-cell office:value-type="float" office:value="2.21798957691">
                <text:p>2.21798957691</text:p>
              </table:table-cell>
              <table:table-cell office:value-type="float" office:value="23.6732207569">
                <text:p>23.6732207569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14.3680134048">
                <text:p>14.3680134048</text:p>
              </table:table-cell>
              <table:table-cell office:value-type="float" office:value="1.33258001093">
                <text:p>1.33258001093</text:p>
              </table:table-cell>
              <table:table-cell office:value-type="float" office:value="13.0354333939">
                <text:p>13.0354333939</text:p>
              </table:table-cell>
            </table:table-row>
            <table:table-row>
              <table:table-cell office:value-type="float" office:value="5.51">
                <text:p>5.51</text:p>
              </table:table-cell>
              <table:table-cell office:value-type="float" office:value="14.3680132072">
                <text:p>14.3680132072</text:p>
              </table:table-cell>
              <table:table-cell office:value-type="float" office:value="1.33257994127">
                <text:p>1.33257994127</text:p>
              </table:table-cell>
              <table:table-cell office:value-type="float" office:value="13.0354332659">
                <text:p>13.0354332659</text:p>
              </table:table-cell>
            </table:table-row>
            <table:table-row>
              <table:table-cell office:value-type="float" office:value="5.52">
                <text:p>5.52</text:p>
              </table:table-cell>
              <table:table-cell office:value-type="float" office:value="14.3680131304">
                <text:p>14.3680131304</text:p>
              </table:table-cell>
              <table:table-cell office:value-type="float" office:value="1.33257990949">
                <text:p>1.33257990949</text:p>
              </table:table-cell>
              <table:table-cell office:value-type="float" office:value="13.035433221">
                <text:p>13.035433221</text:p>
              </table:table-cell>
            </table:table-row>
            <table:table-row>
              <table:table-cell office:value-type="float" office:value="5.53">
                <text:p>5.53</text:p>
              </table:table-cell>
              <table:table-cell office:value-type="float" office:value="14.3680130813">
                <text:p>14.3680130813</text:p>
              </table:table-cell>
              <table:table-cell office:value-type="float" office:value="1.33257988574">
                <text:p>1.33257988574</text:p>
              </table:table-cell>
              <table:table-cell office:value-type="float" office:value="13.0354331955">
                <text:p>13.0354331955</text:p>
              </table:table-cell>
            </table:table-row>
            <table:table-row>
              <table:table-cell office:value-type="float" office:value="5.54">
                <text:p>5.54</text:p>
              </table:table-cell>
              <table:table-cell office:value-type="float" office:value="14.3680130465">
                <text:p>14.3680130465</text:p>
              </table:table-cell>
              <table:table-cell office:value-type="float" office:value="1.33257986592">
                <text:p>1.33257986592</text:p>
              </table:table-cell>
              <table:table-cell office:value-type="float" office:value="13.0354331806">
                <text:p>13.0354331806</text:p>
              </table:table-cell>
            </table:table-row>
            <table:table-row>
              <table:table-cell office:value-type="float" office:value="5.55">
                <text:p>5.55</text:p>
              </table:table-cell>
              <table:table-cell office:value-type="float" office:value="14.3680130209">
                <text:p>14.3680130209</text:p>
              </table:table-cell>
              <table:table-cell office:value-type="float" office:value="1.33257984862">
                <text:p>1.33257984862</text:p>
              </table:table-cell>
              <table:table-cell office:value-type="float" office:value="13.0354331723">
                <text:p>13.0354331723</text:p>
              </table:table-cell>
            </table:table-row>
            <table:table-row>
              <table:table-cell office:value-type="float" office:value="5.56">
                <text:p>5.56</text:p>
              </table:table-cell>
              <table:table-cell office:value-type="float" office:value="14.3680130012">
                <text:p>14.3680130012</text:p>
              </table:table-cell>
              <table:table-cell office:value-type="float" office:value="1.33257983298">
                <text:p>1.33257983298</text:p>
              </table:table-cell>
              <table:table-cell office:value-type="float" office:value="13.0354331682">
                <text:p>13.0354331682</text:p>
              </table:table-cell>
            </table:table-row>
            <table:table-row>
              <table:table-cell office:value-type="float" office:value="5.57">
                <text:p>5.57</text:p>
              </table:table-cell>
              <table:table-cell office:value-type="float" office:value="14.3680129856">
                <text:p>14.3680129856</text:p>
              </table:table-cell>
              <table:table-cell office:value-type="float" office:value="1.33257981828">
                <text:p>1.33257981828</text:p>
              </table:table-cell>
              <table:table-cell office:value-type="float" office:value="13.0354331673">
                <text:p>13.0354331673</text:p>
              </table:table-cell>
            </table:table-row>
            <table:table-row>
              <table:table-cell office:value-type="float" office:value="5.58">
                <text:p>5.58</text:p>
              </table:table-cell>
              <table:table-cell office:value-type="float" office:value="14.3680129765">
                <text:p>14.3680129765</text:p>
              </table:table-cell>
              <table:table-cell office:value-type="float" office:value="1.33257980491">
                <text:p>1.33257980491</text:p>
              </table:table-cell>
              <table:table-cell office:value-type="float" office:value="13.0354331716">
                <text:p>13.0354331716</text:p>
              </table:table-cell>
            </table:table-row>
            <table:table-row>
              <table:table-cell office:value-type="float" office:value="5.59">
                <text:p>5.59</text:p>
              </table:table-cell>
              <table:table-cell office:value-type="float" office:value="14.3680129652">
                <text:p>14.3680129652</text:p>
              </table:table-cell>
              <table:table-cell office:value-type="float" office:value="1.33257979157">
                <text:p>1.33257979157</text:p>
              </table:table-cell>
              <table:table-cell office:value-type="float" office:value="13.0354331736">
                <text:p>13.0354331736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14.368012958">
                <text:p>14.368012958</text:p>
              </table:table-cell>
              <table:table-cell office:value-type="float" office:value="1.33257977883">
                <text:p>1.33257977883</text:p>
              </table:table-cell>
              <table:table-cell office:value-type="float" office:value="13.0354331792">
                <text:p>13.0354331792</text:p>
              </table:table-cell>
            </table:table-row>
            <table:table-row>
              <table:table-cell office:value-type="float" office:value="5.61">
                <text:p>5.61</text:p>
              </table:table-cell>
              <table:table-cell office:value-type="float" office:value="14.3680129542">
                <text:p>14.3680129542</text:p>
              </table:table-cell>
              <table:table-cell office:value-type="float" office:value="1.33257976707">
                <text:p>1.33257976707</text:p>
              </table:table-cell>
              <table:table-cell office:value-type="float" office:value="13.0354331871">
                <text:p>13.0354331871</text:p>
              </table:table-cell>
            </table:table-row>
            <table:table-row>
              <table:table-cell office:value-type="float" office:value="5.62">
                <text:p>5.62</text:p>
              </table:table-cell>
              <table:table-cell office:value-type="float" office:value="14.3680129494">
                <text:p>14.3680129494</text:p>
              </table:table-cell>
              <table:table-cell office:value-type="float" office:value="1.33257975547">
                <text:p>1.33257975547</text:p>
              </table:table-cell>
              <table:table-cell office:value-type="float" office:value="13.035433194">
                <text:p>13.035433194</text:p>
              </table:table-cell>
            </table:table-row>
            <table:table-row>
              <table:table-cell office:value-type="float" office:value="5.63">
                <text:p>5.63</text:p>
              </table:table-cell>
              <table:table-cell office:value-type="float" office:value="14.3680129457">
                <text:p>14.3680129457</text:p>
              </table:table-cell>
              <table:table-cell office:value-type="float" office:value="1.33257974403">
                <text:p>1.33257974403</text:p>
              </table:table-cell>
              <table:table-cell office:value-type="float" office:value="13.0354332017">
                <text:p>13.0354332017</text:p>
              </table:table-cell>
            </table:table-row>
            <table:table-row>
              <table:table-cell office:value-type="float" office:value="5.64">
                <text:p>5.64</text:p>
              </table:table-cell>
              <table:table-cell office:value-type="float" office:value="14.368012944">
                <text:p>14.368012944</text:p>
              </table:table-cell>
              <table:table-cell office:value-type="float" office:value="1.33257973328">
                <text:p>1.33257973328</text:p>
              </table:table-cell>
              <table:table-cell office:value-type="float" office:value="13.0354332108">
                <text:p>13.0354332108</text:p>
              </table:table-cell>
            </table:table-row>
            <table:table-row>
              <table:table-cell office:value-type="float" office:value="5.65">
                <text:p>5.65</text:p>
              </table:table-cell>
              <table:table-cell office:value-type="float" office:value="14.3680129431">
                <text:p>14.3680129431</text:p>
              </table:table-cell>
              <table:table-cell office:value-type="float" office:value="1.33257972264">
                <text:p>1.33257972264</text:p>
              </table:table-cell>
              <table:table-cell office:value-type="float" office:value="13.0354332204">
                <text:p>13.0354332204</text:p>
              </table:table-cell>
            </table:table-row>
            <table:table-row>
              <table:table-cell office:value-type="float" office:value="5.66">
                <text:p>5.66</text:p>
              </table:table-cell>
              <table:table-cell office:value-type="float" office:value="14.3680129425">
                <text:p>14.3680129425</text:p>
              </table:table-cell>
              <table:table-cell office:value-type="float" office:value="1.33257971245">
                <text:p>1.33257971245</text:p>
              </table:table-cell>
              <table:table-cell office:value-type="float" office:value="13.0354332301">
                <text:p>13.0354332301</text:p>
              </table:table-cell>
            </table:table-row>
            <table:table-row>
              <table:table-cell office:value-type="float" office:value="5.67">
                <text:p>5.67</text:p>
              </table:table-cell>
              <table:table-cell office:value-type="float" office:value="14.3680129432">
                <text:p>14.3680129432</text:p>
              </table:table-cell>
              <table:table-cell office:value-type="float" office:value="1.33257970251">
                <text:p>1.33257970251</text:p>
              </table:table-cell>
              <table:table-cell office:value-type="float" office:value="13.0354332406">
                <text:p>13.0354332406</text:p>
              </table:table-cell>
            </table:table-row>
            <table:table-row>
              <table:table-cell office:value-type="float" office:value="5.68">
                <text:p>5.68</text:p>
              </table:table-cell>
              <table:table-cell office:value-type="float" office:value="14.3680129443">
                <text:p>14.3680129443</text:p>
              </table:table-cell>
              <table:table-cell office:value-type="float" office:value="1.33257969274">
                <text:p>1.33257969274</text:p>
              </table:table-cell>
              <table:table-cell office:value-type="float" office:value="13.0354332515">
                <text:p>13.0354332515</text:p>
              </table:table-cell>
            </table:table-row>
            <table:table-row>
              <table:table-cell office:value-type="float" office:value="5.69">
                <text:p>5.69</text:p>
              </table:table-cell>
              <table:table-cell office:value-type="float" office:value="14.3680129449">
                <text:p>14.3680129449</text:p>
              </table:table-cell>
              <table:table-cell office:value-type="float" office:value="1.33257968313">
                <text:p>1.33257968313</text:p>
              </table:table-cell>
              <table:table-cell office:value-type="float" office:value="13.0354332617">
                <text:p>13.0354332617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14.3680129482">
                <text:p>14.3680129482</text:p>
              </table:table-cell>
              <table:table-cell office:value-type="float" office:value="1.3325796742">
                <text:p>1.3325796742</text:p>
              </table:table-cell>
              <table:table-cell office:value-type="float" office:value="13.035433274">
                <text:p>13.035433274</text:p>
              </table:table-cell>
            </table:table-row>
            <table:table-row>
              <table:table-cell office:value-type="float" office:value="5.71">
                <text:p>5.71</text:p>
              </table:table-cell>
              <table:table-cell office:value-type="float" office:value="14.36801295">
                <text:p>14.36801295</text:p>
              </table:table-cell>
              <table:table-cell office:value-type="float" office:value="1.33257966482">
                <text:p>1.33257966482</text:p>
              </table:table-cell>
              <table:table-cell office:value-type="float" office:value="13.0354332852">
                <text:p>13.0354332852</text:p>
              </table:table-cell>
            </table:table-row>
            <table:table-row>
              <table:table-cell office:value-type="float" office:value="5.72">
                <text:p>5.72</text:p>
              </table:table-cell>
              <table:table-cell office:value-type="float" office:value="14.368012954">
                <text:p>14.368012954</text:p>
              </table:table-cell>
              <table:table-cell office:value-type="float" office:value="1.33257965611">
                <text:p>1.33257965611</text:p>
              </table:table-cell>
              <table:table-cell office:value-type="float" office:value="13.0354332979">
                <text:p>13.0354332979</text:p>
              </table:table-cell>
            </table:table-row>
            <table:table-row>
              <table:table-cell office:value-type="float" office:value="5.73">
                <text:p>5.73</text:p>
              </table:table-cell>
              <table:table-cell office:value-type="float" office:value="14.3680129572">
                <text:p>14.3680129572</text:p>
              </table:table-cell>
              <table:table-cell office:value-type="float" office:value="1.33257964736">
                <text:p>1.33257964736</text:p>
              </table:table-cell>
              <table:table-cell office:value-type="float" office:value="13.0354333098">
                <text:p>13.0354333098</text:p>
              </table:table-cell>
            </table:table-row>
            <table:table-row>
              <table:table-cell office:value-type="float" office:value="5.74">
                <text:p>5.74</text:p>
              </table:table-cell>
              <table:table-cell office:value-type="float" office:value="14.36801296">
                <text:p>14.36801296</text:p>
              </table:table-cell>
              <table:table-cell office:value-type="float" office:value="1.33257963862">
                <text:p>1.33257963862</text:p>
              </table:table-cell>
              <table:table-cell office:value-type="float" office:value="13.0354333214">
                <text:p>13.0354333214</text:p>
              </table:table-cell>
            </table:table-row>
            <table:table-row>
              <table:table-cell office:value-type="float" office:value="5.75">
                <text:p>5.75</text:p>
              </table:table-cell>
              <table:table-cell office:value-type="float" office:value="14.3680129643">
                <text:p>14.3680129643</text:p>
              </table:table-cell>
              <table:table-cell office:value-type="float" office:value="1.33257963014">
                <text:p>1.33257963014</text:p>
              </table:table-cell>
              <table:table-cell office:value-type="float" office:value="13.0354333342">
                <text:p>13.0354333342</text:p>
              </table:table-cell>
            </table:table-row>
            <table:table-row>
              <table:table-cell office:value-type="float" office:value="5.76">
                <text:p>5.76</text:p>
              </table:table-cell>
              <table:table-cell office:value-type="float" office:value="26.2675259071">
                <text:p>26.2675259071</text:p>
              </table:table-cell>
              <table:table-cell office:value-type="float" office:value="2.40614728909">
                <text:p>2.40614728909</text:p>
              </table:table-cell>
              <table:table-cell office:value-type="float" office:value="23.861378618">
                <text:p>23.861378618</text:p>
              </table:table-cell>
            </table:table-row>
            <table:table-row>
              <table:table-cell office:value-type="float" office:value="5.77">
                <text:p>5.77</text:p>
              </table:table-cell>
              <table:table-cell office:value-type="float" office:value="26.2675256227">
                <text:p>26.2675256227</text:p>
              </table:table-cell>
              <table:table-cell office:value-type="float" office:value="2.40614721112">
                <text:p>2.40614721112</text:p>
              </table:table-cell>
              <table:table-cell office:value-type="float" office:value="23.8613784116">
                <text:p>23.8613784116</text:p>
              </table:table-cell>
            </table:table-row>
            <table:table-row>
              <table:table-cell office:value-type="float" office:value="5.78">
                <text:p>5.78</text:p>
              </table:table-cell>
              <table:table-cell office:value-type="float" office:value="26.2675254341">
                <text:p>26.2675254341</text:p>
              </table:table-cell>
              <table:table-cell office:value-type="float" office:value="2.4061471493">
                <text:p>2.4061471493</text:p>
              </table:table-cell>
              <table:table-cell office:value-type="float" office:value="23.8613782848">
                <text:p>23.8613782848</text:p>
              </table:table-cell>
            </table:table-row>
            <table:table-row>
              <table:table-cell office:value-type="float" office:value="5.79">
                <text:p>5.79</text:p>
              </table:table-cell>
              <table:table-cell office:value-type="float" office:value="26.2675252879">
                <text:p>26.2675252879</text:p>
              </table:table-cell>
              <table:table-cell office:value-type="float" office:value="2.40614709519">
                <text:p>2.40614709519</text:p>
              </table:table-cell>
              <table:table-cell office:value-type="float" office:value="23.8613781927">
                <text:p>23.8613781927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26.2675251661">
                <text:p>26.2675251661</text:p>
              </table:table-cell>
              <table:table-cell office:value-type="float" office:value="2.40614704641">
                <text:p>2.40614704641</text:p>
              </table:table-cell>
              <table:table-cell office:value-type="float" office:value="23.8613781197">
                <text:p>23.8613781197</text:p>
              </table:table-cell>
            </table:table-row>
            <table:table-row>
              <table:table-cell office:value-type="float" office:value="5.81">
                <text:p>5.81</text:p>
              </table:table-cell>
              <table:table-cell office:value-type="float" office:value="26.2675250615">
                <text:p>26.2675250615</text:p>
              </table:table-cell>
              <table:table-cell office:value-type="float" office:value="2.40614700117">
                <text:p>2.40614700117</text:p>
              </table:table-cell>
              <table:table-cell office:value-type="float" office:value="23.8613780603">
                <text:p>23.8613780603</text:p>
              </table:table-cell>
            </table:table-row>
            <table:table-row>
              <table:table-cell office:value-type="float" office:value="5.82">
                <text:p>5.82</text:p>
              </table:table-cell>
              <table:table-cell office:value-type="float" office:value="26.2675249677">
                <text:p>26.2675249677</text:p>
              </table:table-cell>
              <table:table-cell office:value-type="float" office:value="2.40614695865">
                <text:p>2.40614695865</text:p>
              </table:table-cell>
              <table:table-cell office:value-type="float" office:value="23.8613780091">
                <text:p>23.8613780091</text:p>
              </table:table-cell>
            </table:table-row>
            <table:table-row>
              <table:table-cell office:value-type="float" office:value="5.83">
                <text:p>5.83</text:p>
              </table:table-cell>
              <table:table-cell office:value-type="float" office:value="26.267524883">
                <text:p>26.267524883</text:p>
              </table:table-cell>
              <table:table-cell office:value-type="float" office:value="2.40614691798">
                <text:p>2.40614691798</text:p>
              </table:table-cell>
              <table:table-cell office:value-type="float" office:value="23.8613779651">
                <text:p>23.8613779651</text:p>
              </table:table-cell>
            </table:table-row>
            <table:table-row>
              <table:table-cell office:value-type="float" office:value="5.84">
                <text:p>5.84</text:p>
              </table:table-cell>
              <table:table-cell office:value-type="float" office:value="26.2675248066">
                <text:p>26.2675248066</text:p>
              </table:table-cell>
              <table:table-cell office:value-type="float" office:value="2.40614687932">
                <text:p>2.40614687932</text:p>
              </table:table-cell>
              <table:table-cell office:value-type="float" office:value="23.8613779273">
                <text:p>23.8613779273</text:p>
              </table:table-cell>
            </table:table-row>
            <table:table-row>
              <table:table-cell office:value-type="float" office:value="5.85">
                <text:p>5.85</text:p>
              </table:table-cell>
              <table:table-cell office:value-type="float" office:value="26.2675247368">
                <text:p>26.2675247368</text:p>
              </table:table-cell>
              <table:table-cell office:value-type="float" office:value="2.40614684204">
                <text:p>2.40614684204</text:p>
              </table:table-cell>
              <table:table-cell office:value-type="float" office:value="23.8613778947">
                <text:p>23.8613778947</text:p>
              </table:table-cell>
            </table:table-row>
            <table:table-row>
              <table:table-cell office:value-type="float" office:value="5.86">
                <text:p>5.86</text:p>
              </table:table-cell>
              <table:table-cell office:value-type="float" office:value="26.2675246709">
                <text:p>26.2675246709</text:p>
              </table:table-cell>
              <table:table-cell office:value-type="float" office:value="2.40614680601">
                <text:p>2.40614680601</text:p>
              </table:table-cell>
              <table:table-cell office:value-type="float" office:value="23.8613778649">
                <text:p>23.8613778649</text:p>
              </table:table-cell>
            </table:table-row>
            <table:table-row>
              <table:table-cell office:value-type="float" office:value="5.87">
                <text:p>5.87</text:p>
              </table:table-cell>
              <table:table-cell office:value-type="float" office:value="26.2675246102">
                <text:p>26.2675246102</text:p>
              </table:table-cell>
              <table:table-cell office:value-type="float" office:value="2.40614677123">
                <text:p>2.40614677123</text:p>
              </table:table-cell>
              <table:table-cell office:value-type="float" office:value="23.861377839">
                <text:p>23.861377839</text:p>
              </table:table-cell>
            </table:table-row>
            <table:table-row>
              <table:table-cell office:value-type="float" office:value="5.88">
                <text:p>5.88</text:p>
              </table:table-cell>
              <table:table-cell office:value-type="float" office:value="26.2675245534">
                <text:p>26.2675245534</text:p>
              </table:table-cell>
              <table:table-cell office:value-type="float" office:value="2.40614673764">
                <text:p>2.40614673764</text:p>
              </table:table-cell>
              <table:table-cell office:value-type="float" office:value="23.8613778157">
                <text:p>23.8613778157</text:p>
              </table:table-cell>
            </table:table-row>
            <table:table-row>
              <table:table-cell office:value-type="float" office:value="5.89">
                <text:p>5.89</text:p>
              </table:table-cell>
              <table:table-cell office:value-type="float" office:value="26.2675245007">
                <text:p>26.2675245007</text:p>
              </table:table-cell>
              <table:table-cell office:value-type="float" office:value="2.40614670457">
                <text:p>2.40614670457</text:p>
              </table:table-cell>
              <table:table-cell office:value-type="float" office:value="23.8613777962">
                <text:p>23.8613777962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26.2675244505">
                <text:p>26.2675244505</text:p>
              </table:table-cell>
              <table:table-cell office:value-type="float" office:value="2.40614667259">
                <text:p>2.40614667259</text:p>
              </table:table-cell>
              <table:table-cell office:value-type="float" office:value="23.8613777779">
                <text:p>23.8613777779</text:p>
              </table:table-cell>
            </table:table-row>
            <table:table-row>
              <table:table-cell office:value-type="float" office:value="5.91">
                <text:p>5.91</text:p>
              </table:table-cell>
              <table:table-cell office:value-type="float" office:value="26.2675244018">
                <text:p>26.2675244018</text:p>
              </table:table-cell>
              <table:table-cell office:value-type="float" office:value="2.40614664108">
                <text:p>2.40614664108</text:p>
              </table:table-cell>
              <table:table-cell office:value-type="float" office:value="23.8613777607">
                <text:p>23.8613777607</text:p>
              </table:table-cell>
            </table:table-row>
            <table:table-row>
              <table:table-cell office:value-type="float" office:value="5.92">
                <text:p>5.92</text:p>
              </table:table-cell>
              <table:table-cell office:value-type="float" office:value="26.2675243566">
                <text:p>26.2675243566</text:p>
              </table:table-cell>
              <table:table-cell office:value-type="float" office:value="2.40614661063">
                <text:p>2.40614661063</text:p>
              </table:table-cell>
              <table:table-cell office:value-type="float" office:value="23.861377746">
                <text:p>23.861377746</text:p>
              </table:table-cell>
            </table:table-row>
            <table:table-row>
              <table:table-cell office:value-type="float" office:value="5.93">
                <text:p>5.93</text:p>
              </table:table-cell>
              <table:table-cell office:value-type="float" office:value="26.2675243139">
                <text:p>26.2675243139</text:p>
              </table:table-cell>
              <table:table-cell office:value-type="float" office:value="2.40614658085">
                <text:p>2.40614658085</text:p>
              </table:table-cell>
              <table:table-cell office:value-type="float" office:value="23.861377733">
                <text:p>23.861377733</text:p>
              </table:table-cell>
            </table:table-row>
            <table:table-row>
              <table:table-cell office:value-type="float" office:value="5.94">
                <text:p>5.94</text:p>
              </table:table-cell>
              <table:table-cell office:value-type="float" office:value="26.2675242722">
                <text:p>26.2675242722</text:p>
              </table:table-cell>
              <table:table-cell office:value-type="float" office:value="2.40614655112">
                <text:p>2.40614655112</text:p>
              </table:table-cell>
              <table:table-cell office:value-type="float" office:value="23.8613777211">
                <text:p>23.8613777211</text:p>
              </table:table-cell>
            </table:table-row>
            <table:table-row>
              <table:table-cell office:value-type="float" office:value="5.95">
                <text:p>5.95</text:p>
              </table:table-cell>
              <table:table-cell office:value-type="float" office:value="26.2675242328">
                <text:p>26.2675242328</text:p>
              </table:table-cell>
              <table:table-cell office:value-type="float" office:value="2.40614652282">
                <text:p>2.40614652282</text:p>
              </table:table-cell>
              <table:table-cell office:value-type="float" office:value="23.86137771">
                <text:p>23.86137771</text:p>
              </table:table-cell>
            </table:table-row>
            <table:table-row>
              <table:table-cell office:value-type="float" office:value="5.96">
                <text:p>5.96</text:p>
              </table:table-cell>
              <table:table-cell office:value-type="float" office:value="26.2675241934">
                <text:p>26.2675241934</text:p>
              </table:table-cell>
              <table:table-cell office:value-type="float" office:value="2.40614649414">
                <text:p>2.40614649414</text:p>
              </table:table-cell>
              <table:table-cell office:value-type="float" office:value="23.8613776992">
                <text:p>23.8613776992</text:p>
              </table:table-cell>
            </table:table-row>
            <table:table-row>
              <table:table-cell office:value-type="float" office:value="5.97">
                <text:p>5.97</text:p>
              </table:table-cell>
              <table:table-cell office:value-type="float" office:value="26.2675241572">
                <text:p>26.2675241572</text:p>
              </table:table-cell>
              <table:table-cell office:value-type="float" office:value="2.40614646627">
                <text:p>2.40614646627</text:p>
              </table:table-cell>
              <table:table-cell office:value-type="float" office:value="23.861377691">
                <text:p>23.861377691</text:p>
              </table:table-cell>
            </table:table-row>
            <table:table-row>
              <table:table-cell office:value-type="float" office:value="5.98">
                <text:p>5.98</text:p>
              </table:table-cell>
              <table:table-cell office:value-type="float" office:value="26.2675241221">
                <text:p>26.2675241221</text:p>
              </table:table-cell>
              <table:table-cell office:value-type="float" office:value="2.40614643892">
                <text:p>2.40614643892</text:p>
              </table:table-cell>
              <table:table-cell office:value-type="float" office:value="23.8613776832">
                <text:p>23.8613776832</text:p>
              </table:table-cell>
            </table:table-row>
            <table:table-row>
              <table:table-cell office:value-type="float" office:value="5.99">
                <text:p>5.99</text:p>
              </table:table-cell>
              <table:table-cell office:value-type="float" office:value="26.2675240896">
                <text:p>26.2675240896</text:p>
              </table:table-cell>
              <table:table-cell office:value-type="float" office:value="2.40614641195">
                <text:p>2.40614641195</text:p>
              </table:table-cell>
              <table:table-cell office:value-type="float" office:value="23.8613776776">
                <text:p>23.86137767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.694946477">
                <text:p>14.694946477</text:p>
              </table:table-cell>
              <table:table-cell office:value-type="float" office:value="1.49604652395">
                <text:p>1.49604652395</text:p>
              </table:table-cell>
              <table:table-cell office:value-type="float" office:value="13.1988999531">
                <text:p>13.1988999531</text:p>
              </table:table-cell>
            </table:table-row>
            <table:table-row>
              <table:table-cell office:value-type="float" office:value="6.01">
                <text:p>6.01</text:p>
              </table:table-cell>
              <table:table-cell office:value-type="float" office:value="14.69494615">
                <text:p>14.69494615</text:p>
              </table:table-cell>
              <table:table-cell office:value-type="float" office:value="1.49604647069">
                <text:p>1.49604647069</text:p>
              </table:table-cell>
              <table:table-cell office:value-type="float" office:value="13.1988996793">
                <text:p>13.1988996793</text:p>
              </table:table-cell>
            </table:table-row>
            <table:table-row>
              <table:table-cell office:value-type="float" office:value="6.02">
                <text:p>6.02</text:p>
              </table:table-cell>
              <table:table-cell office:value-type="float" office:value="14.6949460012">
                <text:p>14.6949460012</text:p>
              </table:table-cell>
              <table:table-cell office:value-type="float" office:value="1.49604644196">
                <text:p>1.49604644196</text:p>
              </table:table-cell>
              <table:table-cell office:value-type="float" office:value="13.1988995592">
                <text:p>13.1988995592</text:p>
              </table:table-cell>
            </table:table-row>
            <table:table-row>
              <table:table-cell office:value-type="float" office:value="6.03">
                <text:p>6.03</text:p>
              </table:table-cell>
              <table:table-cell office:value-type="float" office:value="14.6949458898">
                <text:p>14.6949458898</text:p>
              </table:table-cell>
              <table:table-cell office:value-type="float" office:value="1.49604641851">
                <text:p>1.49604641851</text:p>
              </table:table-cell>
              <table:table-cell office:value-type="float" office:value="13.1988994713">
                <text:p>13.1988994713</text:p>
              </table:table-cell>
            </table:table-row>
            <table:table-row>
              <table:table-cell office:value-type="float" office:value="6.04">
                <text:p>6.04</text:p>
              </table:table-cell>
              <table:table-cell office:value-type="float" office:value="14.6949458003">
                <text:p>14.6949458003</text:p>
              </table:table-cell>
              <table:table-cell office:value-type="float" office:value="1.49604639764">
                <text:p>1.49604639764</text:p>
              </table:table-cell>
              <table:table-cell office:value-type="float" office:value="13.1988994027">
                <text:p>13.1988994027</text:p>
              </table:table-cell>
            </table:table-row>
            <table:table-row>
              <table:table-cell office:value-type="float" office:value="6.05">
                <text:p>6.05</text:p>
              </table:table-cell>
              <table:table-cell office:value-type="float" office:value="14.6949457255">
                <text:p>14.6949457255</text:p>
              </table:table-cell>
              <table:table-cell office:value-type="float" office:value="1.49604637839">
                <text:p>1.49604637839</text:p>
              </table:table-cell>
              <table:table-cell office:value-type="float" office:value="13.1988993471">
                <text:p>13.1988993471</text:p>
              </table:table-cell>
            </table:table-row>
            <table:table-row>
              <table:table-cell office:value-type="float" office:value="6.06">
                <text:p>6.06</text:p>
              </table:table-cell>
              <table:table-cell office:value-type="float" office:value="14.6949456624">
                <text:p>14.6949456624</text:p>
              </table:table-cell>
              <table:table-cell office:value-type="float" office:value="1.49604636062">
                <text:p>1.49604636062</text:p>
              </table:table-cell>
              <table:table-cell office:value-type="float" office:value="13.1988993017">
                <text:p>13.1988993017</text:p>
              </table:table-cell>
            </table:table-row>
            <table:table-row>
              <table:table-cell office:value-type="float" office:value="6.07">
                <text:p>6.07</text:p>
              </table:table-cell>
              <table:table-cell office:value-type="float" office:value="14.6949456079">
                <text:p>14.6949456079</text:p>
              </table:table-cell>
              <table:table-cell office:value-type="float" office:value="1.49604634353">
                <text:p>1.49604634353</text:p>
              </table:table-cell>
              <table:table-cell office:value-type="float" office:value="13.1988992643">
                <text:p>13.1988992643</text:p>
              </table:table-cell>
            </table:table-row>
            <table:table-row>
              <table:table-cell office:value-type="float" office:value="6.08">
                <text:p>6.08</text:p>
              </table:table-cell>
              <table:table-cell office:value-type="float" office:value="14.6949455599">
                <text:p>14.6949455599</text:p>
              </table:table-cell>
              <table:table-cell office:value-type="float" office:value="1.49604632702">
                <text:p>1.49604632702</text:p>
              </table:table-cell>
              <table:table-cell office:value-type="float" office:value="13.1988992329">
                <text:p>13.1988992329</text:p>
              </table:table-cell>
            </table:table-row>
            <table:table-row>
              <table:table-cell office:value-type="float" office:value="6.09">
                <text:p>6.09</text:p>
              </table:table-cell>
              <table:table-cell office:value-type="float" office:value="14.6949455175">
                <text:p>14.6949455175</text:p>
              </table:table-cell>
              <table:table-cell office:value-type="float" office:value="1.49604631128">
                <text:p>1.49604631128</text:p>
              </table:table-cell>
              <table:table-cell office:value-type="float" office:value="13.1988992063">
                <text:p>13.1988992063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14.69494548">
                <text:p>14.69494548</text:p>
              </table:table-cell>
              <table:table-cell office:value-type="float" office:value="1.49604629587">
                <text:p>1.49604629587</text:p>
              </table:table-cell>
              <table:table-cell office:value-type="float" office:value="13.1988991841">
                <text:p>13.1988991841</text:p>
              </table:table-cell>
            </table:table-row>
            <table:table-row>
              <table:table-cell office:value-type="float" office:value="6.11">
                <text:p>6.11</text:p>
              </table:table-cell>
              <table:table-cell office:value-type="float" office:value="14.694945446">
                <text:p>14.694945446</text:p>
              </table:table-cell>
              <table:table-cell office:value-type="float" office:value="1.49604628097">
                <text:p>1.49604628097</text:p>
              </table:table-cell>
              <table:table-cell office:value-type="float" office:value="13.198899165">
                <text:p>13.198899165</text:p>
              </table:table-cell>
            </table:table-row>
            <table:table-row>
              <table:table-cell office:value-type="float" office:value="6.12">
                <text:p>6.12</text:p>
              </table:table-cell>
              <table:table-cell office:value-type="float" office:value="14.6949454169">
                <text:p>14.6949454169</text:p>
              </table:table-cell>
              <table:table-cell office:value-type="float" office:value="1.49604626626">
                <text:p>1.49604626626</text:p>
              </table:table-cell>
              <table:table-cell office:value-type="float" office:value="13.1988991506">
                <text:p>13.1988991506</text:p>
              </table:table-cell>
            </table:table-row>
            <table:table-row>
              <table:table-cell office:value-type="float" office:value="6.13">
                <text:p>6.13</text:p>
              </table:table-cell>
              <table:table-cell office:value-type="float" office:value="14.6949453912">
                <text:p>14.6949453912</text:p>
              </table:table-cell>
              <table:table-cell office:value-type="float" office:value="1.49604625207">
                <text:p>1.49604625207</text:p>
              </table:table-cell>
              <table:table-cell office:value-type="float" office:value="13.1988991391">
                <text:p>13.1988991391</text:p>
              </table:table-cell>
            </table:table-row>
            <table:table-row>
              <table:table-cell office:value-type="float" office:value="6.14">
                <text:p>6.14</text:p>
              </table:table-cell>
              <table:table-cell office:value-type="float" office:value="14.6949453691">
                <text:p>14.6949453691</text:p>
              </table:table-cell>
              <table:table-cell office:value-type="float" office:value="1.49604623808">
                <text:p>1.49604623808</text:p>
              </table:table-cell>
              <table:table-cell office:value-type="float" office:value="13.198899131">
                <text:p>13.198899131</text:p>
              </table:table-cell>
            </table:table-row>
            <table:table-row>
              <table:table-cell office:value-type="float" office:value="6.15">
                <text:p>6.15</text:p>
              </table:table-cell>
              <table:table-cell office:value-type="float" office:value="14.6949453497">
                <text:p>14.6949453497</text:p>
              </table:table-cell>
              <table:table-cell office:value-type="float" office:value="1.49604622429">
                <text:p>1.49604622429</text:p>
              </table:table-cell>
              <table:table-cell office:value-type="float" office:value="13.1988991254">
                <text:p>13.1988991254</text:p>
              </table:table-cell>
            </table:table-row>
            <table:table-row>
              <table:table-cell office:value-type="float" office:value="6.16">
                <text:p>6.16</text:p>
              </table:table-cell>
              <table:table-cell office:value-type="float" office:value="14.6949453329">
                <text:p>14.6949453329</text:p>
              </table:table-cell>
              <table:table-cell office:value-type="float" office:value="1.49604621081">
                <text:p>1.49604621081</text:p>
              </table:table-cell>
              <table:table-cell office:value-type="float" office:value="13.1988991221">
                <text:p>13.1988991221</text:p>
              </table:table-cell>
            </table:table-row>
            <table:table-row>
              <table:table-cell office:value-type="float" office:value="6.17">
                <text:p>6.17</text:p>
              </table:table-cell>
              <table:table-cell office:value-type="float" office:value="14.694945319">
                <text:p>14.694945319</text:p>
              </table:table-cell>
              <table:table-cell office:value-type="float" office:value="1.4960461976">
                <text:p>1.4960461976</text:p>
              </table:table-cell>
              <table:table-cell office:value-type="float" office:value="13.1988991214">
                <text:p>13.1988991214</text:p>
              </table:table-cell>
            </table:table-row>
            <table:table-row>
              <table:table-cell office:value-type="float" office:value="6.18">
                <text:p>6.18</text:p>
              </table:table-cell>
              <table:table-cell office:value-type="float" office:value="14.6949453063">
                <text:p>14.6949453063</text:p>
              </table:table-cell>
              <table:table-cell office:value-type="float" office:value="1.49604618442">
                <text:p>1.49604618442</text:p>
              </table:table-cell>
              <table:table-cell office:value-type="float" office:value="13.1988991218">
                <text:p>13.1988991218</text:p>
              </table:table-cell>
            </table:table-row>
            <table:table-row>
              <table:table-cell office:value-type="float" office:value="6.19">
                <text:p>6.19</text:p>
              </table:table-cell>
              <table:table-cell office:value-type="float" office:value="14.6949452953">
                <text:p>14.6949452953</text:p>
              </table:table-cell>
              <table:table-cell office:value-type="float" office:value="1.49604617129">
                <text:p>1.49604617129</text:p>
              </table:table-cell>
              <table:table-cell office:value-type="float" office:value="13.198899124">
                <text:p>13.198899124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14.6949452887">
                <text:p>14.6949452887</text:p>
              </table:table-cell>
              <table:table-cell office:value-type="float" office:value="1.49604615917">
                <text:p>1.49604615917</text:p>
              </table:table-cell>
              <table:table-cell office:value-type="float" office:value="13.1988991295">
                <text:p>13.1988991295</text:p>
              </table:table-cell>
            </table:table-row>
            <table:table-row>
              <table:table-cell office:value-type="float" office:value="6.21">
                <text:p>6.21</text:p>
              </table:table-cell>
              <table:table-cell office:value-type="float" office:value="14.6949452801">
                <text:p>14.6949452801</text:p>
              </table:table-cell>
              <table:table-cell office:value-type="float" office:value="1.4960461462">
                <text:p>1.4960461462</text:p>
              </table:table-cell>
              <table:table-cell office:value-type="float" office:value="13.1988991339">
                <text:p>13.1988991339</text:p>
              </table:table-cell>
            </table:table-row>
            <table:table-row>
              <table:table-cell office:value-type="float" office:value="6.22">
                <text:p>6.22</text:p>
              </table:table-cell>
              <table:table-cell office:value-type="float" office:value="14.6949452725">
                <text:p>14.6949452725</text:p>
              </table:table-cell>
              <table:table-cell office:value-type="float" office:value="1.49604613357">
                <text:p>1.49604613357</text:p>
              </table:table-cell>
              <table:table-cell office:value-type="float" office:value="13.1988991389">
                <text:p>13.1988991389</text:p>
              </table:table-cell>
            </table:table-row>
            <table:table-row>
              <table:table-cell office:value-type="float" office:value="6.23">
                <text:p>6.23</text:p>
              </table:table-cell>
              <table:table-cell office:value-type="float" office:value="14.6949452682">
                <text:p>14.6949452682</text:p>
              </table:table-cell>
              <table:table-cell office:value-type="float" office:value="1.49604612147">
                <text:p>1.49604612147</text:p>
              </table:table-cell>
              <table:table-cell office:value-type="float" office:value="13.1988991467">
                <text:p>13.1988991467</text:p>
              </table:table-cell>
            </table:table-row>
            <table:table-row>
              <table:table-cell office:value-type="float" office:value="6.24">
                <text:p>6.24</text:p>
              </table:table-cell>
              <table:table-cell office:value-type="float" office:value="14.6949452621">
                <text:p>14.6949452621</text:p>
              </table:table-cell>
              <table:table-cell office:value-type="float" office:value="1.49604610911">
                <text:p>1.49604610911</text:p>
              </table:table-cell>
              <table:table-cell office:value-type="float" office:value="13.198899153">
                <text:p>13.198899153</text:p>
              </table:table-cell>
            </table:table-row>
            <table:table-row>
              <table:table-cell office:value-type="float" office:value="6.25">
                <text:p>6.25</text:p>
              </table:table-cell>
              <table:table-cell office:value-type="float" office:value="14.69494526">
                <text:p>14.69494526</text:p>
              </table:table-cell>
              <table:table-cell office:value-type="float" office:value="1.49604609749">
                <text:p>1.49604609749</text:p>
              </table:table-cell>
              <table:table-cell office:value-type="float" office:value="13.1988991625">
                <text:p>13.1988991625</text:p>
              </table:table-cell>
            </table:table-row>
            <table:table-row>
              <table:table-cell office:value-type="float" office:value="6.26">
                <text:p>6.26</text:p>
              </table:table-cell>
              <table:table-cell office:value-type="float" office:value="25.8348861377">
                <text:p>25.8348861377</text:p>
              </table:table-cell>
              <table:table-cell office:value-type="float" office:value="2.18982795721">
                <text:p>2.18982795721</text:p>
              </table:table-cell>
              <table:table-cell office:value-type="float" office:value="23.6450581805">
                <text:p>23.6450581805</text:p>
              </table:table-cell>
            </table:table-row>
            <table:table-row>
              <table:table-cell office:value-type="float" office:value="6.27">
                <text:p>6.27</text:p>
              </table:table-cell>
              <table:table-cell office:value-type="float" office:value="25.8348858613">
                <text:p>25.8348858613</text:p>
              </table:table-cell>
              <table:table-cell office:value-type="float" office:value="2.18982788961">
                <text:p>2.18982788961</text:p>
              </table:table-cell>
              <table:table-cell office:value-type="float" office:value="23.6450579717">
                <text:p>23.6450579717</text:p>
              </table:table-cell>
            </table:table-row>
            <table:table-row>
              <table:table-cell office:value-type="float" office:value="6.28">
                <text:p>6.28</text:p>
              </table:table-cell>
              <table:table-cell office:value-type="float" office:value="25.8348856639">
                <text:p>25.8348856639</text:p>
              </table:table-cell>
              <table:table-cell office:value-type="float" office:value="2.1898278312">
                <text:p>2.1898278312</text:p>
              </table:table-cell>
              <table:table-cell office:value-type="float" office:value="23.6450578327">
                <text:p>23.6450578327</text:p>
              </table:table-cell>
            </table:table-row>
            <table:table-row>
              <table:table-cell office:value-type="float" office:value="6.29">
                <text:p>6.29</text:p>
              </table:table-cell>
              <table:table-cell office:value-type="float" office:value="25.8348855059">
                <text:p>25.8348855059</text:p>
              </table:table-cell>
              <table:table-cell office:value-type="float" office:value="2.18982777725">
                <text:p>2.18982777725</text:p>
              </table:table-cell>
              <table:table-cell office:value-type="float" office:value="23.6450577286">
                <text:p>23.6450577286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25.8348853732">
                <text:p>25.8348853732</text:p>
              </table:table-cell>
              <table:table-cell office:value-type="float" office:value="2.18982772599">
                <text:p>2.18982772599</text:p>
              </table:table-cell>
              <table:table-cell office:value-type="float" office:value="23.6450576473">
                <text:p>23.6450576473</text:p>
              </table:table-cell>
            </table:table-row>
            <table:table-row>
              <table:table-cell office:value-type="float" office:value="6.31">
                <text:p>6.31</text:p>
              </table:table-cell>
              <table:table-cell office:value-type="float" office:value="25.8348852607">
                <text:p>25.8348852607</text:p>
              </table:table-cell>
              <table:table-cell office:value-type="float" office:value="2.18982767688">
                <text:p>2.18982767688</text:p>
              </table:table-cell>
              <table:table-cell office:value-type="float" office:value="23.6450575838">
                <text:p>23.6450575838</text:p>
              </table:table-cell>
            </table:table-row>
            <table:table-row>
              <table:table-cell office:value-type="float" office:value="6.32">
                <text:p>6.32</text:p>
              </table:table-cell>
              <table:table-cell office:value-type="float" office:value="25.8348851632">
                <text:p>25.8348851632</text:p>
              </table:table-cell>
              <table:table-cell office:value-type="float" office:value="2.18982762976">
                <text:p>2.18982762976</text:p>
              </table:table-cell>
              <table:table-cell office:value-type="float" office:value="23.6450575335">
                <text:p>23.6450575335</text:p>
              </table:table-cell>
            </table:table-row>
            <table:table-row>
              <table:table-cell office:value-type="float" office:value="6.33">
                <text:p>6.33</text:p>
              </table:table-cell>
              <table:table-cell office:value-type="float" office:value="25.8348850799">
                <text:p>25.8348850799</text:p>
              </table:table-cell>
              <table:table-cell office:value-type="float" office:value="2.18982758364">
                <text:p>2.18982758364</text:p>
              </table:table-cell>
              <table:table-cell office:value-type="float" office:value="23.6450574962">
                <text:p>23.6450574962</text:p>
              </table:table-cell>
            </table:table-row>
            <table:table-row>
              <table:table-cell office:value-type="float" office:value="6.34">
                <text:p>6.34</text:p>
              </table:table-cell>
              <table:table-cell office:value-type="float" office:value="25.8348850082">
                <text:p>25.8348850082</text:p>
              </table:table-cell>
              <table:table-cell office:value-type="float" office:value="2.18982753839">
                <text:p>2.18982753839</text:p>
              </table:table-cell>
              <table:table-cell office:value-type="float" office:value="23.6450574698">
                <text:p>23.6450574698</text:p>
              </table:table-cell>
            </table:table-row>
            <table:table-row>
              <table:table-cell office:value-type="float" office:value="6.35">
                <text:p>6.35</text:p>
              </table:table-cell>
              <table:table-cell office:value-type="float" office:value="25.834884944">
                <text:p>25.834884944</text:p>
              </table:table-cell>
              <table:table-cell office:value-type="float" office:value="2.18982749396">
                <text:p>2.18982749396</text:p>
              </table:table-cell>
              <table:table-cell office:value-type="float" office:value="23.6450574501">
                <text:p>23.6450574501</text:p>
              </table:table-cell>
            </table:table-row>
            <table:table-row>
              <table:table-cell office:value-type="float" office:value="6.36">
                <text:p>6.36</text:p>
              </table:table-cell>
              <table:table-cell office:value-type="float" office:value="25.8348848873">
                <text:p>25.8348848873</text:p>
              </table:table-cell>
              <table:table-cell office:value-type="float" office:value="2.18982744981">
                <text:p>2.18982744981</text:p>
              </table:table-cell>
              <table:table-cell office:value-type="float" office:value="23.6450574375">
                <text:p>23.6450574375</text:p>
              </table:table-cell>
            </table:table-row>
            <table:table-row>
              <table:table-cell office:value-type="float" office:value="6.37">
                <text:p>6.37</text:p>
              </table:table-cell>
              <table:table-cell office:value-type="float" office:value="25.8348848349">
                <text:p>25.8348848349</text:p>
              </table:table-cell>
              <table:table-cell office:value-type="float" office:value="2.18982740583">
                <text:p>2.18982740583</text:p>
              </table:table-cell>
              <table:table-cell office:value-type="float" office:value="23.645057429">
                <text:p>23.645057429</text:p>
              </table:table-cell>
            </table:table-row>
            <table:table-row>
              <table:table-cell office:value-type="float" office:value="6.38">
                <text:p>6.38</text:p>
              </table:table-cell>
              <table:table-cell office:value-type="float" office:value="25.8348847887">
                <text:p>25.8348847887</text:p>
              </table:table-cell>
              <table:table-cell office:value-type="float" office:value="2.18982736282">
                <text:p>2.18982736282</text:p>
              </table:table-cell>
              <table:table-cell office:value-type="float" office:value="23.6450574259">
                <text:p>23.6450574259</text:p>
              </table:table-cell>
            </table:table-row>
            <table:table-row>
              <table:table-cell office:value-type="float" office:value="6.39">
                <text:p>6.39</text:p>
              </table:table-cell>
              <table:table-cell office:value-type="float" office:value="25.8348847446">
                <text:p>25.8348847446</text:p>
              </table:table-cell>
              <table:table-cell office:value-type="float" office:value="2.18982731931">
                <text:p>2.18982731931</text:p>
              </table:table-cell>
              <table:table-cell office:value-type="float" office:value="23.6450574253">
                <text:p>23.6450574253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25.8348847052">
                <text:p>25.8348847052</text:p>
              </table:table-cell>
              <table:table-cell office:value-type="float" office:value="2.18982727719">
                <text:p>2.18982727719</text:p>
              </table:table-cell>
              <table:table-cell office:value-type="float" office:value="23.645057428">
                <text:p>23.645057428</text:p>
              </table:table-cell>
            </table:table-row>
            <table:table-row>
              <table:table-cell office:value-type="float" office:value="6.41">
                <text:p>6.41</text:p>
              </table:table-cell>
              <table:table-cell office:value-type="float" office:value="25.8348846683">
                <text:p>25.8348846683</text:p>
              </table:table-cell>
              <table:table-cell office:value-type="float" office:value="2.18982723476">
                <text:p>2.18982723476</text:p>
              </table:table-cell>
              <table:table-cell office:value-type="float" office:value="23.6450574336">
                <text:p>23.6450574336</text:p>
              </table:table-cell>
            </table:table-row>
            <table:table-row>
              <table:table-cell office:value-type="float" office:value="6.42">
                <text:p>6.42</text:p>
              </table:table-cell>
              <table:table-cell office:value-type="float" office:value="25.8348846345">
                <text:p>25.8348846345</text:p>
              </table:table-cell>
              <table:table-cell office:value-type="float" office:value="2.18982719249">
                <text:p>2.18982719249</text:p>
              </table:table-cell>
              <table:table-cell office:value-type="float" office:value="23.645057442">
                <text:p>23.645057442</text:p>
              </table:table-cell>
            </table:table-row>
            <table:table-row>
              <table:table-cell office:value-type="float" office:value="6.43">
                <text:p>6.43</text:p>
              </table:table-cell>
              <table:table-cell office:value-type="float" office:value="25.8348846034">
                <text:p>25.8348846034</text:p>
              </table:table-cell>
              <table:table-cell office:value-type="float" office:value="2.18982715135">
                <text:p>2.18982715135</text:p>
              </table:table-cell>
              <table:table-cell office:value-type="float" office:value="23.6450574521">
                <text:p>23.6450574521</text:p>
              </table:table-cell>
            </table:table-row>
            <table:table-row>
              <table:table-cell office:value-type="float" office:value="6.44">
                <text:p>6.44</text:p>
              </table:table-cell>
              <table:table-cell office:value-type="float" office:value="25.8348845744">
                <text:p>25.8348845744</text:p>
              </table:table-cell>
              <table:table-cell office:value-type="float" office:value="2.18982711009">
                <text:p>2.18982711009</text:p>
              </table:table-cell>
              <table:table-cell office:value-type="float" office:value="23.6450574643">
                <text:p>23.6450574643</text:p>
              </table:table-cell>
            </table:table-row>
            <table:table-row>
              <table:table-cell office:value-type="float" office:value="6.45">
                <text:p>6.45</text:p>
              </table:table-cell>
              <table:table-cell office:value-type="float" office:value="25.8348845471">
                <text:p>25.8348845471</text:p>
              </table:table-cell>
              <table:table-cell office:value-type="float" office:value="2.18982706915">
                <text:p>2.18982706915</text:p>
              </table:table-cell>
              <table:table-cell office:value-type="float" office:value="23.6450574779">
                <text:p>23.6450574779</text:p>
              </table:table-cell>
            </table:table-row>
            <table:table-row>
              <table:table-cell office:value-type="float" office:value="6.46">
                <text:p>6.46</text:p>
              </table:table-cell>
              <table:table-cell office:value-type="float" office:value="25.834884522">
                <text:p>25.834884522</text:p>
              </table:table-cell>
              <table:table-cell office:value-type="float" office:value="2.18982702884">
                <text:p>2.18982702884</text:p>
              </table:table-cell>
              <table:table-cell office:value-type="float" office:value="23.6450574932">
                <text:p>23.6450574932</text:p>
              </table:table-cell>
            </table:table-row>
            <table:table-row>
              <table:table-cell office:value-type="float" office:value="6.47">
                <text:p>6.47</text:p>
              </table:table-cell>
              <table:table-cell office:value-type="float" office:value="25.8348844982">
                <text:p>25.8348844982</text:p>
              </table:table-cell>
              <table:table-cell office:value-type="float" office:value="2.18982698863">
                <text:p>2.18982698863</text:p>
              </table:table-cell>
              <table:table-cell office:value-type="float" office:value="23.6450575096">
                <text:p>23.6450575096</text:p>
              </table:table-cell>
            </table:table-row>
            <table:table-row>
              <table:table-cell office:value-type="float" office:value="6.48">
                <text:p>6.48</text:p>
              </table:table-cell>
              <table:table-cell office:value-type="float" office:value="25.8348844761">
                <text:p>25.8348844761</text:p>
              </table:table-cell>
              <table:table-cell office:value-type="float" office:value="2.18982694903">
                <text:p>2.18982694903</text:p>
              </table:table-cell>
              <table:table-cell office:value-type="float" office:value="23.645057527">
                <text:p>23.645057527</text:p>
              </table:table-cell>
            </table:table-row>
            <table:table-row>
              <table:table-cell office:value-type="float" office:value="6.49">
                <text:p>6.49</text:p>
              </table:table-cell>
              <table:table-cell office:value-type="float" office:value="25.834884454">
                <text:p>25.834884454</text:p>
              </table:table-cell>
              <table:table-cell office:value-type="float" office:value="2.18982690955">
                <text:p>2.18982690955</text:p>
              </table:table-cell>
              <table:table-cell office:value-type="float" office:value="23.6450575444">
                <text:p>23.6450575444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3.94190778">
                <text:p>13.94190778</text:p>
              </table:table-cell>
              <table:table-cell office:value-type="float" office:value="1.11952733756">
                <text:p>1.11952733756</text:p>
              </table:table-cell>
              <table:table-cell office:value-type="float" office:value="12.8223804424">
                <text:p>12.8223804424</text:p>
              </table:table-cell>
            </table:table-row>
            <table:table-row>
              <table:table-cell office:value-type="float" office:value="6.51">
                <text:p>6.51</text:p>
              </table:table-cell>
              <table:table-cell office:value-type="float" office:value="13.9419074937">
                <text:p>13.9419074937</text:p>
              </table:table-cell>
              <table:table-cell office:value-type="float" office:value="1.11952728004">
                <text:p>1.11952728004</text:p>
              </table:table-cell>
              <table:table-cell office:value-type="float" office:value="12.8223802137">
                <text:p>12.8223802137</text:p>
              </table:table-cell>
            </table:table-row>
            <table:table-row>
              <table:table-cell office:value-type="float" office:value="6.52">
                <text:p>6.52</text:p>
              </table:table-cell>
              <table:table-cell office:value-type="float" office:value="13.9419073669">
                <text:p>13.9419073669</text:p>
              </table:table-cell>
              <table:table-cell office:value-type="float" office:value="1.11952724705">
                <text:p>1.11952724705</text:p>
              </table:table-cell>
              <table:table-cell office:value-type="float" office:value="12.8223801199">
                <text:p>12.8223801199</text:p>
              </table:table-cell>
            </table:table-row>
            <table:table-row>
              <table:table-cell office:value-type="float" office:value="6.53">
                <text:p>6.53</text:p>
              </table:table-cell>
              <table:table-cell office:value-type="float" office:value="13.9419072734">
                <text:p>13.9419072734</text:p>
              </table:table-cell>
              <table:table-cell office:value-type="float" office:value="1.11952721912">
                <text:p>1.11952721912</text:p>
              </table:table-cell>
              <table:table-cell office:value-type="float" office:value="12.8223800543">
                <text:p>12.8223800543</text:p>
              </table:table-cell>
            </table:table-row>
            <table:table-row>
              <table:table-cell office:value-type="float" office:value="6.54">
                <text:p>6.54</text:p>
              </table:table-cell>
              <table:table-cell office:value-type="float" office:value="13.9419071964">
                <text:p>13.9419071964</text:p>
              </table:table-cell>
              <table:table-cell office:value-type="float" office:value="1.1195271939">
                <text:p>1.1195271939</text:p>
              </table:table-cell>
              <table:table-cell office:value-type="float" office:value="12.8223800025">
                <text:p>12.8223800025</text:p>
              </table:table-cell>
            </table:table-row>
            <table:table-row>
              <table:table-cell office:value-type="float" office:value="6.55">
                <text:p>6.55</text:p>
              </table:table-cell>
              <table:table-cell office:value-type="float" office:value="13.9419071291">
                <text:p>13.9419071291</text:p>
              </table:table-cell>
              <table:table-cell office:value-type="float" office:value="1.11952717013">
                <text:p>1.11952717013</text:p>
              </table:table-cell>
              <table:table-cell office:value-type="float" office:value="12.8223799589">
                <text:p>12.8223799589</text:p>
              </table:table-cell>
            </table:table-row>
            <table:table-row>
              <table:table-cell office:value-type="float" office:value="6.56">
                <text:p>6.56</text:p>
              </table:table-cell>
              <table:table-cell office:value-type="float" office:value="13.941907068">
                <text:p>13.941907068</text:p>
              </table:table-cell>
              <table:table-cell office:value-type="float" office:value="1.1195271478">
                <text:p>1.1195271478</text:p>
              </table:table-cell>
              <table:table-cell office:value-type="float" office:value="12.8223799202">
                <text:p>12.8223799202</text:p>
              </table:table-cell>
            </table:table-row>
            <table:table-row>
              <table:table-cell office:value-type="float" office:value="6.57">
                <text:p>6.57</text:p>
              </table:table-cell>
              <table:table-cell office:value-type="float" office:value="13.9419070106">
                <text:p>13.9419070106</text:p>
              </table:table-cell>
              <table:table-cell office:value-type="float" office:value="1.11952712637">
                <text:p>1.11952712637</text:p>
              </table:table-cell>
              <table:table-cell office:value-type="float" office:value="12.8223798842">
                <text:p>12.8223798842</text:p>
              </table:table-cell>
            </table:table-row>
            <table:table-row>
              <table:table-cell office:value-type="float" office:value="6.58">
                <text:p>6.58</text:p>
              </table:table-cell>
              <table:table-cell office:value-type="float" office:value="13.9419069547">
                <text:p>13.9419069547</text:p>
              </table:table-cell>
              <table:table-cell office:value-type="float" office:value="1.1195271055">
                <text:p>1.1195271055</text:p>
              </table:table-cell>
              <table:table-cell office:value-type="float" office:value="12.8223798492">
                <text:p>12.8223798492</text:p>
              </table:table-cell>
            </table:table-row>
            <table:table-row>
              <table:table-cell office:value-type="float" office:value="6.59">
                <text:p>6.59</text:p>
              </table:table-cell>
              <table:table-cell office:value-type="float" office:value="13.9419069006">
                <text:p>13.9419069006</text:p>
              </table:table-cell>
              <table:table-cell office:value-type="float" office:value="1.11952708526">
                <text:p>1.11952708526</text:p>
              </table:table-cell>
              <table:table-cell office:value-type="float" office:value="12.8223798153">
                <text:p>12.8223798153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13.9419068465">
                <text:p>13.9419068465</text:p>
              </table:table-cell>
              <table:table-cell office:value-type="float" office:value="1.11952706557">
                <text:p>1.11952706557</text:p>
              </table:table-cell>
              <table:table-cell office:value-type="float" office:value="12.8223797809">
                <text:p>12.8223797809</text:p>
              </table:table-cell>
            </table:table-row>
            <table:table-row>
              <table:table-cell office:value-type="float" office:value="6.61">
                <text:p>6.61</text:p>
              </table:table-cell>
              <table:table-cell office:value-type="float" office:value="13.9419067929">
                <text:p>13.9419067929</text:p>
              </table:table-cell>
              <table:table-cell office:value-type="float" office:value="1.1195270462">
                <text:p>1.1195270462</text:p>
              </table:table-cell>
              <table:table-cell office:value-type="float" office:value="12.8223797467">
                <text:p>12.8223797467</text:p>
              </table:table-cell>
            </table:table-row>
            <table:table-row>
              <table:table-cell office:value-type="float" office:value="6.62">
                <text:p>6.62</text:p>
              </table:table-cell>
              <table:table-cell office:value-type="float" office:value="13.9419067406">
                <text:p>13.9419067406</text:p>
              </table:table-cell>
              <table:table-cell office:value-type="float" office:value="1.11952702727">
                <text:p>1.11952702727</text:p>
              </table:table-cell>
              <table:table-cell office:value-type="float" office:value="12.8223797133">
                <text:p>12.8223797133</text:p>
              </table:table-cell>
            </table:table-row>
            <table:table-row>
              <table:table-cell office:value-type="float" office:value="6.63">
                <text:p>6.63</text:p>
              </table:table-cell>
              <table:table-cell office:value-type="float" office:value="13.9419066889">
                <text:p>13.9419066889</text:p>
              </table:table-cell>
              <table:table-cell office:value-type="float" office:value="1.11952700873">
                <text:p>1.11952700873</text:p>
              </table:table-cell>
              <table:table-cell office:value-type="float" office:value="12.8223796802">
                <text:p>12.8223796802</text:p>
              </table:table-cell>
            </table:table-row>
            <table:table-row>
              <table:table-cell office:value-type="float" office:value="6.64">
                <text:p>6.64</text:p>
              </table:table-cell>
              <table:table-cell office:value-type="float" office:value="13.9419066376">
                <text:p>13.9419066376</text:p>
              </table:table-cell>
              <table:table-cell office:value-type="float" office:value="1.11952699043">
                <text:p>1.11952699043</text:p>
              </table:table-cell>
              <table:table-cell office:value-type="float" office:value="12.8223796471">
                <text:p>12.8223796471</text:p>
              </table:table-cell>
            </table:table-row>
            <table:table-row>
              <table:table-cell office:value-type="float" office:value="6.65">
                <text:p>6.65</text:p>
              </table:table-cell>
              <table:table-cell office:value-type="float" office:value="13.9419065876">
                <text:p>13.9419065876</text:p>
              </table:table-cell>
              <table:table-cell office:value-type="float" office:value="1.11952697239">
                <text:p>1.11952697239</text:p>
              </table:table-cell>
              <table:table-cell office:value-type="float" office:value="12.8223796152">
                <text:p>12.8223796152</text:p>
              </table:table-cell>
            </table:table-row>
            <table:table-row>
              <table:table-cell office:value-type="float" office:value="6.66">
                <text:p>6.66</text:p>
              </table:table-cell>
              <table:table-cell office:value-type="float" office:value="13.9419065384">
                <text:p>13.9419065384</text:p>
              </table:table-cell>
              <table:table-cell office:value-type="float" office:value="1.11952695473">
                <text:p>1.11952695473</text:p>
              </table:table-cell>
              <table:table-cell office:value-type="float" office:value="12.8223795836">
                <text:p>12.8223795836</text:p>
              </table:table-cell>
            </table:table-row>
            <table:table-row>
              <table:table-cell office:value-type="float" office:value="6.67">
                <text:p>6.67</text:p>
              </table:table-cell>
              <table:table-cell office:value-type="float" office:value="13.9419064899">
                <text:p>13.9419064899</text:p>
              </table:table-cell>
              <table:table-cell office:value-type="float" office:value="1.11952693699">
                <text:p>1.11952693699</text:p>
              </table:table-cell>
              <table:table-cell office:value-type="float" office:value="12.8223795529">
                <text:p>12.8223795529</text:p>
              </table:table-cell>
            </table:table-row>
            <table:table-row>
              <table:table-cell office:value-type="float" office:value="6.68">
                <text:p>6.68</text:p>
              </table:table-cell>
              <table:table-cell office:value-type="float" office:value="13.9419064429">
                <text:p>13.9419064429</text:p>
              </table:table-cell>
              <table:table-cell office:value-type="float" office:value="1.11952691987">
                <text:p>1.11952691987</text:p>
              </table:table-cell>
              <table:table-cell office:value-type="float" office:value="12.822379523">
                <text:p>12.822379523</text:p>
              </table:table-cell>
            </table:table-row>
            <table:table-row>
              <table:table-cell office:value-type="float" office:value="6.69">
                <text:p>6.69</text:p>
              </table:table-cell>
              <table:table-cell office:value-type="float" office:value="13.941906397">
                <text:p>13.941906397</text:p>
              </table:table-cell>
              <table:table-cell office:value-type="float" office:value="1.11952690271">
                <text:p>1.11952690271</text:p>
              </table:table-cell>
              <table:table-cell office:value-type="float" office:value="12.8223794943">
                <text:p>12.8223794943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13.9419063519">
                <text:p>13.9419063519</text:p>
              </table:table-cell>
              <table:table-cell office:value-type="float" office:value="1.11952688579">
                <text:p>1.11952688579</text:p>
              </table:table-cell>
              <table:table-cell office:value-type="float" office:value="12.8223794661">
                <text:p>12.8223794661</text:p>
              </table:table-cell>
            </table:table-row>
            <table:table-row>
              <table:table-cell office:value-type="float" office:value="6.71">
                <text:p>6.71</text:p>
              </table:table-cell>
              <table:table-cell office:value-type="float" office:value="13.9419063082">
                <text:p>13.9419063082</text:p>
              </table:table-cell>
              <table:table-cell office:value-type="float" office:value="1.11952686886">
                <text:p>1.11952686886</text:p>
              </table:table-cell>
              <table:table-cell office:value-type="float" office:value="12.8223794394">
                <text:p>12.8223794394</text:p>
              </table:table-cell>
            </table:table-row>
            <table:table-row>
              <table:table-cell office:value-type="float" office:value="6.72">
                <text:p>6.72</text:p>
              </table:table-cell>
              <table:table-cell office:value-type="float" office:value="13.9419062649">
                <text:p>13.9419062649</text:p>
              </table:table-cell>
              <table:table-cell office:value-type="float" office:value="1.1195268523">
                <text:p>1.1195268523</text:p>
              </table:table-cell>
              <table:table-cell office:value-type="float" office:value="12.8223794126">
                <text:p>12.8223794126</text:p>
              </table:table-cell>
            </table:table-row>
            <table:table-row>
              <table:table-cell office:value-type="float" office:value="6.73">
                <text:p>6.73</text:p>
              </table:table-cell>
              <table:table-cell office:value-type="float" office:value="13.9419062239">
                <text:p>13.9419062239</text:p>
              </table:table-cell>
              <table:table-cell office:value-type="float" office:value="1.11952683593">
                <text:p>1.11952683593</text:p>
              </table:table-cell>
              <table:table-cell office:value-type="float" office:value="12.822379388">
                <text:p>12.822379388</text:p>
              </table:table-cell>
            </table:table-row>
            <table:table-row>
              <table:table-cell office:value-type="float" office:value="6.74">
                <text:p>6.74</text:p>
              </table:table-cell>
              <table:table-cell office:value-type="float" office:value="13.9419061829">
                <text:p>13.9419061829</text:p>
              </table:table-cell>
              <table:table-cell office:value-type="float" office:value="1.11952681961">
                <text:p>1.11952681961</text:p>
              </table:table-cell>
              <table:table-cell office:value-type="float" office:value="12.8223793633">
                <text:p>12.8223793633</text:p>
              </table:table-cell>
            </table:table-row>
            <table:table-row>
              <table:table-cell office:value-type="float" office:value="6.75">
                <text:p>6.75</text:p>
              </table:table-cell>
              <table:table-cell office:value-type="float" office:value="13.9419061427">
                <text:p>13.9419061427</text:p>
              </table:table-cell>
              <table:table-cell office:value-type="float" office:value="1.11952680335">
                <text:p>1.11952680335</text:p>
              </table:table-cell>
              <table:table-cell office:value-type="float" office:value="12.8223793393">
                <text:p>12.8223793393</text:p>
              </table:table-cell>
            </table:table-row>
            <table:table-row>
              <table:table-cell office:value-type="float" office:value="6.76">
                <text:p>6.76</text:p>
              </table:table-cell>
              <table:table-cell office:value-type="float" office:value="25.0241699823">
                <text:p>25.0241699823</text:p>
              </table:table-cell>
              <table:table-cell office:value-type="float" office:value="1.78447034175">
                <text:p>1.78447034175</text:p>
              </table:table-cell>
              <table:table-cell office:value-type="float" office:value="23.2396996405">
                <text:p>23.2396996405</text:p>
              </table:table-cell>
            </table:table-row>
            <table:table-row>
              <table:table-cell office:value-type="float" office:value="6.77">
                <text:p>6.77</text:p>
              </table:table-cell>
              <table:table-cell office:value-type="float" office:value="25.0241697731">
                <text:p>25.0241697731</text:p>
              </table:table-cell>
              <table:table-cell office:value-type="float" office:value="1.78447027155">
                <text:p>1.78447027155</text:p>
              </table:table-cell>
              <table:table-cell office:value-type="float" office:value="23.2396995016">
                <text:p>23.2396995016</text:p>
              </table:table-cell>
            </table:table-row>
            <table:table-row>
              <table:table-cell office:value-type="float" office:value="6.78">
                <text:p>6.78</text:p>
              </table:table-cell>
              <table:table-cell office:value-type="float" office:value="25.0241696336">
                <text:p>25.0241696336</text:p>
              </table:table-cell>
              <table:table-cell office:value-type="float" office:value="1.78447020882">
                <text:p>1.78447020882</text:p>
              </table:table-cell>
              <table:table-cell office:value-type="float" office:value="23.2396994248">
                <text:p>23.2396994248</text:p>
              </table:table-cell>
            </table:table-row>
            <table:table-row>
              <table:table-cell office:value-type="float" office:value="6.79">
                <text:p>6.79</text:p>
              </table:table-cell>
              <table:table-cell office:value-type="float" office:value="25.0241695138">
                <text:p>25.0241695138</text:p>
              </table:table-cell>
              <table:table-cell office:value-type="float" office:value="1.78447015053">
                <text:p>1.78447015053</text:p>
              </table:table-cell>
              <table:table-cell office:value-type="float" office:value="23.2396993633">
                <text:p>23.2396993633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25.0241693948">
                <text:p>25.0241693948</text:p>
              </table:table-cell>
              <table:table-cell office:value-type="float" office:value="1.78447009407">
                <text:p>1.78447009407</text:p>
              </table:table-cell>
              <table:table-cell office:value-type="float" office:value="23.2396993007">
                <text:p>23.2396993007</text:p>
              </table:table-cell>
            </table:table-row>
            <table:table-row>
              <table:table-cell office:value-type="float" office:value="6.81">
                <text:p>6.81</text:p>
              </table:table-cell>
              <table:table-cell office:value-type="float" office:value="25.0241692764">
                <text:p>25.0241692764</text:p>
              </table:table-cell>
              <table:table-cell office:value-type="float" office:value="1.78447003954">
                <text:p>1.78447003954</text:p>
              </table:table-cell>
              <table:table-cell office:value-type="float" office:value="23.2396992369">
                <text:p>23.2396992369</text:p>
              </table:table-cell>
            </table:table-row>
            <table:table-row>
              <table:table-cell office:value-type="float" office:value="6.82">
                <text:p>6.82</text:p>
              </table:table-cell>
              <table:table-cell office:value-type="float" office:value="25.0241691589">
                <text:p>25.0241691589</text:p>
              </table:table-cell>
              <table:table-cell office:value-type="float" office:value="1.78446998644">
                <text:p>1.78446998644</text:p>
              </table:table-cell>
              <table:table-cell office:value-type="float" office:value="23.2396991725">
                <text:p>23.2396991725</text:p>
              </table:table-cell>
            </table:table-row>
            <table:table-row>
              <table:table-cell office:value-type="float" office:value="6.83">
                <text:p>6.83</text:p>
              </table:table-cell>
              <table:table-cell office:value-type="float" office:value="25.0241690417">
                <text:p>25.0241690417</text:p>
              </table:table-cell>
              <table:table-cell office:value-type="float" office:value="1.78446993448">
                <text:p>1.78446993448</text:p>
              </table:table-cell>
              <table:table-cell office:value-type="float" office:value="23.2396991072">
                <text:p>23.2396991072</text:p>
              </table:table-cell>
            </table:table-row>
            <table:table-row>
              <table:table-cell office:value-type="float" office:value="6.84">
                <text:p>6.84</text:p>
              </table:table-cell>
              <table:table-cell office:value-type="float" office:value="25.0241689263">
                <text:p>25.0241689263</text:p>
              </table:table-cell>
              <table:table-cell office:value-type="float" office:value="1.78446988321">
                <text:p>1.78446988321</text:p>
              </table:table-cell>
              <table:table-cell office:value-type="float" office:value="23.2396990431">
                <text:p>23.2396990431</text:p>
              </table:table-cell>
            </table:table-row>
            <table:table-row>
              <table:table-cell office:value-type="float" office:value="6.85">
                <text:p>6.85</text:p>
              </table:table-cell>
              <table:table-cell office:value-type="float" office:value="25.0241688103">
                <text:p>25.0241688103</text:p>
              </table:table-cell>
              <table:table-cell office:value-type="float" office:value="1.78446983308">
                <text:p>1.78446983308</text:p>
              </table:table-cell>
              <table:table-cell office:value-type="float" office:value="23.2396989773">
                <text:p>23.2396989773</text:p>
              </table:table-cell>
            </table:table-row>
            <table:table-row>
              <table:table-cell office:value-type="float" office:value="6.86">
                <text:p>6.86</text:p>
              </table:table-cell>
              <table:table-cell office:value-type="float" office:value="25.0241686979">
                <text:p>25.0241686979</text:p>
              </table:table-cell>
              <table:table-cell office:value-type="float" office:value="1.7844697838">
                <text:p>1.7844697838</text:p>
              </table:table-cell>
              <table:table-cell office:value-type="float" office:value="23.2396989141">
                <text:p>23.2396989141</text:p>
              </table:table-cell>
            </table:table-row>
            <table:table-row>
              <table:table-cell office:value-type="float" office:value="6.87">
                <text:p>6.87</text:p>
              </table:table-cell>
              <table:table-cell office:value-type="float" office:value="25.0241685875">
                <text:p>25.0241685875</text:p>
              </table:table-cell>
              <table:table-cell office:value-type="float" office:value="1.78446973462">
                <text:p>1.78446973462</text:p>
              </table:table-cell>
              <table:table-cell office:value-type="float" office:value="23.2396988529">
                <text:p>23.2396988529</text:p>
              </table:table-cell>
            </table:table-row>
            <table:table-row>
              <table:table-cell office:value-type="float" office:value="6.88">
                <text:p>6.88</text:p>
              </table:table-cell>
              <table:table-cell office:value-type="float" office:value="25.0241684797">
                <text:p>25.0241684797</text:p>
              </table:table-cell>
              <table:table-cell office:value-type="float" office:value="1.78446968636">
                <text:p>1.78446968636</text:p>
              </table:table-cell>
              <table:table-cell office:value-type="float" office:value="23.2396987933">
                <text:p>23.2396987933</text:p>
              </table:table-cell>
            </table:table-row>
            <table:table-row>
              <table:table-cell office:value-type="float" office:value="6.89">
                <text:p>6.89</text:p>
              </table:table-cell>
              <table:table-cell office:value-type="float" office:value="25.0241683751">
                <text:p>25.0241683751</text:p>
              </table:table-cell>
              <table:table-cell office:value-type="float" office:value="1.78446963878">
                <text:p>1.78446963878</text:p>
              </table:table-cell>
              <table:table-cell office:value-type="float" office:value="23.2396987363">
                <text:p>23.2396987363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25.0241682713">
                <text:p>25.0241682713</text:p>
              </table:table-cell>
              <table:table-cell office:value-type="float" office:value="1.78446959137">
                <text:p>1.78446959137</text:p>
              </table:table-cell>
              <table:table-cell office:value-type="float" office:value="23.2396986799">
                <text:p>23.2396986799</text:p>
              </table:table-cell>
            </table:table-row>
            <table:table-row>
              <table:table-cell office:value-type="float" office:value="6.91">
                <text:p>6.91</text:p>
              </table:table-cell>
              <table:table-cell office:value-type="float" office:value="25.0241681714">
                <text:p>25.0241681714</text:p>
              </table:table-cell>
              <table:table-cell office:value-type="float" office:value="1.78446954443">
                <text:p>1.78446954443</text:p>
              </table:table-cell>
              <table:table-cell office:value-type="float" office:value="23.2396986269">
                <text:p>23.2396986269</text:p>
              </table:table-cell>
            </table:table-row>
            <table:table-row>
              <table:table-cell office:value-type="float" office:value="6.92">
                <text:p>6.92</text:p>
              </table:table-cell>
              <table:table-cell office:value-type="float" office:value="25.0241680731">
                <text:p>25.0241680731</text:p>
              </table:table-cell>
              <table:table-cell office:value-type="float" office:value="1.7844694979">
                <text:p>1.7844694979</text:p>
              </table:table-cell>
              <table:table-cell office:value-type="float" office:value="23.2396985752">
                <text:p>23.2396985752</text:p>
              </table:table-cell>
            </table:table-row>
            <table:table-row>
              <table:table-cell office:value-type="float" office:value="6.93">
                <text:p>6.93</text:p>
              </table:table-cell>
              <table:table-cell office:value-type="float" office:value="25.0241679775">
                <text:p>25.0241679775</text:p>
              </table:table-cell>
              <table:table-cell office:value-type="float" office:value="1.78446945187">
                <text:p>1.78446945187</text:p>
              </table:table-cell>
              <table:table-cell office:value-type="float" office:value="23.2396985256">
                <text:p>23.2396985256</text:p>
              </table:table-cell>
            </table:table-row>
            <table:table-row>
              <table:table-cell office:value-type="float" office:value="6.94">
                <text:p>6.94</text:p>
              </table:table-cell>
              <table:table-cell office:value-type="float" office:value="25.0241678837">
                <text:p>25.0241678837</text:p>
              </table:table-cell>
              <table:table-cell office:value-type="float" office:value="1.7844694063">
                <text:p>1.7844694063</text:p>
              </table:table-cell>
              <table:table-cell office:value-type="float" office:value="23.2396984774">
                <text:p>23.2396984774</text:p>
              </table:table-cell>
            </table:table-row>
            <table:table-row>
              <table:table-cell office:value-type="float" office:value="6.95">
                <text:p>6.95</text:p>
              </table:table-cell>
              <table:table-cell office:value-type="float" office:value="25.0241677911">
                <text:p>25.0241677911</text:p>
              </table:table-cell>
              <table:table-cell office:value-type="float" office:value="1.78446936069">
                <text:p>1.78446936069</text:p>
              </table:table-cell>
              <table:table-cell office:value-type="float" office:value="23.2396984304">
                <text:p>23.2396984304</text:p>
              </table:table-cell>
            </table:table-row>
            <table:table-row>
              <table:table-cell office:value-type="float" office:value="6.96">
                <text:p>6.96</text:p>
              </table:table-cell>
              <table:table-cell office:value-type="float" office:value="25.0241677019">
                <text:p>25.0241677019</text:p>
              </table:table-cell>
              <table:table-cell office:value-type="float" office:value="1.78446931603">
                <text:p>1.78446931603</text:p>
              </table:table-cell>
              <table:table-cell office:value-type="float" office:value="23.2396983859">
                <text:p>23.2396983859</text:p>
              </table:table-cell>
            </table:table-row>
            <table:table-row>
              <table:table-cell office:value-type="float" office:value="6.97">
                <text:p>6.97</text:p>
              </table:table-cell>
              <table:table-cell office:value-type="float" office:value="25.0241676133">
                <text:p>25.0241676133</text:p>
              </table:table-cell>
              <table:table-cell office:value-type="float" office:value="1.78446927094">
                <text:p>1.78446927094</text:p>
              </table:table-cell>
              <table:table-cell office:value-type="float" office:value="23.2396983424">
                <text:p>23.2396983424</text:p>
              </table:table-cell>
            </table:table-row>
            <table:table-row>
              <table:table-cell office:value-type="float" office:value="6.98">
                <text:p>6.98</text:p>
              </table:table-cell>
              <table:table-cell office:value-type="float" office:value="25.0241675287">
                <text:p>25.0241675287</text:p>
              </table:table-cell>
              <table:table-cell office:value-type="float" office:value="1.78446922705">
                <text:p>1.78446922705</text:p>
              </table:table-cell>
              <table:table-cell office:value-type="float" office:value="23.2396983017">
                <text:p>23.2396983017</text:p>
              </table:table-cell>
            </table:table-row>
            <table:table-row>
              <table:table-cell office:value-type="float" office:value="6.99">
                <text:p>6.99</text:p>
              </table:table-cell>
              <table:table-cell office:value-type="float" office:value="25.0241674428">
                <text:p>25.0241674428</text:p>
              </table:table-cell>
              <table:table-cell office:value-type="float" office:value="1.78446918287">
                <text:p>1.78446918287</text:p>
              </table:table-cell>
              <table:table-cell office:value-type="float" office:value="23.2396982599">
                <text:p>23.239698259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.3014965173">
                <text:p>14.3014965173</text:p>
              </table:table-cell>
              <table:table-cell office:value-type="float" office:value="1.29932214523">
                <text:p>1.29932214523</text:p>
              </table:table-cell>
              <table:table-cell office:value-type="float" office:value="13.0021743721">
                <text:p>13.0021743721</text:p>
              </table:table-cell>
            </table:table-row>
            <table:table-row>
              <table:table-cell office:value-type="float" office:value="7.01">
                <text:p>7.01</text:p>
              </table:table-cell>
              <table:table-cell office:value-type="float" office:value="14.3014962201">
                <text:p>14.3014962201</text:p>
              </table:table-cell>
              <table:table-cell office:value-type="float" office:value="1.2993220684">
                <text:p>1.2993220684</text:p>
              </table:table-cell>
              <table:table-cell office:value-type="float" office:value="13.0021741517">
                <text:p>13.0021741517</text:p>
              </table:table-cell>
            </table:table-row>
            <table:table-row>
              <table:table-cell office:value-type="float" office:value="7.02">
                <text:p>7.02</text:p>
              </table:table-cell>
              <table:table-cell office:value-type="float" office:value="14.3014960845">
                <text:p>14.3014960845</text:p>
              </table:table-cell>
              <table:table-cell office:value-type="float" office:value="1.29932202529">
                <text:p>1.29932202529</text:p>
              </table:table-cell>
              <table:table-cell office:value-type="float" office:value="13.0021740593">
                <text:p>13.0021740593</text:p>
              </table:table-cell>
            </table:table-row>
            <table:table-row>
              <table:table-cell office:value-type="float" office:value="7.03">
                <text:p>7.03</text:p>
              </table:table-cell>
              <table:table-cell office:value-type="float" office:value="14.3014959829">
                <text:p>14.3014959829</text:p>
              </table:table-cell>
              <table:table-cell office:value-type="float" office:value="1.29932198955">
                <text:p>1.29932198955</text:p>
              </table:table-cell>
              <table:table-cell office:value-type="float" office:value="13.0021739933">
                <text:p>13.0021739933</text:p>
              </table:table-cell>
            </table:table-row>
            <table:table-row>
              <table:table-cell office:value-type="float" office:value="7.04">
                <text:p>7.04</text:p>
              </table:table-cell>
              <table:table-cell office:value-type="float" office:value="14.3014958984">
                <text:p>14.3014958984</text:p>
              </table:table-cell>
              <table:table-cell office:value-type="float" office:value="1.29932195741">
                <text:p>1.29932195741</text:p>
              </table:table-cell>
              <table:table-cell office:value-type="float" office:value="13.002173941">
                <text:p>13.002173941</text:p>
              </table:table-cell>
            </table:table-row>
            <table:table-row>
              <table:table-cell office:value-type="float" office:value="7.05">
                <text:p>7.05</text:p>
              </table:table-cell>
              <table:table-cell office:value-type="float" office:value="14.3014958255">
                <text:p>14.3014958255</text:p>
              </table:table-cell>
              <table:table-cell office:value-type="float" office:value="1.29932192753">
                <text:p>1.29932192753</text:p>
              </table:table-cell>
              <table:table-cell office:value-type="float" office:value="13.0021738979">
                <text:p>13.0021738979</text:p>
              </table:table-cell>
            </table:table-row>
            <table:table-row>
              <table:table-cell office:value-type="float" office:value="7.06">
                <text:p>7.06</text:p>
              </table:table-cell>
              <table:table-cell office:value-type="float" office:value="14.3014957607">
                <text:p>14.3014957607</text:p>
              </table:table-cell>
              <table:table-cell office:value-type="float" office:value="1.29932189907">
                <text:p>1.29932189907</text:p>
              </table:table-cell>
              <table:table-cell office:value-type="float" office:value="13.0021738617">
                <text:p>13.0021738617</text:p>
              </table:table-cell>
            </table:table-row>
            <table:table-row>
              <table:table-cell office:value-type="float" office:value="7.07">
                <text:p>7.07</text:p>
              </table:table-cell>
              <table:table-cell office:value-type="float" office:value="14.3014957019">
                <text:p>14.3014957019</text:p>
              </table:table-cell>
              <table:table-cell office:value-type="float" office:value="1.29932187199">
                <text:p>1.29932187199</text:p>
              </table:table-cell>
              <table:table-cell office:value-type="float" office:value="13.0021738299">
                <text:p>13.0021738299</text:p>
              </table:table-cell>
            </table:table-row>
            <table:table-row>
              <table:table-cell office:value-type="float" office:value="7.08">
                <text:p>7.08</text:p>
              </table:table-cell>
              <table:table-cell office:value-type="float" office:value="14.3014956469">
                <text:p>14.3014956469</text:p>
              </table:table-cell>
              <table:table-cell office:value-type="float" office:value="1.29932184555">
                <text:p>1.29932184555</text:p>
              </table:table-cell>
              <table:table-cell office:value-type="float" office:value="13.0021738013">
                <text:p>13.0021738013</text:p>
              </table:table-cell>
            </table:table-row>
            <table:table-row>
              <table:table-cell office:value-type="float" office:value="7.09">
                <text:p>7.09</text:p>
              </table:table-cell>
              <table:table-cell office:value-type="float" office:value="14.3014955968">
                <text:p>14.3014955968</text:p>
              </table:table-cell>
              <table:table-cell office:value-type="float" office:value="1.29932182002">
                <text:p>1.29932182002</text:p>
              </table:table-cell>
              <table:table-cell office:value-type="float" office:value="13.0021737768">
                <text:p>13.0021737768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14.3014955498">
                <text:p>14.3014955498</text:p>
              </table:table-cell>
              <table:table-cell office:value-type="float" office:value="1.29932179521">
                <text:p>1.29932179521</text:p>
              </table:table-cell>
              <table:table-cell office:value-type="float" office:value="13.0021737546">
                <text:p>13.0021737546</text:p>
              </table:table-cell>
            </table:table-row>
            <table:table-row>
              <table:table-cell office:value-type="float" office:value="7.11">
                <text:p>7.11</text:p>
              </table:table-cell>
              <table:table-cell office:value-type="float" office:value="14.301495506">
                <text:p>14.301495506</text:p>
              </table:table-cell>
              <table:table-cell office:value-type="float" office:value="1.29932177088">
                <text:p>1.29932177088</text:p>
              </table:table-cell>
              <table:table-cell office:value-type="float" office:value="13.0021737352">
                <text:p>13.0021737352</text:p>
              </table:table-cell>
            </table:table-row>
            <table:table-row>
              <table:table-cell office:value-type="float" office:value="7.12">
                <text:p>7.12</text:p>
              </table:table-cell>
              <table:table-cell office:value-type="float" office:value="14.3014954646">
                <text:p>14.3014954646</text:p>
              </table:table-cell>
              <table:table-cell office:value-type="float" office:value="1.29932174684">
                <text:p>1.29932174684</text:p>
              </table:table-cell>
              <table:table-cell office:value-type="float" office:value="13.0021737177">
                <text:p>13.0021737177</text:p>
              </table:table-cell>
            </table:table-row>
            <table:table-row>
              <table:table-cell office:value-type="float" office:value="7.13">
                <text:p>7.13</text:p>
              </table:table-cell>
              <table:table-cell office:value-type="float" office:value="14.301495426">
                <text:p>14.301495426</text:p>
              </table:table-cell>
              <table:table-cell office:value-type="float" office:value="1.29932172339">
                <text:p>1.29932172339</text:p>
              </table:table-cell>
              <table:table-cell office:value-type="float" office:value="13.0021737026">
                <text:p>13.0021737026</text:p>
              </table:table-cell>
            </table:table-row>
            <table:table-row>
              <table:table-cell office:value-type="float" office:value="7.14">
                <text:p>7.14</text:p>
              </table:table-cell>
              <table:table-cell office:value-type="float" office:value="14.3014953896">
                <text:p>14.3014953896</text:p>
              </table:table-cell>
              <table:table-cell office:value-type="float" office:value="1.29932170042">
                <text:p>1.29932170042</text:p>
              </table:table-cell>
              <table:table-cell office:value-type="float" office:value="13.0021736892">
                <text:p>13.0021736892</text:p>
              </table:table-cell>
            </table:table-row>
            <table:table-row>
              <table:table-cell office:value-type="float" office:value="7.15">
                <text:p>7.15</text:p>
              </table:table-cell>
              <table:table-cell office:value-type="float" office:value="14.301495354">
                <text:p>14.301495354</text:p>
              </table:table-cell>
              <table:table-cell office:value-type="float" office:value="1.29932167726">
                <text:p>1.29932167726</text:p>
              </table:table-cell>
              <table:table-cell office:value-type="float" office:value="13.0021736768">
                <text:p>13.0021736768</text:p>
              </table:table-cell>
            </table:table-row>
            <table:table-row>
              <table:table-cell office:value-type="float" office:value="7.16">
                <text:p>7.16</text:p>
              </table:table-cell>
              <table:table-cell office:value-type="float" office:value="14.3014953203">
                <text:p>14.3014953203</text:p>
              </table:table-cell>
              <table:table-cell office:value-type="float" office:value="1.29932165486">
                <text:p>1.29932165486</text:p>
              </table:table-cell>
              <table:table-cell office:value-type="float" office:value="13.0021736654">
                <text:p>13.0021736654</text:p>
              </table:table-cell>
            </table:table-row>
            <table:table-row>
              <table:table-cell office:value-type="float" office:value="7.17">
                <text:p>7.17</text:p>
              </table:table-cell>
              <table:table-cell office:value-type="float" office:value="14.301495288">
                <text:p>14.301495288</text:p>
              </table:table-cell>
              <table:table-cell office:value-type="float" office:value="1.29932163251">
                <text:p>1.29932163251</text:p>
              </table:table-cell>
              <table:table-cell office:value-type="float" office:value="13.0021736555">
                <text:p>13.0021736555</text:p>
              </table:table-cell>
            </table:table-row>
            <table:table-row>
              <table:table-cell office:value-type="float" office:value="7.18">
                <text:p>7.18</text:p>
              </table:table-cell>
              <table:table-cell office:value-type="float" office:value="14.3014952573">
                <text:p>14.3014952573</text:p>
              </table:table-cell>
              <table:table-cell office:value-type="float" office:value="1.2993216105">
                <text:p>1.2993216105</text:p>
              </table:table-cell>
              <table:table-cell office:value-type="float" office:value="13.0021736468">
                <text:p>13.0021736468</text:p>
              </table:table-cell>
            </table:table-row>
            <table:table-row>
              <table:table-cell office:value-type="float" office:value="7.19">
                <text:p>7.19</text:p>
              </table:table-cell>
              <table:table-cell office:value-type="float" office:value="14.3014952275">
                <text:p>14.3014952275</text:p>
              </table:table-cell>
              <table:table-cell office:value-type="float" office:value="1.2993215887">
                <text:p>1.2993215887</text:p>
              </table:table-cell>
              <table:table-cell office:value-type="float" office:value="13.0021736388">
                <text:p>13.0021736388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14.3014951981">
                <text:p>14.3014951981</text:p>
              </table:table-cell>
              <table:table-cell office:value-type="float" office:value="1.29932156725">
                <text:p>1.29932156725</text:p>
              </table:table-cell>
              <table:table-cell office:value-type="float" office:value="13.0021736309">
                <text:p>13.0021736309</text:p>
              </table:table-cell>
            </table:table-row>
            <table:table-row>
              <table:table-cell office:value-type="float" office:value="7.21">
                <text:p>7.21</text:p>
              </table:table-cell>
              <table:table-cell office:value-type="float" office:value="14.3014951703">
                <text:p>14.3014951703</text:p>
              </table:table-cell>
              <table:table-cell office:value-type="float" office:value="1.29932154604">
                <text:p>1.29932154604</text:p>
              </table:table-cell>
              <table:table-cell office:value-type="float" office:value="13.0021736242">
                <text:p>13.0021736242</text:p>
              </table:table-cell>
            </table:table-row>
            <table:table-row>
              <table:table-cell office:value-type="float" office:value="7.22">
                <text:p>7.22</text:p>
              </table:table-cell>
              <table:table-cell office:value-type="float" office:value="14.3014951424">
                <text:p>14.3014951424</text:p>
              </table:table-cell>
              <table:table-cell office:value-type="float" office:value="1.29932152453">
                <text:p>1.29932152453</text:p>
              </table:table-cell>
              <table:table-cell office:value-type="float" office:value="13.0021736179">
                <text:p>13.0021736179</text:p>
              </table:table-cell>
            </table:table-row>
            <table:table-row>
              <table:table-cell office:value-type="float" office:value="7.23">
                <text:p>7.23</text:p>
              </table:table-cell>
              <table:table-cell office:value-type="float" office:value="14.301495115">
                <text:p>14.301495115</text:p>
              </table:table-cell>
              <table:table-cell office:value-type="float" office:value="1.29932150363">
                <text:p>1.29932150363</text:p>
              </table:table-cell>
              <table:table-cell office:value-type="float" office:value="13.0021736114">
                <text:p>13.0021736114</text:p>
              </table:table-cell>
            </table:table-row>
            <table:table-row>
              <table:table-cell office:value-type="float" office:value="7.24">
                <text:p>7.24</text:p>
              </table:table-cell>
              <table:table-cell office:value-type="float" office:value="14.3014950885">
                <text:p>14.3014950885</text:p>
              </table:table-cell>
              <table:table-cell office:value-type="float" office:value="1.29932148288">
                <text:p>1.29932148288</text:p>
              </table:table-cell>
              <table:table-cell office:value-type="float" office:value="13.0021736056">
                <text:p>13.0021736056</text:p>
              </table:table-cell>
            </table:table-row>
            <table:table-row>
              <table:table-cell office:value-type="float" office:value="7.25">
                <text:p>7.25</text:p>
              </table:table-cell>
              <table:table-cell office:value-type="float" office:value="14.3014950625">
                <text:p>14.3014950625</text:p>
              </table:table-cell>
              <table:table-cell office:value-type="float" office:value="1.29932146221">
                <text:p>1.29932146221</text:p>
              </table:table-cell>
              <table:table-cell office:value-type="float" office:value="13.0021736003">
                <text:p>13.0021736003</text:p>
              </table:table-cell>
            </table:table-row>
            <table:table-row>
              <table:table-cell office:value-type="float" office:value="7.26">
                <text:p>7.26</text:p>
              </table:table-cell>
              <table:table-cell office:value-type="float" office:value="25.5169413728">
                <text:p>25.5169413728</text:p>
              </table:table-cell>
              <table:table-cell office:value-type="float" office:value="2.03085637547">
                <text:p>2.03085637547</text:p>
              </table:table-cell>
              <table:table-cell office:value-type="float" office:value="23.4860849974">
                <text:p>23.4860849974</text:p>
              </table:table-cell>
            </table:table-row>
            <table:table-row>
              <table:table-cell office:value-type="float" office:value="7.27">
                <text:p>7.27</text:p>
              </table:table-cell>
              <table:table-cell office:value-type="float" office:value="25.5169411025">
                <text:p>25.5169411025</text:p>
              </table:table-cell>
              <table:table-cell office:value-type="float" office:value="2.03085626998">
                <text:p>2.03085626998</text:p>
              </table:table-cell>
              <table:table-cell office:value-type="float" office:value="23.4860848325">
                <text:p>23.4860848325</text:p>
              </table:table-cell>
            </table:table-row>
            <table:table-row>
              <table:table-cell office:value-type="float" office:value="7.28">
                <text:p>7.28</text:p>
              </table:table-cell>
              <table:table-cell office:value-type="float" office:value="25.5169408881">
                <text:p>25.5169408881</text:p>
              </table:table-cell>
              <table:table-cell office:value-type="float" office:value="2.03085617406">
                <text:p>2.03085617406</text:p>
              </table:table-cell>
              <table:table-cell office:value-type="float" office:value="23.486084714">
                <text:p>23.486084714</text:p>
              </table:table-cell>
            </table:table-row>
            <table:table-row>
              <table:table-cell office:value-type="float" office:value="7.29">
                <text:p>7.29</text:p>
              </table:table-cell>
              <table:table-cell office:value-type="float" office:value="25.5169407001">
                <text:p>25.5169407001</text:p>
              </table:table-cell>
              <table:table-cell office:value-type="float" office:value="2.03085608411">
                <text:p>2.03085608411</text:p>
              </table:table-cell>
              <table:table-cell office:value-type="float" office:value="23.486084616">
                <text:p>23.486084616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25.5169405277">
                <text:p>25.5169405277</text:p>
              </table:table-cell>
              <table:table-cell office:value-type="float" office:value="2.0308559969">
                <text:p>2.0308559969</text:p>
              </table:table-cell>
              <table:table-cell office:value-type="float" office:value="23.4860845308">
                <text:p>23.4860845308</text:p>
              </table:table-cell>
            </table:table-row>
            <table:table-row>
              <table:table-cell office:value-type="float" office:value="7.31">
                <text:p>7.31</text:p>
              </table:table-cell>
              <table:table-cell office:value-type="float" office:value="25.5169403685">
                <text:p>25.5169403685</text:p>
              </table:table-cell>
              <table:table-cell office:value-type="float" office:value="2.03085591244">
                <text:p>2.03085591244</text:p>
              </table:table-cell>
              <table:table-cell office:value-type="float" office:value="23.4860844561">
                <text:p>23.4860844561</text:p>
              </table:table-cell>
            </table:table-row>
            <table:table-row>
              <table:table-cell office:value-type="float" office:value="7.32">
                <text:p>7.32</text:p>
              </table:table-cell>
              <table:table-cell office:value-type="float" office:value="25.516940217">
                <text:p>25.516940217</text:p>
              </table:table-cell>
              <table:table-cell office:value-type="float" office:value="2.03085582977">
                <text:p>2.03085582977</text:p>
              </table:table-cell>
              <table:table-cell office:value-type="float" office:value="23.4860843872">
                <text:p>23.4860843872</text:p>
              </table:table-cell>
            </table:table-row>
            <table:table-row>
              <table:table-cell office:value-type="float" office:value="7.33">
                <text:p>7.33</text:p>
              </table:table-cell>
              <table:table-cell office:value-type="float" office:value="25.5169400711">
                <text:p>25.5169400711</text:p>
              </table:table-cell>
              <table:table-cell office:value-type="float" office:value="2.03085574842">
                <text:p>2.03085574842</text:p>
              </table:table-cell>
              <table:table-cell office:value-type="float" office:value="23.4860843227">
                <text:p>23.4860843227</text:p>
              </table:table-cell>
            </table:table-row>
            <table:table-row>
              <table:table-cell office:value-type="float" office:value="7.34">
                <text:p>7.34</text:p>
              </table:table-cell>
              <table:table-cell office:value-type="float" office:value="25.5169399307">
                <text:p>25.5169399307</text:p>
              </table:table-cell>
              <table:table-cell office:value-type="float" office:value="2.03085566848">
                <text:p>2.03085566848</text:p>
              </table:table-cell>
              <table:table-cell office:value-type="float" office:value="23.4860842623">
                <text:p>23.4860842623</text:p>
              </table:table-cell>
            </table:table-row>
            <table:table-row>
              <table:table-cell office:value-type="float" office:value="7.35">
                <text:p>7.35</text:p>
              </table:table-cell>
              <table:table-cell office:value-type="float" office:value="25.5169397955">
                <text:p>25.5169397955</text:p>
              </table:table-cell>
              <table:table-cell office:value-type="float" office:value="2.03085558924">
                <text:p>2.03085558924</text:p>
              </table:table-cell>
              <table:table-cell office:value-type="float" office:value="23.4860842063">
                <text:p>23.4860842063</text:p>
              </table:table-cell>
            </table:table-row>
            <table:table-row>
              <table:table-cell office:value-type="float" office:value="7.36">
                <text:p>7.36</text:p>
              </table:table-cell>
              <table:table-cell office:value-type="float" office:value="25.5169396637">
                <text:p>25.5169396637</text:p>
              </table:table-cell>
              <table:table-cell office:value-type="float" office:value="2.03085551187">
                <text:p>2.03085551187</text:p>
              </table:table-cell>
              <table:table-cell office:value-type="float" office:value="23.4860841518">
                <text:p>23.4860841518</text:p>
              </table:table-cell>
            </table:table-row>
            <table:table-row>
              <table:table-cell office:value-type="float" office:value="7.37">
                <text:p>7.37</text:p>
              </table:table-cell>
              <table:table-cell office:value-type="float" office:value="25.5169395348">
                <text:p>25.5169395348</text:p>
              </table:table-cell>
              <table:table-cell office:value-type="float" office:value="2.03085543496">
                <text:p>2.03085543496</text:p>
              </table:table-cell>
              <table:table-cell office:value-type="float" office:value="23.4860840998">
                <text:p>23.4860840998</text:p>
              </table:table-cell>
            </table:table-row>
            <table:table-row>
              <table:table-cell office:value-type="float" office:value="7.38">
                <text:p>7.38</text:p>
              </table:table-cell>
              <table:table-cell office:value-type="float" office:value="25.516939407">
                <text:p>25.516939407</text:p>
              </table:table-cell>
              <table:table-cell office:value-type="float" office:value="2.03085535862">
                <text:p>2.03085535862</text:p>
              </table:table-cell>
              <table:table-cell office:value-type="float" office:value="23.4860840484">
                <text:p>23.4860840484</text:p>
              </table:table-cell>
            </table:table-row>
            <table:table-row>
              <table:table-cell office:value-type="float" office:value="7.39">
                <text:p>7.39</text:p>
              </table:table-cell>
              <table:table-cell office:value-type="float" office:value="25.5169392842">
                <text:p>25.5169392842</text:p>
              </table:table-cell>
              <table:table-cell office:value-type="float" office:value="2.03085528322">
                <text:p>2.03085528322</text:p>
              </table:table-cell>
              <table:table-cell office:value-type="float" office:value="23.486084001">
                <text:p>23.486084001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25.5169391634">
                <text:p>25.5169391634</text:p>
              </table:table-cell>
              <table:table-cell office:value-type="float" office:value="2.03085520854">
                <text:p>2.03085520854</text:p>
              </table:table-cell>
              <table:table-cell office:value-type="float" office:value="23.4860839548">
                <text:p>23.4860839548</text:p>
              </table:table-cell>
            </table:table-row>
            <table:table-row>
              <table:table-cell office:value-type="float" office:value="7.41">
                <text:p>7.41</text:p>
              </table:table-cell>
              <table:table-cell office:value-type="float" office:value="25.5169390432">
                <text:p>25.5169390432</text:p>
              </table:table-cell>
              <table:table-cell office:value-type="float" office:value="2.03085513415">
                <text:p>2.03085513415</text:p>
              </table:table-cell>
              <table:table-cell office:value-type="float" office:value="23.4860839091">
                <text:p>23.4860839091</text:p>
              </table:table-cell>
            </table:table-row>
            <table:table-row>
              <table:table-cell office:value-type="float" office:value="7.42">
                <text:p>7.42</text:p>
              </table:table-cell>
              <table:table-cell office:value-type="float" office:value="25.5169389263">
                <text:p>25.5169389263</text:p>
              </table:table-cell>
              <table:table-cell office:value-type="float" office:value="2.03085506042">
                <text:p>2.03085506042</text:p>
              </table:table-cell>
              <table:table-cell office:value-type="float" office:value="23.4860838659">
                <text:p>23.4860838659</text:p>
              </table:table-cell>
            </table:table-row>
            <table:table-row>
              <table:table-cell office:value-type="float" office:value="7.43">
                <text:p>7.43</text:p>
              </table:table-cell>
              <table:table-cell office:value-type="float" office:value="25.5169388118">
                <text:p>25.5169388118</text:p>
              </table:table-cell>
              <table:table-cell office:value-type="float" office:value="2.03085498751">
                <text:p>2.03085498751</text:p>
              </table:table-cell>
              <table:table-cell office:value-type="float" office:value="23.4860838242">
                <text:p>23.4860838242</text:p>
              </table:table-cell>
            </table:table-row>
            <table:table-row>
              <table:table-cell office:value-type="float" office:value="7.44">
                <text:p>7.44</text:p>
              </table:table-cell>
              <table:table-cell office:value-type="float" office:value="25.5169386989">
                <text:p>25.5169386989</text:p>
              </table:table-cell>
              <table:table-cell office:value-type="float" office:value="2.03085491488">
                <text:p>2.03085491488</text:p>
              </table:table-cell>
              <table:table-cell office:value-type="float" office:value="23.486083784">
                <text:p>23.486083784</text:p>
              </table:table-cell>
            </table:table-row>
            <table:table-row>
              <table:table-cell office:value-type="float" office:value="7.45">
                <text:p>7.45</text:p>
              </table:table-cell>
              <table:table-cell office:value-type="float" office:value="25.5169385887">
                <text:p>25.5169385887</text:p>
              </table:table-cell>
              <table:table-cell office:value-type="float" office:value="2.03085484276">
                <text:p>2.03085484276</text:p>
              </table:table-cell>
              <table:table-cell office:value-type="float" office:value="23.486083746">
                <text:p>23.486083746</text:p>
              </table:table-cell>
            </table:table-row>
            <table:table-row>
              <table:table-cell office:value-type="float" office:value="7.46">
                <text:p>7.46</text:p>
              </table:table-cell>
              <table:table-cell office:value-type="float" office:value="25.5169384796">
                <text:p>25.5169384796</text:p>
              </table:table-cell>
              <table:table-cell office:value-type="float" office:value="2.03085477091">
                <text:p>2.03085477091</text:p>
              </table:table-cell>
              <table:table-cell office:value-type="float" office:value="23.4860837087">
                <text:p>23.4860837087</text:p>
              </table:table-cell>
            </table:table-row>
            <table:table-row>
              <table:table-cell office:value-type="float" office:value="7.47">
                <text:p>7.47</text:p>
              </table:table-cell>
              <table:table-cell office:value-type="float" office:value="25.5169383723">
                <text:p>25.5169383723</text:p>
              </table:table-cell>
              <table:table-cell office:value-type="float" office:value="2.0308546995">
                <text:p>2.0308546995</text:p>
              </table:table-cell>
              <table:table-cell office:value-type="float" office:value="23.4860836728">
                <text:p>23.4860836728</text:p>
              </table:table-cell>
            </table:table-row>
            <table:table-row>
              <table:table-cell office:value-type="float" office:value="7.48">
                <text:p>7.48</text:p>
              </table:table-cell>
              <table:table-cell office:value-type="float" office:value="25.5169382672">
                <text:p>25.5169382672</text:p>
              </table:table-cell>
              <table:table-cell office:value-type="float" office:value="2.03085462837">
                <text:p>2.03085462837</text:p>
              </table:table-cell>
              <table:table-cell office:value-type="float" office:value="23.4860836388">
                <text:p>23.4860836388</text:p>
              </table:table-cell>
            </table:table-row>
            <table:table-row>
              <table:table-cell office:value-type="float" office:value="7.49">
                <text:p>7.49</text:p>
              </table:table-cell>
              <table:table-cell office:value-type="float" office:value="25.5169381643">
                <text:p>25.5169381643</text:p>
              </table:table-cell>
              <table:table-cell office:value-type="float" office:value="2.03085455806">
                <text:p>2.03085455806</text:p>
              </table:table-cell>
              <table:table-cell office:value-type="float" office:value="23.4860836063">
                <text:p>23.4860836063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3.5992174359">
                <text:p>13.5992174359</text:p>
              </table:table-cell>
              <table:table-cell office:value-type="float" office:value="0.948182603708">
                <text:p>0.948182603708</text:p>
              </table:table-cell>
              <table:table-cell office:value-type="float" office:value="12.6510348322">
                <text:p>12.65103483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